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3270000026A814B1DEB13AB2CDC.png" manifest:media-type="image/png"/>
  <manifest:file-entry manifest:full-path="Pictures/100000000000032C000007D68E7AA6A12A61858F.png" manifest:media-type="image/png"/>
  <manifest:file-entry manifest:full-path="Pictures/10000000000001F6000001DFBE854CA59C0DF6AF.png" manifest:media-type="image/png"/>
  <manifest:file-entry manifest:full-path="Pictures/100000000000032700000118E312F855C7064B67.png" manifest:media-type="image/png"/>
  <manifest:file-entry manifest:full-path="Pictures/100000000000032400000259D92ABEA1828A5586.png" manifest:media-type="image/png"/>
  <manifest:file-entry manifest:full-path="Pictures/10000000000003350000040A98DFD771C84F3ADB.png" manifest:media-type="image/png"/>
  <manifest:file-entry manifest:full-path="Pictures/100000000000032F0000019765734DA61E2E07FB.png" manifest:media-type="image/png"/>
  <manifest:file-entry manifest:full-path="Pictures/100000000000032A00000441EB087E090FCDA152.png" manifest:media-type="image/png"/>
  <manifest:file-entry manifest:full-path="Pictures/100000000000031C00000165E9CD97C1E14F8303.png" manifest:media-type="image/png"/>
  <manifest:file-entry manifest:full-path="Pictures/100000000000031D0000026B512C06AC2F9F4587.png" manifest:media-type="image/png"/>
  <manifest:file-entry manifest:full-path="Pictures/1000000000000327000003A6ACA028D21E8A001C.png" manifest:media-type="image/png"/>
  <manifest:file-entry manifest:full-path="Pictures/1000000000000335000003396D1731CC7B9C28A3.png" manifest:media-type="image/png"/>
  <manifest:file-entry manifest:full-path="Pictures/100000000000033D0000037B9585C6CF4B67C1C7.png" manifest:media-type="image/png"/>
  <manifest:file-entry manifest:full-path="Pictures/100000000000032E000002DEE0F907E3A3953DD5.png" manifest:media-type="image/png"/>
  <manifest:file-entry manifest:full-path="Pictures/1000000000000333000002F4C47CFD9D5E83480E.png" manifest:media-type="image/png"/>
  <manifest:file-entry manifest:full-path="Pictures/100000000000033300000183A8AEE8DFED99544E.png" manifest:media-type="image/png"/>
  <manifest:file-entry manifest:full-path="Pictures/10000000000003320000028764CCA337C2808004.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co1" style:family="table-column">
      <style:table-column-properties fo:break-before="auto" style:column-width="38.65mm"/>
    </style:style>
    <style:style style:name="co2" style:family="table-column">
      <style:table-column-properties fo:break-before="auto" style:column-width="79.23mm"/>
    </style:style>
    <style:style style:name="co3" style:family="table-column">
      <style:table-column-properties fo:break-before="auto" style:column-width="27.71mm"/>
    </style:style>
    <style:style style:name="co4" style:family="table-column">
      <style:table-column-properties fo:break-before="auto" style:column-width="157.13mm"/>
    </style:style>
    <style:style style:name="co5" style:family="table-column">
      <style:table-column-properties fo:break-before="auto" style:column-width="82.51mm"/>
    </style:style>
    <style:style style:name="co6" style:family="table-column">
      <style:table-column-properties fo:break-before="auto" style:column-width="111.57mm"/>
    </style:style>
    <style:style style:name="co7" style:family="table-column">
      <style:table-column-properties fo:break-before="auto" style:column-width="90.68mm"/>
    </style:style>
    <style:style style:name="co8" style:family="table-column">
      <style:table-column-properties fo:break-before="auto" style:column-width="179.72mm"/>
    </style:style>
    <style:style style:name="co9" style:family="table-column">
      <style:table-column-properties fo:break-before="auto" style:column-width="22.44mm"/>
    </style:style>
    <style:style style:name="co10" style:family="table-column">
      <style:table-column-properties fo:break-before="auto" style:column-width="22.58mm"/>
    </style:style>
    <style:style style:name="co11" style:family="table-column">
      <style:table-column-properties fo:break-before="auto" style:column-width="280.99mm"/>
    </style:style>
    <style:style style:name="ro1" style:family="table-row">
      <style:table-row-properties style:row-height="5.29mm" fo:break-before="auto" style:use-optimal-row-height="false"/>
    </style:style>
    <style:style style:name="ro2" style:family="table-row">
      <style:table-row-properties style:row-height="9.53mm" fo:break-before="auto" style:use-optimal-row-height="false"/>
    </style:style>
    <style:style style:name="ro3" style:family="table-row">
      <style:table-row-properties style:row-height="4.76mm" fo:break-before="auto" style:use-optimal-row-height="false"/>
    </style:style>
    <style:style style:name="ro4" style:family="table-row">
      <style:table-row-properties style:row-height="4.87mm" fo:break-before="auto" style:use-optimal-row-height="true"/>
    </style:style>
    <style:style style:name="ro5" style:family="table-row">
      <style:table-row-properties style:row-height="10.05mm" fo:break-before="auto" style:use-optimal-row-height="false"/>
    </style:style>
    <style:style style:name="ro6" style:family="table-row">
      <style:table-row-properties style:row-height="17.73mm" fo:break-before="auto" style:use-optimal-row-height="false"/>
    </style:style>
    <style:style style:name="ro7" style:family="table-row">
      <style:table-row-properties style:row-height="11.64mm" fo:break-before="auto" style:use-optimal-row-height="false"/>
    </style:style>
    <style:style style:name="ro8" style:family="table-row">
      <style:table-row-properties style:row-height="12.96mm" fo:break-before="auto" style:use-optimal-row-height="false"/>
    </style:style>
    <style:style style:name="ro9" style:family="table-row">
      <style:table-row-properties style:row-height="12.17mm" fo:break-before="auto" style:use-optimal-row-height="false"/>
    </style:style>
    <style:style style:name="ro10" style:family="table-row">
      <style:table-row-properties style:row-height="13.49mm" fo:break-before="auto" style:use-optimal-row-height="false"/>
    </style:style>
    <style:style style:name="ro11" style:family="table-row">
      <style:table-row-properties style:row-height="13.23mm" fo:break-before="auto" style:use-optimal-row-height="false"/>
    </style:style>
    <style:style style:name="ro12" style:family="table-row">
      <style:table-row-properties style:row-height="14.29mm" fo:break-before="auto" style:use-optimal-row-height="false"/>
    </style:style>
    <style:style style:name="ro13" style:family="table-row">
      <style:table-row-properties style:row-height="6.09mm" fo:break-before="auto" style:use-optimal-row-height="false"/>
    </style:style>
    <style:style style:name="ro14" style:family="table-row">
      <style:table-row-properties style:row-height="9mm" fo:break-before="auto" style:use-optimal-row-height="false"/>
    </style:style>
    <style:style style:name="ro15" style:family="table-row">
      <style:table-row-properties style:row-height="9.79mm" fo:break-before="auto" style:use-optimal-row-height="false"/>
    </style:style>
    <style:style style:name="ro16" style:family="table-row">
      <style:table-row-properties style:row-height="17.2mm" fo:break-before="auto" style:use-optimal-row-height="false"/>
    </style:style>
    <style:style style:name="ro17" style:family="table-row">
      <style:table-row-properties style:row-height="17.46mm" fo:break-before="auto" style:use-optimal-row-height="false"/>
    </style:style>
    <style:style style:name="ro18" style:family="table-row">
      <style:table-row-properties style:row-height="9.33mm" fo:break-before="auto" style:use-optimal-row-height="false"/>
    </style:style>
    <style:style style:name="ro19" style:family="table-row">
      <style:table-row-properties style:row-height="11.38mm" fo:break-before="auto" style:use-optimal-row-height="false"/>
    </style:style>
    <style:style style:name="ro20" style:family="table-row">
      <style:table-row-properties style:row-height="5.61mm" fo:break-before="auto" style:use-optimal-row-height="true"/>
    </style:style>
    <style:style style:name="ro21" style:family="table-row">
      <style:table-row-properties style:row-height="280.19mm" fo:break-before="auto" style:use-optimal-row-height="false"/>
    </style:style>
    <style:style style:name="ro22" style:family="table-row">
      <style:table-row-properties style:row-height="239.55mm" fo:break-before="auto" style:use-optimal-row-height="false"/>
    </style:style>
    <style:style style:name="ro23" style:family="table-row">
      <style:table-row-properties style:row-height="150.02mm" fo:break-before="auto" style:use-optimal-row-height="false"/>
    </style:style>
    <style:style style:name="ro24" style:family="table-row">
      <style:table-row-properties style:row-height="8.33mm" fo:break-before="auto" style:use-optimal-row-height="true"/>
    </style:style>
    <style:style style:name="ro25" style:family="table-row">
      <style:table-row-properties style:row-height="287.83mm" fo:break-before="auto" style:use-optimal-row-height="true"/>
    </style:style>
    <style:style style:name="ro26" style:family="table-row">
      <style:table-row-properties style:row-height="268.43mm" fo:break-before="auto" style:use-optimal-row-height="true"/>
    </style:style>
    <style:style style:name="ro27" style:family="table-row">
      <style:table-row-properties style:row-height="113.21mm" fo:break-before="auto" style:use-optimal-row-height="true"/>
    </style:style>
    <style:style style:name="ro28" style:family="table-row">
      <style:table-row-properties style:row-height="190.82mm" fo:break-before="auto" style:use-optimal-row-height="true"/>
    </style:style>
    <style:style style:name="ro29" style:family="table-row">
      <style:table-row-properties style:row-height="357.58mm" fo:break-before="auto" style:use-optimal-row-height="true"/>
    </style:style>
    <style:style style:name="ro30" style:family="table-row">
      <style:table-row-properties style:row-height="120.9mm" fo:break-before="auto" style:use-optimal-row-height="true"/>
    </style:style>
    <style:style style:name="ro31" style:family="table-row">
      <style:table-row-properties style:row-height="39.44mm" fo:break-before="auto" style:use-optimal-row-height="true"/>
    </style:style>
    <style:style style:name="ro32" style:family="table-row">
      <style:table-row-properties style:row-height="89.94mm" fo:break-before="auto" style:use-optimal-row-height="true"/>
    </style:style>
    <style:style style:name="ro33" style:family="table-row">
      <style:table-row-properties style:row-height="144.15mm" fo:break-before="auto" style:use-optimal-row-height="true"/>
    </style:style>
    <style:style style:name="ro34" style:family="table-row">
      <style:table-row-properties style:row-height="221.76mm" fo:break-before="auto" style:use-optimal-row-height="true"/>
    </style:style>
    <style:style style:name="ro35" style:family="table-row">
      <style:table-row-properties style:row-height="93.8mm" fo:break-before="auto" style:use-optimal-row-height="true"/>
    </style:style>
    <style:style style:name="ro36" style:family="table-row">
      <style:table-row-properties style:row-height="167.39mm" fo:break-before="auto" style:use-optimal-row-height="true"/>
    </style:style>
    <style:style style:name="ro37" style:family="table-row">
      <style:table-row-properties style:row-height="163.55mm" fo:break-before="auto" style:use-optimal-row-height="true"/>
    </style:style>
    <style:style style:name="ro38" style:family="table-row">
      <style:table-row-properties style:row-height="109.34mm" fo:break-before="auto" style:use-optimal-row-height="true"/>
    </style:style>
    <style:style style:name="ro39" style:family="table-row">
      <style:table-row-properties style:row-height="147.99mm" fo:break-before="auto" style:use-optimal-row-height="true"/>
    </style:style>
    <style:style style:name="ro40" style:family="table-row">
      <style:table-row-properties style:row-height="171.41mm" fo:break-before="auto" style:use-optimal-row-height="true"/>
    </style:style>
    <style:style style:name="ro41" style:family="table-row">
      <style:table-row-properties style:row-height="136.45mm" fo:break-before="auto" style:use-optimal-row-height="true"/>
    </style:style>
    <style:style style:name="ro42" style:family="table-row">
      <style:table-row-properties style:row-height="237.31mm" fo:break-before="auto" style:use-optimal-row-height="true"/>
    </style:style>
    <style:style style:name="ro43" style:family="table-row">
      <style:table-row-properties style:row-height="105.34mm" fo:break-before="auto" style:use-optimal-row-height="true"/>
    </style:style>
    <style:style style:name="ro44" style:family="table-row">
      <style:table-row-properties style:row-height="80.33mm" fo:break-before="auto" style:use-optimal-row-height="true"/>
    </style:style>
    <style:style style:name="ro45" style:family="table-row">
      <style:table-row-properties style:row-height="126.66mm" fo:break-before="auto" style:use-optimal-row-height="true"/>
    </style:style>
    <style:style style:name="ro46" style:family="table-row">
      <style:table-row-properties style:row-height="85.94mm" fo:break-before="auto" style:use-optimal-row-height="true"/>
    </style:style>
    <style:style style:name="ro47" style:family="table-row">
      <style:table-row-properties style:row-height="6.95mm" fo:break-before="auto" style:use-optimal-row-height="true"/>
    </style:style>
    <style:style style:name="ro48" style:family="table-row">
      <style:table-row-properties style:row-height="12.33mm" fo:break-before="auto" style:use-optimal-row-height="true"/>
    </style:style>
    <style:style style:name="ro49" style:family="table-row">
      <style:table-row-properties style:row-height="27.73mm" fo:break-before="auto" style:use-optimal-row-height="true"/>
    </style:style>
    <style:style style:name="ro50" style:family="table-row">
      <style:table-row-properties style:row-height="77.21mm" fo:break-before="auto" style:use-optimal-row-height="false"/>
    </style:style>
    <style:style style:name="ro51" style:family="table-row">
      <style:table-row-properties style:row-height="115.2mm" fo:break-before="auto" style:use-optimal-row-height="false"/>
    </style:style>
    <style:style style:name="ro52" style:family="table-row">
      <style:table-row-properties style:row-height="203.73mm" fo:break-before="auto" style:use-optimal-row-height="false"/>
    </style:style>
    <style:style style:name="ro53" style:family="table-row">
      <style:table-row-properties style:row-height="116.17mm" fo:break-before="auto" style:use-optimal-row-height="false"/>
    </style:style>
    <style:style style:name="ro54" style:family="table-row">
      <style:table-row-properties style:row-height="202.35mm" fo:break-before="auto" style:use-optimal-row-height="true"/>
    </style:style>
    <style:style style:name="ro55" style:family="table-row">
      <style:table-row-properties style:row-height="217.43mm" fo:break-before="auto" style:use-optimal-row-height="false"/>
    </style:style>
    <style:style style:name="ro56" style:family="table-row">
      <style:table-row-properties style:row-height="373.06mm" fo:break-before="auto" style:use-optimal-row-height="false"/>
    </style:style>
    <style:style style:name="ro57" style:family="table-row">
      <style:table-row-properties style:row-height="120.99mm" fo:break-before="auto" style:use-optimal-row-height="false"/>
    </style:style>
    <style:style style:name="ro58" style:family="table-row">
      <style:table-row-properties style:row-height="54.12mm" fo:break-before="auto" style:use-optimal-row-height="false"/>
    </style:style>
    <style:style style:name="ro59" style:family="table-row">
      <style:table-row-properties style:row-height="176.05mm" fo:break-before="auto" style:use-optimal-row-height="false"/>
    </style:style>
    <style:style style:name="ro60" style:family="table-row">
      <style:table-row-properties style:row-height="156.81mm" fo:break-before="auto" style:use-optimal-row-height="false"/>
    </style:style>
    <style:style style:name="ro61" style:family="table-row">
      <style:table-row-properties style:row-height="168.12mm" fo:break-before="auto" style:use-optimal-row-height="false"/>
    </style:style>
    <style:style style:name="ro62" style:family="table-row">
      <style:table-row-properties style:row-height="143.58mm" fo:break-before="auto" style:use-optimal-row-height="false"/>
    </style:style>
    <style:style style:name="ro63" style:family="table-row">
      <style:table-row-properties style:row-height="197.47mm" fo:break-before="auto" style:use-optimal-row-height="false"/>
    </style:style>
    <style:style style:name="ro64" style:family="table-row">
      <style:table-row-properties style:row-height="145.03mm" fo:break-before="auto" style:use-optimal-row-height="false"/>
    </style:style>
    <style:style style:name="ro65" style:family="table-row">
      <style:table-row-properties style:row-height="75.04mm" fo:break-before="auto" style:use-optimal-row-height="false"/>
    </style:style>
    <style:style style:name="ro66" style:family="table-row">
      <style:table-row-properties style:row-height="125.06mm" fo:break-before="auto" style:use-optimal-row-height="false"/>
    </style:style>
    <style:style style:name="ro67" style:family="table-row">
      <style:table-row-properties style:row-height="8.41mm" fo:break-before="auto" style:use-optimal-row-height="true"/>
    </style:style>
    <style:style style:name="ro68" style:family="table-row">
      <style:table-row-properties style:row-height="4.57mm" fo:break-before="auto" style:use-optimal-row-height="true"/>
    </style:style>
    <style:style style:name="ro69" style:family="table-row">
      <style:table-row-properties style:row-height="49.55mm" fo:break-before="auto" style:use-optimal-row-height="true"/>
    </style:style>
    <style:style style:name="ro70" style:family="table-row">
      <style:table-row-properties style:row-height="20.92mm" fo:break-before="auto" style:use-optimal-row-height="true"/>
    </style:style>
    <style:style style:name="ro71" style:family="table-row">
      <style:table-row-properties style:row-height="222.48mm" fo:break-before="auto" style:use-optimal-row-height="true"/>
    </style:style>
    <style:style style:name="ro72" style:family="table-row">
      <style:table-row-properties style:row-height="55.02mm" fo:break-before="auto" style:use-optimal-row-height="true"/>
    </style:style>
    <style:style style:name="ro73" style:family="table-row">
      <style:table-row-properties style:row-height="171.26mm" fo:break-before="auto" style:use-optimal-row-height="true"/>
    </style:style>
    <style:style style:name="ro74"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0">
      <number:year/>
      <number:text>年</number:text>
      <number:month/>
      <number:text>月</number:text>
      <number:day/>
      <number:text>日</number:text>
    </number:date-style>
    <number:text-style style:name="N100">
      <number:text-content/>
    </number:text-style>
    <style:style style:name="ce81" style:family="table-cell" style:parent-style-name="Default">
      <style:table-cell-properties style:diagonal-bl-tr="none" style:diagonal-tl-br="none" style:text-align-source="fix" style:repeat-content="false"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82"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3" style:family="table-cell" style:parent-style-name="Default">
      <style:table-cell-properties style:text-align-source="fix" style:repeat-content="false" style:rotation-align="none" style:vertical-align="middle"/>
      <style:paragraph-properties fo:text-align="center"/>
      <style:text-properties style:font-name="新宋体" fo:font-size="11pt" style:font-name-asian="新宋体" style:font-size-asian="11pt" style:font-size-complex="11pt"/>
    </style:style>
    <style:style style:name="ce84"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style:font-name="新宋体" fo:font-size="11pt" style:font-name-asian="新宋体" style:font-size-asian="11pt" style:font-size-complex="11pt"/>
    </style:style>
    <style:style style:name="ce140"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42" style:family="table-cell" style:parent-style-name="Default">
      <style:table-cell-properties style:diagonal-bl-tr="none" style:diagonal-tl-br="none" style:text-align-source="fix" style:repeat-content="false"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45" style:family="table-cell" style:parent-style-name="Default">
      <style:table-cell-properties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9" style:family="table-cell" style:parent-style-name="Default">
      <style:table-cell-properties fo:border="1.5pt solid #0066b3"/>
    </style:style>
    <style:style style:name="ce146" style:family="table-cell" style:parent-style-name="Default">
      <style:table-cell-properties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14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48"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9" style:family="table-cell" style:parent-style-name="Default">
      <style:table-cell-properties fo:border-bottom="none" style:diagonal-bl-tr="none" style:diagonal-tl-br="none" style:text-align-source="fix" style:repeat-content="false" fo:wrap-option="wrap" fo:border-left="0.74pt solid #000000" fo:border-right="none" style:rotation-align="none" fo:border-top="0.74pt solid #000000" style:vertical-align="top"/>
      <style:paragraph-properties fo:text-align="start"/>
      <style:text-properties style:font-name="新宋体" fo:font-size="11pt" style:font-name-asian="新宋体" style:font-size-asian="11pt" style:font-size-complex="11pt"/>
    </style:style>
    <style:style style:name="ce150" style:family="table-cell" style:parent-style-name="Default">
      <style:table-cell-properties fo:border-bottom="0.74pt solid #000000" style:diagonal-bl-tr="none" style:diagonal-tl-br="none" style:text-align-source="fix" style:repeat-content="false" fo:wrap-option="wrap" fo:border-left="0.74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2" style:family="table-cell" style:parent-style-name="Default">
      <style:table-cell-properties style:diagonal-bl-tr="none" style:diagonal-tl-br="none" style:text-align-source="fix" style:repeat-content="false" fo:wrap-option="wrap" fo:border="0.74pt solid #000000"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3"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6" style:family="table-cell" style:parent-style-name="Default">
      <style:table-cell-properties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157"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8"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3" style:family="table-cell" style:parent-style-name="Default">
      <style:table-cell-properties fo:border-bottom="1.76pt solid #000000"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6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4"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65"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6" style:family="table-cell" style:parent-style-name="Default">
      <style:table-cell-properties fo:border-bottom="1.76pt solid #000000"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6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font-name="新宋体" fo:font-size="11pt" style:font-name-asian="新宋体" style:font-size-asian="11pt" style:font-size-complex="11pt"/>
    </style:style>
    <style:style style:name="ce168" style:family="table-cell" style:parent-style-name="Default" style:data-style-name="N100">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9" style:family="table-cell" style:parent-style-name="Default" style:data-style-name="N30">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70"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171"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32" style:family="table-cell" style:parent-style-name="Default">
      <style:table-cell-properties fo:background-color="#fff685"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35" style:family="table-cell" style:parent-style-name="Default">
      <style:table-cell-properties fo:background-color="#ef413d"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55" style:family="table-cell" style:parent-style-name="Default">
      <style:table-cell-properties fo:background-color="#ef413d"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72"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173"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74"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5"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6"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4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9" style:family="table-cell" style:parent-style-name="Default">
      <style:table-cell-properties style:diagonal-bl-tr="none" style:diagonal-tl-br="none" style:text-align-source="fix" style:repeat-content="false" fo:wrap-option="wrap" fo:border="0.74pt solid #000000"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0"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2" style:family="table-cell" style:parent-style-name="Default">
      <style:table-cell-properties style:text-align-source="fix" style:repeat-content="false" fo:wrap-option="wrap" style:rotation-align="none" style:vertical-align="middle"/>
      <style:paragraph-properties fo:text-align="center"/>
      <style:text-properties style:font-name="新宋体" fo:font-size="11pt" style:font-name-asian="新宋体" style:font-size-asian="11pt" style:font-size-complex="11pt"/>
    </style:style>
    <style:style style:name="ce183"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5"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6"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87" style:family="table-cell" style:parent-style-name="Default" style:data-style-name="N100">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8" style:family="table-cell" style:parent-style-name="Default" style:data-style-name="N30">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89" style:family="table-cell" style:parent-style-name="Default">
      <style:table-cell-properties style:text-align-source="fix" style:repeat-content="false" fo:wrap-option="wrap" fo:border="1.5pt solid #0066b3" style:vertical-align="middle"/>
      <style:paragraph-properties fo:text-align="center"/>
      <style:text-properties style:use-window-font-color="true" style:text-outline="false" style:text-line-through-style="none" style:text-line-through-type="none" style:font-name="新宋体" fo:font-size="10pt" fo:language="en" fo:country="US" fo:font-style="normal" fo:text-shadow="none" style:text-underline-style="none" fo:font-weight="normal" style:text-underline-mode="continuous" style:text-overline-mode="continuous" style:text-line-through-mode="continuous" style:font-name-asian="新宋体"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fo:background-color="#fff685"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90"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2"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3"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95" style:family="table-cell" style:parent-style-name="Default">
      <style:table-cell-properties style:text-align-source="fix" style:repeat-content="false" style:rotation-align="none" style:vertical-align="top"/>
      <style:paragraph-properties fo:text-align="start"/>
      <style:text-properties style:font-name="新宋体" fo:font-size="11pt" style:font-name-asian="新宋体" style:font-size-asian="11pt" style:font-size-complex="11pt"/>
    </style:style>
    <style:style style:name="ce19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97" style:family="table-cell" style:parent-style-name="Default">
      <style:table-cell-properties fo:border-bottom="none" style:diagonal-bl-tr="none" style:diagonal-tl-br="none" style:text-align-source="fix" style:repeat-content="false" fo:border-left="none" fo:border-right="1.76pt solid #000000"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8" style:family="table-cell" style:parent-style-name="Default">
      <style:table-cell-properties fo:border-bottom="none"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9" style:family="table-cell" style:parent-style-name="Default">
      <style:table-cell-properties fo:border-bottom="1.76pt solid #000000"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0"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201"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2"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style:font-name="新宋体" fo:font-size="11pt" style:font-name-asian="新宋体" style:font-size-asian="11pt" style:font-size-complex="11pt"/>
    </style:style>
    <style:style style:name="ce203" style:family="table-cell" style:parent-style-name="Default">
      <style:table-cell-properties fo:border-bottom="none" style:diagonal-bl-tr="none" style:diagonal-tl-br="none" style:text-align-source="fix" style:repeat-content="false"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4" style:family="table-cell" style:parent-style-name="Default">
      <style:table-cell-properties fo:border-bottom="1.76pt solid #000000" style:diagonal-bl-tr="none" style:diagonal-tl-br="none" style:text-align-source="fix" style:repeat-content="false"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205" style:family="table-cell" style:parent-style-name="Default">
      <style:table-cell-properties style:diagonal-bl-tr="none" style:diagonal-tl-br="none" style:text-align-source="fix" style:repeat-content="false"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206"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6pt" style:font-name-asian="新宋体" style:font-size-asian="16pt" style:font-size-complex="16pt"/>
    </style:style>
    <style:style style:name="ce76"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79"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0" style:family="table-cell" style:parent-style-name="Default">
      <style:table-cell-properties fo:background-color="#808080"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85"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86"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7"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88" style:family="table-cell" style:parent-style-name="Default">
      <style:table-cell-properties fo:border-bottom="none" fo:background-color="#808080"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9" style:family="table-cell" style:parent-style-name="Default">
      <style:table-cell-properties fo:border-bottom="1.76pt solid #000000" fo:background-color="#80808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90"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name-complex="Arial" style:font-size-complex="11pt"/>
    </style:style>
    <style:style style:name="ce91"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92"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94" style:family="table-cell" style:parent-style-name="Default">
      <style:table-cell-properties fo:background-color="#808080"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208"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0"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1" style:family="table-cell" style:parent-style-name="Default">
      <style:table-cell-properties style:diagonal-bl-tr="none" style:diagonal-tl-br="none" fo:border="none" style:rotation-align="none"/>
      <style:text-properties style:font-name="新宋体" fo:font-size="11pt" style:font-name-asian="新宋体" style:font-size-asian="11pt" style:font-size-complex="11pt"/>
    </style:style>
    <style:style style:name="ce78" style:family="table-cell" style:parent-style-name="Default">
      <style:table-cell-properties style:diagonal-bl-tr="none" style:diagonal-tl-br="none" fo:border="1.5pt solid #0066b3" style:rotation-align="none"/>
      <style:text-properties style:font-name="新宋体" fo:font-size="11pt" style:font-name-asian="新宋体" style:font-size-asian="11pt" style:font-size-complex="11pt"/>
    </style:style>
    <style:style style:name="ce212" style:family="table-cell" style:parent-style-name="Default">
      <style:table-cell-properties style:text-align-source="fix" style:repeat-content="false" style:rotation-align="none"/>
      <style:paragraph-properties fo:text-align="center" fo:margin-left="0mm"/>
      <style:text-properties style:font-name="新宋体" fo:font-size="11pt" style:font-name-asian="新宋体" style:font-size-asian="11pt" style:font-size-complex="11pt"/>
    </style:style>
    <style:style style:name="ce213" style:family="table-cell" style:parent-style-name="Default">
      <style:table-cell-properties style:rotation-align="none"/>
      <style:text-properties style:font-name="新宋体" fo:font-size="11pt" style:font-name-asian="新宋体" style:font-size-asian="11pt" style:font-size-complex="11pt"/>
    </style:style>
    <style:style style:name="ce23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font-name="新宋体" fo:font-size="11pt" style:font-name-asian="新宋体" style:font-size-asian="11pt" style:font-size-complex="11pt"/>
    </style:style>
    <style:style style:name="ce93" style:family="table-cell" style:parent-style-name="Default">
      <style:table-cell-properties fo:background-color="#ef413d" style:diagonal-bl-tr="none" style:diagonal-tl-br="none" fo:border="1.5pt solid #0066b3" style:rotation-align="none"/>
      <style:text-properties style:font-name="新宋体" fo:font-size="11pt" style:font-name-asian="新宋体" style:font-size-asian="11pt" style:font-size-complex="11pt"/>
    </style:style>
    <style:style style:name="ce129" style:family="table-cell" style:parent-style-name="Default">
      <style:text-properties style:font-name="新宋体" style:font-name-asian="新宋体"/>
    </style:style>
    <style:style style:name="ce130" style:family="table-cell" style:parent-style-name="Default">
      <style:table-cell-properties style:text-align-source="fix" style:repeat-content="false" fo:wrap-option="wrap" style:vertical-align="top"/>
      <style:paragraph-properties fo:text-align="center"/>
      <style:text-properties style:font-name-asian="新宋体"/>
    </style:style>
    <style:style style:name="ce131" style:family="table-cell" style:parent-style-name="Default">
      <style:table-cell-properties style:text-align-source="value-type" style:repeat-content="false" fo:wrap-option="wrap" style:vertical-align="top"/>
      <style:text-properties style:font-name-asian="新宋体"/>
    </style:style>
    <style:style style:name="ce132" style:family="table-cell" style:parent-style-name="Default">
      <style:table-cell-properties style:text-align-source="fix" style:repeat-content="false" fo:wrap-option="wrap"/>
      <style:paragraph-properties fo:text-align="center"/>
      <style:text-properties style:font-name-asian="新宋体"/>
    </style:style>
    <style:style style:name="ce133" style:family="table-cell" style:parent-style-name="Default">
      <style:table-cell-properties style:text-align-source="fix" style:repeat-content="false" fo:wrap-option="wrap"/>
      <style:paragraph-properties fo:text-align="start"/>
      <style:text-properties style:font-name-asian="新宋体"/>
    </style:style>
    <style:style style:name="ce134" style:family="table-cell" style:parent-style-name="Default">
      <style:table-cell-properties style:text-align-source="fix" style:repeat-content="false" fo:wrap-option="wrap"/>
      <style:paragraph-properties fo:text-align="start"/>
      <style:text-properties style:font-name="新宋体" fo:font-size="11pt" style:font-name-asian="新宋体" style:font-size-asian="11pt" style:font-size-complex="11pt"/>
    </style:style>
    <style:style style:name="ce135" style:family="table-cell" style:parent-style-name="Default">
      <style:text-properties style:text-outline="false" style:text-line-through-style="none" style:text-line-through-type="none" style:font-name="新宋体" fo:font-size="11pt" fo:language="en" fo:country="US" fo:font-style="normal" fo:text-shadow="none" style:text-underline-style="none" fo:font-weight="normal" style:text-underline-mode="continuous" style:text-overline-mode="continuous" style:text-line-through-mode="continuous" style:font-name-asian="新宋体"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1"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微软雅黑" style:font-size-asian="11pt" style:font-size-complex="11pt" style:font-weight-asian="normal" style:font-weight-complex="normal" style:font-style-asian="normal" style:font-style-complex="normal"/>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微软雅黑" style:font-name-asian="微软雅黑"/>
    </style:style>
    <style:style style:name="T4"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5"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6"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宋体"/>
    </style:style>
    <style:style style:name="T7"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8"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9"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0" style:family="text">
      <style:text-properties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11" style:family="text">
      <style:text-properties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2" style:family="text">
      <style:text-properties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13" style:family="text">
      <style:text-properties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14"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fo:color="#000000" style:font-name="SimSun" fo:font-size="15.5pt" fo:language="none" fo:country="none" style:font-name-asian="SimSun" style:font-name-complex="SimSun"/>
    </style:style>
    <style:style style:name="T16" style:family="text">
      <style:text-properties fo:color="#000000" style:font-name="SimSun" fo:font-size="12pt" fo:language="none" fo:country="none" style:font-name-asian="SimSun" style:font-name-complex="SimSun"/>
    </style:style>
    <style:style style:name="T17" style:family="text">
      <style:text-properties fo:color="#000000" style:font-name="TimesNewRomanPSMT" fo:font-size="9pt" fo:language="none" fo:country="none" style:font-name-asian="TimesNewRomanPSMT" style:font-name-complex="TimesNewRomanPSMT"/>
    </style:style>
    <style:style style:name="T18" style:family="text">
      <style:text-properties fo:color="#000000" fo:font-size="9pt" fo:language="none" fo:country="none" style:font-name="SimSun" style:font-name-asian="SimSun" style:font-name-complex="SimSun"/>
    </style:style>
    <style:style style:name="T19" style:family="text">
      <style:text-properties style:font-name="新宋体" fo:font-size="10.5pt" style:letter-kerning="true" style:language-asian="ar" style:country-asian="SA" style:font-name-asian="新宋体" style:font-name-complex="Courier New" style:font-size-asian="10.5pt"/>
    </style:style>
    <style:style style:name="T20" style:family="text">
      <style:text-properties style:font-name="新宋体" fo:font-size="10.5pt" style:letter-kerning="true" style:language-asian="ar" style:country-asian="SA" style:font-name-asian="新宋体" style:font-size-asian="10.5pt"/>
    </style:style>
    <style:style style:name="T21" style:family="text">
      <style:text-properties style:font-name="新宋体" fo:font-size="10.5pt" style:letter-kerning="true" style:language-asian="ar" style:country-asian="SA" style:font-name-asian="新宋体" style:font-size-asian="10.5pt" style:use-window-font-color="true" fo:language="en" fo:country="US" style:font-name-complex="Courier New"/>
    </style:style>
    <style:style style:name="T22" style:family="text">
      <style:text-properties style:font-name="新宋体" fo:font-size="10.5pt" style:letter-kerning="true" style:language-asian="ar" style:country-asian="SA" style:font-name-asian="新宋体" style:font-size-asian="10.5pt" style:use-window-font-color="true" fo:language="en" fo:country="US" style:font-name-complex="宋体"/>
    </style:style>
    <style:style style:name="T23" style:family="text">
      <style:text-properties style:use-window-font-color="true" style:font-name="新宋体" fo:font-size="10.5pt" style:letter-kerning="false" fo:language="en" fo:country="US" style:language-asian="ar" style:country-asian="SA" style:font-name-asian="新宋体" style:font-size-asian="10.5pt"/>
    </style:style>
    <style:style style:name="T24" style:family="text">
      <style:text-properties style:use-window-font-color="true" style:font-name="新宋体" fo:font-size="10.5pt" style:letter-kerning="false" fo:language="en" fo:country="US" style:language-asian="ar" style:country-asian="SA" style:font-name-asian="新宋体" style:font-size-asian="10.5pt" style:font-name-complex="宋体"/>
    </style:style>
    <style:style style:name="T25" style:family="text">
      <style:text-properties style:use-window-font-color="true" style:font-name="新宋体" fo:font-size="10.5pt" fo:language="en" fo:country="US" style:language-asian="ar" style:country-asian="SA" style:font-name-asian="新宋体" style:font-size-asian="10.5pt" style:letter-kerning="true"/>
    </style:style>
    <style:style style:name="T26" style:family="text">
      <style:text-properties style:font-name="新宋体" fo:font-size="10.5pt" style:language-asian="ar" style:country-asian="SA" style:font-name-asian="新宋体" style:font-size-asian="10.5pt"/>
    </style:style>
    <style:style style:name="T27" style:family="text">
      <style:text-properties style:use-window-font-color="true" style:font-name="新宋体" fo:font-size="10.5pt" style:letter-kerning="false" fo:language="en" fo:country="US" style:language-asian="ar" style:country-asian="SA" style:font-name-asian="新宋体" style:font-name-complex="宋体" style:font-size-asian="10.5pt"/>
    </style:style>
    <style:style style:name="T28" style:family="text">
      <style:text-properties style:use-window-font-color="true" style:font-name="新宋体" style:letter-kerning="false" fo:language="en" fo:country="US" style:language-asian="ar" style:country-asian="SA" style:font-name-asian="新宋体" style:font-name-complex="宋体" fo:font-size="12pt" style:font-size-asian="12pt"/>
    </style:style>
    <style:style style:name="T29" style:family="text">
      <style:text-properties style:use-window-font-color="true" style:font-name="新宋体" fo:language="en" fo:country="US" style:language-asian="ar" style:country-asian="SA" style:font-name-asian="新宋体" style:font-name-complex="宋体" style:font-size-asian="12pt" fo:font-size="10.5pt" style:letter-kerning="true"/>
    </style:style>
    <style:style style:name="T30" style:family="text">
      <style:text-properties style:font-name="新宋体" fo:font-size="11pt" style:letter-kerning="true" style:language-asian="ar" style:country-asian="SA" style:font-name-asian="新宋体" style:font-name-complex="Courier New" style:font-size-asian="11pt" style:font-size-complex="11pt"/>
    </style:style>
    <style:style style:name="T31" style:family="text">
      <style:text-properties style:use-window-font-color="true" style:font-name="新宋体" fo:font-size="11pt" style:letter-kerning="false" fo:language="en" fo:country="US" style:language-asian="ar" style:country-asian="SA" style:font-name-asian="新宋体" style:font-size-asian="11pt" style:font-size-complex="11pt"/>
    </style:style>
    <style:style style:name="T32" style:family="text">
      <style:text-properties style:use-window-font-color="true" style:font-name="新宋体" fo:font-size="11pt" style:letter-kerning="false" fo:language="en" fo:country="US" style:language-asian="ar" style:country-asian="SA" style:font-name-asian="新宋体" style:font-size-asian="11pt" style:font-size-complex="11pt" style:font-name-complex="宋体"/>
    </style:style>
    <style:style style:name="T33" style:family="text">
      <style:text-properties style:use-window-font-color="true" style:font-name="新宋体" fo:font-size="11pt" fo:language="en" fo:country="US" style:language-asian="ar" style:country-asian="SA" style:font-name-asian="新宋体" style:font-size-asian="11pt" style:font-size-complex="11pt" style:letter-kerning="true"/>
    </style:style>
    <style:style style:name="T34" style:family="text">
      <style:text-properties style:font-name="新宋体" fo:font-size="11pt" style:letter-kerning="true" style:language-asian="ar" style:country-asian="SA" style:font-name-asian="新宋体" style:font-size-asian="11pt" style:font-size-complex="11pt"/>
    </style:style>
    <style:style style:name="T35" style:family="text">
      <style:text-properties fo:color="#000000" style:font-name="新宋体" fo:font-size="11pt" style:letter-kerning="true" style:language-asian="ar" style:country-asian="SA" style:font-name-asian="新宋体" style:font-size-asian="11pt" style:font-size-complex="11pt"/>
    </style:style>
    <style:style style:name="T36" style:family="text">
      <style:text-properties fo:color="#000000" style:font-name="新宋体" fo:font-size="11pt" style:letter-kerning="true" style:language-asian="ar" style:country-asian="SA" style:font-name-asian="新宋体" style:font-size-asian="11pt" style:font-size-complex="11pt" fo:language="en" fo:country="US" style:font-name-complex="宋体"/>
    </style:style>
    <style:style style:name="T37" style:family="text">
      <style:text-properties style:font-name="新宋体" fo:font-size="11pt" style:language-asian="ar" style:country-asian="SA" style:font-name-asian="新宋体" style:font-size-asian="11pt" style:font-size-complex="11pt"/>
    </style:style>
    <style:style style:name="T38" style:family="text">
      <style:text-properties style:use-window-font-color="true" style:font-name="新宋体" fo:font-size="11pt" style:letter-kerning="false" fo:language="en" fo:country="US" style:language-asian="ar" style:country-asian="SA" style:font-name-asian="新宋体" style:font-name-complex="宋体" style:font-size-asian="11pt" style:font-size-complex="11pt"/>
    </style:style>
    <style:style style:name="T39" style:family="text">
      <style:text-properties style:use-window-font-color="true" style:font-name="新宋体" fo:font-size="11pt" fo:language="en" fo:country="US" style:language-asian="ar" style:country-asian="SA" style:font-name-asian="新宋体" style:font-size-asian="11pt" style:font-size-complex="11pt" style:font-name-complex="宋体" style:letter-kerning="true"/>
    </style:style>
    <style:style style:name="T40"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微软雅黑"/>
    </style:style>
    <style:style style:name="T41" style:family="text">
      <style:text-properties fo:color="#ce181e"/>
    </style:style>
    <style:style style:name="T42" style:family="text">
      <style:text-properties fo:color="#000000"/>
    </style:style>
    <style:style style:name="T43"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000000"/>
    </style:style>
    <style:style style:name="T44" style:family="text">
      <style:text-properties fo:color="#ed1c24"/>
    </style:style>
    <style:style style:name="T45" style:family="text">
      <style:text-properties fo:color="#000000"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46" style:family="text">
      <style:text-properties fo:color="#ce181e" fo:font-size="16pt" style:font-size-asian="16pt" style:font-size-complex="16pt"/>
    </style:style>
    <style:style style:name="T47" style:family="text">
      <style:text-properties fo:color="#ce181e" style:font-name="新宋体" fo:font-size="16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6pt" style:font-size-complex="16pt" style:font-weight-asian="normal" style:font-weight-complex="normal" style:font-style-asian="normal" style:font-style-complex="normal" style:text-emphasize="none" style:font-relief="none" style:text-overline-style="none" style:text-overline-color="font-color"/>
    </style:style>
    <style:style style:name="T48"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ce181e"/>
    </style:style>
    <style:style style:name="T49"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ed1c24"/>
    </style:style>
    <style:style style:name="T50" style:family="text">
      <style:text-properties fo:color="#000000" style:font-name="宋体" fo:font-size="10.5pt" fo:language="none" fo:country="none" style:font-name-asian="宋体" style:font-name-complex="宋体"/>
    </style:style>
    <style:style style:name="T51" style:family="text">
      <style:text-properties fo:color="#000000" fo:font-size="10.5pt" fo:language="none" fo:country="none" style:font-name="Calibri" style:font-name-asian="Calibri" style:font-name-complex="Calibri"/>
    </style:style>
    <style:style style:name="T52" style:family="text">
      <style:text-properties fo:color="#000000" fo:font-size="10.5pt" fo:language="none" fo:country="none" style:font-name="宋体" style:font-name-asian="宋体" style:font-name-complex="宋体"/>
    </style:style>
    <style:style style:name="T53" style:family="text">
      <style:text-properties fo:color="#000000" style:font-name="Calibri" fo:font-size="10.5pt" fo:language="none" fo:country="none" style:font-name-asian="Calibri" style:font-name-complex="Calibri"/>
    </style:style>
    <style:style style:name="T54" style:family="text">
      <style:text-properties fo:color="#000000" style:font-name="宋体" fo:font-size="10.5pt" fo:font-weight="bold" fo:language="none" fo:country="none" style:font-name-asian="宋体" style:font-name-complex="宋体" style:font-weight-asian="bold" style:font-weight-complex="bold"/>
    </style:style>
    <style:style style:name="T55"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训练日志" table:style-name="ta1">
        <office:forms form:automatic-focus="false" form:apply-design-mode="false">
          <form:form form:name="表单"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shapes>
          <draw:frame draw:z-index="3" draw:name="图像 4" draw:style-name="gr1" draw:text-style-name="P1" svg:width="155.21mm" svg:height="116.05mm" svg:x="146.22mm" svg:y="10027.39mm">
            <draw:image xlink:href="Pictures/10000000000003270000026A814B1DEB13AB2CDC.png" xlink:type="simple" xlink:show="embed" xlink:actuate="onLoad">
              <text:p/>
            </draw:image>
          </draw:frame>
          <draw:frame draw:z-index="8" draw:name="图像 9" draw:style-name="gr1" draw:text-style-name="P1" svg:width="155.01mm" svg:height="52.48mm" svg:x="146.59mm" svg:y="11110.88mm">
            <draw:image xlink:href="Pictures/100000000000032700000118E312F855C7064B67.png" xlink:type="simple" xlink:show="embed" xlink:actuate="onLoad">
              <text:p/>
            </draw:image>
          </draw:frame>
          <draw:frame draw:z-index="13" draw:name="图像 14" draw:style-name="gr1" draw:text-style-name="P1" svg:width="156.18mm" svg:height="196.7mm" svg:x="146.34mm" svg:y="12035.61mm">
            <draw:image xlink:href="Pictures/10000000000003350000040A98DFD771C84F3ADB.png" xlink:type="simple" xlink:show="embed" xlink:actuate="onLoad">
              <text:p/>
            </draw:image>
          </draw:frame>
        </table:shapes>
        <table:table-column table:style-name="co1" table:default-cell-style-name="ce84"/>
        <table:table-column table:style-name="co2" table:default-cell-style-name="ce147"/>
        <table:table-column table:style-name="co3" table:visibility="collapse" table:default-cell-style-name="ce173"/>
        <table:table-column table:style-name="co4" table:default-cell-style-name="ce147"/>
        <table:table-column table:style-name="co5" table:default-cell-style-name="ce147"/>
        <table:table-column table:style-name="co6" table:default-cell-style-name="ce202"/>
        <table:table-column table:style-name="co7" table:visibility="collapse" table:default-cell-style-name="ce85"/>
        <table:table-column table:style-name="co8" table:default-cell-style-name="ce202"/>
        <table:table-column table:style-name="co9" table:number-columns-repeated="1007" table:default-cell-style-name="ce211"/>
        <table:table-row table:style-name="ro1">
          <table:table-cell table:style-name="ce81" office:value-type="string" calcext:value-type="string">
            <text:p>日期</text:p>
          </table:table-cell>
          <table:table-cell table:style-name="ce146" office:value-type="string" calcext:value-type="string">
            <text:p>题号</text:p>
          </table:table-cell>
          <table:table-cell table:style-name="ce172" office:value-type="string" calcext:value-type="string">
            <text:p>提交地址链接</text:p>
          </table:table-cell>
          <table:table-cell table:style-name="ce146" office:value-type="string" calcext:value-type="string">
            <text:p>题目概要</text:p>
          </table:table-cell>
          <table:table-cell table:style-name="ce146" office:value-type="string" calcext:value-type="string">
            <text:p>主要算法、数据结构</text:p>
          </table:table-cell>
          <table:table-cell table:style-name="ce200" office:value-type="string" calcext:value-type="string">
            <text:p>重点、难点</text:p>
          </table:table-cell>
          <table:table-cell table:style-name="ce76" office:value-type="string" calcext:value-type="string">
            <text:p>收获 及解决办法</text:p>
          </table:table-cell>
          <table:table-cell table:style-name="ce208" office:value-type="string" calcext:value-type="string">
            <text:p>复盘分析 及疑问</text:p>
          </table:table-cell>
          <table:table-cell table:style-name="ce212" office:value-type="string" calcext:value-type="string">
            <text:p>完成状态</text:p>
          </table:table-cell>
          <table:table-cell table:style-name="ce212" table:number-columns-repeated="1006"/>
        </table:table-row>
        <table:table-row table:style-name="ro2">
          <table:table-cell table:style-name="ce82" office:value-type="string" calcext:value-type="string">
            <text:p><text:s text:c="4"/>2017,8.7</text:p>
          </table:table-cell>
          <table:table-cell office:value-type="string" calcext:value-type="string">
            <text:p><text:span text:style-name="T1">基础篇 </text:span><text:span text:style-name="T2">1.6.4</text:span></text:p>
          </table:table-cell>
          <table:table-cell table:number-columns-repeated="2"/>
          <table:table-cell office:value-type="string" calcext:value-type="string">
            <text:p>递归</text:p>
          </table:table-cell>
          <table:table-cell table:style-name="ce201" office:value-type="string" calcext:value-type="string">
            <text:p>如何避免重复</text:p>
          </table:table-cell>
          <table:table-cell table:style-name="ce79" office:value-type="string" calcext:value-type="string">
            <text:p>可以在未到达递归的最底层时检验解是否合理</text:p>
          </table:table-cell>
          <table:table-cell table:style-name="ce209" office:value-type="string" calcext:value-type="string">
            <text:p>有些排列组合问题的数据输出比较多，有时仅仅把数据打印到屏幕上就会超时（比如全排列问题）。</text:p>
          </table:table-cell>
          <table:table-cell table:style-name="ce213" table:number-columns-repeated="1007"/>
        </table:table-row>
        <table:table-row table:style-name="ro3">
          <table:table-cell table:style-name="ce83"/>
          <table:table-cell office:value-type="string" calcext:value-type="string">
            <text:p><text:span text:style-name="T1">基础篇 </text:span><text:span text:style-name="T2">2.4.4</text:span></text:p>
          </table:table-cell>
          <table:table-cell table:number-columns-repeated="2"/>
          <table:table-cell office:value-type="string" calcext:value-type="string">
            <text:p>循环队列</text:p>
          </table:table-cell>
          <table:table-cell office:value-type="string" calcext:value-type="string">
            <text:p><text:span text:style-name="T1">文件结束符和换行符是不一样的</text:span><text:span text:style-name="T2">(</text:span><text:span text:style-name="T3">调试时要注意</text:span><text:span text:style-name="T2">)</text:span></text:p>
          </table:table-cell>
          <table:table-cell table:style-name="ce79" office:value-type="string" calcext:value-type="string">
            <text:p>不要滥用STL库，否则十有八九会超时</text:p>
          </table:table-cell>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基础篇 </text:span><text:span text:style-name="T2">2.4.6</text:span></text:p>
          </table:table-cell>
          <table:table-cell table:style-name="ce174"/>
          <table:table-cell table:style-name="ce148"/>
          <table:table-cell table:style-name="ce148" office:value-type="string" calcext:value-type="string">
            <text:p>穷举法、链表（输入数据的个数不确定）</text:p>
          </table:table-cell>
          <table:table-cell table:style-name="ce201" office:value-type="string" calcext:value-type="string">
            <text:p>通过题目给定的数据范围确定是否需要优化</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text:s text:c="4"/>2017，8.8</text:p>
          </table:table-cell>
          <table:table-cell table:style-name="ce148" office:value-type="string" calcext:value-type="string">
            <text:p>基础篇第五单元（文件读写测试）</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5">
          <table:table-cell table:style-name="ce83"/>
          <table:table-cell table:style-name="ce149" office:value-type="string" calcext:value-type="string" table:number-columns-spanned="3" table:number-rows-spanned="1">
            <text:p><text:s text:c="24"/>文件读取操作速度对比表</text:p>
          </table:table-cell>
          <table:covered-table-cell table:style-name="ce175"/>
          <table:covered-table-cell table:style-name="ce190"/>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5">
          <table:table-cell table:style-name="ce83"/>
          <table:table-cell table:style-name="ce150"/>
          <table:table-cell table:style-name="ce176" office:value-type="string" calcext:value-type="string" table:number-columns-spanned="2" table:number-rows-spanned="1">
            <text:p><text:span text:style-name="T1">                    测试环境：</text:span><text:span text:style-name="T2">Windows8+931G</text:span><text:span text:style-name="T3">固盘</text:span><text:span text:style-name="T2">+devcpp5.11</text:span></text:p>
          </table:table-cell>
          <table:covered-table-cell table:style-name="ce191"/>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3">
          <table:table-cell table:style-name="ce83"/>
          <table:table-cell table:style-name="ce16" office:value-type="string" calcext:value-type="string" table:number-columns-spanned="1" table:number-rows-spanned="2">
            <text:p>读入方式</text:p>
          </table:table-cell>
          <table:table-cell table:style-name="ce44" office:value-type="string" calcext:value-type="string" table:number-columns-spanned="2" table:number-rows-spanned="1">
            <text:p>使用时间（毫秒）</text:p>
          </table:table-cell>
          <table:covered-table-cell table:style-name="ce16"/>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6">
          <table:table-cell table:style-name="ce83"/>
          <table:covered-table-cell table:style-name="ce16"/>
          <table:table-cell table:style-name="ce179" office:value-type="string" calcext:value-type="string">
            <text:p>10^5个整数 <text:s text:c="6"/>10^6个整数</text:p>
          </table:table-cell>
          <table:table-cell table:style-name="ce152" office:value-type="string" calcext:value-type="string">
            <text:p>10^7个整数 <text:s text:c="12"/>10M字符串</text:p>
          </table:table-cell>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7">
          <table:table-cell table:style-name="ce83"/>
          <table:table-cell table:style-name="ce152" office:value-type="string" calcext:value-type="string">
            <text:p>ifstream+fin</text:p>
          </table:table-cell>
          <table:table-cell table:style-name="ce179" office:value-type="string" calcext:value-type="string">
            <text:p>62ms <text:s text:c="12"/>625ms</text:p>
          </table:table-cell>
          <table:table-cell table:style-name="ce152" office:value-type="string" calcext:value-type="string">
            <text:p>6031ms <text:s text:c="16"/>62ms</text:p>
          </table:table-cell>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8">
          <table:table-cell table:style-name="ce83"/>
          <table:table-cell table:style-name="ce152" office:value-type="string" calcext:value-type="string">
            <text:p>FILE*+fscanf</text:p>
          </table:table-cell>
          <table:table-cell table:style-name="ce179" office:value-type="string" calcext:value-type="string">
            <text:p>125ms <text:s text:c="10"/>1218ms</text:p>
          </table:table-cell>
          <table:table-cell table:style-name="ce152" office:value-type="string" calcext:value-type="string">
            <text:p>11906ms <text:s text:c="14"/>500ms</text:p>
          </table:table-cell>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9">
          <table:table-cell table:style-name="ce83"/>
          <table:table-cell table:style-name="ce152" office:value-type="string" calcext:value-type="string">
            <text:p>freopen+cin</text:p>
          </table:table-cell>
          <table:table-cell table:style-name="ce179" office:value-type="string" calcext:value-type="string">
            <text:p>281ms <text:s text:c="10"/>2687ms</text:p>
          </table:table-cell>
          <table:table-cell table:style-name="ce152" office:value-type="string" calcext:value-type="string">
            <text:p>26438ms <text:s text:c="14"/>1468ms</text:p>
          </table:table-cell>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10">
          <table:table-cell table:style-name="ce83"/>
          <table:table-cell table:style-name="ce16" office:value-type="string" calcext:value-type="string">
            <text:p>freopen+ cin+sync_with_stdio(0)</text:p>
          </table:table-cell>
          <table:table-cell table:style-name="ce179" office:value-type="string" calcext:value-type="string">
            <text:p>78ms <text:s text:c="11"/>765ms</text:p>
          </table:table-cell>
          <table:table-cell table:style-name="ce152" office:value-type="string" calcext:value-type="string">
            <text:p>7297ms <text:s text:c="16"/>63ms</text:p>
          </table:table-cell>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11">
          <table:table-cell table:style-name="ce83"/>
          <table:table-cell table:style-name="ce152" office:value-type="string" calcext:value-type="string">
            <text:p>freopen+scanf</text:p>
          </table:table-cell>
          <table:table-cell table:style-name="ce179" office:value-type="string" calcext:value-type="string">
            <text:p>125ms <text:s text:c="10"/>1234ms</text:p>
          </table:table-cell>
          <table:table-cell table:style-name="ce152" office:value-type="string" calcext:value-type="string">
            <text:p>11969ms <text:s text:c="15"/>609ms</text:p>
          </table:table-cell>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12">
          <table:table-cell table:style-name="ce83"/>
          <table:table-cell table:style-name="ce152" office:value-type="string" calcext:value-type="string">
            <text:p>自定义函数</text:p>
          </table:table-cell>
          <table:table-cell table:style-name="ce179" office:value-type="string" calcext:value-type="string">
            <text:p>62ms <text:s text:c="11"/>671ms</text:p>
          </table:table-cell>
          <table:table-cell table:style-name="ce152" office:value-type="string" calcext:value-type="string">
            <text:p>6344ms <text:s text:c="16"/>421ms</text:p>
          </table:table-cell>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3">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row>
        <table:table-row table:style-name="ro12">
          <table:table-cell table:style-name="ce83"/>
          <table:table-cell table:style-name="ce148" office:value-type="string" calcext:value-type="string">
            <text:p><text:span text:style-name="T1">基础篇 </text:span><text:span text:style-name="T2">6.5.5</text:span></text:p>
          </table:table-cell>
          <table:table-cell table:style-name="ce174"/>
          <table:table-cell table:style-name="ce148"/>
          <table:table-cell table:style-name="ce148" office:value-type="string" calcext:value-type="string">
            <text:p>快速排序、二分查找</text:p>
          </table:table-cell>
          <table:table-cell table:style-name="ce201" office:value-type="string" calcext:value-type="string">
            <text:p>如何优化，尽量减少查找次数</text:p>
          </table:table-cell>
          <table:table-cell table:style-name="ce86" office:value-type="string" calcext:value-type="string">
            <text:p>有些算法在数据规模较小时能在规定时间内得到解，但题目的输入样例的数据规模并不代表测试数据的数据规模。</text:p>
          </table:table-cell>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number-columns-repeated="2"/>
          <table:table-cell table:style-name="ce196"/>
          <table:table-cell table:style-name="ce80"/>
          <table:table-cell table:style-name="ce195"/>
          <table:table-cell table:style-name="ce213" table:number-columns-repeated="1007"/>
        </table:table-row>
        <table:table-row table:style-name="ro3">
          <table:table-cell table:style-name="ce82" office:value-type="string" calcext:value-type="string">
            <text:p><text:s text:c="4"/>2017，8.9</text:p>
          </table:table-cell>
          <table:table-cell table:style-name="ce148" office:value-type="string" calcext:value-type="string">
            <text:p><text:span text:style-name="T1">基础篇 </text:span><text:span text:style-name="T2">6.3.2</text:span></text:p>
          </table:table-cell>
          <table:table-cell table:style-name="ce174"/>
          <table:table-cell table:style-name="ce148"/>
          <table:table-cell table:style-name="ce148" office:value-type="string" calcext:value-type="string">
            <text:p>链表、队列</text:p>
          </table:table-cell>
          <table:table-cell table:style-name="ce196" office:value-type="string" calcext:value-type="string">
            <text:p>如何用数组储存节点（或用指针）</text:p>
          </table:table-cell>
          <table:table-cell table:style-name="ce80"/>
          <table:table-cell table:style-name="ce195"/>
          <table:table-cell table:style-name="ce213" table:number-columns-repeated="1007"/>
        </table:table-row>
        <table:table-row table:style-name="ro2">
          <table:table-cell table:style-name="ce83"/>
          <table:table-cell table:style-name="ce148" office:value-type="string" calcext:value-type="string">
            <text:p><text:span text:style-name="T1">基础篇 </text:span><text:span text:style-name="T2">6.3.1</text:span></text:p>
          </table:table-cell>
          <table:table-cell table:style-name="ce174"/>
          <table:table-cell table:style-name="ce148"/>
          <table:table-cell table:style-name="ce163" office:value-type="string" calcext:value-type="string">
            <text:p>快速排序、二分查找、贪心、队列、图的储存</text:p>
          </table:table-cell>
          <table:table-cell table:style-name="ce201" office:value-type="string" calcext:value-type="string">
            <text:p>如何用一维数组储存无向图（邻接矩阵会空间超限）</text:p>
          </table:table-cell>
          <table:table-cell table:style-name="ce80"/>
          <table:table-cell table:style-name="ce210" office:value-type="string" calcext:value-type="string">
            <text:p>有没有更好的算法？</text:p>
          </table:table-cell>
          <table:table-cell table:style-name="ce213" table:number-columns-repeated="1007"/>
        </table:table-row>
        <table:table-row table:style-name="ro3">
          <table:table-cell table:style-name="ce83"/>
          <table:table-cell office:value-type="string" calcext:value-type="string">
            <text:p><text:span text:style-name="T1">基础篇 </text:span><text:span text:style-name="T2">6.3.4</text:span></text:p>
          </table:table-cell>
          <table:table-cell table:number-columns-repeated="2"/>
          <table:table-cell table:style-name="ce156"/>
          <table:table-cell table:style-name="ce195"/>
          <table:table-cell table:style-name="ce80"/>
          <table:table-cell table:style-name="ce211" office:value-type="string" calcext:value-type="string">
            <text:p>这道题是什么意思？</text:p>
          </table:table-cell>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text:s text:c="3"/>2017，8.10</text:p>
          </table:table-cell>
          <table:table-cell table:style-name="ce148" office:value-type="string" calcext:value-type="string">
            <text:p><text:span text:style-name="T1">基础篇 </text:span><text:span text:style-name="T2">7.6.2</text:span></text:p>
          </table:table-cell>
          <table:table-cell table:style-name="ce174"/>
          <table:table-cell table:style-name="ce148"/>
          <table:table-cell office:value-type="string" calcext:value-type="string">
            <text:p>贪心（动态规划）</text:p>
          </table:table-cell>
          <table:table-cell table:style-name="ce201" office:value-type="string" calcext:value-type="string">
            <text:p>如何证明贪心策略是正确的（设计状态）</text:p>
          </table:table-cell>
          <table:table-cell table:style-name="ce80"/>
          <table:table-cell table:style-name="ce195"/>
          <table:table-cell table:style-name="ce213" table:number-columns-repeated="1007"/>
        </table:table-row>
        <table:table-row table:style-name="ro13">
          <table:table-cell table:style-name="ce83"/>
          <table:table-cell table:style-name="ce148" office:value-type="string" calcext:value-type="string">
            <text:p><text:span text:style-name="T1">基础篇 </text:span><text:span text:style-name="T2">7.6.3</text:span></text:p>
          </table:table-cell>
          <table:table-cell table:style-name="ce174"/>
          <table:table-cell table:style-name="ce148"/>
          <table:table-cell table:style-name="ce148" office:value-type="string" calcext:value-type="string">
            <text:p>动态规划</text:p>
          </table:table-cell>
          <table:table-cell table:style-name="ce201" office:value-type="string" calcext:value-type="string">
            <text:p>设计状态</text:p>
          </table:table-cell>
          <table:table-cell table:style-name="ce80"/>
          <table:table-cell table:style-name="ce210" office:value-type="string" calcext:value-type="string">
            <text:p>这道题的状态怎么设计？</text:p>
          </table:table-cell>
          <table:table-cell table:style-name="ce213" table:number-columns-repeated="1007"/>
        </table:table-row>
        <table:table-row table:style-name="ro2">
          <table:table-cell table:style-name="ce83"/>
          <table:table-cell table:style-name="ce148" office:value-type="string" calcext:value-type="string">
            <text:p><text:span text:style-name="T1">基础篇 </text:span><text:span text:style-name="T2">7.6.4</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如何减少判断一个数是否是质数的时间</text:p>
          </table:table-cell>
          <table:table-cell table:style-name="ce86" office:value-type="string" calcext:value-type="string">
            <text:p>在空间允许的情况下，可以用打表的方法判断一个数是否是质数。</text:p>
          </table:table-cell>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基础篇 </text:span><text:span text:style-name="T2">8.6.3</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text:s text:c="3"/>2017，8.11</text:p>
          </table:table-cell>
          <table:table-cell table:style-name="ce148" office:value-type="string" calcext:value-type="string">
            <text:p>各种排序算法性能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53" office:value-type="string" calcext:value-type="string" table:number-columns-spanned="2" table:number-rows-spanned="1">
            <text:p>各种排序算法性能比较表</text:p>
          </table:table-cell>
          <table:covered-table-cell table:style-name="ce180"/>
          <table:table-cell table:style-name="ce161"/>
          <table:table-cell table:style-name="ce196"/>
          <table:table-cell table:style-name="ce195"/>
          <table:table-cell table:style-name="ce80"/>
          <table:table-cell table:style-name="ce195"/>
          <table:table-cell table:style-name="ce213" table:number-columns-repeated="1006"/>
          <table:table-cell table:style-name="ce129"/>
        </table:table-row>
        <table:table-row table:style-name="ro14">
          <table:table-cell table:style-name="ce83"/>
          <table:table-cell table:style-name="ce155" office:value-type="string" calcext:value-type="string">
            <text:p><text:span text:style-name="T1">测试环境：</text:span><text:span text:style-name="T2">Windows10+931G</text:span><text:span text:style-name="T3">固盘</text:span><text:span text:style-name="T2">+devcpp5.11+fscanf</text:span></text:p>
          </table:table-cell>
          <table:table-cell table:style-name="ce181"/>
          <table:table-cell table:style-name="ce161"/>
          <table:table-cell table:style-name="ce195" table:number-columns-repeated="2"/>
          <table:table-cell table:style-name="ce80"/>
          <table:table-cell table:style-name="ce195"/>
          <table:table-cell table:style-name="ce213" table:number-columns-repeated="1006"/>
          <table:table-cell table:style-name="ce129"/>
        </table:table-row>
        <table:table-row table:style-name="ro15">
          <table:table-cell table:style-name="ce83"/>
          <table:table-cell table:style-name="ce16" office:value-type="string" calcext:value-type="string" table:number-columns-spanned="1" table:number-rows-spanned="2">
            <text:p>算法名称</text:p>
          </table:table-cell>
          <table:table-cell table:style-name="ce44" office:value-type="string" calcext:value-type="string">
            <text:p>使用时间（毫秒）</text:p>
          </table:table-cell>
          <table:table-cell table:style-name="ce161"/>
          <table:table-cell table:style-name="ce195" table:number-columns-repeated="2"/>
          <table:table-cell table:style-name="ce80"/>
          <table:table-cell table:style-name="ce195"/>
          <table:table-cell table:style-name="ce213" table:number-columns-repeated="1006"/>
          <table:table-cell table:style-name="ce129"/>
        </table:table-row>
        <table:table-row table:style-name="ro16">
          <table:table-cell table:style-name="ce83"/>
          <table:covered-table-cell table:style-name="ce16"/>
          <table:table-cell table:style-name="ce179" office:value-type="string" calcext:value-type="string">
            <text:p><text:s text:c="6"/>10^5个整数 <text:s text:c="6"/>10^6个整数</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29"/>
        </table:table-row>
        <table:table-row table:style-name="ro17">
          <table:table-cell table:style-name="ce83"/>
          <table:table-cell table:style-name="ce152" office:value-type="string" calcext:value-type="string">
            <text:p>二路归并法</text:p>
          </table:table-cell>
          <table:table-cell table:style-name="ce179" office:value-type="string" calcext:value-type="string">
            <text:p><text:s text:c="9"/>17ms <text:s text:c="10"/>238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29"/>
        </table:table-row>
        <table:table-row table:style-name="ro6">
          <table:table-cell table:style-name="ce83"/>
          <table:table-cell table:style-name="ce152" office:value-type="string" calcext:value-type="string">
            <text:p>algorithm库的sort函数</text:p>
          </table:table-cell>
          <table:table-cell table:style-name="ce179" office:value-type="string" calcext:value-type="string">
            <text:p><text:s text:c="8"/>32ms <text:s text:c="10"/>504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29"/>
        </table:table-row>
        <table:table-row table:style-name="ro4">
          <table:table-cell table:number-columns-repeated="1015"/>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2" office:value-type="string" calcext:value-type="string">
            <text:p>2017，8.13</text:p>
          </table:table-cell>
          <table:table-cell office:value-type="string" calcext:value-type="string">
            <text:p><text:span text:style-name="T1">信息学奥赛一本通 </text:span><text:span text:style-name="T2">2.4.4</text:span></text:p>
          </table:table-cell>
          <table:table-cell table:number-columns-repeated="2"/>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5</text:span></text:p>
          </table:table-cell>
          <table:table-cell table:style-name="ce174"/>
          <table:table-cell table:style-name="ce148"/>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6</text:span></text:p>
          </table:table-cell>
          <table:table-cell table:style-name="ce174"/>
          <table:table-cell table:style-name="ce148"/>
          <table:table-cell table:style-name="ce148" office:value-type="string" calcext:value-type="string">
            <text:p>栈、队列（储存输入数据）</text:p>
          </table:table-cell>
          <table:table-cell office:value-type="string" calcext:value-type="string">
            <text:p>如何处理未匹配的右括号</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7</text:span></text:p>
          </table:table-cell>
          <table:table-cell table:style-name="ce174"/>
          <table:table-cell table:style-name="ce148"/>
          <table:table-cell table:style-name="ce148" office:value-type="string" calcext:value-type="string">
            <text:p>队列（储存输入数据）、打表</text:p>
          </table:table-cell>
          <table:table-cell table:style-name="ce195"/>
          <table:table-cell table:style-name="ce80"/>
          <table:table-cell table:style-name="ce195"/>
          <table:table-cell table:style-name="ce213" table:number-columns-repeated="1007"/>
        </table:table-row>
        <table:table-row table:style-name="ro18">
          <table:table-cell table:style-name="ce83"/>
          <table:table-cell table:style-name="ce148" office:value-type="string" calcext:value-type="string">
            <text:p><text:span text:style-name="T1">信息学奥赛一本通 </text:span><text:span text:style-name="T2">2.4.8</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增加输出效率</text:p>
          </table:table-cell>
          <table:table-cell table:style-name="ce86" office:value-type="string" calcext:value-type="string">
            <text:p>ios::sync_with_stdio(0)+cout+\n+flush比printf的速度快</text:p>
          </table:table-cell>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9</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描述“子问题”</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10</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12</text:span></text:p>
          </table:table-cell>
          <table:table-cell table:style-name="ce174"/>
          <table:table-cell table:style-name="ce148"/>
          <table:table-cell table:style-name="ce148" office:value-type="string" calcext:value-type="string">
            <text:p>二进制欧几里得算法、结构体</text:p>
          </table:table-cell>
          <table:table-cell table:style-name="ce201" office:value-type="string" calcext:value-type="string">
            <text:p><text:span text:style-name="T1">要注意题目的要求——</text:span><text:span text:style-name="T2">3/1</text:span><text:span text:style-name="T3">要简化成</text:span><text:span text:style-name="T2">3</text:span></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13</text:span></text:p>
          </table:table-cell>
          <table:table-cell table:style-name="ce174"/>
          <table:table-cell table:style-name="ce148"/>
          <table:table-cell table:style-name="ce156"/>
          <table:table-cell table:style-name="ce201" office:value-type="string" calcext:value-type="string">
            <text:p>a^1要化简为a</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14</text:span></text:p>
          </table:table-cell>
          <table:table-cell table:style-name="ce174"/>
          <table:table-cell table:style-name="ce148"/>
          <table:table-cell table:style-name="ce148" office:value-type="string" calcext:value-type="string">
            <text:p>递推</text:p>
          </table:table-cell>
          <table:table-cell table:style-name="ce201" office:value-type="string" calcext:value-type="string">
            <text:p>如何得出正确的递推式</text:p>
          </table:table-cell>
          <table:table-cell table:style-name="ce80"/>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row>
        <table:table-row table:style-name="ro3">
          <table:table-cell table:style-name="ce82" office:value-type="string" calcext:value-type="string">
            <text:p>2017，8.14</text:p>
          </table:table-cell>
          <table:table-cell table:style-name="ce148" office:value-type="string" calcext:value-type="string">
            <text:p><text:span text:style-name="T1">信息学奥赛一本通 </text:span><text:span text:style-name="T2">2.5.1</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要注意字母与数组下标之间的对应关系</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2</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尽量避免无意义的判断</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3</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数组下标的起始位置</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如何更加方便、高效的判重</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要注意输出格式</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7</text:span></text:p>
          </table:table-cell>
          <table:table-cell table:style-name="ce174"/>
          <table:table-cell table:style-name="ce148"/>
          <table:table-cell table:style-name="ce148" office:value-type="string" calcext:value-type="string">
            <text:p>递归、队列（储存输入数据）</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8</text:span></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如何描述“子问题”</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15</text:p>
          </table:table-cell>
          <table:table-cell table:style-name="ce148" office:value-type="string" calcext:value-type="string">
            <text:p><text:span text:style-name="T1">信息学奥赛一本通 </text:span><text:span text:style-name="T2">2.6.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6.6</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6.9</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16</text:p>
          </table:table-cell>
          <table:table-cell table:style-name="ce148" office:value-type="string" calcext:value-type="string">
            <text:p><text:span text:style-name="T1">信息学奥赛一本通 </text:span><text:span text:style-name="T2">2.8.1</text:span></text:p>
          </table:table-cell>
          <table:table-cell table:style-name="ce174"/>
          <table:table-cell table:style-name="ce148"/>
          <table:table-cell table:style-name="ce148" office:value-type="string" calcext:value-type="string">
            <text:p>宽搜、队列</text:p>
          </table:table-cell>
          <table:table-cell table:style-name="ce201" office:value-type="string" calcext:value-type="string">
            <text:p><text:span text:style-name="T1">三维迷宫要注意</text:span><text:span text:style-name="T2">x</text:span><text:span text:style-name="T3">轴、</text:span><text:span text:style-name="T2">y</text:span><text:span text:style-name="T3">轴、</text:span><text:span text:style-name="T2">z</text:span><text:span text:style-name="T3">轴的增量</text:span></text:p>
          </table:table-cell>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8.2</text:span></text:p>
          </table:table-cell>
          <table:table-cell table:number-columns-repeated="2"/>
          <table:table-cell table:style-name="ce148" office:value-type="string" calcext:value-type="string">
            <text:p>深搜</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8.4</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8.7</text:span></text:p>
          </table:table-cell>
          <table:table-cell table:number-columns-repeated="2"/>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8.8</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17</text:p>
          </table:table-cell>
          <table:table-cell table:style-name="ce148" office:value-type="string" calcext:value-type="string">
            <text:p><text:span text:style-name="T1">信息学奥赛一本通 </text:span><text:span text:style-name="T2">2.8.9</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8.10</text:span></text:p>
          </table:table-cell>
          <table:table-cell table:style-name="ce174"/>
          <table:table-cell table:style-name="ce148"/>
          <table:table-cell table:style-name="ce148" office:value-type="string" calcext:value-type="string">
            <text:p>宽搜、队列</text:p>
          </table:table-cell>
          <table:table-cell office:value-type="string" calcext:value-type="string">
            <text:p>国际象棋的马有很多种走法</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7.2</text:span></text:p>
          </table:table-cell>
          <table:table-cell table:style-name="ce174"/>
          <table:table-cell table:style-name="ce148"/>
          <table:table-cell table:style-name="ce148" office:value-type="string" calcext:value-type="string">
            <text:p>归并排序</text:p>
          </table:table-cell>
          <table:table-cell office:value-type="string" calcext:value-type="string">
            <text:p><text:span text:style-name="T1">取消</text:span><text:span text:style-name="T2">IO</text:span><text:span text:style-name="T3">流的缓存</text:span></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7.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7.4</text:span></text:p>
          </table:table-cell>
          <table:table-cell table:style-name="ce174"/>
          <table:table-cell table:style-name="ce148"/>
          <table:table-cell table:style-name="ce148" office:value-type="string" calcext:value-type="string">
            <text:p>分治</text:p>
          </table:table-cell>
          <table:table-cell office:value-type="string" calcext:value-type="string">
            <text:p>左闭右开区间的取值范围</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7.5</text:span></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18</text:p>
          </table:table-cell>
          <table:table-cell office:value-type="string" calcext:value-type="string">
            <text:p><text:span text:style-name="T1">信息学奥赛一本通 </text:span><text:span text:style-name="T2">2.7.6</text:span></text:p>
          </table:table-cell>
          <table:table-cell table:number-columns-repeated="2"/>
          <table:table-cell table:style-name="ce148" office:value-type="string" calcext:value-type="string">
            <text:p>归并排序</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19</text:p>
          </table:table-cell>
          <table:table-cell table:style-name="ce148" office:value-type="string" calcext:value-type="string">
            <text:p><text:span text:style-name="T1">信息学奥赛一本通 </text:span><text:span text:style-name="T2">2.4.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2</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4.3</text:span></text:p>
          </table:table-cell>
          <table:table-cell table:number-columns-repeated="2"/>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1</text:p>
          </table:table-cell>
          <table:table-cell table:style-name="ce148" office:value-type="string" calcext:value-type="string">
            <text:p><text:span text:style-name="T1">信息学奥赛一本通 </text:span><text:span text:style-name="T2">2.9.1.1</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9.1.4</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9.1.5</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2</text:p>
          </table:table-cell>
          <table:table-cell table:style-name="ce148" office:value-type="string" calcext:value-type="string">
            <text:p><text:span text:style-name="T1">信息学奥赛一本通 </text:span><text:span text:style-name="T2">2.9.1.7</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9.1.8</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9.1.9</text:span></text:p>
          </table:table-cell>
          <table:table-cell table:style-name="ce174"/>
          <table:table-cell table:style-name="ce148"/>
          <table:table-cell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3</text:p>
          </table:table-cell>
          <table:table-cell table:style-name="ce148" office:value-type="string" calcext:value-type="string">
            <text:p><text:span text:style-name="T1">信息学奥赛一本通 </text:span><text:span text:style-name="T2">3.1.1</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3.1.2</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3.1.3</text:span></text:p>
          </table:table-cell>
          <table:table-cell table:style-name="ce174"/>
          <table:table-cell table:style-name="ce148"/>
          <table:table-cell table:style-name="ce148" office:value-type="string" calcext:value-type="string">
            <text:p>栈、哈希</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3.1.4</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3.1.5</text:span></text:p>
          </table:table-cell>
          <table:table-cell table:style-name="ce174"/>
          <table:table-cell table:style-name="ce148"/>
          <table:table-cell table:style-name="ce148" office:value-type="string" calcext:value-type="string">
            <text:p>栈、贪心</text:p>
          </table:table-cell>
          <table:table-cell table:style-name="ce195"/>
          <table:table-cell table:style-name="ce79"/>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3.1.6</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3.2.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3.2.2</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56"/>
          <table:table-cell table:style-name="ce182"/>
          <table:table-cell table:style-name="ce156" table:number-columns-repeated="2"/>
          <table:table-cell table:style-name="ce195"/>
          <table:table-cell table:style-name="ce79"/>
          <table:table-cell table:style-name="ce195"/>
          <table:table-cell table:style-name="ce213" table:number-columns-repeated="1007"/>
        </table:table-row>
        <table:table-row table:style-name="ro3">
          <table:table-cell table:style-name="ce82" office:value-type="string" calcext:value-type="string">
            <text:p>2017，8.25</text:p>
          </table:table-cell>
          <table:table-cell table:style-name="ce148" office:value-type="string" calcext:value-type="string">
            <text:p><text:span text:style-name="T1">信息学奥赛一本通 </text:span><text:span text:style-name="T2">2.9.3.1</text:span></text:p>
          </table:table-cell>
          <table:table-cell table:style-name="ce174"/>
          <table:table-cell table:style-name="ce148"/>
          <table:table-cell table:style-name="ce148" office:value-type="string" calcext:value-type="string">
            <text:p>动态规划、队列</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9.3.2</text:span></text:p>
          </table:table-cell>
          <table:table-cell table:style-name="ce174"/>
          <table:table-cell table:style-name="ce148"/>
          <table:table-cell table:style-name="ce148" office:value-type="string" calcext:value-type="string">
            <text:p>动态规划</text:p>
          </table:table-cell>
          <table:table-cell office:value-type="string" calcext:value-type="string">
            <text:p>状态转移方程</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6</text:p>
          </table:table-cell>
          <table:table-cell table:style-name="ce148" office:value-type="string" calcext:value-type="string">
            <text:p><text:span text:style-name="T1">信息学奥赛一本通 </text:span><text:span text:style-name="T2">2.9.3.5</text:span></text:p>
          </table:table-cell>
          <table:table-cell table:style-name="ce174"/>
          <table:table-cell table:style-name="ce148"/>
          <table:table-cell table:style-name="ce148" office:value-type="string" calcext:value-type="string">
            <text:p>动态规划、贪心、递推</text:p>
          </table:table-cell>
          <table:table-cell table:style-name="ce201" office:value-type="string" calcext:value-type="string">
            <text:p>避免搜索不必要的状态</text:p>
          </table:table-cell>
          <table:table-cell table:style-name="ce79"/>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7</text:p>
          </table:table-cell>
          <table:table-cell table:style-name="ce148" office:value-type="string" calcext:value-type="string">
            <text:p><text:span text:style-name="T1">信息学奥赛一本通 </text:span><text:span text:style-name="T2">1.8.4</text:span></text:p>
          </table:table-cell>
          <table:table-cell table:style-name="ce174"/>
          <table:table-cell table:style-name="ce148"/>
          <table:table-cell table:style-name="ce148" office:value-type="string" calcext:value-type="string">
            <text:p>循环链表</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2.3</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特殊情况</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2.10</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下标的变化</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3.5</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3.6</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逻辑运算符的反号率</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3.8</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3.13</text:span></text:p>
          </table:table-cell>
          <table:table-cell table:style-name="ce174"/>
          <table:table-cell table:style-name="ce148"/>
          <table:table-cell table:style-name="ce148" office:value-type="string" calcext:value-type="string">
            <text:p>字符串</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8</text:p>
          </table:table-cell>
          <table:table-cell table:style-name="ce148" office:value-type="string" calcext:value-type="string">
            <text:p><text:span text:style-name="T1">信息学奥赛一本通 </text:span><text:span text:style-name="T2">3.2.4</text:span></text:p>
          </table:table-cell>
          <table:table-cell table:style-name="ce174"/>
          <table:table-cell table:style-name="ce148"/>
          <table:table-cell table:style-name="ce148" office:value-type="string" calcext:value-type="string">
            <text:p>并查集</text:p>
          </table:table-cell>
          <table:table-cell table:style-name="ce201" office:value-type="string" calcext:value-type="string">
            <text:p>如何记录子节点的数量</text:p>
          </table:table-cell>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3.2.3</text:span></text:p>
          </table:table-cell>
          <table:table-cell table:number-columns-repeated="2"/>
          <table:table-cell table:style-name="ce148" office:value-type="string" calcext:value-type="string">
            <text:p>宽搜</text:p>
          </table:table-cell>
          <table:table-cell table:style-name="ce201" office:value-type="string" calcext:value-type="string">
            <text:p>判重、循环嵌套</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3.1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3.16</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6.1.13</text:span></text:p>
          </table:table-cell>
          <table:table-cell table:style-name="ce174"/>
          <table:table-cell table:style-name="ce148"/>
          <table:table-cell office:value-type="string" calcext:value-type="string">
            <text:p>筛法（改进版）</text:p>
          </table:table-cell>
          <table:table-cell office:value-type="string" calcext:value-type="string">
            <text:p><text:span text:style-name="T1">筛法也只要枚举到</text:span><text:span text:style-name="T2">i*i≤n</text:span></text:p>
          </table:table-cell>
          <table:table-cell table:style-name="ce80"/>
          <table:table-cell table:style-name="ce195"/>
          <table:table-cell table:style-name="ce213" table:number-columns-repeated="1007"/>
        </table:table-row>
        <table:table-row table:style-name="ro3">
          <table:table-cell table:style-name="ce82"/>
          <table:table-cell table:style-name="ce148" office:value-type="string" calcext:value-type="string">
            <text:p><text:span text:style-name="T1">信息学奥赛一本通 </text:span><text:span text:style-name="T2">1.6.1.16</text:span></text:p>
          </table:table-cell>
          <table:table-cell table:style-name="ce174"/>
          <table:table-cell table:style-name="ce148"/>
          <table:table-cell table:style-name="ce148" office:value-type="string" calcext:value-type="string">
            <text:p>位运算的运算规则</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9</text:p>
          </table:table-cell>
          <table:table-cell table:style-name="ce148" office:value-type="string" calcext:value-type="string">
            <text:p><text:span text:style-name="T1">信息学奥赛一本通 </text:span><text:span text:style-name="T2">2.3.4</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8</text:span></text:p>
          </table:table-cell>
          <table:table-cell table:style-name="ce174"/>
          <table:table-cell table:style-name="ce148"/>
          <table:table-cell office:value-type="string" calcext:value-type="string">
            <text:p>深搜需要恢复状态</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6.8</text:span></text:p>
          </table:table-cell>
          <table:table-cell table:number-columns-repeated="2"/>
          <table:table-cell table:style-name="ce148" office:value-type="string" calcext:value-type="string">
            <text:p>穷举、快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30</text:p>
          </table:table-cell>
          <table:table-cell office:value-type="string" calcext:value-type="string">
            <text:p><text:span text:style-name="T1">信息学奥赛一本通 </text:span><text:span text:style-name="T2">2.6.10</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6.11</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6.7</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7.1</text:span></text:p>
          </table:table-cell>
          <table:table-cell table:number-columns-repeated="2"/>
          <table:table-cell table:style-name="ce148" office:value-type="string" calcext:value-type="string">
            <text:p>打表</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7.7</text:span></text:p>
          </table:table-cell>
          <table:table-cell table:number-columns-repeated="2"/>
          <table:table-cell table:style-name="ce148" office:value-type="string" calcext:value-type="string">
            <text:p>二分查找</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7.11</text:span></text:p>
          </table:table-cell>
          <table:table-cell table:number-columns-repeated="2"/>
          <table:table-cell table:style-name="ce148" office:value-type="string" calcext:value-type="string">
            <text:p>two pointer算法</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7.12</text:span></text:p>
          </table:table-cell>
          <table:table-cell table:number-columns-repeated="2"/>
          <table:table-cell table:style-name="ce148" office:value-type="string" calcext:value-type="string">
            <text:p>快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31</text:p>
          </table:table-cell>
          <table:table-cell office:value-type="string" calcext:value-type="string">
            <text:p><text:span text:style-name="T1">信息学奥赛一本通 </text:span><text:span text:style-name="T2">2.9.3.6</text:span></text:p>
          </table:table-cell>
          <table:table-cell table:number-columns-repeated="2"/>
          <table:table-cell table:style-name="ce148" office:value-type="string" calcext:value-type="string">
            <text:p>动态规划</text:p>
          </table:table-cell>
          <table:table-cell table:style-name="ce201" office:value-type="string" calcext:value-type="string">
            <text:p>题目要求</text:p>
          </table:table-cell>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7.13</text:span></text:p>
          </table:table-cell>
          <table:table-cell table:number-columns-repeated="2"/>
          <table:table-cell table:style-name="ce148" office:value-type="string" calcext:value-type="string">
            <text:p>二分查找、三角函数</text:p>
          </table:table-cell>
          <table:table-cell office:value-type="string" calcext:value-type="string">
            <text:p>度与弧度之间的转换</text:p>
          </table:table-cell>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8.6</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2</text:p>
          </table:table-cell>
          <table:table-cell office:value-type="string" calcext:value-type="string">
            <text:p><text:span text:style-name="T1">信息学奥赛一本通 </text:span><text:span text:style-name="T2">2.8.3</text:span></text:p>
          </table:table-cell>
          <table:table-cell table:number-columns-repeated="2"/>
          <table:table-cell table:style-name="ce148" office:value-type="string" calcext:value-type="string">
            <text:p><text:span text:style-name="T1">位运算、</text:span><text:span text:style-name="T2">dfs</text:span></text:p>
          </table:table-cell>
          <table:table-cell table:style-name="ce201" office:value-type="string" calcext:value-type="string">
            <text:p><text:span text:style-name="T1">因第一个房间没有算上所以要</text:span><text:span text:style-name="T2">+1</text:span></text:p>
          </table:table-cell>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9.2.5</text:span></text:p>
          </table:table-cell>
          <table:table-cell table:number-columns-repeated="2"/>
          <table:table-cell table:style-name="ce148" office:value-type="string" calcext:value-type="string">
            <text:p>动态规划</text:p>
          </table:table-cell>
          <table:table-cell table:style-name="ce201" office:value-type="string" calcext:value-type="string">
            <text:p>如何增加效率</text:p>
          </table:table-cell>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9.2.4</text:span></text:p>
          </table:table-cell>
          <table:table-cell table:number-columns-repeated="2"/>
          <table:table-cell table:style-name="ce148" office:value-type="string" calcext:value-type="string">
            <text:p>动态规划</text:p>
          </table:table-cell>
          <table:table-cell table:style-name="ce201" office:value-type="string" calcext:value-type="string">
            <text:p>排列问题与组合问题的区别</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2</text:p>
          </table:table-cell>
          <table:table-cell office:value-type="string" calcext:value-type="string">
            <text:p><text:span text:style-name="T1">信息学奥赛一本通 </text:span><text:span text:style-name="T2">2.9.2.6</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入门篇 </text:span><text:span text:style-name="T2">5.3.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107，9.4</text:p>
          </table:table-cell>
          <table:table-cell office:value-type="string" calcext:value-type="string">
            <text:p><text:span text:style-name="T1">信息学奥赛一本通 </text:span><text:span text:style-name="T2">2.9.3.8</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9.3.7</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5</text:p>
          </table:table-cell>
          <table:table-cell table:style-name="ce148" office:value-type="string" calcext:value-type="string">
            <text:p>jz 1580:精确计算A/B的值</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446:高精度减法</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47:高精度减法(2)</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107，9.6</text:p>
          </table:table-cell>
          <table:table-cell table:style-name="ce148" office:value-type="string" calcext:value-type="string">
            <text:p>jz 2114: 【提高】过河卒</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309: 【基础】哥德巴赫猜想</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310: 【入门】奶牛的相似性</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311: 【基础】牛的速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312: 【基础】分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1755:【NOIP02普及组】级数求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783: 【入门】小高考</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2" office:value-type="string" calcext:value-type="string">
            <text:p>2017，9.7</text:p>
          </table:table-cell>
          <table:table-cell table:style-name="ce148" office:value-type="string" calcext:value-type="string">
            <text:p>jz 1543:【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260: 【基础】数的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722: 【基础】0~1计数</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725:【基础】压缩数据的解压</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805:【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239: 【提高】走迷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266: 【基础】字典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680: 【基础】最大部分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2" office:value-type="string" calcext:value-type="string">
            <text:p>2017，9.8</text:p>
          </table:table-cell>
          <table:table-cell table:style-name="ce148" office:value-type="string" calcext:value-type="string">
            <text:p>jz 2808:【提高】字符串的相似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253: 【USACO】数字金字塔</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944: 【提高】最长公共子串</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793: 【基础】流感传染</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2" office:value-type="string" calcext:value-type="string">
            <text:p>2017，9.9</text:p>
          </table:table-cell>
          <table:table-cell table:style-name="ce148" office:value-type="string" calcext:value-type="string">
            <text:p>jz 2122: 【提高】中国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781:【基础】小X与位运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784: 【基础】约分</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287: 【提高】小X算排名</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2" office:value-type="string" calcext:value-type="string">
            <text:p>2017，9.10</text:p>
          </table:table-cell>
          <table:table-cell table:style-name="ce148" office:value-type="string" calcext:value-type="string">
            <text:p>jz 3341:Set</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806:词典</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14</text:p>
          </table:table-cell>
          <table:table-cell table:style-name="ce148" office:value-type="string" calcext:value-type="string">
            <text:p>jz 2792: 【基础】Hanoi塔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723: 【基础】取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16</text:p>
          </table:table-cell>
          <table:table-cell table:style-name="ce148" office:value-type="string" calcext:value-type="string">
            <text:p>jz 1051: 【基础】约瑟夫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059:【基础】隐藏的最大整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071: 【基础】扫描识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098: 【入门】今天星期几</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115: 【基础】下载电影</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17</text:p>
          </table:table-cell>
          <table:table-cell table:style-name="ce148" office:value-type="string" calcext:value-type="string">
            <text:p>jz 1149: 【基础】奇数阶幻方</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495: 【USACO】卫星照片</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167: 【提高】跳马</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20</text:p>
          </table:table-cell>
          <table:table-cell table:style-name="ce148" office:value-type="string" calcext:value-type="string">
            <text:p>jz 1258: 【基础】任意进制转换</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285:是否是连续奇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21</text:p>
          </table:table-cell>
          <table:table-cell table:style-name="ce148" office:value-type="string" calcext:value-type="string">
            <text:p>jz 问题 A: 【基础】合数的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问题 B: 【入门】完全平方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问题 C:【基础】N个数的最大公约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问题 E: 【基础】重新排列</text:p>
          </table:table-cell>
          <table:table-cell table:style-name="ce174"/>
          <table:table-cell table:style-name="ce148"/>
          <table:table-cell table:style-name="ce156"/>
          <table:table-cell office:value-type="string" calcext:value-type="string">
            <text:p>如何让新数的位数不变</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问题 G: 【基础】班委确定</text:p>
          </table:table-cell>
          <table:table-cell table:style-name="ce174"/>
          <table:table-cell table:style-name="ce148"/>
          <table:table-cell office:value-type="string" calcext:value-type="string">
            <text:p>链表、模拟</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2" office:value-type="string" calcext:value-type="string">
            <text:p>2017，9.25</text:p>
          </table:table-cell>
          <table:table-cell table:style-name="ce148" office:value-type="string" calcext:value-type="string">
            <text:p>jz 2320: 【提高】数的分解</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929 【入门】超级玛丽游戏</text:p>
          </table:table-cell>
          <table:table-cell table:style-name="ce174"/>
          <table:table-cell table:style-name="ce148"/>
          <table:table-cell table:style-name="ce156"/>
          <table:table-cell table:style-name="ce201" office:value-type="string" calcext:value-type="string">
            <text:p>编一个程序来编写源代码</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26</text:p>
          </table:table-cell>
          <table:table-cell table:style-name="ce148" office:value-type="string" calcext:value-type="string">
            <text:p>欧拉筛法和埃氏筛法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57" office:value-type="string" calcext:value-type="string">
            <text:p>数据规模</text:p>
          </table:table-cell>
          <table:table-cell table:style-name="ce183" office:value-type="string" calcext:value-type="string">
            <text:p>统计类型</text:p>
          </table:table-cell>
          <table:table-cell table:style-name="ce192" office:value-type="string" calcext:value-type="string">
            <text:p>欧拉筛法</text:p>
          </table:table-cell>
          <table:table-cell table:style-name="ce197" office:value-type="string" calcext:value-type="string">
            <text:p>埃氏筛法</text:p>
          </table:table-cell>
          <table:table-cell table:style-name="ce195"/>
          <table:table-cell table:style-name="ce80"/>
          <table:table-cell table:style-name="ce195"/>
          <table:table-cell table:style-name="ce213" table:number-columns-repeated="1006"/>
          <table:table-cell table:style-name="ce129"/>
        </table:table-row>
        <table:table-row table:style-name="ro3">
          <table:table-cell table:style-name="ce83"/>
          <table:table-cell table:style-name="ce158" office:value-type="float" office:value="100" calcext:value-type="float" table:number-columns-spanned="1" table:number-rows-spanned="2">
            <text:p>1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2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 calcext:value-type="float">
            <text:p>133</text:p>
          </table:table-cell>
          <table:table-cell table:style-name="ce198" office:value-type="float" office:value="100" calcext:value-type="float">
            <text:p>100</text:p>
          </table:table-cell>
          <table:table-cell table:style-name="ce195"/>
          <table:table-cell table:style-name="ce80"/>
          <table:table-cell table:style-name="ce195"/>
          <table:table-cell table:style-name="ce213" table:number-columns-repeated="1006"/>
          <table:table-cell table:style-name="ce129"/>
        </table:table-row>
        <table:table-row table:style-name="ro3">
          <table:table-cell table:style-name="ce83"/>
          <table:table-cell table:style-name="ce158" office:value-type="float" office:value="10000" calcext:value-type="float" table:number-columns-spanned="1" table:number-rows-spanned="2">
            <text:p>100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2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33" calcext:value-type="float">
            <text:p>13333</text:p>
          </table:table-cell>
          <table:table-cell table:style-name="ce198" office:value-type="float" office:value="10000" calcext:value-type="float">
            <text:p>10000</text:p>
          </table:table-cell>
          <table:table-cell table:style-name="ce195"/>
          <table:table-cell table:style-name="ce80"/>
          <table:table-cell table:style-name="ce195"/>
          <table:table-cell table:style-name="ce213" table:number-columns-repeated="1006"/>
          <table:table-cell table:style-name="ce129"/>
        </table:table-row>
        <table:table-row table:style-name="ro3">
          <table:table-cell table:style-name="ce83"/>
          <table:table-cell table:style-name="ce158" office:value-type="string" calcext:value-type="string" table:number-columns-spanned="1" table:number-rows-spanned="2">
            <text:p>10^6</text:p>
          </table:table-cell>
          <table:table-cell table:style-name="ce174" office:value-type="string" calcext:value-type="string">
            <text:p>时间</text:p>
          </table:table-cell>
          <table:table-cell table:style-name="ce148" office:value-type="float" office:value="7.8" calcext:value-type="float">
            <text:p>7.8</text:p>
          </table:table-cell>
          <table:table-cell table:style-name="ce198" office:value-type="float" office:value="14" calcext:value-type="float">
            <text:p>14</text:p>
          </table:table-cell>
          <table:table-cell table:style-name="ce195"/>
          <table:table-cell table:style-name="ce80"/>
          <table:table-cell table:style-name="ce195"/>
          <table:table-cell table:style-name="ce213" table:number-columns-repeated="1006"/>
          <table:table-cell table:style-name="ce12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3333" calcext:value-type="float">
            <text:p>1333333</text:p>
          </table:table-cell>
          <table:table-cell table:style-name="ce198" office:value-type="float" office:value="1000000" calcext:value-type="float">
            <text:p>1000000</text:p>
          </table:table-cell>
          <table:table-cell table:style-name="ce195"/>
          <table:table-cell table:style-name="ce80"/>
          <table:table-cell table:style-name="ce195"/>
          <table:table-cell table:style-name="ce213" table:number-columns-repeated="1006"/>
          <table:table-cell table:style-name="ce129"/>
        </table:table-row>
        <table:table-row table:style-name="ro3">
          <table:table-cell table:style-name="ce83"/>
          <table:table-cell table:style-name="ce23" office:value-type="string" calcext:value-type="string" table:number-columns-spanned="1" table:number-rows-spanned="2">
            <text:p>10^7</text:p>
          </table:table-cell>
          <table:table-cell table:style-name="ce174" office:value-type="string" calcext:value-type="string">
            <text:p>时间</text:p>
          </table:table-cell>
          <table:table-cell table:style-name="ce148" office:value-type="float" office:value="100" calcext:value-type="float">
            <text:p>100</text:p>
          </table:table-cell>
          <table:table-cell table:style-name="ce198" office:value-type="float" office:value="140" calcext:value-type="float">
            <text:p>140</text:p>
          </table:table-cell>
          <table:table-cell table:style-name="ce195"/>
          <table:table-cell table:style-name="ce80"/>
          <table:table-cell table:style-name="ce195"/>
          <table:table-cell table:style-name="ce213" table:number-columns-repeated="1006"/>
          <table:table-cell table:style-name="ce129"/>
        </table:table-row>
        <table:table-row table:style-name="ro3">
          <table:table-cell table:style-name="ce83"/>
          <table:covered-table-cell table:style-name="ce23"/>
          <table:table-cell table:style-name="ce184" office:value-type="string" calcext:value-type="string">
            <text:p>空间</text:p>
          </table:table-cell>
          <table:table-cell table:style-name="ce193" office:value-type="float" office:value="13333333" calcext:value-type="float">
            <text:p>13333333</text:p>
          </table:table-cell>
          <table:table-cell table:style-name="ce199" office:value-type="float" office:value="10000000" calcext:value-type="float">
            <text:p>10000000</text:p>
          </table:table-cell>
          <table:table-cell table:style-name="ce195"/>
          <table:table-cell table:style-name="ce80"/>
          <table:table-cell table:style-name="ce195"/>
          <table:table-cell table:style-name="ce213" table:number-columns-repeated="1006"/>
          <table:table-cell table:style-name="ce129"/>
        </table:table-row>
        <table:table-row table:style-name="ro3">
          <table:table-cell table:style-name="ce83"/>
          <table:table-cell table:style-name="ce161"/>
          <table:table-cell table:style-name="ce185"/>
          <table:table-cell table:style-name="ce161"/>
          <table:table-cell table:style-name="ce148"/>
          <table:table-cell table:style-name="ce201"/>
          <table:table-cell table:style-name="ce80"/>
          <table:table-cell table:style-name="ce195"/>
          <table:table-cell table:style-name="ce213" table:number-columns-repeated="1007"/>
        </table:table-row>
        <table:table-row table:style-name="ro3">
          <table:table-cell table:style-name="ce83"/>
          <table:table-cell table:style-name="ce163" office:value-type="string" calcext:value-type="string">
            <text:p>acm 汉诺塔（一）</text:p>
          </table:table-cell>
          <table:table-cell table:style-name="ce140"/>
          <table:table-cell table:style-name="ce163"/>
          <table:table-cell table:style-name="ce148" office:value-type="string" calcext:value-type="string">
            <text:p>二分快速幂</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基础】压缩数据的解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300: 【基础】智破奇案</text:p>
          </table:table-cell>
          <table:table-cell table:style-name="ce174"/>
          <table:table-cell table:style-name="ce148"/>
          <table:table-cell table:style-name="ce156"/>
          <table:table-cell table:style-name="ce201" office:value-type="string" calcext:value-type="string">
            <text:p>标准输入的细节问题</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259: 【基础】分数计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29</text:p>
          </table:table-cell>
          <table:table-cell table:style-name="ce148" office:value-type="string" calcext:value-type="string">
            <text:p>jz 1519: 【USACO】超级书架</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42: 括弧匹配</text:p>
          </table:table-cell>
          <table:table-cell table:style-name="ce174"/>
          <table:table-cell table:style-name="ce148"/>
          <table:table-cell table:style-name="ce156"/>
          <table:table-cell office:value-type="string" calcext:value-type="string">
            <text:p>中文的括号和英文的括号不一样</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10.1</text:p>
          </table:table-cell>
          <table:table-cell table:style-name="ce148" office:value-type="string" calcext:value-type="string">
            <text:p>jz 1502: 【USACO】奶牛的骰子</text:p>
          </table:table-cell>
          <table:table-cell table:style-name="ce174"/>
          <table:table-cell table:style-name="ce148"/>
          <table:table-cell table:style-name="ce156"/>
          <table:table-cell table:style-name="ce201" office:value-type="string" calcext:value-type="string">
            <text:p>sizeof运算符的运算规则</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06: 【USACO】旋转的车轮</text:p>
          </table:table-cell>
          <table:table-cell table:style-name="ce174"/>
          <table:table-cell table:style-name="ce148"/>
          <table:table-cell office:value-type="string" calcext:value-type="string">
            <text:p>模拟</text:p>
          </table:table-cell>
          <table:table-cell table:style-name="ce201" office:value-type="string" calcext:value-type="string">
            <text:p><text:span text:style-name="T1">用</text:span><text:span text:style-name="T2">hash</text:span><text:span text:style-name="T3">压缩数据</text:span></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13: 【USACO】劣质的草</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40: 【USACO】奶牛的选举</text:p>
          </table:table-cell>
          <table:table-cell table:style-name="ce174"/>
          <table:table-cell table:style-name="ce148"/>
          <table:table-cell table:style-name="ce148" office:value-type="string" calcext:value-type="string">
            <text:p>快速排序</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54: 【NOIP04普及组】不高兴的津津</text:p>
          </table:table-cell>
          <table:table-cell table:style-name="ce174"/>
          <table:table-cell table:style-name="ce148"/>
          <table:table-cell table:style-name="ce148" office:value-type="string" calcext:value-type="string">
            <text:p>线性搜索</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51: 【基础】孪生漂亮数</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45: 【基础】哥德巴赫猜想的所有解</text:p>
          </table:table-cell>
          <table:table-cell table:style-name="ce174"/>
          <table:table-cell table:style-name="ce148"/>
          <table:table-cell table:style-name="ce148" office:value-type="string" calcext:value-type="string">
            <text:p>穷举</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10.2</text:p>
          </table:table-cell>
          <table:table-cell table:style-name="ce148" office:value-type="string" calcext:value-type="string">
            <text:p>jz 1563: 【NOIP01普及组】求先序排列</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二叉树的特点 </text:p>
          </table:table-cell>
          <table:table-cell table:style-name="ce79" office:value-type="string" calcext:value-type="string">
            <text:p>变量名要有意义</text:p>
          </table:table-cell>
          <table:table-cell table:style-name="ce195"/>
          <table:table-cell table:style-name="ce213" table:number-columns-repeated="1007"/>
        </table:table-row>
        <table:table-row table:style-name="ro3">
          <table:table-cell table:style-name="ce83"/>
          <table:table-cell table:style-name="ce148" office:value-type="string" calcext:value-type="string">
            <text:p>jz 1573: 【基础】全排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93: 【基础】“倒”数</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637: 【基础】循环比赛</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10.3</text:p>
          </table:table-cell>
          <table:table-cell office:value-type="string" calcext:value-type="string">
            <text:p>最大子长方体和</text:p>
          </table:table-cell>
          <table:table-cell table:number-columns-repeated="2"/>
          <table:table-cell table:style-name="ce156"/>
          <table:table-cell office:value-type="string" calcext:value-type="string">
            <text:p>如何把三维转换成一维</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808: 【基础】计算表达式</text:p>
          </table:table-cell>
          <table:table-cell table:style-name="ce174"/>
          <table:table-cell table:style-name="ce148"/>
          <table:table-cell office:value-type="string" calcext:value-type="string">
            <text:p>模拟</text:p>
          </table:table-cell>
          <table:table-cell office:value-type="string" calcext:value-type="string">
            <text:p>计算规则</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814: 【基础】记录排序</text:p>
          </table:table-cell>
          <table:table-cell table:style-name="ce174"/>
          <table:table-cell table:style-name="ce148"/>
          <table:table-cell office:value-type="string" calcext:value-type="string">
            <text:p>快速排序</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10.4</text:p>
          </table:table-cell>
          <table:table-cell table:style-name="ce148" office:value-type="string" calcext:value-type="string">
            <text:p>jz 1841: 【基础】贝贝的加密工作</text:p>
          </table:table-cell>
          <table:table-cell table:style-name="ce174"/>
          <table:table-cell table:style-name="ce148"/>
          <table:table-cell table:style-name="ce156"/>
          <table:table-cell office:value-type="string" calcext:value-type="string">
            <text:p>要考虑极端情况</text:p>
          </table:table-cell>
          <table:table-cell table:style-name="ce80"/>
          <table:table-cell table:style-name="ce195"/>
          <table:table-cell table:style-name="ce213" table:number-columns-repeated="1007"/>
        </table:table-row>
        <table:table-row table:style-name="ro5">
          <table:table-cell table:style-name="ce140"/>
          <table:table-cell table:style-name="ce163" office:value-type="string" calcext:value-type="string">
            <text:p>jz 1838: 【提高】最大连续子段和</text:p>
          </table:table-cell>
          <table:table-cell table:style-name="ce140"/>
          <table:table-cell table:style-name="ce163"/>
          <table:table-cell table:style-name="ce163" office:value-type="string" calcext:value-type="string">
            <text:p>贪心</text:p>
          </table:table-cell>
          <table:table-cell table:style-name="ce163"/>
          <table:table-cell table:style-name="ce86" office:value-type="string" calcext:value-type="string">
            <text:p>时间复杂度高的程序可以挑服务器不是很忙的时候提交</text:p>
          </table:table-cell>
          <table:table-cell table:style-name="ce163"/>
          <table:table-cell table:style-name="ce209" table:number-columns-repeated="1007"/>
        </table:table-row>
        <table:table-row table:style-name="ro3">
          <table:table-cell table:style-name="ce83"/>
          <table:table-cell table:style-name="ce148" office:value-type="string" calcext:value-type="string">
            <text:p>jz 1817: 【USACO】Adding Commas</text:p>
          </table:table-cell>
          <table:table-cell table:style-name="ce174"/>
          <table:table-cell table:style-name="ce148"/>
          <table:table-cell table:style-name="ce156"/>
          <table:table-cell office:value-type="string" calcext:value-type="string">
            <text:p>把数字当作字符串处理</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10.5</text:p>
          </table:table-cell>
          <table:table-cell table:style-name="ce148" office:value-type="string" calcext:value-type="string">
            <text:p>jz 1999: 【基础】因子个数</text:p>
          </table:table-cell>
          <table:table-cell table:style-name="ce174"/>
          <table:table-cell table:style-name="ce148"/>
          <table:table-cell table:style-name="ce156"/>
          <table:table-cell office:value-type="string" calcext:value-type="string">
            <text:p>避免搜索无效状态</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10.6</text:p>
          </table:table-cell>
          <table:table-cell table:style-name="ce163" office:value-type="string" calcext:value-type="string">
            <text:p>二叉树的序遍历</text:p>
          </table:table-cell>
          <table:table-cell table:style-name="ce140"/>
          <table:table-cell table:style-name="ce163"/>
          <table:table-cell office:value-type="string" calcext:value-type="string">
            <text:p>模拟 递归</text:p>
          </table:table-cell>
          <table:table-cell table:style-name="ce195"/>
          <table:table-cell table:style-name="ce80"/>
          <table:table-cell table:style-name="ce195"/>
          <table:table-cell table:style-name="ce213" table:number-columns-repeated="1007"/>
        </table:table-row>
        <table:table-row table:style-name="ro3">
          <table:table-cell table:style-name="ce141"/>
          <table:table-cell table:style-name="ce163" office:value-type="string" calcext:value-type="string">
            <text:p>二叉树最大宽度和高度 </text:p>
          </table:table-cell>
          <table:table-cell table:style-name="ce140"/>
          <table:table-cell table:style-name="ce163"/>
          <table:table-cell table:style-name="ce161" office:value-type="string" calcext:value-type="string">
            <text:p>宽搜</text:p>
          </table:table-cell>
          <table:table-cell table:style-name="ce196" office:value-type="string" calcext:value-type="string">
            <text:p>理解“二叉树最大宽度”的含义</text:p>
          </table:table-cell>
          <table:table-cell table:style-name="ce87"/>
          <table:table-cell table:style-name="ce196"/>
          <table:table-cell table:style-name="ce230" table:number-columns-repeated="1007"/>
        </table:table-row>
        <table:table-row table:style-name="ro3">
          <table:table-cell table:style-name="ce83"/>
          <table:table-cell table:style-name="ce148" office:value-type="string" calcext:value-type="string">
            <text:p><text:s/>最大公约数和最小公倍数问题</text:p>
          </table:table-cell>
          <table:table-cell table:style-name="ce174"/>
          <table:table-cell table:style-name="ce148"/>
          <table:table-cell office:value-type="string" calcext:value-type="string">
            <text:p>穷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a xlink:href="http://codevs.cn/problem/1160/" xlink:type="simple">蛇形矩阵</text:a></text:p>
          </table:table-cell>
          <table:table-cell table:style-name="ce174"/>
          <table:table-cell table:style-name="ce148"/>
          <table:table-cell table:style-name="ce148" office:value-type="string" calcext:value-type="string">
            <text:p>模拟</text:p>
          </table:table-cell>
          <table:table-cell office:value-type="string" calcext:value-type="string">
            <text:p>找到规律</text:p>
          </table:table-cell>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a xlink:href="http://codevs.cn/problem/1083/" xlink:type="simple">Cantor表</text:a></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a xlink:href="http://codevs.cn/problem/3116/" xlink:type="simple">高精度练习之加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7</text:p>
          </table:table-cell>
          <table:table-cell table:style-name="ce148" office:value-type="string" calcext:value-type="string">
            <text:p><text:a xlink:href="http://codevs.cn/problem/3117/" xlink:type="simple">高精度练习之乘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07"/>
        </table:table-row>
        <table:table-row table:style-name="ro3">
          <table:table-cell table:style-name="ce83"/>
          <table:table-cell office:value-type="string" calcext:value-type="string">
            <text:p>高精度练习之减法</text:p>
          </table:table-cell>
          <table:table-cell table:number-columns-repeated="2"/>
          <table:table-cell table:style-name="ce148" office:value-type="string" calcext:value-type="string">
            <text:p>高精度</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N皇后问题 </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07"/>
        </table:table-row>
        <table:table-row table:style-name="ro3">
          <table:table-cell table:style-name="ce83"/>
          <table:table-cell office:value-type="string" calcext:value-type="string">
            <text:p>全排列 </text:p>
          </table:table-cell>
          <table:table-cell table:number-columns-repeated="2"/>
          <table:table-cell table:style-name="ce148" office:value-type="string" calcext:value-type="string">
            <text:p>dfs</text:p>
          </table:table-cell>
          <table:table-cell table:style-name="ce195"/>
          <table:table-cell table:style-name="ce80"/>
          <table:table-cell table:style-name="ce195"/>
          <table:table-cell table:number-columns-repeated="1007"/>
        </table:table-row>
        <table:table-row table:style-name="ro3">
          <table:table-cell table:style-name="ce83"/>
          <table:table-cell office:value-type="string" calcext:value-type="string">
            <text:p>拦截导弹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3">
          <table:table-cell table:style-name="ce83"/>
          <table:table-cell office:value-type="string" calcext:value-type="string">
            <text:p>数字三角形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8</text:p>
          </table:table-cell>
          <table:table-cell office:value-type="string" calcext:value-type="string">
            <text:p>过河卒</text:p>
          </table:table-cell>
          <table:table-cell table:number-columns-repeated="2"/>
          <table:table-cell table:style-name="ce148" office:value-type="string" calcext:value-type="string">
            <text:p>递推</text:p>
          </table:table-cell>
          <table:table-cell table:style-name="ce201" office:value-type="string" calcext:value-type="string">
            <text:p>“马”的位置也属于“控制点”</text:p>
          </table:table-cell>
          <table:table-cell table:style-name="ce80"/>
          <table:table-cell table:style-name="ce195"/>
          <table:table-cell table:number-columns-repeated="1007"/>
        </table:table-row>
        <table:table-row table:style-name="ro3">
          <table:table-cell table:style-name="ce83"/>
          <table:table-cell office:value-type="string" calcext:value-type="string">
            <text:p>最长严格上升子序列</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3">
          <table:table-cell table:style-name="ce83"/>
          <table:table-cell office:value-type="string" calcext:value-type="string">
            <text:p>求先序排列</text:p>
          </table:table-cell>
          <table:table-cell table:number-columns-repeated="2"/>
          <table:table-cell table:style-name="ce156"/>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0</text:p>
          </table:table-cell>
          <table:table-cell office:value-type="string" calcext:value-type="string">
            <text:p>栈</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1</text:p>
          </table:table-cell>
          <table:table-cell table:style-name="ce148" office:value-type="string" calcext:value-type="string">
            <text:p>Hanoi双塔问题 </text:p>
          </table:table-cell>
          <table:table-cell table:style-name="ce174"/>
          <table:table-cell table:style-name="ce148"/>
          <table:table-cell office:value-type="string" calcext:value-type="string">
            <text:p>高精度</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F函数 </text:p>
          </table:table-cell>
          <table:table-cell table:style-name="ce174"/>
          <table:table-cell table:style-name="ce148"/>
          <table:table-cell office:value-type="string" calcext:value-type="string">
            <text:p>记忆化搜索</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3</text:p>
          </table:table-cell>
          <table:table-cell table:style-name="ce148" office:value-type="string" calcext:value-type="string">
            <text:p>八数码难题 </text:p>
          </table:table-cell>
          <table:table-cell table:style-name="ce174"/>
          <table:table-cell table:style-name="ce148"/>
          <table:table-cell table:style-name="ce148" office:value-type="string" calcext:value-type="string">
            <text:p>bfs 状态压缩</text:p>
          </table:table-cell>
          <table:table-cell table:style-name="ce201" office:value-type="string" calcext:value-type="string">
            <text:p><text:span text:style-name="T1">如何用一个字节储存</text:span><text:span text:style-name="T2">8</text:span><text:span text:style-name="T3">个</text:span><text:span text:style-name="T2">bool</text:span><text:span text:style-name="T3">值</text:span></text:p>
          </table:table-cell>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贝贝的保险库密码 </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5</text:p>
          </table:table-cell>
          <table:table-cell table:style-name="ce148" office:value-type="string" calcext:value-type="string">
            <text:p>jz 算24点</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如何“大问题化小问题”</text:p>
          </table:table-cell>
          <table:table-cell table:style-name="ce79" office:value-type="string" calcext:value-type="string">
            <text:p>要记牢所调用的函数的接口</text:p>
          </table:table-cell>
          <table:table-cell table:style-name="ce195"/>
          <table:table-cell table:number-columns-repeated="1007"/>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6</text:p>
          </table:table-cell>
          <table:table-cell table:style-name="ce148" office:value-type="string" calcext:value-type="string">
            <text:p>jz 2702: 【基础】完全平方数</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提高】小X学游泳</text:p>
          </table:table-cell>
          <table:table-cell table:style-name="ce174"/>
          <table:table-cell table:style-name="ce148"/>
          <table:table-cell table:style-name="ce148" office:value-type="string" calcext:value-type="string">
            <text:p>bfs</text:p>
          </table:table-cell>
          <table:table-cell office:value-type="string" calcext:value-type="string">
            <text:p>输入数据的格式</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7</text:p>
          </table:table-cell>
          <table:table-cell table:style-name="ce148" office:value-type="string" calcext:value-type="string">
            <text:p>jz 1126: 【提高】删数问题</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168: 【提高】老鼠闯迷宫</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07"/>
        </table:table-row>
        <table:table-row table:style-name="ro12">
          <table:table-cell table:style-name="ce83"/>
          <table:table-cell table:style-name="ce148" office:value-type="string" calcext:value-type="string">
            <text:p>jz 1268: 【基础】算24</text:p>
          </table:table-cell>
          <table:table-cell table:style-name="ce174"/>
          <table:table-cell table:style-name="ce148"/>
          <table:table-cell table:style-name="ce148" office:value-type="string" calcext:value-type="string">
            <text:p>dfs</text:p>
          </table:table-cell>
          <table:table-cell table:style-name="ce195"/>
          <table:table-cell office:value-type="string" calcext:value-type="string">
            <text:p><text:span text:style-name="T1">用不到的头文件不要引用</text:span><text:span text:style-name="T2">(linux</text:span><text:span text:style-name="T3">中没有</text:span><text:span text:style-name="T2">windows.h</text:span><text:span text:style-name="T3">头文件</text:span><text:span text:style-name="T2">)</text:span></text:p>
          </table:table-cell>
          <table:table-cell table:style-name="ce195"/>
          <table:table-cell table:number-columns-repeated="1007"/>
        </table:table-row>
        <table:table-row table:style-name="ro3">
          <table:table-cell table:style-name="ce83"/>
          <table:table-cell table:style-name="ce148" office:value-type="string" calcext:value-type="string">
            <text:p>jz 1586: 【USACO】牛棚回声</text:p>
          </table:table-cell>
          <table:table-cell table:style-name="ce174"/>
          <table:table-cell table:style-name="ce148"/>
          <table:table-cell table:style-name="ce148" office:value-type="string" calcext:value-type="string">
            <text:p>穷举</text:p>
          </table:table-cell>
          <table:table-cell office:value-type="string" calcext:value-type="string">
            <text:p>这道题和“最大连续子序列长度”不一样</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8</text:p>
          </table:table-cell>
          <table:table-cell table:style-name="ce148" office:value-type="string" calcext:value-type="string">
            <text:p>jz ISBN号码</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740: 【NOIP06普及组】明明的随机数</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744: 【NOIP05普及组】陶陶摘苹果</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8</text:p>
          </table:table-cell>
          <table:table-cell table:style-name="ce148" office:value-type="string" calcext:value-type="string">
            <text:p><text:span text:style-name="T1">基础篇 </text:span><text:span text:style-name="T2">7.6.3</text:span></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599: 【USACO】灯</text:p>
          </table:table-cell>
          <table:table-cell table:style-name="ce174"/>
          <table:table-cell table:style-name="ce148"/>
          <table:table-cell table:style-name="ce148" office:value-type="string" calcext:value-type="string">
            <text:p>dfs</text:p>
          </table:table-cell>
          <table:table-cell office:value-type="string" calcext:value-type="string">
            <text:p>灯的状态既是灯的状态也是操做的状态</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20</text:p>
          </table:table-cell>
          <table:table-cell table:style-name="ce148" office:value-type="string" calcext:value-type="string">
            <text:p>jz 2886: 【提高】LIS</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21</text:p>
          </table:table-cell>
          <table:table-cell table:style-name="ce148" office:value-type="string" calcext:value-type="string">
            <text:p>jz 1768: 【NOIP99提高组】拦截导弹</text:p>
          </table:table-cell>
          <table:table-cell table:style-name="ce174"/>
          <table:table-cell table:style-name="ce148"/>
          <table:table-cell table:style-name="ce148" office:value-type="string" calcext:value-type="string">
            <text:p>动态规划</text:p>
          </table:table-cell>
          <table:table-cell table:style-name="ce195"/>
          <table:table-cell table:style-name="ce79" office:value-type="string" calcext:value-type="string">
            <text:p>-1在bool值中用是1</text:p>
          </table:table-cell>
          <table:table-cell table:style-name="ce195"/>
          <table:table-cell table:number-columns-repeated="1007"/>
        </table:table-row>
        <table:table-row table:style-name="ro3">
          <table:table-cell table:style-name="ce83"/>
          <table:table-cell table:style-name="ce148" office:value-type="string" calcext:value-type="string">
            <text:p>jz 1178: 【提高】简单0-1背包问题</text:p>
          </table:table-cell>
          <table:table-cell table:style-name="ce174"/>
          <table:table-cell table:style-name="ce148"/>
          <table:table-cell table:style-name="ce148" office:value-type="string" calcext:value-type="string">
            <text:p>动态规划</text:p>
          </table:table-cell>
          <table:table-cell office:value-type="string" calcext:value-type="string">
            <text:p>遍历状态的顺序</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5">
          <table:table-cell table:style-name="ce82" office:value-type="string" calcext:value-type="string">
            <text:p>2017，10.22</text:p>
          </table:table-cell>
          <table:table-cell table:style-name="ce148" office:value-type="string" calcext:value-type="string">
            <text:p>jz 1802: 【提高】喜羊羊运动会——m位数问题</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数字可重复使用</text:p>
          </table:table-cell>
          <table:table-cell table:style-name="ce80"/>
          <table:table-cell table:style-name="ce195"/>
          <table:table-cell table:number-columns-repeated="1007"/>
        </table:table-row>
        <table:table-row table:style-name="ro15">
          <table:table-cell table:style-name="ce83"/>
          <table:table-cell table:style-name="ce148" office:value-type="string" calcext:value-type="string">
            <text:p>jz 1800: 【基础】喜羊羊运动会——采花生</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803: 【基础】夏令营旗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899: 【提高】采药</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895: 【基础】第K大与第K小数</text:p>
          </table:table-cell>
          <table:table-cell table:style-name="ce174"/>
          <table:table-cell table:style-name="ce148"/>
          <table:table-cell table:style-name="ce148" office:value-type="string" calcext:value-type="string">
            <text:p>快排</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23</text:p>
          </table:table-cell>
          <table:table-cell table:style-name="ce148" office:value-type="string" calcext:value-type="string">
            <text:p>jz 1898: 【提高】滑雪</text:p>
          </table:table-cell>
          <table:table-cell table:style-name="ce174"/>
          <table:table-cell table:style-name="ce148" table:number-columns-repeated="2"/>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26</text:p>
          </table:table-cell>
          <table:table-cell table:style-name="ce148" office:value-type="string" calcext:value-type="string">
            <text:p>jz 1896: 【NOIP05普及组】奖学金</text:p>
          </table:table-cell>
          <table:table-cell table:style-name="ce174"/>
          <table:table-cell table:style-name="ce148"/>
          <table:table-cell office:value-type="string" calcext:value-type="string">
            <text:p>模拟</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28</text:p>
          </table:table-cell>
          <table:table-cell table:style-name="ce148" office:value-type="string" calcext:value-type="string">
            <text:p>jz 2843: 【NOIP11普及组】数字反转</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2844: 【NOIP11普及组】统计单词数</text:p>
          </table:table-cell>
          <table:table-cell table:style-name="ce174"/>
          <table:table-cell table:style-name="ce148"/>
          <table:table-cell table:style-name="ce156"/>
          <table:table-cell office:value-type="string" calcext:value-type="string">
            <text:p>下标的意义</text:p>
          </table:table-cell>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2857: 【NOIP10提高组】机器翻译</text:p>
          </table:table-cell>
          <table:table-cell table:style-name="ce174"/>
          <table:table-cell table:style-name="ce148"/>
          <table:table-cell office:value-type="string" calcext:value-type="string">
            <text:p>队列</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2897: 【基础】小X与队列</text:p>
          </table:table-cell>
          <table:table-cell table:style-name="ce174"/>
          <table:table-cell table:style-name="ce148"/>
          <table:table-cell office:value-type="string" calcext:value-type="string">
            <text:p>队列</text:p>
          </table:table-cell>
          <table:table-cell office:value-type="string" calcext:value-type="string">
            <text:p>使用虚拟指针加快运行速度</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29</text:p>
          </table:table-cell>
          <table:table-cell table:style-name="ce148" office:value-type="string" calcext:value-type="string">
            <text:p>jz 2889: NINE</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2888: GPA</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2724: 【基础】分数计算器</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30</text:p>
          </table:table-cell>
          <table:table-cell table:style-name="ce148" office:value-type="string" calcext:value-type="string">
            <text:p>8:抓住那头牛</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1</text:p>
          </table:table-cell>
          <table:table-cell table:style-name="ce148" office:value-type="string" calcext:value-type="string">
            <text:p>发型糟糕的一天</text:p>
          </table:table-cell>
          <table:table-cell table:style-name="ce174"/>
          <table:table-cell table:style-name="ce148"/>
          <table:table-cell office:value-type="string" calcext:value-type="string">
            <text:p>动态规划</text:p>
          </table:table-cell>
          <table:table-cell table:style-name="ce201" office:value-type="string" calcext:value-type="string">
            <text:p>防止数据溢出</text:p>
          </table:table-cell>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大整数乘法</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2</text:p>
          </table:table-cell>
          <table:table-cell table:style-name="ce148" office:value-type="string" calcext:value-type="string">
            <text:p>词典</text:p>
          </table:table-cell>
          <table:table-cell table:style-name="ce174"/>
          <table:table-cell table:style-name="ce148"/>
          <table:table-cell table:style-name="ce156"/>
          <table:table-cell table:style-name="ce195"/>
          <table:table-cell office:value-type="string" calcext:value-type="string">
            <text:p>调试代码在提交时一定要删除</text:p>
          </table:table-cell>
          <table:table-cell table:style-name="ce195"/>
          <table:table-cell table:number-columns-repeated="1007"/>
        </table:table-row>
        <table:table-row table:style-name="ro3">
          <table:table-cell table:style-name="ce83"/>
          <table:table-cell table:style-name="ce148" office:value-type="string" calcext:value-type="string">
            <text:p>Caesar 密码</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全在其中</text:p>
          </table:table-cell>
          <table:table-cell table:style-name="ce174"/>
          <table:table-cell table:style-name="ce148"/>
          <table:table-cell office:value-type="string" calcext:value-type="string">
            <text:p>贪心</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3</text:p>
          </table:table-cell>
          <table:table-cell table:style-name="ce148" office:value-type="string" calcext:value-type="string">
            <text:p>4:放苹果</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5</text:p>
          </table:table-cell>
          <table:table-cell table:style-name="ce157" office:value-type="string" calcext:value-type="string">
            <text:p>NOIP2010数字统计</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10接水问题</text:p>
          </table:table-cell>
          <table:table-cell table:style-name="ce174"/>
          <table:table-cell table:style-name="ce148"/>
          <table:table-cell table:style-name="ce148" office:value-type="string" calcext:value-type="string">
            <text:p>模拟</text:p>
          </table:table-cell>
          <table:table-cell office:value-type="string" calcext:value-type="string">
            <text:p>如何设置循环条件</text:p>
          </table:table-cell>
          <table:table-cell table:style-name="ce80"/>
          <table:table-cell table:style-name="ce198"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10导弹拦截</text:p>
          </table:table-cell>
          <table:table-cell table:style-name="ce174"/>
          <table:table-cell table:style-name="ce148"/>
          <table:table-cell office:value-type="string" calcext:value-type="string">
            <text:p>贪心</text:p>
          </table:table-cell>
          <table:table-cell office:value-type="string" calcext:value-type="string">
            <text:p>如何找到一个正确的贪心算法</text:p>
          </table:table-cell>
          <table:table-cell table:style-name="ce80"/>
          <table:table-cell table:style-name="ce198" office:value-type="string" calcext:value-type="string">
            <text:p>0分</text:p>
          </table:table-cell>
          <table:table-cell table:number-columns-repeated="1007"/>
        </table:table-row>
        <table:table-row table:style-name="ro3">
          <table:table-cell table:style-name="ce83"/>
          <table:table-cell table:style-name="ce165" office:value-type="string" calcext:value-type="string">
            <text:p>MOIP2010三国游戏</text:p>
          </table:table-cell>
          <table:table-cell table:style-name="ce174"/>
          <table:table-cell table:style-name="ce148"/>
          <table:table-cell office:value-type="string" calcext:value-type="string">
            <text:p>贪心</text:p>
          </table:table-cell>
          <table:table-cell table:style-name="ce195"/>
          <table:table-cell office:value-type="string" calcext:value-type="string">
            <text:p>遇到不会做的题目可以先做会做的题目</text:p>
          </table:table-cell>
          <table:table-cell table:style-name="ce198" office:value-type="string" calcext:value-type="string">
            <text:p>0分</text:p>
          </table:table-cell>
          <table:table-cell table:number-columns-repeated="1007"/>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00分</text:p>
          </table:table-cell>
          <table:table-cell table:number-columns-repeated="1007"/>
        </table:table-row>
        <table:table-row table:style-name="ro3">
          <table:table-cell table:style-name="ce83"/>
          <table:table-cell table:style-name="ce156"/>
          <table:table-cell table:style-name="ce182"/>
          <table:table-cell table:style-name="ce156" table:number-columns-repeated="2"/>
          <table:table-cell table:style-name="ce195"/>
          <table:table-cell table:style-name="ce80"/>
          <table:table-cell table:style-name="ce201"/>
          <table:table-cell table:number-columns-repeated="1007"/>
        </table:table-row>
        <table:table-row table:style-name="ro3">
          <table:table-cell table:style-name="ce82" office:value-type="string" calcext:value-type="string">
            <text:p>2017，11.6</text:p>
          </table:table-cell>
          <table:table-cell table:style-name="ce157" office:value-type="string" calcext:value-type="string">
            <text:p>NOIP2013 1．记数问题</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13 2．表达式求值</text:p>
          </table:table-cell>
          <table:table-cell table:style-name="ce174"/>
          <table:table-cell table:style-name="ce148"/>
          <table:table-cell table:style-name="ce148" office:value-type="string" calcext:value-type="string">
            <text:p>栈、队列</text:p>
          </table:table-cell>
          <table:table-cell/>
          <table:table-cell table:style-name="ce80"/>
          <table:table-cell table:style-name="ce198"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13 3．小朋友的数字</text:p>
          </table:table-cell>
          <table:table-cell table:style-name="ce174"/>
          <table:table-cell table:style-name="ce148"/>
          <table:table-cell/>
          <table:table-cell office:value-type="string" calcext:value-type="string">
            <text:p>防止数据溢出</text:p>
          </table:table-cell>
          <table:table-cell table:style-name="ce80"/>
          <table:table-cell table:style-name="ce198" office:value-type="string" calcext:value-type="string">
            <text:p>80分</text:p>
          </table:table-cell>
          <table:table-cell table:number-columns-repeated="1007"/>
        </table:table-row>
        <table:table-row table:style-name="ro3">
          <table:table-cell table:style-name="ce83"/>
          <table:table-cell table:style-name="ce165" office:value-type="string" calcext:value-type="string">
            <text:p>NOIP2013 4．车站分级</text:p>
          </table:table-cell>
          <table:table-cell table:style-name="ce174"/>
          <table:table-cell table:style-name="ce148"/>
          <table:table-cell office:value-type="string" calcext:value-type="string">
            <text:p>栈、图</text:p>
          </table:table-cell>
          <table:table-cell table:style-name="ce195"/>
          <table:table-cell/>
          <table:table-cell table:style-name="ce198" office:value-type="string" calcext:value-type="string">
            <text:p>10分</text:p>
          </table:table-cell>
          <table:table-cell table:number-columns-repeated="1007"/>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90分</text:p>
          </table:table-cell>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4">信息学奥赛一本通</text:span><text:span text:style-name="T5"> </text:span><text:span text:style-name="T6">3.4.1</text:span></text:p>
          </table:table-cell>
          <table:table-cell table:style-name="ce174"/>
          <table:table-cell table:style-name="ce148"/>
          <table:table-cell table:style-name="ce148" office:value-type="string" calcext:value-type="string">
            <text:p>BFS、图</text:p>
          </table:table-cell>
          <table:table-cell table:style-name="ce195"/>
          <table:table-cell table:style-name="ce80"/>
          <table:table-cell table:style-name="ce195"/>
          <table:table-cell table:number-columns-repeated="1007"/>
        </table:table-row>
        <table:table-row table:style-name="ro15">
          <table:table-cell table:style-name="ce83"/>
          <table:table-cell table:style-name="ce148" office:value-type="string" calcext:value-type="string">
            <text:p><text:span text:style-name="T7">信息学奥赛一本通</text:span><text:span text:style-name="T8"> </text:span><text:span text:style-name="T2">3.4.2</text:span></text:p>
          </table:table-cell>
          <table:table-cell table:style-name="ce174"/>
          <table:table-cell table:style-name="ce148"/>
          <table:table-cell office:value-type="string" calcext:value-type="string">
            <text:p>贪心</text:p>
          </table:table-cell>
          <table:table-cell table:style-name="ce163" office:value-type="string" calcext:value-type="string">
            <text:p><text:span text:style-name="T7">因为是“双车道”且“可</text:span><text:span text:style-name="T9">U</text:span><text:span text:style-name="T40">型拐弯”，所以必然有“欧拉回路”。</text:span></text:p>
          </table:table-cell>
          <table:table-cell table:style-name="ce79" office:value-type="string" calcext:value-type="string">
            <text:p>复杂的题目可以先找找答案的特点</text:p>
          </table:table-cell>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7</text:p>
          </table:table-cell>
          <table:table-cell table:style-name="ce157" office:value-type="string" calcext:value-type="string">
            <text:p>NOIP2014 1.珠心算测试</text:p>
          </table:table-cell>
          <table:table-cell table:style-name="ce183"/>
          <table:table-cell table:style-name="ce192"/>
          <table:table-cell table:style-name="ce192" office:value-type="string" calcext:value-type="string">
            <text:p>穷举</text:p>
          </table:table-cell>
          <table:table-cell table:style-name="ce203"/>
          <table:table-cell table:style-name="ce88"/>
          <table:table-cell table:style-name="ce197"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14 2.比例简化</text:p>
          </table:table-cell>
          <table:table-cell table:style-name="ce174"/>
          <table:table-cell table:style-name="ce148"/>
          <table:table-cell table:style-name="ce148" office:value-type="string" calcext:value-type="string">
            <text:p>穷举</text:p>
          </table:table-cell>
          <table:table-cell/>
          <table:table-cell table:style-name="ce80"/>
          <table:table-cell table:style-name="ce198"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14 3.螺旋矩阵</text:p>
          </table:table-cell>
          <table:table-cell table:style-name="ce174"/>
          <table:table-cell table:style-name="ce148"/>
          <table:table-cell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07"/>
        </table:table-row>
        <table:table-row table:style-name="ro19">
          <table:table-cell table:style-name="ce83"/>
          <table:table-cell table:style-name="ce165" office:value-type="string" calcext:value-type="string">
            <text:p>NOIP2014 4.子矩阵</text:p>
          </table:table-cell>
          <table:table-cell table:style-name="ce174"/>
          <table:table-cell table:style-name="ce148"/>
          <table:table-cell office:value-type="string" calcext:value-type="string">
            <text:p>压位、动态规划</text:p>
          </table:table-cell>
          <table:table-cell table:style-name="ce195" office:value-type="string" calcext:value-type="string">
            <text:p><text:span text:style-name="T7">如何把问题从二维转化成一维，如何提高、简化“从</text:span><text:span text:style-name="T9">N</text:span><text:span text:style-name="T40">列中选</text:span><text:span text:style-name="T9">C</text:span><text:span text:style-name="T40">列”的效率</text:span><text:span text:style-name="T9">(</text:span><text:span text:style-name="T40">不用</text:span><text:span text:style-name="T9">dfs)</text:span><text:span text:style-name="T40">，以及设计状态。</text:span></text:p>
          </table:table-cell>
          <table:table-cell/>
          <table:table-cell table:style-name="ce198" office:value-type="string" calcext:value-type="string">
            <text:p>0分</text:p>
          </table:table-cell>
          <table:table-cell table:number-columns-repeated="1007"/>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9">3.4.3.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67" office:value-type="string" calcext:value-type="string">
            <text:p><text:span text:style-name="T10">信息学奥赛一本通 </text:span><text:span text:style-name="T11">3.4.3.2</text:span></text:p>
          </table:table-cell>
          <table:table-cell table:style-name="ce174"/>
          <table:table-cell table:style-name="ce167"/>
          <table:table-cell table:style-name="ce148" office:value-type="string" calcext:value-type="string">
            <text:p>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3.4</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67" office:value-type="string" calcext:value-type="string">
            <text:p><text:span text:style-name="T10">信息学奥赛一本通</text:span><text:span text:style-name="T12"> </text:span><text:span text:style-name="T13">3.4.3.5</text:span></text:p>
          </table:table-cell>
          <table:table-cell table:style-name="ce174"/>
          <table:table-cell table:style-name="ce167"/>
          <table:table-cell table:style-name="ce148" office:value-type="string" calcext:value-type="string">
            <text:p>图</text:p>
          </table:table-cell>
          <table:table-cell office:value-type="string" calcext:value-type="string">
            <text:p>如何减少内存消耗</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8</text:p>
          </table:table-cell>
          <table:table-cell table:style-name="ce157" office:value-type="string" calcext:value-type="string">
            <text:p>NOIP2007 1.奖学金</text:p>
          </table:table-cell>
          <table:table-cell table:style-name="ce183"/>
          <table:table-cell table:style-name="ce192"/>
          <table:table-cell table:style-name="ce192" office:value-type="string" calcext:value-type="string">
            <text:p>快排</text:p>
          </table:table-cell>
          <table:table-cell table:style-name="ce203"/>
          <table:table-cell table:style-name="ce88"/>
          <table:table-cell table:style-name="ce197"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07 2.纪念品分组</text:p>
          </table:table-cell>
          <table:table-cell table:style-name="ce174"/>
          <table:table-cell table:style-name="ce148"/>
          <table:table-cell table:style-name="ce148" office:value-type="string" calcext:value-type="string">
            <text:p>贪心</text:p>
          </table:table-cell>
          <table:table-cell/>
          <table:table-cell table:style-name="ce80"/>
          <table:table-cell table:style-name="ce198" office:value-type="string" calcext:value-type="string">
            <text:p>0分</text:p>
          </table:table-cell>
          <table:table-cell table:number-columns-repeated="1007"/>
        </table:table-row>
        <table:table-row table:style-name="ro3">
          <table:table-cell table:style-name="ce83"/>
          <table:table-cell table:style-name="ce165" office:value-type="string" calcext:value-type="string">
            <text:p>NOIP2007 3. 守望者的逃离</text:p>
          </table:table-cell>
          <table:table-cell table:style-name="ce174"/>
          <table:table-cell table:style-name="ce148"/>
          <table:table-cell office:value-type="string" calcext:value-type="string">
            <text:p>贪心</text:p>
          </table:table-cell>
          <table:table-cell/>
          <table:table-cell table:style-name="ce80"/>
          <table:table-cell table:style-name="ce198" office:value-type="string" calcext:value-type="string">
            <text:p>40分</text:p>
          </table:table-cell>
          <table:table-cell table:number-columns-repeated="1007"/>
        </table:table-row>
        <table:table-row table:style-name="ro3">
          <table:table-cell table:style-name="ce83"/>
          <table:table-cell table:style-name="ce165" office:value-type="string" calcext:value-type="string">
            <text:p>NOIP2007 4.Hanoi双塔问题</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100分</text:p>
          </table:table-cell>
          <table:table-cell table:number-columns-repeated="1007"/>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40分</text:p>
          </table:table-cell>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4.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4</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2</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1</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9</text:p>
          </table:table-cell>
          <table:table-cell table:style-name="ce157" office:value-type="string" calcext:value-type="string">
            <text:p>NOIP2006 1.明明的随机数</text:p>
          </table:table-cell>
          <table:table-cell table:style-name="ce183"/>
          <table:table-cell table:style-name="ce192"/>
          <table:table-cell table:style-name="ce192" office:value-type="string" calcext:value-type="string">
            <text:p>桶排序</text:p>
          </table:table-cell>
          <table:table-cell table:style-name="ce203"/>
          <table:table-cell table:style-name="ce88"/>
          <table:table-cell table:style-name="ce197"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06 2.开心的金明</text:p>
          </table:table-cell>
          <table:table-cell table:style-name="ce174"/>
          <table:table-cell table:style-name="ce148"/>
          <table:table-cell table:style-name="ce148"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06 3.Jam的计数法</text:p>
          </table:table-cell>
          <table:table-cell table:style-name="ce174"/>
          <table:table-cell table:style-name="ce148"/>
          <table:table-cell office:value-type="string" calcext:value-type="string">
            <text:p>哈希、布尔集合</text:p>
          </table:table-cell>
          <table:table-cell office:value-type="string" calcext:value-type="string">
            <text:p>如何编写一个正确的哈希函数</text:p>
          </table:table-cell>
          <table:table-cell table:style-name="ce80"/>
          <table:table-cell table:style-name="ce198" office:value-type="string" calcext:value-type="string">
            <text:p>100分</text:p>
          </table:table-cell>
          <table:table-cell table:number-columns-repeated="1007"/>
        </table:table-row>
        <table:table-row table:style-name="ro13">
          <table:table-cell table:style-name="ce83"/>
          <table:table-cell table:style-name="ce165" office:value-type="string" calcext:value-type="string">
            <text:p>NOIP2006 4.数列</text:p>
          </table:table-cell>
          <table:table-cell table:style-name="ce174"/>
          <table:table-cell table:style-name="ce148"/>
          <table:table-cell/>
          <table:table-cell table:style-name="ce195" office:value-type="string" calcext:value-type="string">
            <text:p>(a1,a2,…,an)2 -&gt; (a1,a2,…,an)k 就可以得到答案</text:p>
          </table:table-cell>
          <table:table-cell office:value-type="string" calcext:value-type="string">
            <text:p>复杂的题目可以用数学手段简化</text:p>
          </table:table-cell>
          <table:table-cell table:style-name="ce198" office:value-type="string" calcext:value-type="string">
            <text:p>100分</text:p>
          </table:table-cell>
          <table:table-cell table:number-columns-repeated="1007"/>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400分</text:p>
          </table:table-cell>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3</text:span></text:p>
          </table:table-cell>
          <table:table-cell table:style-name="ce174"/>
          <table:table-cell table:style-name="ce148"/>
          <table:table-cell office:value-type="string" calcext:value-type="string">
            <text:p>并查集、动态规划</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6.2</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6.3</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4">信息学奥赛一本通</text:span><text:span text:style-name="T5"> </text:span><text:span text:style-name="T6">3.4.6.1</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10</text:p>
          </table:table-cell>
          <table:table-cell table:style-name="ce157" office:value-type="string" calcext:value-type="string">
            <text:p>NOIP2005 陶陶摘苹果</text:p>
          </table:table-cell>
          <table:table-cell table:style-name="ce183"/>
          <table:table-cell table:style-name="ce192" table:number-columns-repeated="2"/>
          <table:table-cell table:style-name="ce203"/>
          <table:table-cell table:style-name="ce88"/>
          <table:table-cell table:style-name="ce197"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05 校门外的树</text:p>
          </table:table-cell>
          <table:table-cell table:style-name="ce174"/>
          <table:table-cell table:style-name="ce148"/>
          <table:table-cell table:style-name="ce148"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05 采药</text:p>
          </table:table-cell>
          <table:table-cell table:style-name="ce174"/>
          <table:table-cell table:style-name="ce148"/>
          <table:table-cell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05 循环</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0分</text:p>
          </table:table-cell>
          <table:table-cell table:number-columns-repeated="1007"/>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number-columns-repeated="1010"/>
        </table:table-row>
        <table:table-row table:style-name="ro20">
          <table:table-cell table:style-name="ce82" office:value-type="string" calcext:value-type="string">
            <text:p>2017，11.17</text:p>
          </table:table-cell>
          <table:table-cell table:style-name="ce148" office:value-type="string" calcext:value-type="string">
            <text:p><text:span text:style-name="T4">信息学奥赛一本通</text:span><text:span text:style-name="T5"> </text:span><text:span text:style-name="T6">2.1.6</text:span></text:p>
          </table:table-cell>
          <table:table-cell table:style-name="ce174"/>
          <table:table-cell table:style-name="ce148"/>
          <table:table-cell office:value-type="string" calcext:value-type="string">
            <text:p>高精度</text:p>
          </table:table-cell>
          <table:table-cell table:number-columns-repeated="1010"/>
        </table:table-row>
        <table:table-row table:style-name="ro20">
          <table:table-cell table:style-name="ce83"/>
          <table:table-cell table:style-name="ce148" office:value-type="string" calcext:value-type="string">
            <text:p><text:span text:style-name="T4">信息学奥赛一本通</text:span><text:span text:style-name="T5"> </text:span><text:span text:style-name="T6">2.1.7</text:span></text:p>
          </table:table-cell>
          <table:table-cell table:style-name="ce174"/>
          <table:table-cell table:style-name="ce148"/>
          <table:table-cell office:value-type="string" calcext:value-type="string">
            <text:p>高精度</text:p>
          </table:table-cell>
          <table:table-cell table:number-columns-repeated="1010"/>
        </table:table-row>
        <table:table-row table:style-name="ro4">
          <table:table-cell table:style-name="ce83"/>
          <table:table-cell table:style-name="ce148" office:value-type="string" calcext:value-type="string">
            <text:p>信息学奥赛一本通 2.3.8</text:p>
          </table:table-cell>
          <table:table-cell table:style-name="ce174"/>
          <table:table-cell table:style-name="ce148"/>
          <table:table-cell office:value-type="string" calcext:value-type="string">
            <text:p>递推</text:p>
          </table:table-cell>
          <table:table-cell table:number-columns-repeated="1010"/>
        </table:table-row>
        <table:table-row table:style-name="ro20">
          <table:table-cell table:style-name="ce83"/>
          <table:table-cell table:style-name="ce168" office:value-type="string" calcext:value-type="string">
            <text:p><text:span text:style-name="T7">信息学奥赛一本通</text:span><text:span text:style-name="T8"> </text:span><text:span text:style-name="T2">2.3.10</text:span></text:p>
          </table:table-cell>
          <table:table-cell table:style-name="ce187"/>
          <table:table-cell table:style-name="ce168"/>
          <table:table-cell office:value-type="string" calcext:value-type="string">
            <text:p>动态规划</text:p>
          </table:table-cell>
          <table:table-cell table:number-columns-repeated="1010"/>
        </table:table-row>
        <table:table-row table:style-name="ro20">
          <table:table-cell table:style-name="ce83"/>
          <table:table-cell table:style-name="ce168" office:value-type="string" calcext:value-type="string">
            <text:p><text:span text:style-name="T7">信息学奥赛一本通</text:span><text:span text:style-name="T8"> </text:span><text:span text:style-name="T2">2.4.11</text:span></text:p>
          </table:table-cell>
          <table:table-cell table:style-name="ce187"/>
          <table:table-cell table:style-name="ce168"/>
          <table:table-cell office:value-type="string" calcext:value-type="string">
            <text:p>递归</text:p>
          </table:table-cell>
          <table:table-cell table:number-columns-repeated="1010"/>
        </table:table-row>
        <table:table-row table:style-name="ro4">
          <table:table-cell table:style-name="ce83"/>
          <table:table-cell table:style-name="ce156"/>
          <table:table-cell table:style-name="ce182"/>
          <table:table-cell table:style-name="ce156" table:number-columns-repeated="2"/>
          <table:table-cell table:number-columns-repeated="1010"/>
        </table:table-row>
        <table:table-row table:style-name="ro4">
          <table:table-cell table:style-name="ce82" office:value-type="string" calcext:value-type="string">
            <text:p>2017，11.18</text:p>
          </table:table-cell>
          <table:table-cell table:style-name="ce148" office:value-type="string" calcext:value-type="string">
            <text:p>jz 2880: 【基础】幸运数字</text:p>
          </table:table-cell>
          <table:table-cell table:style-name="ce174"/>
          <table:table-cell table:style-name="ce148"/>
          <table:table-cell office:value-type="string" calcext:value-type="string">
            <text:p>模拟</text:p>
          </table:table-cell>
          <table:table-cell table:number-columns-repeated="1010"/>
        </table:table-row>
        <table:table-row table:style-name="ro4">
          <table:table-cell table:style-name="ce83"/>
          <table:table-cell table:style-name="ce148" office:value-type="string" calcext:value-type="string">
            <text:p>jz 2881: 【基础】洗牌</text:p>
          </table:table-cell>
          <table:table-cell table:style-name="ce174"/>
          <table:table-cell table:style-name="ce148"/>
          <table:table-cell office:value-type="string" calcext:value-type="string">
            <text:p>模拟</text:p>
          </table:table-cell>
          <table:table-cell table:number-columns-repeated="1010"/>
        </table:table-row>
        <table:table-row table:style-name="ro4">
          <table:table-cell table:style-name="ce83"/>
          <table:table-cell table:number-columns-repeated="1014"/>
        </table:table-row>
        <table:table-row table:style-name="ro20">
          <table:table-cell table:style-name="ce82" office:value-type="string" calcext:value-type="string">
            <text:p>2017,11.20</text:p>
          </table:table-cell>
          <table:table-cell table:style-name="ce148" office:value-type="string" calcext:value-type="string">
            <text:p><text:span text:style-name="T7">信息学奥赛一本通</text:span><text:span text:style-name="T8"> </text:span><text:span text:style-name="T2">2.5.10</text:span></text:p>
          </table:table-cell>
          <table:table-cell table:style-name="ce174"/>
          <table:table-cell table:style-name="ce148"/>
          <table:table-cell office:value-type="string" calcext:value-type="string">
            <text:p>贪心</text:p>
          </table:table-cell>
          <table:table-cell table:number-columns-repeated="1010"/>
        </table:table-row>
        <table:table-row table:style-name="ro20">
          <table:table-cell/>
          <table:table-cell table:style-name="ce148" office:value-type="string" calcext:value-type="string">
            <text:p><text:span text:style-name="T7">信息学奥赛一本通</text:span><text:span text:style-name="T8"> </text:span><text:span text:style-name="T2">2.6.1</text:span></text:p>
          </table:table-cell>
          <table:table-cell table:style-name="ce174"/>
          <table:table-cell table:style-name="ce148"/>
          <table:table-cell office:value-type="string" calcext:value-type="string">
            <text:p>穷举</text:p>
          </table:table-cell>
          <table:table-cell table:number-columns-repeated="1010"/>
        </table:table-row>
        <table:table-row table:style-name="ro20">
          <table:table-cell/>
          <table:table-cell table:style-name="ce148" office:value-type="string" calcext:value-type="string">
            <text:p><text:span text:style-name="T7">信息学奥赛一本通</text:span><text:span text:style-name="T8"> </text:span><text:span text:style-name="T2">2.6.2</text:span></text:p>
          </table:table-cell>
          <table:table-cell table:style-name="ce174"/>
          <table:table-cell table:style-name="ce148"/>
          <table:table-cell office:value-type="string" calcext:value-type="string">
            <text:p>贪心</text:p>
          </table:table-cell>
          <table:table-cell table:number-columns-repeated="1010"/>
        </table:table-row>
        <table:table-row table:style-name="ro4">
          <table:table-cell table:number-columns-repeated="1015"/>
        </table:table-row>
        <table:table-row table:style-name="ro20">
          <table:table-cell table:style-name="ce82" office:value-type="string" calcext:value-type="string">
            <text:p>2017,11.26</text:p>
          </table:table-cell>
          <table:table-cell table:style-name="ce148" office:value-type="string" calcext:value-type="string">
            <text:p><text:span text:style-name="T7">信息学奥赛一本通</text:span><text:span text:style-name="T8"> </text:span><text:span text:style-name="T2">2.9.1.2</text:span></text:p>
          </table:table-cell>
          <table:table-cell table:style-name="ce174"/>
          <table:table-cell table:style-name="ce148"/>
          <table:table-cell office:value-type="string" calcext:value-type="string">
            <text:p>贪心</text:p>
          </table:table-cell>
          <table:table-cell table:number-columns-repeated="1010"/>
        </table:table-row>
        <table:table-row table:style-name="ro20">
          <table:table-cell/>
          <table:table-cell table:style-name="ce148" office:value-type="string" calcext:value-type="string">
            <text:p><text:span text:style-name="T4">信息学奥赛一本通</text:span><text:span text:style-name="T5"> </text:span><text:span text:style-name="T6">2.9.1.3</text:span></text:p>
          </table:table-cell>
          <table:table-cell table:style-name="ce174"/>
          <table:table-cell table:style-name="ce148"/>
          <table:table-cell office:value-type="string" calcext:value-type="string">
            <text:p>动态规划</text:p>
          </table:table-cell>
          <table:table-cell table:number-columns-repeated="1010"/>
        </table:table-row>
        <table:table-row table:style-name="ro20">
          <table:table-cell/>
          <table:table-cell table:style-name="ce148" office:value-type="string" calcext:value-type="string">
            <text:p><text:span text:style-name="T7">信息学奥赛一本通</text:span><text:span text:style-name="T8"> </text:span><text:span text:style-name="T2">2.9.1.6</text:span></text:p>
          </table:table-cell>
          <table:table-cell table:style-name="ce174"/>
          <table:table-cell table:style-name="ce148"/>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20">
          <table:table-cell table:style-name="ce82" office:value-type="string" calcext:value-type="string">
            <text:p>2017，11.29</text:p>
          </table:table-cell>
          <table:table-cell table:style-name="ce148" office:value-type="string" calcext:value-type="string">
            <text:p><text:span text:style-name="T7">信息学奥赛一本通</text:span><text:span text:style-name="T8"> </text:span><text:span text:style-name="T2">2.9.2.3</text:span></text:p>
          </table:table-cell>
          <table:table-cell table:style-name="ce174"/>
          <table:table-cell table:style-name="ce148"/>
          <table:table-cell office:value-type="string" calcext:value-type="string">
            <text:p>动态规划</text:p>
          </table:table-cell>
          <table:table-cell table:number-columns-repeated="1010"/>
        </table:table-row>
        <table:table-row table:style-name="ro4">
          <table:table-cell table:style-name="ce82"/>
          <table:table-cell table:number-columns-repeated="1014"/>
        </table:table-row>
        <table:table-row table:style-name="ro4">
          <table:table-cell table:style-name="ce82" office:value-type="string" calcext:value-type="string">
            <text:p>2017，11.30</text:p>
          </table:table-cell>
          <table:table-cell table:style-name="ce148" office:value-type="string" calcext:value-type="string">
            <text:p>信息学奥赛一本通2.5.6</text:p>
          </table:table-cell>
          <table:table-cell table:style-name="ce174"/>
          <table:table-cell table:style-name="ce148"/>
          <table:table-cell office:value-type="string" calcext:value-type="string">
            <text:p>dfs</text:p>
          </table:table-cell>
          <table:table-cell table:number-columns-repeated="1010"/>
        </table:table-row>
        <table:table-row table:style-name="ro4">
          <table:table-cell table:number-columns-repeated="1015"/>
        </table:table-row>
        <table:table-row table:style-name="ro4">
          <table:table-cell office:value-type="string" calcext:value-type="string">
            <text:p>2017，12.4</text:p>
          </table:table-cell>
          <table:table-cell office:value-type="string" calcext:value-type="string">
            <text:p>挑战程序设计竞赛1.6.1</text:p>
          </table:table-cell>
          <table:table-cell table:number-columns-repeated="2"/>
          <table:table-cell office:value-type="string" calcext:value-type="string">
            <text:p>穷举</text:p>
          </table:table-cell>
          <table:table-cell table:number-columns-repeated="1010"/>
        </table:table-row>
        <table:table-row table:style-name="ro4">
          <table:table-cell/>
          <table:table-cell office:value-type="string" calcext:value-type="string">
            <text:p>挑战程序设计竞赛1.6.2</text:p>
          </table:table-cell>
          <table:table-cell table:number-columns-repeated="2"/>
          <table:table-cell office:value-type="string" calcext:value-type="string">
            <text:p>贪心</text:p>
          </table:table-cell>
          <table:table-cell table:number-columns-repeated="1010"/>
        </table:table-row>
        <table:table-row table:style-name="ro4">
          <table:table-cell/>
          <table:table-cell table:style-name="ce169"/>
          <table:table-cell table:style-name="ce188"/>
          <table:table-cell table:style-name="ce169"/>
          <table:table-cell table:number-columns-repeated="1011"/>
        </table:table-row>
        <table:table-row table:style-name="ro4">
          <table:table-cell office:value-type="string" calcext:value-type="string">
            <text:p>2017，12.7</text:p>
          </table:table-cell>
          <table:table-cell office:value-type="string" calcext:value-type="string">
            <text:p>挑战程序设计竞赛2.1.4.1</text:p>
          </table:table-cell>
          <table:table-cell table:number-columns-repeated="2"/>
          <table:table-cell office:value-type="string" calcext:value-type="string">
            <text:p>穷举</text:p>
          </table:table-cell>
          <table:table-cell table:number-columns-repeated="1010"/>
        </table:table-row>
        <table:table-row table:style-name="ro4">
          <table:table-cell/>
          <table:table-cell table:style-name="ce169"/>
          <table:table-cell table:style-name="ce188"/>
          <table:table-cell table:style-name="ce169"/>
          <table:table-cell table:number-columns-repeated="1011"/>
        </table:table-row>
        <table:table-row table:style-name="ro4">
          <table:table-cell office:value-type="string" calcext:value-type="string">
            <text:p>2017，12.7</text:p>
          </table:table-cell>
          <table:table-cell office:value-type="string" calcext:value-type="string">
            <text:p>挑战程序设计竞赛2.1.4.2</text:p>
          </table:table-cell>
          <table:table-cell table:number-columns-repeated="2"/>
          <table:table-cell office:value-type="string" calcext:value-type="string">
            <text:p>dfs</text:p>
          </table:table-cell>
          <table:table-cell table:number-columns-repeated="1010"/>
        </table:table-row>
        <table:table-row table:style-name="ro4">
          <table:table-cell/>
          <table:table-cell office:value-type="string" calcext:value-type="string">
            <text:p>挑战程序设计竞赛2.1.5.1</text:p>
          </table:table-cell>
          <table:table-cell table:number-columns-repeated="2"/>
          <table:table-cell office:value-type="string" calcext:value-type="string">
            <text:p>bfs</text:p>
          </table:table-cell>
          <table:table-cell table:number-columns-repeated="1010"/>
        </table:table-row>
        <table:table-row table:style-name="ro4">
          <table:table-cell/>
          <table:table-cell office:value-type="string" calcext:value-type="string">
            <text:p>挑战程序设计竞赛2.2.1</text:p>
          </table:table-cell>
          <table:table-cell table:number-columns-repeated="2"/>
          <table:table-cell office:value-type="string" calcext:value-type="string">
            <text:p>贪心</text:p>
          </table:table-cell>
          <table:table-cell table:number-columns-repeated="1010"/>
        </table:table-row>
        <table:table-row table:style-name="ro4">
          <table:table-cell table:number-columns-repeated="1015"/>
        </table:table-row>
        <table:table-row table:style-name="ro4">
          <table:table-cell office:value-type="string" calcext:value-type="string">
            <text:p>2017，12.13</text:p>
          </table:table-cell>
          <table:table-cell office:value-type="string" calcext:value-type="string">
            <text:p>挑战程序设计竞赛2.2.2</text:p>
          </table:table-cell>
          <table:table-cell table:number-columns-repeated="2"/>
          <table:table-cell office:value-type="string" calcext:value-type="string">
            <text:p>贪心</text:p>
          </table:table-cell>
          <table:table-cell table:number-columns-repeated="1010"/>
        </table:table-row>
        <table:table-row table:style-name="ro4">
          <table:table-cell table:number-columns-repeated="1015"/>
        </table:table-row>
        <table:table-row table:style-name="ro4">
          <table:table-cell office:value-type="string" calcext:value-type="string">
            <text:p>2017，12.14</text:p>
          </table:table-cell>
          <table:table-cell office:value-type="string" calcext:value-type="string">
            <text:p>挑战程序设计竞赛2.2.3</text:p>
          </table:table-cell>
          <table:table-cell table:number-columns-repeated="2"/>
          <table:table-cell office:value-type="string" calcext:value-type="string">
            <text:p>贪心</text:p>
          </table:table-cell>
          <table:table-cell office:value-type="string" calcext:value-type="string">
            <text:p>题目要求“80字符换行”</text:p>
          </table:table-cell>
          <table:table-cell table:number-columns-repeated="1009"/>
        </table:table-row>
        <table:table-row table:style-name="ro4">
          <table:table-cell table:number-columns-repeated="1015"/>
        </table:table-row>
        <table:table-row table:style-name="ro4">
          <table:table-cell office:value-type="string" calcext:value-type="string">
            <text:p>2017，12.16</text:p>
          </table:table-cell>
          <table:table-cell office:value-type="string" calcext:value-type="string">
            <text:p>挑战程序设计竞赛2.2.4.1</text:p>
          </table:table-cell>
          <table:table-cell table:number-columns-repeated="2"/>
          <table:table-cell office:value-type="string" calcext:value-type="string">
            <text:p>贪心</text:p>
          </table:table-cell>
          <table:table-cell table:number-columns-repeated="1010"/>
        </table:table-row>
        <table:table-row table:style-name="ro4">
          <table:table-cell table:number-columns-repeated="1015"/>
        </table:table-row>
        <table:table-row table:style-name="ro4">
          <table:table-cell office:value-type="string" calcext:value-type="string">
            <text:p>2017，12.16</text:p>
          </table:table-cell>
          <table:table-cell office:value-type="string" calcext:value-type="string">
            <text:p>挑战程序设计竞赛2.2.4.2</text:p>
          </table:table-cell>
          <table:table-cell table:number-columns-repeated="2"/>
          <table:table-cell office:value-type="string" calcext:value-type="string">
            <text:p>贪心、堆</text:p>
          </table:table-cell>
          <table:table-cell table:number-columns-repeated="1010"/>
        </table:table-row>
        <table:table-row table:style-name="ro4">
          <table:table-cell/>
          <table:table-cell office:value-type="string" calcext:value-type="string">
            <text:p>挑战程序设计竞赛2.3.1.1</text:p>
          </table:table-cell>
          <table:table-cell table:number-columns-repeated="2"/>
          <table:table-cell office:value-type="string" calcext:value-type="string">
            <text:p>动态规划</text:p>
          </table:table-cell>
          <table:table-cell table:number-columns-repeated="1010"/>
        </table:table-row>
        <table:table-row table:style-name="ro4">
          <table:table-cell/>
          <table:table-cell office:value-type="string" calcext:value-type="string">
            <text:p>挑战程序设计竞赛2.3.1.2</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7，12.19</text:p>
          </table:table-cell>
          <table:table-cell office:value-type="string" calcext:value-type="string">
            <text:p>挑战程序设计竞赛2.3.2.1</text:p>
          </table:table-cell>
          <table:table-cell table:number-columns-repeated="2"/>
          <table:table-cell office:value-type="string" calcext:value-type="string">
            <text:p>动态规划</text:p>
          </table:table-cell>
          <table:table-cell table:number-columns-repeated="1010"/>
        </table:table-row>
        <table:table-row table:style-name="ro4">
          <table:table-cell/>
          <table:table-cell office:value-type="string" calcext:value-type="string">
            <text:p>挑战程序设计竞赛2.3.2.2</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7，12.24</text:p>
          </table:table-cell>
          <table:table-cell office:value-type="string" calcext:value-type="string">
            <text:p>挑战程序设计竞赛2.3.2.3</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7，12.26</text:p>
          </table:table-cell>
          <table:table-cell office:value-type="string" calcext:value-type="string">
            <text:p>挑战程序设计竞赛2.3.2.4</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7，12.28</text:p>
          </table:table-cell>
          <table:table-cell office:value-type="string" calcext:value-type="string">
            <text:p>挑战程序设计竞赛2.3.3.1</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7，12，31</text:p>
          </table:table-cell>
          <table:table-cell office:value-type="string" calcext:value-type="string">
            <text:p>挑战程序设计竞赛2.3.3.2</text:p>
          </table:table-cell>
          <table:table-cell table:number-columns-repeated="2"/>
          <table:table-cell office:value-type="string" calcext:value-type="string">
            <text:p>动态规划</text:p>
          </table:table-cell>
          <table:table-cell table:number-columns-repeated="1010"/>
        </table:table-row>
        <table:table-row table:style-name="ro4">
          <table:table-cell/>
          <table:table-cell office:value-type="string" calcext:value-type="string">
            <text:p>挑战程序设计竞赛2.4.2.1</text:p>
          </table:table-cell>
          <table:table-cell table:number-columns-repeated="2"/>
          <table:table-cell office:value-type="string" calcext:value-type="string">
            <text:p>贪心，堆</text:p>
          </table:table-cell>
          <table:table-cell table:number-columns-repeated="1010"/>
        </table:table-row>
        <table:table-row table:style-name="ro4">
          <table:table-cell table:number-columns-repeated="1015"/>
        </table:table-row>
        <table:table-row table:style-name="ro4">
          <table:table-cell office:value-type="string" calcext:value-type="string">
            <text:p>2018，1，1</text:p>
          </table:table-cell>
          <table:table-cell office:value-type="string" calcext:value-type="string">
            <text:p>挑战程序设计竞赛2.5.3.1</text:p>
          </table:table-cell>
          <table:table-cell table:number-columns-repeated="2"/>
          <table:table-cell office:value-type="string" calcext:value-type="string">
            <text:p>图</text:p>
          </table:table-cell>
          <table:table-cell table:number-columns-repeated="1010"/>
        </table:table-row>
        <table:table-row table:style-name="ro4">
          <table:table-cell table:number-columns-repeated="1015"/>
        </table:table-row>
        <table:table-row table:style-name="ro4">
          <table:table-cell office:value-type="string" calcext:value-type="string">
            <text:p>2018，1，2</text:p>
          </table:table-cell>
          <table:table-cell office:value-type="string" calcext:value-type="string">
            <text:p>挑战程序设计竞赛2.5.6.2</text:p>
          </table:table-cell>
          <table:table-cell table:number-columns-repeated="2"/>
          <table:table-cell office:value-type="string" calcext:value-type="string">
            <text:p>图</text:p>
          </table:table-cell>
          <table:table-cell table:number-columns-repeated="1010"/>
        </table:table-row>
        <table:table-row table:style-name="ro4">
          <table:table-cell table:number-columns-repeated="1015"/>
        </table:table-row>
        <table:table-row table:style-name="ro4">
          <table:table-cell office:value-type="string" calcext:value-type="string">
            <text:p>2018，1，3</text:p>
          </table:table-cell>
          <table:table-cell office:value-type="string" calcext:value-type="string">
            <text:p>挑战程序设计竞赛2.5.6.3</text:p>
          </table:table-cell>
          <table:table-cell table:number-columns-repeated="2"/>
          <table:table-cell office:value-type="string" calcext:value-type="string">
            <text:p>图</text:p>
          </table:table-cell>
          <table:table-cell table:number-columns-repeated="1010"/>
        </table:table-row>
        <table:table-row table:style-name="ro4">
          <table:table-cell/>
          <table:table-cell office:value-type="string" calcext:value-type="string">
            <text:p>挑战程序设计竞赛2.6.1.1</text:p>
          </table:table-cell>
          <table:table-cell table:number-columns-repeated="2"/>
          <table:table-cell office:value-type="string" calcext:value-type="string">
            <text:p>辗转相除法</text:p>
          </table:table-cell>
          <table:table-cell table:number-columns-repeated="1010"/>
        </table:table-row>
        <table:table-row table:style-name="ro4">
          <table:table-cell/>
          <table:table-cell office:value-type="string" calcext:value-type="string">
            <text:p>挑战程序设计竞赛2.6.1.2</text:p>
          </table:table-cell>
          <table:table-cell table:number-columns-repeated="2"/>
          <table:table-cell office:value-type="string" calcext:value-type="string">
            <text:p>拓展欧几里得算法</text:p>
          </table:table-cell>
          <table:table-cell table:number-columns-repeated="1010"/>
        </table:table-row>
        <table:table-row table:style-name="ro4">
          <table:table-cell table:number-columns-repeated="1015"/>
        </table:table-row>
        <table:table-row table:style-name="ro4">
          <table:table-cell office:value-type="string" calcext:value-type="string">
            <text:p>2018，1，5</text:p>
          </table:table-cell>
          <table:table-cell office:value-type="string" calcext:value-type="string">
            <text:p>挑战程序设计竞赛2.6.2.1</text:p>
          </table:table-cell>
          <table:table-cell table:number-columns-repeated="2"/>
          <table:table-cell office:value-type="string" calcext:value-type="string">
            <text:p>素数判定</text:p>
          </table:table-cell>
          <table:table-cell table:number-columns-repeated="1010"/>
        </table:table-row>
        <table:table-row table:style-name="ro4">
          <table:table-cell/>
          <table:table-cell office:value-type="string" calcext:value-type="string">
            <text:p>挑战程序设计竞赛2.6.2.2</text:p>
          </table:table-cell>
          <table:table-cell table:number-columns-repeated="2"/>
          <table:table-cell office:value-type="string" calcext:value-type="string">
            <text:p>埃氏筛法</text:p>
          </table:table-cell>
          <table:table-cell table:number-columns-repeated="1010"/>
        </table:table-row>
        <table:table-row table:style-name="ro4">
          <table:table-cell/>
          <table:table-cell office:value-type="string" calcext:value-type="string">
            <text:p>挑战程序设计竞赛2.6.2.3</text:p>
          </table:table-cell>
          <table:table-cell table:number-columns-repeated="2"/>
          <table:table-cell office:value-type="string" calcext:value-type="string">
            <text:p>埃氏筛法+分治</text:p>
          </table:table-cell>
          <table:table-cell office:value-type="string" calcext:value-type="string">
            <text:p>数组下标、区间的上下限</text:p>
          </table:table-cell>
          <table:table-cell table:style-name="ce90" office:value-type="string" calcext:value-type="string">
            <text:p>STL的max函数所比较的两个值的类型必须一样</text:p>
          </table:table-cell>
          <table:table-cell table:number-columns-repeated="1008"/>
        </table:table-row>
        <table:table-row table:style-name="ro4">
          <table:table-cell/>
          <table:table-cell office:value-type="string" calcext:value-type="string">
            <text:p>挑战程序设计竞赛2.6.4.1</text:p>
          </table:table-cell>
          <table:table-cell table:number-columns-repeated="2"/>
          <table:table-cell office:value-type="string" calcext:value-type="string">
            <text:p>快速幂+埃氏筛法</text:p>
          </table:table-cell>
          <table:table-cell table:number-columns-repeated="1010"/>
        </table:table-row>
        <table:table-row table:style-name="ro4">
          <table:table-cell table:number-columns-repeated="1015"/>
        </table:table-row>
        <table:table-row table:style-name="ro4">
          <table:table-cell office:value-type="string" calcext:value-type="string">
            <text:p>2018，1，13</text:p>
          </table:table-cell>
          <table:table-cell office:value-type="string" calcext:value-type="string">
            <text:p>挑战程序设计竞赛2.7.1</text:p>
          </table:table-cell>
          <table:table-cell table:number-columns-repeated="2"/>
          <table:table-cell office:value-type="string" calcext:value-type="string">
            <text:p>快速排序+贪心</text:p>
          </table:table-cell>
          <table:table-cell table:number-columns-repeated="1010"/>
        </table:table-row>
        <table:table-row table:style-name="ro4">
          <table:table-cell table:number-columns-repeated="1015"/>
        </table:table-row>
        <table:table-row table:style-name="ro4">
          <table:table-cell office:value-type="string" calcext:value-type="string">
            <text:p>2018，1，15</text:p>
          </table:table-cell>
          <table:table-cell office:value-type="string" calcext:value-type="string">
            <text:p>挑战程序设计竞赛2.7.2</text:p>
          </table:table-cell>
          <table:table-cell table:number-columns-repeated="1013"/>
        </table:table-row>
        <table:table-row table:style-name="ro4">
          <table:table-cell table:number-columns-repeated="1015"/>
        </table:table-row>
        <table:table-row table:style-name="ro4">
          <table:table-cell office:value-type="string" calcext:value-type="string">
            <text:p>2018，1，17</text:p>
          </table:table-cell>
          <table:table-cell office:value-type="string" calcext:value-type="string">
            <text:p>挑战程序设计竞赛2.7.3</text:p>
          </table:table-cell>
          <table:table-cell table:number-columns-repeated="2"/>
          <table:table-cell office:value-type="string" calcext:value-type="string">
            <text:p>动态规划</text:p>
          </table:table-cell>
          <table:table-cell table:number-columns-repeated="1010"/>
        </table:table-row>
        <table:table-row table:style-name="ro4">
          <table:table-cell/>
          <table:table-cell office:value-type="string" calcext:value-type="string">
            <text:p>挑战程序设计竞赛2.7.4</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8,1,18</text:p>
          </table:table-cell>
          <table:table-cell office:value-type="string" calcext:value-type="string">
            <text:p>挑战程序设计竞赛2.e.1</text:p>
          </table:table-cell>
          <table:table-cell table:number-columns-repeated="2"/>
          <table:table-cell office:value-type="string" calcext:value-type="string">
            <text:p>BFS</text:p>
          </table:table-cell>
          <table:table-cell table:number-columns-repeated="1010"/>
        </table:table-row>
        <table:table-row table:style-name="ro4">
          <table:table-cell table:number-columns-repeated="1015"/>
        </table:table-row>
        <table:table-row table:style-name="ro4">
          <table:table-cell office:value-type="string" calcext:value-type="string">
            <text:p>2018，2，2</text:p>
          </table:table-cell>
          <table:table-cell office:value-type="string" calcext:value-type="string">
            <text:p>挑战程序设计竞赛3.1.1</text:p>
          </table:table-cell>
          <table:table-cell table:number-columns-repeated="2"/>
          <table:table-cell office:value-type="string" calcext:value-type="string">
            <text:p>二分查找</text:p>
          </table:table-cell>
          <table:table-cell table:number-columns-repeated="1010"/>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text:p>
          </table:table-cell>
          <table:table-cell table:number-columns-repeated="1010"/>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贪心</text:p>
          </table:table-cell>
          <table:table-cell table:number-columns-repeated="1010"/>
        </table:table-row>
        <table:table-row table:style-name="ro4">
          <table:table-cell table:number-columns-repeated="1015"/>
        </table:table-row>
        <table:table-row table:style-name="ro4">
          <table:table-cell office:value-type="string" calcext:value-type="string">
            <text:p>2018，2，3</text:p>
          </table:table-cell>
          <table:table-cell office:value-type="string" calcext:value-type="string">
            <text:p>挑战程序设计竞赛3.1.3</text:p>
          </table:table-cell>
          <table:table-cell table:number-columns-repeated="2"/>
          <table:table-cell office:value-type="string" calcext:value-type="string">
            <text:p>二分查找+贪心</text:p>
          </table:table-cell>
          <table:table-cell table:number-columns-repeated="1010"/>
        </table:table-row>
        <table:table-row table:style-name="ro4">
          <table:table-cell/>
          <table:table-cell office:value-type="string" calcext:value-type="string">
            <text:p>挑战程序设计竞赛3.1.4</text:p>
          </table:table-cell>
          <table:table-cell table:number-columns-repeated="2"/>
          <table:table-cell office:value-type="string" calcext:value-type="string">
            <text:p>二分查找+贪心</text:p>
          </table:table-cell>
          <table:table-cell table:number-columns-repeated="1010"/>
        </table:table-row>
        <table:table-row table:style-name="ro4">
          <table:table-cell/>
          <table:table-cell office:value-type="string" calcext:value-type="string">
            <text:p>挑战程序设计竞赛3.2.1.1</text:p>
          </table:table-cell>
          <table:table-cell table:number-columns-repeated="2"/>
          <table:table-cell office:value-type="string" calcext:value-type="string">
            <text:p>尺取法</text:p>
          </table:table-cell>
          <table:table-cell table:number-columns-repeated="1010"/>
        </table:table-row>
        <table:table-row table:style-name="ro4">
          <table:table-cell table:number-columns-repeated="1015"/>
        </table:table-row>
        <table:table-row table:style-name="ro21">
          <table:table-cell table:style-name="ce142" office:value-type="string" calcext:value-type="string">
            <text:p>2018，2，18</text:p>
          </table:table-cell>
          <table:table-cell table:style-name="ce170" office:value-type="string" calcext:value-type="string">
            <text:p>NOIP2018冬令营实战考试problem A</text:p>
          </table:table-cell>
          <table:table-cell table:style-name="ce189"/>
          <table:table-cell table:style-name="ce170" office:value-type="string" calcext:value-type="string">
            <text:p>题目描述</text:p>
            <text:p/>
            <text:p>众所周知，马在各路棋类中走的规则都是走日字型，如图：</text:p>
            <text:p/>
            <text:p>现在，有一匹马在n*m的棋盘上的左上角(1, 1)，想要尽快的到达棋盘的右下角(n, m)，与此同时在棋盘的每一个格点上都有一定数量的粮草，马在行走时会顺便收集路径上的粮草。现在这匹马想知道在尽快到达目的地的前提下最多收集到多少粮草。当然，马不能走出棋盘。</text:p>
            <text:p>输入</text:p>
            <text:p/>
            <text:p>第一行两个整数n，m，代表棋盘大小。</text:p>
            <text:p/>
            <text:p>接下来n行，每行m个非负整数代表该格点处粮草的数量。(1, 1)与(n, m)的粮草都会收集到。</text:p>
            <text:p>输出</text:p>
            <text:p/>
            <text:p>一行一个整数代表在尽快到达目的地的前提下最多收集到的粮草数。</text:p>
            <text:p>样例输入</text:p>
            <text:p/>
            <text:p>4 4</text:p>
            <text:p>1 3 4 2</text:p>
            <text:p>5 3 1 7</text:p>
            <text:p>7 2 2 9</text:p>
            <text:p>8 4 8 6</text:p>
            <text:p/>
            <text:p>样例输出</text:p>
            <text:p/>
            <text:p>9</text:p>
            <text:p/>
            <text:p>提示</text:p>
            <text:p/>
            <text:p/>
            <text:p>相关测试点数据范围</text:p>
          </table:table-cell>
          <table:table-cell table:style-name="ce170" office:value-type="string" calcext:value-type="string">
            <text:p>不满足无后效性BFS+贪心</text:p>
          </table:table-cell>
          <table:table-cell table:style-name="ce170" office:value-type="string" calcext:value-type="string">
            <text:p>因为题目要求输出所有可能的最短路径中收集的粮草最多的粮草数，因此非最短路径不用搜索，从而简化更新策略。</text:p>
          </table:table-cell>
          <table:table-cell table:style-name="ce91" office:value-type="string" calcext:value-type="string">
            <text:p>搜索题要尽可能的使用可行解剪枝和最优化剪枝来减少麻烦。</text:p>
            <text:p><text:span text:style-name="T14">以后做搜索题时，要多想想题目要求输出什么，并结合这些条件适当地加上</text:span></text:p>
            <text:p><text:span text:style-name="T14">最优化剪枝和可行性剪枝。</text:span></text:p>
            <text:p/>
            <text:p><text:span text:style-name="T14">同时，dfs的最优化剪枝和可行性剪枝我做过很多遍，但bfs的这类优化却几乎没有实战经验，导致写剪枝代码时写得很吃力，在后面的训练中，每学到一个新的算法，就至少要练5-10题以确保该算法已熟练掌握，防止理论上了解但不会写的情况再次发生。</text:span></text:p>
          </table:table-cell>
          <table:table-cell table:style-name="ce205" office:value-type="string" calcext:value-type="string">
            <text:p>int a[1005][1005];</text:p>
            <text:p>int vi[1005][1005];//vi[x][y]保存第y行第x列映射到队列中的位置信息</text:p>
            <text:p>int n,m;</text:p>
            <text:p>struct node</text:p>
            <text:p>{</text:p>
            <text:p>    int x,y,step,grass;</text:p>
            <text:p>    node(){}</text:p>
            <text:p>    node(int _x,int _y,int _s,int _g)</text:p>
            <text:p>    {</text:p>
            <text:p>        x=_x;</text:p>
            <text:p>        y=_y;</text:p>
            <text:p>        step=_s;</text:p>
            <text:p>        grass=_g;</text:p>
            <text:p>    }</text:p>
            <text:p>};</text:p>
            <text:p>node que[3000005];</text:p>
            <text:p>int head=1,tail=1;</text:p>
            <text:p>int dx[]={-1,1,2,2,1,-1,-2,-2},dy[]={-2,-2,-1,1,2,2,1,-1};</text:p>
            <text:p>int main()</text:p>
            <text:p>{</text:p>
            <text:p>    scanf("%d%d",&amp;n,&amp;m);</text:p>
            <text:p>    for(int i=1;i&lt;=n;i++)</text:p>
            <text:p>        for(int j=1;j&lt;=m;j++)</text:p>
            <text:p>            scanf("%d",&amp;a[j][i]);</text:p>
            <text:p>    先用普通的BFS算出最短路径的长度;</text:p>
            <text:p>/*</text:p>
            <text:p>其实没有必要这么麻烦。因为题目只要求输出路程最短情况下的最多能</text:p>
            <text:p>收集到的粮草数，因此非最短路径根本用不着搜索。</text:p>
            <text:p>实战考试时，由于我没有重视这个限制条件，所以没有想到这种较简便的算法，</text:p>
            <text:p>以后做搜索题时，要多想想题目要求输出什么，并结合这些条件适当地加上</text:p>
            <text:p>最优化剪枝和可行性剪枝。</text:p>
            <text:p>*/</text:p>
            <text:p>    while(队列非空且当前队首元素的步数+1小于或等于最短路径的长度)</text:p>
            <text:p>    {</text:p>
            <text:p>        if(是目标节点)</text:p>
            <text:p>        {</text:p>
            <text:p>            枚举同一层的所有节点，并求出粮草的最大值;</text:p>
            <text:p>            输出并结束程序;</text:p>
            <text:p>        }</text:p>
            <text:p>        for(枚举所有可到达的下一层的节点)</text:p>
            <text:p>        {</text:p>
            <text:p>            if(未出现过)</text:p>
            <text:p>            {</text:p>
            <text:p>                标记为已访问;</text:p>
            <text:p>                将其入队;</text:p>
            <text:p>            }</text:p>
            <text:p>            else if(有必要更新)</text:p>
            <text:p>/*</text:p>
            <text:p>这样，更新策略就可以简化为：</text:p>
            <text:p>    若当前的路径长度更短，则无条件更新；</text:p>
            <text:p>    若长度相等，如果能收集到的粮草更多则更新</text:p>
            <text:p/>
            <text:p>同时，dfs的最优化剪枝和可行性剪枝我做过很多遍，</text:p>
            <text:p>但bfs的这类优化却几乎没有实战经验，导致写剪枝代码时写得很吃力，</text:p>
            <text:p>在后面的训练中，每学到一个新的算法，就至少要练5-10题以确保该</text:p>
            <text:p>算法已熟练掌握，防止理论上了解但不会写的情况再次发生。</text:p>
            <text:p>*/</text:p>
            <text:p>            {</text:p>
            <text:p>                if(已出队)</text:p>
            <text:p>                    刷新并重新入队;</text:p>
            <text:p>                else</text:p>
            <text:p>                    刷新;</text:p>
            <text:p>            }</text:p>
            <text:p>        }</text:p>
            <text:p>    }</text:p>
            <text:p>/*</text:p>
            <text:p>最后只要输出到右下角的最多能收集到的粮草数就行了</text:p>
            <text:p>*/</text:p>
            <text:p>    return 0;</text:p>
            <text:p>}</text:p>
          </table:table-cell>
          <table:table-cell table:number-columns-repeated="1007"/>
        </table:table-row>
        <table:table-row table:style-name="ro22">
          <table:table-cell table:style-name="ce142"/>
          <table:table-cell table:style-name="ce170" office:value-type="string" calcext:value-type="string">
            <text:p>NOIP2018冬令营实战考试problem B</text:p>
          </table:table-cell>
          <table:table-cell table:style-name="ce145"/>
          <table:table-cell table:style-name="ce170" office:value-type="string" calcext:value-type="string">
            <text:p>题目描述</text:p>
            <text:p/>
            <text:p>FST是一名可怜的 OIer，他很强，但是经常fst，所以rating一直低迷。</text:p>
            <text:p/>
            <text:p>但是重点在于，他真的很强！他发明了一种奇特的加密方式，这种加密方式只有OIer</text:p>
            <text:p/>
            <text:p>才能破解。</text:p>
            <text:p/>
            <text:p>这种加密方式是这样的：对于一个01 串，他会构造另一个 01 串，使得原串是在新串</text:p>
            <text:p/>
            <text:p>中没有出现过的最短的串。</text:p>
            <text:p/>
            <text:p>现在FST 已经加密好了一个串，但是他的加密方式有些 BUG，导致没出现过的最短的</text:p>
            <text:p/>
            <text:p>串不止一个，他感觉非常懊恼，所以他希望计算出没出现过的最短的串的长度。</text:p>
            <text:p>输入</text:p>
            <text:p/>
            <text:p>一行，一个01 串。</text:p>
            <text:p>输出</text:p>
            <text:p/>
            <text:p>一行，一个正整数，表示没有出现过的最短串的长度。</text:p>
            <text:p>样例输入</text:p>
            <text:p/>
            <text:p>100010110011101</text:p>
            <text:p/>
            <text:p>样例输出</text:p>
            <text:p/>
            <text:p>4</text:p>
            <text:p/>
          </table:table-cell>
          <table:table-cell table:style-name="ce170" office:value-type="string" calcext:value-type="string">
            <text:p>启发式搜索+预处理优化</text:p>
          </table:table-cell>
          <table:table-cell table:style-name="ce170" office:value-type="string" calcext:value-type="string">
            <text:p>虽然加密后的串的长度最大能达到10^5，但由于2^18已经超过了10^5，所以答案不会超过18。同时，可以用哈希预处理已经出现过的字串来加快判断解是否合法的操作。</text:p>
          </table:table-cell>
          <table:table-cell table:style-name="ce91" office:value-type="string" calcext:value-type="string">
            <text:p>在用大样例调试暴力程序时，如果只在常数级别上超时，就要特别注意数据的一些特点。同时，在空间允许的情况下，可以考虑用哈希优化字符串操作。</text:p>
            <text:p><text:span text:style-name="T14">下次遇到数据范围很大的题目时，应该先分析题目的一些特点，用这些特点来优化程序。</text:span></text:p>
          </table:table-cell>
          <table:table-cell table:style-name="ce205" office:value-type="string" calcext:value-type="string">
            <text:p>char str[1000005];</text:p>
            <text:p>char match[1000005];</text:p>
            <text:p>int Len,one,zero,L;</text:p>
            <text:p>bool dfs(int pos)</text:p>
            <text:p>{</text:p>
            <text:p>    if(pos&gt;=Len)</text:p>
            <text:p>    {</text:p>
            <text:p>        if(当前答案未出现) return 1;</text:p>
            <text:p>/*</text:p>
            <text:p>此处判断当前答案的是否为密文的字串的语句效率过低，</text:p>
            <text:p>可以用哈希来加快判断的过程</text:p>
            <text:p>*/</text:p>
            <text:p>        else return 0;</text:p>
            <text:p>    }</text:p>
            <text:p>    if(zero&gt;one)//此处的启发式搜索很有用，能节省大约一半的时间</text:p>
            <text:p>    {</text:p>
            <text:p>        match[pos]='1';</text:p>
            <text:p>        if(dfs(pos+1)) return 1;</text:p>
            <text:p>        match[pos]='0';</text:p>
            <text:p>        if(dfs(pos+1)) return 1;</text:p>
            <text:p>    }</text:p>
            <text:p>    else</text:p>
            <text:p>    {</text:p>
            <text:p>        match[pos]='0';</text:p>
            <text:p>        if(dfs(pos+1)) return 1;</text:p>
            <text:p>        match[pos]='1';</text:p>
            <text:p>        if(dfs(pos+1)) return 1;</text:p>
            <text:p>    }</text:p>
            <text:p>    return 0;</text:p>
            <text:p>}</text:p>
            <text:p>int main()</text:p>
            <text:p>{</text:p>
            <text:p>    scanf("%s",str);</text:p>
            <text:p>    L=strlen(str);</text:p>
            <text:p>    for(int i=0;i&lt;L;i++)</text:p>
            <text:p>        if(str[i]=='1') one++;</text:p>
            <text:p>        else zero++;//此处优化用处不大，应舍去。</text:p>
            <text:p>    if(one==0||zero==0) printf("1\n");</text:p>
            <text:p>    else</text:p>
            <text:p>    {</text:p>
            <text:p>        Int l=0,r=100000;</text:p>
            <text:p>/*</text:p>
            <text:p>虽然输入串的长度最长为10^5，但每种长度相等的字串不会超过10^5种，</text:p>
            <text:p>而2^18已经超过了10^5，因此答案绝对不会超过18。右区间设为18就可以了。</text:p>
            <text:p>考试时，使用了启发式搜索的程序的运行时间已经减少到了1052毫秒，</text:p>
            <text:p>但我没有注意这一点：O(2^n)的算法怎么只超时不到100毫秒？</text:p>
            <text:p>同时在做题之前我也没有仔细分析，因此没有发现答案的范围其实很小。</text:p>
            <text:p>下次遇到数据范围很大的题目时，应该先分析题目的一些特点，</text:p>
            <text:p>用这些特点来优化程序。</text:p>
            <text:p>*/</text:p>
            <text:p>        while(l&lt;r)</text:p>
            <text:p>        {</text:p>
            <text:p>            Len=(l+r)/2;</text:p>
            <text:p>            if(dfs(0)) r=Len;</text:p>
            <text:p>            else l=Len+1;</text:p>
            <text:p>        }</text:p>
            <text:p>        printf("%d\n",r);</text:p>
            <text:p>        Len=r;</text:p>
            <text:p>        dfs(0);</text:p>
            <text:p>    }</text:p>
            <text:p>    return 0;</text:p>
            <text:p>}</text:p>
          </table:table-cell>
          <table:table-cell table:number-columns-repeated="1007"/>
        </table:table-row>
        <table:table-row table:style-name="ro23">
          <table:table-cell table:style-name="ce142"/>
          <table:table-cell table:style-name="ce170" office:value-type="string" calcext:value-type="string">
            <text:p>NOIP2018冬令营实战考试problem C</text:p>
          </table:table-cell>
          <table:table-cell table:style-name="ce145"/>
          <table:table-cell table:style-name="ce170" office:value-type="string" calcext:value-type="string">
            <text:p>题目描述</text:p>
            <text:p/>
            <text:p>FST作为OIer，经常会遇到和阶乘有关的问题，但是一个数的阶乘末尾总是会有很多0，</text:p>
            <text:p/>
            <text:p>FST认为这很不美观，但是 FST觉得如果0的个数是偶数的话，还是可以接受的。</text:p>
            <text:p/>
            <text:p>所以就有这样一个问题，FST 想知道0！，1！，2！... ... (n-1)!，n!中有多少数的末尾0</text:p>
            <text:p/>
            <text:p>个数是偶数。（注意0！是1，0算偶数）</text:p>
            <text:p>输入</text:p>
            <text:p/>
            <text:p>读入有若干行，每行一个正整数n，最后一行是一个 -1。</text:p>
            <text:p>输出</text:p>
            <text:p/>
            <text:p>对于每个n输出一行，为0！，1！，2！... ... (n-1)!，n!中末尾0 个数是偶数的个数。</text:p>
            <text:p>样例输入</text:p>
            <text:p/>
            <text:p>2</text:p>
            <text:p>3</text:p>
            <text:p>10</text:p>
            <text:p>-1</text:p>
            <text:p/>
            <text:p>样例输出</text:p>
            <text:p/>
            <text:p>3</text:p>
            <text:p>4</text:p>
            <text:p>6</text:p>
            <text:p/>
          </table:table-cell>
          <table:table-cell table:style-name="ce170" office:value-type="string" calcext:value-type="string">
            <text:p>动态规划</text:p>
          </table:table-cell>
          <table:table-cell table:style-name="ce170" office:value-type="string" calcext:value-type="string">
            <text:p>由于数据规模是10^5个10^18大小的数的级别的，因此计算每次输入的时间复杂度应控制在O(logN)及以下，一般情况下答案应该在指数级别上有规律。</text:p>
          </table:table-cell>
          <table:table-cell table:style-name="ce91" office:value-type="string" calcext:value-type="string">
            <text:p>一般来说，在这种数据极端大的情况下，答案会有一定的规律。此时应尽可能的使用规律。如果对规律的正确性没有把握，可以在小数据上用暴力求稳，在大数据上用发现的规律骗分。</text:p>
            <text:p/>
            <text:p><text:span text:style-name="T14">在做这种与数学有密切联系的题目时，如果无法手工推导出规律，可以用暴力程序计算出一些特殊数据的答案来寻找一些难以注意的规律。</text:span></text:p>
            <text:p><text:span text:style-name="T14">找规律时，要注意方法，比如单个答案没有规律就试试看答案的前缀和有没有规律，思维不要在卡在一条路上。</text:span></text:p>
          </table:table-cell>
          <table:table-cell table:style-name="ce205" office:value-type="string" calcext:value-type="string">
            <text:p>long long res,t,cnt,i,t2;</text:p>
            <text:p>long long ms[30];</text:p>
            <text:p>void solve(long long n)</text:p>
            <text:p>{</text:p>
            <text:p>    int j;</text:p>
            <text:p>    if(n&gt;=1000000000) res=500034376,i=1000000001;</text:p>
            <text:p>    else if(n&gt;=500000000) res=250018750,i=500000001;</text:p>
            <text:p>    else if(n&gt;=100000000) res=50001250,i=100000001;</text:p>
            <text:p>    else if(n&gt;=10000000) res=5001875,i=10000001;</text:p>
            <text:p>    else if(n&gt;=1000000) res=500876,i=1000001;</text:p>
            <text:p>    else if(n&gt;=100000) res=50250,i=100001;</text:p>
            <text:p>    else res=1,i=1;</text:p>
            <text:p>/*</text:p>
            <text:p>考试时除非已经想不到优化算法的本质性办法，</text:p>
            <text:p>否则不要把时间浪费在手工打表上</text:p>
            <text:p>*/</text:p>
            <text:p>    for(;i&lt;=n;i++)</text:p>
            <text:p>    {</text:p>
            <text:p>        t=0;</text:p>
            <text:p>        for(j=1;ms[j]&lt;=i;j++) t+=i/ms[j];</text:p>
            <text:p>        if(t%2==0) res++;</text:p>
            <text:p>    }</text:p>
            <text:p>    printf("%lld\n",res);</text:p>
            <text:p>}</text:p>
            <text:p>int main()</text:p>
            <text:p>{</text:p>
            <text:p>    long long n;</text:p>
            <text:p>    ms[0]=1;</text:p>
            <text:p>    for(int i=1;i&lt;=25;i++) ms[i]=ms[i-1]*5;</text:p>
            <text:p>    while(scanf("%lld",&amp;n)&amp;&amp;n!=-1) solve(n);</text:p>
            <text:p>    return 0;</text:p>
            <text:p>}</text:p>
            <text:p>/*</text:p>
            <text:p>在做这种与数学有密切联系的题目时，如果无法手工推导出规律，可以用暴力程序</text:p>
            <text:p>计算出一些特殊数据的答案来寻找一些难以注意的规律。</text:p>
            <text:p>找规律时，要注意方法，比如单个答案没有规律就试试看答案的前缀和有没有规律，</text:p>
            <text:p>思维不要在卡在一条路上。</text:p>
            <text:p>*/</text:p>
          </table:table-cell>
          <table:table-cell table:number-columns-repeated="1007"/>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07"/>
        </table:table-row>
        <table:table-row table:style-name="ro24">
          <table:table-cell table:style-name="ce142" office:value-type="string" calcext:value-type="string">
            <text:p>2018，2，23</text:p>
          </table:table-cell>
          <table:table-cell table:style-name="ce170" office:value-type="string" calcext:value-type="string">
            <text:p>Codevs 1099 字串变换</text:p>
          </table:table-cell>
          <table:table-cell table:style-name="ce145" office:value-type="string" calcext:value-type="string">
            <text:p><text:a xlink:href="http://codevs.cn/problem/1099/" xlink:type="simple">字串变换</text:a></text:p>
          </table:table-cell>
          <table:table-cell table:style-name="ce170"/>
          <table:table-cell table:style-name="ce170" office:value-type="string" calcext:value-type="string">
            <text:p>BFS、字符串</text:p>
          </table:table-cell>
          <table:table-cell table:style-name="ce205" office:value-type="string" calcext:value-type="string">
            <text:p>字符串操作</text:p>
          </table:table-cell>
          <table:table-cell table:style-name="ce91" office:value-type="string" calcext:value-type="string">
            <text:p>在空间允许的情况下，可以把数组开的大一点，防止因调试访问越界而浪费大量的时间。</text:p>
          </table:table-cell>
          <table:table-cell table:style-name="ce205"/>
          <table:table-cell table:number-columns-repeated="1007"/>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07"/>
        </table:table-row>
        <table:table-row table:style-name="ro25">
          <table:table-cell table:style-name="ce145" office:value-type="string" calcext:value-type="string">
            <text:p>2018,2.28</text:p>
          </table:table-cell>
          <table:table-cell table:style-name="ce170" office:value-type="string" calcext:value-type="string">
            <text:p>奥赛一本通 2.5.9</text:p>
          </table:table-cell>
          <table:table-cell table:style-name="ce145" office:value-type="string" calcext:value-type="string">
            <text:p><text:a xlink:href="http://noi.openjudge.cn/ch0205/8783/" xlink:type="simple">单词接龙</text:a></text:p>
          </table:table-cell>
          <table:table-cell table:style-name="ce170" office:value-type="string" calcext:value-type="string">
            <text:p>描述</text:p>
            <text:p/>
            <text:p>    单词接龙是一个与我们经常玩的成语接龙相类似的游戏，现在我们已知一组单词，且给定一个开头的字母，要求出以这个字母开头的最长的“龙”（每个单词都最多在“龙”中出现两次），在两个单词相连时，其重合部分合为一部分，例如beast和astonish，如果接成一条龙则变为beastonish，另外相邻的两部分不能存在包含关系，例如at和atide间不能相连。</text:p>
            <text:p>输入</text:p>
            <text:p>    输入的第一行为一个单独的整数n(n&lt;=20)表示单词数，以下n行每行有一个单词（只含有大写或小写字母，长度不超过20），输入的最后一行为一个单个字符，表示“龙”开头的字母。你可以假定以此字母开头的“龙”一定存在。</text:p>
            <text:p>输出</text:p>
            <text:p>    只需输出以此字母开头的最长的“龙”的长度。</text:p>
          </table:table-cell>
          <table:table-cell table:style-name="ce170" office:value-type="string" calcext:value-type="string">
            <text:p>dfs</text:p>
          </table:table-cell>
          <table:table-cell table:style-name="ce170" office:value-type="string" calcext:value-type="string">
            <text:p>拼接规则的理解</text:p>
          </table:table-cell>
          <table:table-cell table:style-name="ce91" office:value-type="string" calcext:value-type="string">
            <text:p>下一次做题时，如果发现怎么都做不对，一定要看清题目的细节，一个字都不能忽略！</text:p>
          </table:table-cell>
          <table:table-cell table:style-name="ce170" office:value-type="string" calcext:value-type="string">
            <text:p>#include&lt;cstdio&gt;</text:p>
            <text:p>#include&lt;cstring&gt;</text:p>
            <text:p>#include&lt;algorithm&gt;</text:p>
            <text:p>using namespace std;</text:p>
            <text:p>char input[21][25],str[500],st;</text:p>
            <text:p>char answer[100][25];</text:p>
            <text:p>int n,res;</text:p>
            <text:p>int lenof[21];</text:p>
            <text:p>int times[21],t2[21];</text:p>
            <text:p>#ifdef DEBUG</text:p>
            <text:p>FILE *fout=fopen("result.txt","w");</text:p>
            <text:p>void sync()</text:p>
            <text:p>{</text:p>
            <text:p>    fflush(stdout);</text:p>
            <text:p>    fflush(fout);</text:p>
            <text:p>}</text:p>
            <text:p>#endif</text:p>
            <text:p>bool equal(char* s1,char* s2,int len)</text:p>
            <text:p>{</text:p>
            <text:p>    判断s1和s2是否相等（值比较前len位）；</text:p>
            <text:p>}</text:p>
            <text:p>void dfs(int dep,int len)</text:p>
            <text:p>{</text:p>
            <text:p>/*</text:p>
            <text:p>在两个单词相连时，其重合部分合为一部分，例如beast和astonish，</text:p>
            <text:p>如果接成一条龙则变为beastonish，另外相邻的两部分不能存在包含关系，例如at和atide间不能相连。</text:p>
            <text:p>这说明拼接只能发生在两个单词之间，因此拼接规则并没有这么复杂！</text:p>
            <text:p>*/</text:p>
            <text:p>    res=max(res,len);</text:p>
            <text:p>    int i,j,k,maxlen,catlen,tl;</text:p>
            <text:p>    for(i=0;i&lt;n;i++)</text:p>
            <text:p>    {</text:p>
            <text:p>        if(t2[i]==0) continue;</text:p>
            <text:p>        maxlen=min(len,lenof[i]);</text:p>
            <text:p>        catlen=k=0;</text:p>
            <text:p>        while(k&lt;maxlen)//枚举长度</text:p>
            <text:p>        {</text:p>
            <text:p>            if(不相等)</text:p>
            <text:p>            下一个；</text:p>
            <text:p>            catlen=k++;</text:p>
            <text:p>        }</text:p>
            <text:p>        if(有包含现象) goto addr1;</text:p>
            <text:p>        复制串；</text:p>
            <text:p>        处理字串重复；</text:p>
            <text:p>        t2[i]--;</text:p>
            <text:p>        dfs(dep+1,tl);</text:p>
            <text:p>        t2[i]++;</text:p>
            <text:p>addr1:</text:p>
            <text:p>        continue;</text:p>
            <text:p>    }</text:p>
            <text:p>}</text:p>
            <text:p>int main()</text:p>
            <text:p>{</text:p>
            <text:p>    scanf("%d",&amp;n);</text:p>
            <text:p>    for(int i=0;i&lt;n;i++)</text:p>
            <text:p>    {</text:p>
            <text:p>        scanf("%s",input[i]);</text:p>
            <text:p>        lenof[i]=strlen(input[i]);</text:p>
            <text:p>        t2[i]=2;</text:p>
            <text:p>    }</text:p>
            <text:p>    getchar();</text:p>
            <text:p>    scanf("%c",&amp;st);</text:p>
            <text:p>    for(int i=0;i&lt;n;i++)</text:p>
            <text:p>        if(input[i][0]==st)</text:p>
            <text:p>        {</text:p>
            <text:p>            strcpy(str,input[i]);</text:p>
            <text:p>            strcpy(answer[0],input[i]);</text:p>
            <text:p>            t2[i]--;</text:p>
            <text:p>            dfs(1,lenof[i]);</text:p>
            <text:p>            t2[i]++;</text:p>
            <text:p>        }</text:p>
            <text:p>    printf("%d\n",res);</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26">
          <table:table-cell table:style-name="ce145" office:value-type="string" calcext:value-type="string">
            <text:p>2018，3.1</text:p>
          </table:table-cell>
          <table:table-cell table:style-name="ce170" office:value-type="string" calcext:value-type="string">
            <text:p>奥赛一本通 2.6.4</text:p>
          </table:table-cell>
          <table:table-cell table:style-name="ce145" office:value-type="string" calcext:value-type="string">
            <text:p><text:a xlink:href="http://noi.openjudge.cn/ch0406/19/" xlink:type="simple">装箱问题</text:a></text:p>
          </table:table-cell>
          <table:table-cell table:style-name="ce170" office:value-type="string" calcext:value-type="string">
            <text:p>描述</text:p>
            <text:p>    一个工厂制造的产品形状都是长方体，它们的高度都是h，长和宽都相等，一共有六个型号，他们的长宽分别为1*1, 2*2, 3*3, 4*4, 5*5, 6*6。这些产品通常使用一个 6*6*h 的长方体包裹包装然后邮寄给客户。因为邮费很贵，所以工厂要想方设法的减小每个订单运送时的包裹数量。他们很需要有一个好的程序帮他们解决这个问题从而节省费用。现在这个程序由你来设计。</text:p>
            <text:p>输入</text:p>
            <text:p>    输入文件包括几行，每一行代表一个订单。每个订单里的一行包括六个整数，中间用空格隔开，分别为1*1至6*6这六种产品的数量。输入文件将以6个0组成的一行结尾。</text:p>
            <text:p>输出</text:p>
            <text:p>    除了输入的最后一行6个0以外，输入文件里每一行对应着输出文件的一行，每一行输出一个整数代表对应的订单所需的最小包裹数。</text:p>
          </table:table-cell>
          <table:table-cell table:style-name="ce170" office:value-type="string" calcext:value-type="string">
            <text:p>贪心</text:p>
          </table:table-cell>
          <table:table-cell table:style-name="ce170" office:value-type="string" calcext:value-type="string">
            <text:p>贪心策略的实现细节</text:p>
          </table:table-cell>
          <table:table-cell table:style-name="ce91" office:value-type="string" calcext:value-type="string">
            <text:p>以后要加强打字练习，避免发生打字错误，尤其是数字。同时，须要注意一些特殊值（如0、1等），减少算法中的漏洞。</text:p>
          </table:table-cell>
          <table:table-cell table:style-name="ce170" office:value-type="string" calcext:value-type="string">
            <text:p>#include&lt;cstdio&gt;</text:p>
            <text:p>using namespace std;</text:p>
            <text:p>int s1,s2,s3,s4,s5,s6,res;</text:p>
            <text:p>void solve()</text:p>
            <text:p>{</text:p>
            <text:p>    res=s6+s5+s4;</text:p>
            <text:p>    //6</text:p>
            <text:p>    s1-=s5*11;</text:p>
            <text:p>    if(s1&lt;0) s1=0;</text:p>
            <text:p>    //5</text:p>
            <text:p>    s2-=s4*5;</text:p>
            <text:p>    if(s2&lt;0)</text:p>
            <text:p>    {</text:p>
            <text:p>        s1=s1+s2*4;</text:p>
            <text:p>        if(s1&lt;0) s1=0;</text:p>
            <text:p>        s2=0;</text:p>
            <text:p>    }</text:p>
            <text:p>    //4</text:p>
            <text:p>    res+=s3/4;</text:p>
            <text:p>    if(s3%4) res++;</text:p>
            <text:p>    switch(s3%4)</text:p>
            <text:p>    {</text:p>
            <text:p>        case 0:</text:p>
            <text:p>            break;</text:p>
            <text:p>        case 1:</text:p>
            <text:p>            s2-=5;</text:p>
            <text:p>            s1-=7;</text:p>
            <text:p>            if(s1&lt;0) s1=0;</text:p>
            <text:p>            if(s2&lt;0) s2=0;</text:p>
            <text:p>            break;</text:p>
            <text:p>        case 2:</text:p>
            <text:p>            s2-=3;</text:p>
            <text:p>            s1-=6;</text:p>
            <text:p>            if(s1&lt;0) s1=0;</text:p>
            <text:p>            if(s2&lt;0) s2=0;</text:p>
            <text:p>            break;</text:p>
            <text:p>        case 3:</text:p>
            <text:p>            s2--;</text:p>
            <text:p>            s1-=5;</text:p>
            <text:p>            if(s1&lt;0) s1=0;</text:p>
            <text:p>            if(s2&lt;0) s2=0;</text:p>
            <text:p>            break;</text:p>
            <text:p>    }</text:p>
            <text:p>    //3</text:p>
            <text:p>    res+=s2/9;</text:p>
            <text:p>    if(s2%9)</text:p>
            <text:p>    {</text:p>
            <text:p>        res++;</text:p>
            <text:p>        </text:p>
            <text:p>    }</text:p>
            <text:p><text:span text:style-name="T14">    s1=s1-(0-s2%9)*4;//若刚好整除则会出现错误！</text:span></text:p>
            <text:p><text:span text:style-name="T14">    //这里把9打成了0，注意避免打字错误！</text:span></text:p>
            <text:p><text:span text:style-name="T14">    if(s1&lt;0) s1=0;</text:span></text:p>
            <text:p>    //2</text:p>
            <text:p>    res+=s1/36;</text:p>
            <text:p>    if(s1%36) res++;</text:p>
            <text:p>    //1</text:p>
            <text:p>    printf("%d\n",res);</text:p>
            <text:p>}</text:p>
            <text:p>int main()</text:p>
            <text:p>{</text:p>
            <text:p>    while(1)</text:p>
            <text:p>    {</text:p>
            <text:p>        scanf("%d%d%d%d%d%d",&amp;s1,&amp;s2,&amp;s3,&amp;s4,&amp;s5,&amp;s6);</text:p>
            <text:p>        if(!s1&amp;&amp;!s2&amp;&amp;!s3&amp;&amp;!s4&amp;&amp;!s5&amp;&amp;!s6) return 0;</text:p>
            <text:p>        solve();</text:p>
            <text:p>    }</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27">
          <table:table-cell table:style-name="ce145" office:value-type="string" calcext:value-type="string">
            <text:p>2018，3.3</text:p>
          </table:table-cell>
          <table:table-cell table:style-name="ce170" office:value-type="string" calcext:value-type="string">
            <text:p>奥赛一本通 2.7.9</text:p>
          </table:table-cell>
          <table:table-cell table:style-name="ce145" office:value-type="string" calcext:value-type="string">
            <text:p><text:a xlink:href="http://noi.openjudge.cn/ch0111/04/" xlink:type="simple">网线主管</text:a></text:p>
          </table:table-cell>
          <table:table-cell table:style-name="ce170" office:value-type="string" calcext:value-type="string">
            <text:p>    仙境的居民们决定举办一场程序设计区域赛。裁判委员会完全由自愿组成，他们承诺要组织一次史上最公正的比赛。他们决定将选手的电脑用星形拓扑结构连接在一起，即将它们全部连到一个单一的中心服务器。为了组织这个完全公正的比赛，裁判委员会主席提出要将所有选手的电脑等距离地围绕在服务器周围放置。</text:p>
            <text:p/>
            <text:p>    为购买网线，裁判委员会联系了当地的一个网络解决方案提供商，要求能够提供一定数量的等长网线。裁判委员会希望网线越长越好，这样选手们之间的距离可以尽可能远一些。</text:p>
            <text:p/>
            <text:p>    该公司的网线主管承接了这个任务。他知道库存中每条网线的长度（精确到厘米），并且只要告诉他所需的网线长度（精确到厘米），他都能够完成对网线的切割工作。但是，这次，所需的网线长度并不知道，这让网线主管不知所措。</text:p>
            <text:p/>
            <text:p>    你需要编写一个程序，帮助网线主管确定一个最长的网线长度，并且按此长度对库存中的网线进行切割，能够得到指定数量的网线。</text:p>
            <text:p>输入</text:p>
            <text:p>    第一行包含两个整数N和K，以单个空格隔开。N（1 &lt;= N &lt;= 10000）是库存中的网线数，K（1 &lt;= K &lt;= 10000）是需要的网线数量。</text:p>
            <text:p>    接下来N行，每行一个数，为库存中每条网线的长度（单位：米）。所有网线的长度至少1m，至多100km。输入中的所有长度都精确到厘米，即保留到小数点后两位。</text:p>
            <text:p>输出</text:p>
            <text:p>    网线主管能够从库存的网线中切出指定数量的网线的最长长度（单位：米）。必须精确到厘米，即保留到小数点后两位。</text:p>
            <text:p>    若无法得到长度至少为1cm的指定数量的网线，则必须输出“0.00”（不包含引号）。</text:p>
          </table:table-cell>
          <table:table-cell table:style-name="ce170" office:value-type="string" calcext:value-type="string">
            <text:p>二分查找</text:p>
          </table:table-cell>
          <table:table-cell table:style-name="ce170" office:value-type="string" calcext:value-type="string">
            <text:p>二分的搜索边界</text:p>
          </table:table-cell>
          <table:table-cell table:style-name="ce91"/>
          <table:table-cell table:style-name="ce170" office:value-type="string" calcext:value-type="string">
            <text:p>#include&lt;cstdio&gt;</text:p>
            <text:p>int n,k,s;</text:p>
            <text:p>int len[10005];</text:p>
            <text:p>int main()</text:p>
            <text:p>{</text:p>
            <text:p>    scanf("%d%d",&amp;n,&amp;k);</text:p>
            <text:p>    double x;</text:p>
            <text:p>    int L=0,R=0,mid;</text:p>
            <text:p>    for(int i=0;i&lt;n;i++)</text:p>
            <text:p>    {</text:p>
            <text:p>        scanf("%lf",&amp;x);</text:p>
            <text:p>        len[i]=x*100;</text:p>
            <text:p>        R=(R&gt;len[i]?R:len[i]);</text:p>
            <text:p>    }</text:p>
            <text:p>/*</text:p>
            <text:p>这里的边界有问题！因为是左闭右开的区间，所以R要加1!</text:p>
            <text:p>*/</text:p>
            <text:p>    while(L+1&lt;R)</text:p>
            <text:p>    {</text:p>
            <text:p>        mid=(L+R)/2;</text:p>
            <text:p>        s=0;</text:p>
            <text:p>        for(int i=0;i&lt;n;i++)</text:p>
            <text:p>            s+=len[i]/mid;</text:p>
            <text:p>        if(s&gt;=k) L=mid;</text:p>
            <text:p>        else R=mid;</text:p>
            <text:p>    }</text:p>
            <text:p>    printf("%.2lf\n",(double)L/100);</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28">
          <table:table-cell table:style-name="ce145" office:value-type="string" calcext:value-type="string">
            <text:p>2018,3.4</text:p>
          </table:table-cell>
          <table:table-cell table:style-name="ce170" office:value-type="string" calcext:value-type="string">
            <text:p>常州培训20180304P geteven</text:p>
          </table:table-cell>
          <table:table-cell table:style-name="ce145"/>
          <table:table-cell table:style-name="ce170" office:value-type="string" calcext:value-type="string">
            <text:p><text:span text:style-name="T15">【题目背景】</text:span></text:p>
            <text:p><text:span text:style-name="T16">学佛Fife 最喜欢Bemy 上的数学课了。因为他可以在数学课上尽情的蒸发学</text:span></text:p>
            <text:p><text:span text:style-name="T16">水~</text:span></text:p>
            <text:p><text:span text:style-name="T16">Bemy 为了不让学佛Fife 过度骄傲，以保证每一个学水都能不被他影响，自信</text:span></text:p>
            <text:p><text:span text:style-name="T16">地不断地进步，给Fife 一个有挑战性的数学题。</text:span></text:p>
            <text:p><text:span text:style-name="T16">因为Fife 不想让妹子Maze等得太久，决定把这道题交给你。</text:span></text:p>
            <text:p><text:span text:style-name="T15">【题目描述】</text:span></text:p>
            <text:p><text:span text:style-name="T16">题目是这样的:有一个表达式(B+E+S+S+I+E)(G+O+E+S)(M+O+O)</text:span></text:p>
            <text:p><text:span text:style-name="T16">其中B,E,S,I,G,O,M 为七个变量（注意“O”是变量不是0）。</text:span></text:p>
            <text:p><text:span text:style-name="T16">对于每个变量,Bemy 会告诉Fife 这个变量所代表的各个可能值。</text:span></text:p>
            <text:p><text:span text:style-name="T16">Bemy 想问问Fife 这样一个问题：原表达式有多少种可能的情况，使表达式的</text:span></text:p>
            <text:p><text:span text:style-name="T16">值为偶数。（只要有一个变量的值不同，即为一种情况）</text:span></text:p>
            <text:p><text:span text:style-name="T15">【输入格式】</text:span></text:p>
            <text:p><text:span text:style-name="T16">第一行输入包含一个整数N。</text:span></text:p>
            <text:p><text:span text:style-name="T16">下一个N 行每行包含一个变量名称和一个这个变量可以使用的值。</text:span></text:p>
            <text:p><text:span text:style-name="T17">2017 </text:span><text:span text:style-name="T18">省常中集训普及组</text:span></text:p>
            <text:p><text:span text:style-name="T16">注：每个变量在整张表中不会出现多于20 次。</text:span></text:p>
            <text:p><text:span text:style-name="T16">同一个变量不存在两个相同的值。所有给出的值都在-300……300 之间。</text:span></text:p>
            <text:p><text:span text:style-name="T15">【输出格式】</text:span></text:p>
            <text:p><text:span text:style-name="T16">打印出一个整数，表示有多少种方法使表达式的值为一个偶数。</text:span></text:p>
          </table:table-cell>
          <table:table-cell table:style-name="ce170" office:value-type="string" calcext:value-type="string">
            <text:p>穷举加剪枝</text:p>
          </table:table-cell>
          <table:table-cell table:style-name="ce170" office:value-type="string" calcext:value-type="string">
            <text:p>如何求出正确的计算公式（不重复、不遗漏）。</text:p>
          </table:table-cell>
          <table:table-cell table:style-name="ce91" office:value-type="string" calcext:value-type="string">
            <text:p>像这类对数学要求比较高的题目，需要理清楚每一步究竟在做什么、为什么这样算。同时，对于数据范围特别小的样例（尤其是数据为0、1等情况）要特别注意那些“改动后不影响结果”的语句。</text:p>
          </table:table-cell>
          <table:table-cell table:style-name="ce170" office:value-type="string" calcext:value-type="string">
            <text:p>#include&lt;bits/stdc++.h&gt;</text:p>
            <text:p>using namespace std;</text:p>
            <text:p>ifstream fin("geteven.in");</text:p>
            <text:p>ofstream fout("geteven.out");</text:p>
            <text:p>struct node</text:p>
            <text:p>{</text:p>
            <text:p>    long long tms[2];</text:p>
            <text:p>    node()</text:p>
            <text:p>    {</text:p>
            <text:p>        tms[0]=tms[1]=0;</text:p>
            <text:p>    }</text:p>
            <text:p>};</text:p>
            <text:p>node B,E,S,I,G,O,M;</text:p>
            <text:p>node* hsh[]={&amp;B,&amp;E,&amp;S,&amp;I,&amp;G,&amp;O,&amp;M};</text:p>
            <text:p>inline bool cal(int b,int e,int s,int i,int g,int o,int m)</text:p>
            <text:p>{</text:p>
            <text:p>    return (b+i)*(g+o+e+s)*m%2;</text:p>
            <text:p>}</text:p>
            <text:p>int main()</text:p>
            <text:p>{</text:p>
            <text:p>    int n,t;</text:p>
            <text:p>    char N;</text:p>
            <text:p>    fin&gt;&gt;n;</text:p>
            <text:p>    for(int i=0;i&lt;n;i++)</text:p>
            <text:p>    {</text:p>
            <text:p>        fin&gt;&gt;N&gt;&gt;t;</text:p>
            <text:p>        按奇偶性处理输入数据;</text:p>
            <text:p>    }</text:p>
            <text:p>    long long res=0;</text:p>
            <text:p>    int b,e,s,i,g,o,m,cnt=0;</text:p>
            <text:p>    for(b=0;b&lt;2;b++)</text:p>
            <text:p>      for(e=0;e&lt;2;e++)</text:p>
            <text:p>        for(s=0;s&lt;2;s++)</text:p>
            <text:p>          for(i=0;i&lt;2;i++)</text:p>
            <text:p>            for(g=0;g&lt;2;g++)</text:p>
            <text:p>              for(o=0;o&lt;2;o++)</text:p>
            <text:p>                for(m=0;m&lt;2;m++)</text:p>
            <text:p>                  if(!cal(b,e,s,i,g,o,m))</text:p>
            <text:p>                  {</text:p>
            <text:p>                      res+=B.tms[b]*E.tms[e]*S.tms[s]*I.tms[i]*G.tms[g]*O.tms[o]*M.tms[m];</text:p>
            <text:p>                  }</text:p>
            <text:p>    res*=(S.tms[0]+S.tms[1])*(E.tms[0]+E.tms[1])*(O.tms[0]+O.tms[1]);</text:p>
            <text:p>/*</text:p>
            <text:p>此处存在问题！虽然S、E、O可以消掉，但还是不能取任意值。</text:p>
            <text:p>因此不能再乘上(S.tms[0]+S.tms[1])*(E.tms[0]+E.tms[1])*(O.tms[0]+O.tms[1])</text:p>
            <text:p>*/</text:p>
            <text:p>    fout&lt;&lt;res&lt;&lt;endl;</text:p>
            <text:p>    return 0;</text:p>
            <text:p>}</text:p>
          </table:table-cell>
          <table:table-cell table:number-columns-repeated="1007"/>
        </table:table-row>
        <table:table-row table:style-name="ro29">
          <table:table-cell table:style-name="ce145"/>
          <table:table-cell table:style-name="ce170" office:value-type="string" calcext:value-type="string">
            <text:p>常州培训20180304P back</text:p>
          </table:table-cell>
          <table:table-cell table:style-name="ce145"/>
          <table:table-cell table:style-name="ce170" office:value-type="string" calcext:value-type="string">
            <text:p><text:span text:style-name="T15">【题目背景】</text:span></text:p>
            <text:p><text:span text:style-name="T16">Bemy 和Fife 是两位大名鼎鼎的学（ji）佛（lao），他们为了蒸发学水，</text:span></text:p>
            <text:p><text:span text:style-name="T16">在课后仍然会缠着老师问问题。</text:span></text:p>
            <text:p><text:span text:style-name="T16">在一次分班上课后，这两位学佛与老师讨论着高深的问题，不知不觉忘了时</text:span></text:p>
            <text:p><text:span text:style-name="T16">间。直到上课铃响了，他们才想起要回班级。在回班级时，他们会一路损失佛光。</text:span></text:p>
            <text:p><text:span text:style-name="T16">为了在回到班级时，有足够多的佛光蒸发学水，而使学水不被其他大佬蒸发，他</text:span></text:p>
            <text:p><text:span text:style-name="T16">们希望到两人回到班级时损失的总佛光最少。</text:span></text:p>
            <text:p><text:span text:style-name="T15">【题目描述】</text:span></text:p>
            <text:p><text:span text:style-name="T16">Bemy 和Fife 所在的学校有N 个教室，M 条过道。Bemy 一开始在1 号教室，</text:span></text:p>
            <text:p><text:span text:style-name="T16">Fife 在2 号。他们的班级在n 号教室。每当Bemy 去往一个教室时，他会损失B</text:span></text:p>
            <text:p><text:span text:style-name="T16">点佛光;每当Fife 去往一个教室时，他会损失F 点佛光，值得注意的是，当Bemy</text:span></text:p>
            <text:p><text:span text:style-name="T16">和Fife 一起行动时，他们会相互合作（py），使每次损失的佛光减少为P。</text:span></text:p>
            <text:p><text:span text:style-name="T15">【输入格式】</text:span></text:p>
            <text:p><text:span text:style-name="T16">第一行输入包含正整数B，F，P，N，M 并且N 最多是40,000。N,M,B,F 和</text:span></text:p>
            <text:p><text:span text:style-name="T16">P 如上所述，其中N&gt; = 3）。</text:span></text:p>
            <text:p><text:span text:style-name="T16">输入中的下一个M 行两个整数a，b 表示教室a，b 之间有走道。连接是双向</text:span></text:p>
            <text:p><text:span text:style-name="T16">的。</text:span></text:p>
            <text:p><text:span text:style-name="T15">【输出格式】</text:span></text:p>
            <text:p><text:span text:style-name="T16">一个整数，指定Bemy 和Fife 集体到达班级需要损失的最小佛光。</text:span></text:p>
          </table:table-cell>
          <table:table-cell table:style-name="ce170" office:value-type="string" calcext:value-type="string">
            <text:p>BFS+记忆化</text:p>
          </table:table-cell>
          <table:table-cell table:style-name="ce170" office:value-type="string" calcext:value-type="string">
            <text:p>如何避免重复搜索同一状态。</text:p>
          </table:table-cell>
          <table:table-cell table:style-name="ce91" office:value-type="string" calcext:value-type="string">
            <text:p>不仅仅是DFS可以用记忆化剪枝，BFS也可以用同样的手段优化。对于一些常用的优化手段，要多加练习，做到熟练掌握、举一反三。</text:p>
            <text:p>同时，有些状态似乎无法优化（每次搜索的条件都不一样），此时应找出当中的不变量进行优化。</text:p>
          </table:table-cell>
          <table:table-cell table:style-name="ce170" office:value-type="string" calcext:value-type="string">
            <text:p>#include&lt;cstdio&gt;</text:p>
            <text:p>#include&lt;cstring&gt;</text:p>
            <text:p>#include&lt;algorithm&gt;</text:p>
            <text:p>using namespace std;</text:p>
            <text:p>FILE *fin=fopen("back.in","r");</text:p>
            <text:p>FILE *fout=fopen("back.out","w");</text:p>
            <text:p>int B,F,P,N,M;</text:p>
            <text:p>struct node</text:p>
            <text:p>{</text:p>
            <text:p>    int v,next;</text:p>
            <text:p>};</text:p>
            <text:p>int tu[40005],cnt=1;</text:p>
            <text:p>node mem[160005];</text:p>
            <text:p>struct node2</text:p>
            <text:p>{</text:p>
            <text:p>    int fa,v,step,res;</text:p>
            <text:p>    node2()</text:p>
            <text:p>    {</text:p>
            <text:p>        fa=0;</text:p>
            <text:p>    }</text:p>
            <text:p>    node2(int _f,int _v,int _s,int _r)</text:p>
            <text:p>    {</text:p>
            <text:p>        fa=_f;</text:p>
            <text:p>        v=_v;</text:p>
            <text:p>        step=_s;</text:p>
            <text:p>        res=_r;</text:p>
            <text:p>    }</text:p>
            <text:p>};</text:p>
            <text:p>node2 que[40005];</text:p>
            <text:p>bool vi[40005],v2[40005];</text:p>
            <text:p>int head=1,tail=1,ans=1&lt;&lt;30;</text:p>
            <text:p>struct node3</text:p>
            <text:p>{</text:p>
            <text:p>    int v,step;</text:p>
            <text:p>    node3(){}</text:p>
            <text:p>    node3(int _v,int _s)</text:p>
            <text:p>    {</text:p>
            <text:p>        step=_s;</text:p>
            <text:p>        v=_v;</text:p>
            <text:p>    }</text:p>
            <text:p>};</text:p>
            <text:p>node3 q2[40005];</text:p>
            <text:p>int solve(int s)</text:p>
            <text:p>/*</text:p>
            <text:p>这个函数重复搜索了大量的状态，</text:p>
            <text:p>但又因为每次的起点都不同，以至于无法优化。</text:p>
            <text:p>但是，1、2、n这三个节点都是固定的，</text:p>
            <text:p>因此只需要3次bfs预处理完最短路的长度，</text:p>
            <text:p>后面的运算都用查表解决。</text:p>
            <text:p>*/</text:p>
            <text:p>{</text:p>
            <text:p>    用bfs从s开始搜索；</text:p>
            <text:p>    return (从s到1的最短路长度*B+从s到2的最短路长度*F);</text:p>
            <text:p>}</text:p>
            <text:p>int main()</text:p>
            <text:p>{</text:p>
            <text:p>    fscanf(fin,"%d%d%d%d%d",&amp;B,&amp;F,&amp;P,&amp;N,&amp;M);</text:p>
            <text:p>    int t,a,b;</text:p>
            <text:p>    for(int i=0;i&lt;M;i++)</text:p>
            <text:p>    {</text:p>
            <text:p>        fscanf(fin,"%d%d",&amp;a,&amp;b);</text:p>
            <text:p>        t=tu[a];</text:p>
            <text:p>        tu[a]=cnt;</text:p>
            <text:p>        mem[cnt].v=b;</text:p>
            <text:p>        mem[cnt++].next=t;</text:p>
            <text:p>        t=tu[b];</text:p>
            <text:p>        tu[b]=cnt;</text:p>
            <text:p>        mem[cnt].v=a;</text:p>
            <text:p>        mem[cnt++].next=t;//由于节点的个数不是很多，用STL更方便、快捷</text:p>
            <text:p>    }</text:p>
            <text:p>    que[0].res=40001*(B+F);</text:p>
            <text:p>    que[tail++]=node2(0,N,0,0);</text:p>
            <text:p>    vi[N]=1;</text:p>
            <text:p>    while(head&lt;tail)</text:p>
            <text:p>    {</text:p>
            <text:p>        que[head].res=que[head].step*P+solve(que[head].v);</text:p>
            <text:p>        ans=min(ans,que[head].res);</text:p>
            <text:p>        t=tu[que[head].v];</text:p>
            <text:p>        while(t!=0)</text:p>
            <text:p>        {</text:p>
            <text:p>            if(!vi[mem[t].v])</text:p>
            <text:p>            {</text:p>
            <text:p>                vi[mem[t].v]=1;</text:p>
            <text:p>                que[tail++]=node2(head,mem[t].v,que[head].step+1,0);</text:p>
            <text:p>            }</text:p>
            <text:p>            t=mem[t].next;</text:p>
            <text:p>        }</text:p>
            <text:p>        head++;</text:p>
            <text:p>    }</text:p>
            <text:p>    fprintf(fout,"%d\n",ans);</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6</text:p>
          </table:table-cell>
          <table:table-cell table:style-name="ce170" office:value-type="string" calcext:value-type="string">
            <text:p>奥赛一本通 3.4.2.3</text:p>
          </table:table-cell>
          <table:table-cell table:style-name="ce145"/>
          <table:table-cell table:style-name="ce170"/>
          <table:table-cell table:style-name="ce170" office:value-type="string" calcext:value-type="string">
            <text:p>图</text:p>
          </table:table-cell>
          <table:table-cell table:style-name="ce170" office:value-type="string" calcext:value-type="string">
            <text:p>Hierholzer 算法不需要回溯操作</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奥赛一本通 3.4.3.3</text:p>
          </table:table-cell>
          <table:table-cell table:style-name="ce145"/>
          <table:table-cell table:style-name="ce170"/>
          <table:table-cell table:style-name="ce170" office:value-type="string" calcext:value-type="string">
            <text:p>图</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7</text:p>
          </table:table-cell>
          <table:table-cell table:style-name="ce170" office:value-type="string" calcext:value-type="string">
            <text:p>奥赛一本通 3.4.6.4</text:p>
          </table:table-cell>
          <table:table-cell table:style-name="ce145"/>
          <table:table-cell table:style-name="ce170"/>
          <table:table-cell table:style-name="ce170" office:value-type="string" calcext:value-type="string">
            <text:p>图、并查集</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奥赛一本通 3.4.7.2</text:p>
          </table:table-cell>
          <table:table-cell table:style-name="ce145"/>
          <table:table-cell table:style-name="ce170"/>
          <table:table-cell table:style-name="ce170" office:value-type="string" calcext:value-type="string">
            <text:p>图、拓扑排序</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8</text:p>
          </table:table-cell>
          <table:table-cell table:style-name="ce170" office:value-type="string" calcext:value-type="string">
            <text:p>奥赛一本通 2.9.2.2</text:p>
          </table:table-cell>
          <table:table-cell table:style-name="ce145" office:value-type="string" calcext:value-type="string">
            <text:p><text:a xlink:href="http://noi.openjudge.cn/ch0206/2985/" xlink:type="simple">数字组合</text:a></text:p>
          </table:table-cell>
          <table:table-cell table:style-name="ce170"/>
          <table:table-cell table:style-name="ce170" office:value-type="string" calcext:value-type="string">
            <text:p>动态规划、哈希</text:p>
          </table:table-cell>
          <table:table-cell table:style-name="ce170"/>
          <table:table-cell table:style-name="ce91"/>
          <table:table-cell table:style-name="ce170"/>
          <table:table-cell table:number-columns-repeated="1007"/>
        </table:table-row>
        <table:table-row table:style-name="ro30">
          <table:table-cell table:style-name="ce145"/>
          <table:table-cell table:style-name="ce170" office:value-type="string" calcext:value-type="string">
            <text:p>奥赛一本通 2.9.2.7</text:p>
          </table:table-cell>
          <table:table-cell table:style-name="ce145" office:value-type="string" calcext:value-type="string">
            <text:p><text:a xlink:href="http://noi.openjudge.cn/ch0206/6045/" xlink:type="simple">开餐馆</text:a></text:p>
          </table:table-cell>
          <table:table-cell table:style-name="ce170" office:value-type="string" calcext:value-type="string">
            <text:p><text:s text:c="4"/>北大信息学院的同学小明毕业之后打算创业开餐馆.现在共有n 个地点可供选择。小明打算从中选择合适的位置开设一些餐馆。这 n 个地点排列在同一条直线上。我们用一个整数序列m1, m2, ... mn 来表示他们的相对位置。由于地段关系,开餐馆的利润会有所不同。我们用pi 表示在mi 处开餐馆的利润。为了避免自己的餐馆的内部竞争,餐馆之间的距离必须大于k。请你帮助小明选择一个总利润最大的方案。</text:p>
          </table:table-cell>
          <table:table-cell table:style-name="ce170" office:value-type="string" calcext:value-type="string">
            <text:p>动态规划</text:p>
          </table:table-cell>
          <table:table-cell table:style-name="ce170" office:value-type="string" calcext:value-type="string">
            <text:p>为了保证无后效性，dp状态的设计使得dp数组的最后一项的值并不一定是答案。</text:p>
          </table:table-cell>
          <table:table-cell table:style-name="ce91" office:value-type="string" calcext:value-type="string">
            <text:p>动态规划的题目在输出答案的时候千万不能掉以轻心，必须结合状态到设计输出最优解。</text:p>
            <text:p>同时，对于一些常见的模型（比如这道题目对应的是“最长上升子序列”），必须要做到熟练掌握。</text:p>
          </table:table-cell>
          <table:table-cell table:style-name="ce170" office:value-type="string" calcext:value-type="string">
            <text:p>#include&lt;cstdio&gt;</text:p>
            <text:p>#include&lt;cstring&gt;</text:p>
            <text:p>#include&lt;algorithm&gt;</text:p>
            <text:p>using namespace std;</text:p>
            <text:p>int n,k,m[105],p[105],dp[105];</text:p>
            <text:p>void solve()</text:p>
            <text:p>{</text:p>
            <text:p>    memset(dp,0,sizeof(dp));</text:p>
            <text:p>    scanf("%d%d",&amp;n,&amp;k);</text:p>
            <text:p>    for(int i=0;i&lt;n;i++) scanf("%d",m+i);</text:p>
            <text:p>    for(int i=0;i&lt;n;i++) scanf("%d",p+i);</text:p>
            <text:p>    for(int i=0;i&lt;n;i++)</text:p>
            <text:p>    {</text:p>
            <text:p>        dp[i]=p[i];</text:p>
            <text:p>        for(int j=0;j&lt;i&amp;&amp;m[i]-m[j]&gt;k;j++)</text:p>
            <text:p>            dp[i]=max(dp[i],dp[j]+p[i]);</text:p>
            <text:p>    }</text:p>
            <text:p>    printf("%d\n",dp[n-1]);</text:p>
            <text:p>/*</text:p>
            <text:p>这里有问题：就像最长上升子序列一样</text:p>
            <text:p>dp数组的最后一项的值并不一定是答案，所以</text:p>
            <text:p>最后还需要对dp数组进行一次打擂，输出最大值。</text:p>
            <text:p>*/</text:p>
            <text:p>}</text:p>
            <text:p>int main()</text:p>
            <text:p>{</text:p>
            <text:p>    int t;</text:p>
            <text:p>    scanf("%d",&amp;t);</text:p>
            <text:p>    while(t--&gt;0) solve();</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10</text:p>
          </table:table-cell>
          <table:table-cell table:style-name="ce170" office:value-type="string" calcext:value-type="string">
            <text:p>奥赛一本通 2.9.3.10</text:p>
          </table:table-cell>
          <table:table-cell table:style-name="ce145" office:value-type="string" calcext:value-type="string">
            <text:p><text:a xlink:href="http://noi.openjudge.cn/ch0206/2000/" xlink:type="simple">最长公共子上升序列</text:a></text:p>
          </table:table-cell>
          <table:table-cell table:style-name="ce170"/>
          <table:table-cell table:style-name="ce170" office:value-type="string" calcext:value-type="string">
            <text:p>dp</text:p>
          </table:table-cell>
          <table:table-cell table:style-name="ce170"/>
          <table:table-cell table:style-name="ce91"/>
          <table:table-cell table:style-name="ce170"/>
          <table:table-cell table:number-columns-repeated="1007"/>
        </table:table-row>
        <table:table-row table:style-name="ro31">
          <table:table-cell table:style-name="ce145"/>
          <table:table-cell table:style-name="ce170"/>
          <table:table-cell table:style-name="ce145" office:value-type="string" calcext:value-type="string">
            <text:p><text:a xlink:href="http://noi.openjudge.cn/ch0206/1481/" xlink:type="simple">Maximum sum</text:a></text:p>
          </table:table-cell>
          <table:table-cell table:style-name="ce170" office:value-type="string" calcext:value-type="string">
            <text:p>输入一个整数序列，找出两个不重合连续子段，使得两子段内所有数字的和最大。</text:p>
            <text:p>Given a set of n integers: A={a1, a2,..., an}, we define a function d(A) as below:</text:p>
            <text:p/>
            <text:p>                     t1     t2 </text:p>
            <text:p>         d(A) = max{ ∑ai + ∑aj | 1 &lt;= s1 &lt;= t1 &lt; s2 &lt;= t2 &lt;= n }</text:p>
            <text:p>                    i=s1   j=s2</text:p>
            <text:p/>
            <text:p/>
            <text:p>Your task is to calculate d(A).</text:p>
          </table:table-cell>
          <table:table-cell table:style-name="ce170" office:value-type="string" calcext:value-type="string">
            <text:p>动态规划</text:p>
          </table:table-cell>
          <table:table-cell table:style-name="ce170" office:value-type="string" calcext:value-type="string">
            <text:p>边界条件的设计。</text:p>
          </table:table-cell>
          <table:table-cell table:style-name="ce91" office:value-type="string" calcext:value-type="string">
            <text:p>作为递推算法的一种，动态规划需要特别注意边界条件。有的时候，错误的边界能够过样例，但却有潜在的bug。同时，“无穷大”和“无穷小”只要够极端就行了，太大或太小容易引发溢出。</text:p>
          </table:table-cell>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32">
          <table:table-cell table:style-name="ce145" office:value-type="string" calcext:value-type="string">
            <text:p>2018,3.12</text:p>
          </table:table-cell>
          <table:table-cell table:style-name="ce170" office:value-type="string" calcext:value-type="string">
            <text:p>奥赛一本通 2.9.3.3</text:p>
          </table:table-cell>
          <table:table-cell table:style-name="ce145" office:value-type="string" calcext:value-type="string">
            <text:p><text:a xlink:href="http://noi.openjudge.cn/ch0206/2989/" xlink:type="simple">糖果</text:a></text:p>
          </table:table-cell>
          <table:table-cell table:style-name="ce170" office:value-type="string" calcext:value-type="string">
            <text:p>    由于在维护世界和平的事务中做出巨大贡献，Dzx被赠予糖果公司2010年5月23日当天无限量糖果免费优惠券。在这一天，Dzx可以从糖果公司的N件产品中任意选择若干件带回家享用。糖果公司的N件产品每件都包含数量不同的糖果。Dzx希望他选择的产品包含的糖果总数是K的整数倍，这样他才能平均地将糖果分给帮助他维护世界和平的伙伴们。当然，在满足这一条件的基础上，糖果总数越多越好。Dzx最多能带走多少糖果呢？</text:p>
            <text:p>    注意：Dzx只能将糖果公司的产品整件带走。</text:p>
            <text:p>输入</text:p>
            <text:p>    第一行包含两个整数N(1&lt;=N&lt;=100)和K(1&lt;=K&lt;=100)</text:p>
            <text:p>    以下N行每行1个整数，表示糖果公司该件产品中包含的糖果数目，不超过1000000</text:p>
            <text:p>输出</text:p>
            <text:p>    符合要求的最多能达到的糖果总数，如果不能达到K的倍数这一要求，输出0</text:p>
          </table:table-cell>
          <table:table-cell table:style-name="ce170" office:value-type="string" calcext:value-type="string">
            <text:p>状态压缩动态规划</text:p>
          </table:table-cell>
          <table:table-cell table:style-name="ce170" office:value-type="string" calcext:value-type="string">
            <text:p>如何压缩状态</text:p>
          </table:table-cell>
          <table:table-cell table:style-name="ce91" office:value-type="string" calcext:value-type="string">
            <text:p>像这种涉及到取余运算的题目，一般都可以进行状态压缩。做这种题目时要弄清楚题目要你求什么，找到不必要的状态进行优化。</text:p>
          </table:table-cell>
          <table:table-cell table:style-name="ce170" office:value-type="string" calcext:value-type="string">
            <text:p>这道题目如果使用裸的哈希，会时间、空间双超限。但就像只插入不删除的哈希表处理冲突一样，这题可以以K为模哈希，每次只要枚举[0,K)范围内的数（余数）就行了。</text:p>
            <text:p>#include&lt;cstdio&gt;</text:p>
            <text:p>#include&lt;algorithm&gt;</text:p>
            <text:p>using namespace std;</text:p>
            <text:p>int n,k,a[110][110],num;</text:p>
            <text:p>int main()</text:p>
            <text:p>{</text:p>
            <text:p>    scanf("%d%d",&amp;n,&amp;k);</text:p>
            <text:p>    for(int i=1;i&lt;=n;i++)</text:p>
            <text:p>    {</text:p>
            <text:p>        scanf("%d",&amp;num);</text:p>
            <text:p>        a[i][num%k]=num;//初始值</text:p>
            <text:p>        for(int j=0;j&lt;k;j++)</text:p>
            <text:p>        {</text:p>
            <text:p>            if(a[i-1][j])</text:p>
            <text:p>                a[i][(j+num)%k]=a[i-1][j]+num;//取 </text:p>
            <text:p>            a[i][j]=max(a[i][j],a[i-1][j]);//不取 </text:p>
            <text:p>        }</text:p>
            <text:p>    }</text:p>
            <text:p>    printf("%d\n",a[n][0]);</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33">
          <table:table-cell table:style-name="ce145" office:value-type="string" calcext:value-type="string">
            <text:p>2018,3.13</text:p>
          </table:table-cell>
          <table:table-cell table:style-name="ce170" office:value-type="string" calcext:value-type="string">
            <text:p>奥赛一本通 2.7.10</text:p>
          </table:table-cell>
          <table:table-cell table:style-name="ce145" office:value-type="string" calcext:value-type="string">
            <text:p><text:a xlink:href="http://noi.openjudge.cn/ch0111/06/" xlink:type="simple">月度开销</text:a></text:p>
          </table:table-cell>
          <table:table-cell table:style-name="ce170" office:value-type="string" calcext:value-type="string">
            <text:p>描述</text:p>
            <text:p/>
            <text:p>    农夫约翰是一个精明的会计师。他意识到自己可能没有足够的钱来维持农场的运转了。他计算出并记录下了接下来 N (1 ≤ N ≤ 100,000) 天里每天需要的开销。</text:p>
            <text:p/>
            <text:p>    约翰打算为连续的M (1 ≤ M ≤ N) 个财政周期创建预算案，他把一个财政周期命名为fajo月。每个fajo月包含一天或连续的多天，每天被恰好包含在一个fajo月里。</text:p>
            <text:p/>
            <text:p>    约翰的目标是合理安排每个fajo月包含的天数，使得开销最多的fajo月的开销尽可能少。</text:p>
            <text:p/>
            <text:p/>
            <text:p>输入</text:p>
            <text:p>    第一行包含两个整数N,M，用单个空格隔开。</text:p>
            <text:p>    接下来N行，每行包含一个1到10000之间的整数，按顺序给出接下来N天里每天的开销。</text:p>
            <text:p>输出</text:p>
            <text:p>    一个整数，即最大月度开销的最小值。</text:p>
          </table:table-cell>
          <table:table-cell table:style-name="ce170" office:value-type="string" calcext:value-type="string">
            <text:p>二分答案+贪心</text:p>
          </table:table-cell>
          <table:table-cell table:style-name="ce170" office:value-type="string" calcext:value-type="string">
            <text:p>一些细节的处理，比如边界条件。</text:p>
          </table:table-cell>
          <table:table-cell table:style-name="ce91" office:value-type="string" calcext:value-type="string">
            <text:p>在写二分的程序时，千万不能主观臆断，对于结束的判定一定得特别小心。</text:p>
          </table:table-cell>
          <table:table-cell table:style-name="ce170" office:value-type="string" calcext:value-type="string">
            <text:p>#include&lt;cstdio&gt;</text:p>
            <text:p>#include&lt;algorithm&gt;</text:p>
            <text:p>using namespace std;</text:p>
            <text:p>int n,m,a[100005];</text:p>
            <text:p>bool solve(int maxn)</text:p>
            <text:p>{</text:p>
            <text:p>    int sum=0,cnt=1,res=0;</text:p>
            <text:p>    for(int i=0;i&lt;n;i++)</text:p>
            <text:p>        if(sum+a[i]&gt;maxn)</text:p>
            <text:p>        {</text:p>
            <text:p>            cnt++;</text:p>
            <text:p>            res=max(res,sum);</text:p>
            <text:p>            sum=a[i];</text:p>
            <text:p>        }</text:p>
            <text:p>        else sum+=a[i];</text:p>
            <text:p>    if(cnt&gt;m) return 0;</text:p>
            <text:p>    return 1;</text:p>
            <text:p>}</text:p>
            <text:p>int main()</text:p>
            <text:p>{</text:p>
            <text:p>    scanf("%d%d",&amp;n,&amp;m);</text:p>
            <text:p>    int l=0,r=0,mid;//(l,r]</text:p>
            <text:p>    for(int i=0;i&lt;n;i++)</text:p>
            <text:p>    {</text:p>
            <text:p>        scanf("%d",a+i);</text:p>
            <text:p>        r+=a[i];</text:p>
            <text:p>        l=max(l,a[i]);//此处的代码不能少，防止搜索绝对不可能的状态，带来不必要的麻烦。</text:p>
            <text:p>    }</text:p>
            <text:p>    while(l&lt;r)//注意结束的判定条件！在本题中，是“l&lt;r”而不是“l+1&lt;r”。</text:p>
            <text:p>    {</text:p>
            <text:p>        mid=(l+r)&gt;&gt;1;</text:p>
            <text:p>        if(solve(mid)) r=mid;</text:p>
            <text:p>        else l=mid+1;</text:p>
            <text:p>    }</text:p>
            <text:p>    printf("%d\n",r);</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14</text:p>
          </table:table-cell>
          <table:table-cell table:style-name="ce170" office:value-type="string" calcext:value-type="string">
            <text:p>奥赛一本通 3.4.7.1</text:p>
          </table:table-cell>
          <table:table-cell table:style-name="ce145"/>
          <table:table-cell table:style-name="ce170"/>
          <table:table-cell table:style-name="ce170" office:value-type="string" calcext:value-type="string">
            <text:p>dfs</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27">
          <table:table-cell table:style-name="ce145" office:value-type="string" calcext:value-type="string">
            <text:p>2018，3.15</text:p>
          </table:table-cell>
          <table:table-cell table:style-name="ce170" office:value-type="string" calcext:value-type="string">
            <text:p>奥赛一本通 3.8.3.4</text:p>
          </table:table-cell>
          <table:table-cell table:style-name="ce145" office:value-type="string" calcext:value-type="string">
            <text:p><text:a xlink:href="http://noi.openjudge.cn/ch0206/7627/" xlink:type="simple">鸡蛋的硬度</text:a></text:p>
          </table:table-cell>
          <table:table-cell table:style-name="ce170" office:value-type="string" calcext:value-type="string">
            <text:p>描述</text:p>
            <text:p/>
            <text:p>    最近XX公司举办了一个奇怪的比赛：鸡蛋硬度之王争霸赛。参赛者是来自世 界各地的母鸡，比赛的内容是看谁下的蛋最硬，更奇怪的是XX公司并不使用什么精密仪器来测量蛋的硬度，他们采用了一种最老土的办法--从高度扔鸡蛋--来 测试鸡蛋的硬度，如果一次母鸡下的蛋从高楼的第a层摔下来没摔破，但是从a+1层摔下来时摔破了，那么就说这只母鸡的鸡蛋的硬度是a。你当然可以找出各种 理由说明这种方法不科学，比如同一只母鸡下的蛋硬度可能不一样等等，但是这不影响XX公司的争霸赛，因为他们只是为了吸引大家的眼球，一个个鸡蛋从100 层的高楼上掉下来的时候，这情景还是能吸引很多人驻足观看的，当然，XX公司也绝不会忘记在高楼上挂一条幅，写上“XX公司”的字样--这比赛不过是XX 公司的一个另类广告而已。</text:p>
            <text:p>    勤于思考的小A总是能从一件事情中发现一个数学问题，这件事也不例外。“假如有很多同样硬度的鸡蛋，那么我可以用二分的办法用最少的次数测出鸡蛋 的硬度”，小A对自己的这个结论感到很满意，不过很快麻烦来了，“但是，假如我的鸡蛋不够用呢，比如我只有1个鸡蛋，那么我就不得不从第1层楼开始一层一 层的扔，最坏情况下我要扔100次。如果有2个鸡蛋，那么就从2层楼开始的地方扔……等等，不对，好像应该从1/3的地方开始扔才对，嗯，好像也不一定 啊……3个鸡蛋怎么办，4个，5个，更多呢……”，和往常一样，小A又陷入了一个思维僵局，与其说他是勤于思考，不如说他是喜欢自找麻烦。</text:p>
            <text:p>    好吧，既然麻烦来了，就得有人去解决，小A的麻烦就靠你来解决了：）</text:p>
            <text:p>输入</text:p>
            <text:p>    输入包括多组数据，每组数据一行，包含两个正整数n和m(1&lt;=n&lt;=100,1&lt;=m&lt;=10)，其中n表示楼的高度，m表示你现在拥有的鸡蛋个数，这些鸡蛋硬度相同（即它们从同样高的地方掉下来要么都摔碎要么都不碎），并且小于等于n。你可以假定硬度为x的鸡蛋从高度小于等于x的地方摔无论如何都不会碎（没摔碎的鸡蛋可以继续使用），而只要从比x高的地方扔必然会碎。</text:p>
            <text:p>    对每组输入数据，你可以假定鸡蛋的硬度在0至n之间，即在n+1层扔鸡蛋一定会碎。</text:p>
            <text:p>输出</text:p>
            <text:p>    对于每一组输入，输出一个整数，表示使用最优策略在最坏情况下所需要的扔鸡蛋次数。</text:p>
          </table:table-cell>
          <table:table-cell table:style-name="ce170" office:value-type="string" calcext:value-type="string">
            <text:p>动态规划</text:p>
          </table:table-cell>
          <table:table-cell table:style-name="ce170" office:value-type="string" calcext:value-type="string">
            <text:p>如何设计状态</text:p>
          </table:table-cell>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17</text:p>
          </table:table-cell>
          <table:table-cell table:style-name="ce170" office:value-type="string" calcext:value-type="string">
            <text:p>奥赛一本通 2.6.5</text:p>
          </table:table-cell>
          <table:table-cell table:style-name="ce145" office:value-type="string" calcext:value-type="string">
            <text:p><text:a xlink:href="http://noi.openjudge.cn/ch0406/2404/" xlink:type="simple">Ride to Office</text:a></text:p>
          </table:table-cell>
          <table:table-cell table:style-name="ce170"/>
          <table:table-cell table:style-name="ce170" office:value-type="string" calcext:value-type="string">
            <text:p>贪心</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奥赛一本通 2.7.14</text:p>
          </table:table-cell>
          <table:table-cell table:style-name="ce145" office:value-type="string" calcext:value-type="string">
            <text:p><text:a xlink:href="http://noi.openjudge.cn/ch0111/10/" xlink:type="simple">河中跳房子</text:a></text:p>
          </table:table-cell>
          <table:table-cell table:style-name="ce170"/>
          <table:table-cell table:style-name="ce170" office:value-type="string" calcext:value-type="string">
            <text:p>二分查找</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18</text:p>
          </table:table-cell>
          <table:table-cell table:style-name="ce170" office:value-type="string" calcext:value-type="string">
            <text:p>算法竞赛入门经典3.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2</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3</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4</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20</text:p>
          </table:table-cell>
          <table:table-cell table:style-name="ce170" office:value-type="string" calcext:value-type="string">
            <text:p>算法竞赛入门经典4.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4.2</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21</text:p>
          </table:table-cell>
          <table:table-cell table:style-name="ce170" office:value-type="string" calcext:value-type="string">
            <text:p>算法竞赛入门经典4.3</text:p>
          </table:table-cell>
          <table:table-cell table:style-name="ce145"/>
          <table:table-cell table:style-name="ce170"/>
          <table:table-cell table:style-name="ce170" office:value-type="string" calcext:value-type="string">
            <text:p>模拟+搜索</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22</text:p>
          </table:table-cell>
          <table:table-cell table:style-name="ce170" office:value-type="string" calcext:value-type="string">
            <text:p>算法竞赛入门经典4.4</text:p>
          </table:table-cell>
          <table:table-cell table:style-name="ce145"/>
          <table:table-cell table:style-name="ce170"/>
          <table:table-cell table:style-name="ce170" office:value-type="string" calcext:value-type="string">
            <text:p>模拟+BFS</text:p>
          </table:table-cell>
          <table:table-cell table:style-name="ce170" office:value-type="string" calcext:value-type="string">
            <text:p>不要漏掉初始状态和目标状态完全相同的情况</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4.5</text:p>
          </table:table-cell>
          <table:table-cell table:style-name="ce145"/>
          <table:table-cell table:style-name="ce170"/>
          <table:table-cell table:style-name="ce170" office:value-type="string" calcext:value-type="string">
            <text:p>搜索+位运算</text:p>
          </table:table-cell>
          <table:table-cell table:style-name="ce170" office:value-type="string" calcext:value-type="string">
            <text:p>不要漏掉无法匹配的情况</text:p>
          </table:table-cell>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24">
          <table:table-cell table:style-name="ce145" office:value-type="string" calcext:value-type="string">
            <text:p>2018，3.24</text:p>
          </table:table-cell>
          <table:table-cell table:style-name="ce170" office:value-type="string" calcext:value-type="string">
            <text:p>算法竞赛入门经典4.10</text:p>
          </table:table-cell>
          <table:table-cell table:style-name="ce145"/>
          <table:table-cell table:style-name="ce170"/>
          <table:table-cell table:style-name="ce170" office:value-type="string" calcext:value-type="string">
            <text:p>贪心</text:p>
          </table:table-cell>
          <table:table-cell table:style-name="ce170" office:value-type="string" calcext:value-type="string">
            <text:p>由于涉及大量的浮点运算，算法要尽可能的简单以避免计算误差。</text:p>
          </table:table-cell>
          <table:table-cell table:style-name="ce91" office:value-type="string" calcext:value-type="string">
            <text:p>以后遇到这种涉及大量的浮点运算的题目时，要特别注意尽量减少运算次数以避免误差。</text:p>
          </table:table-cell>
          <table:table-cell table:style-name="ce170"/>
          <table:table-cell table:number-columns-repeated="1007"/>
        </table:table-row>
        <table:table-row table:style-name="ro4">
          <table:table-cell table:style-name="ce145"/>
          <table:table-cell table:style-name="ce170" office:value-type="string" calcext:value-type="string">
            <text:p>算法竞赛入门经典5.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1</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2</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3</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4</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28</text:p>
          </table:table-cell>
          <table:table-cell table:style-name="ce170" office:value-type="string" calcext:value-type="string">
            <text:p>算法竞赛入门经典5.L5</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6</text:p>
          </table:table-cell>
          <table:table-cell table:style-name="ce145"/>
          <table:table-cell table:style-name="ce170"/>
          <table:table-cell table:style-name="ce170" office:value-type="string" calcext:value-type="string">
            <text:p>队列</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7</text:p>
          </table:table-cell>
          <table:table-cell table:style-name="ce145"/>
          <table:table-cell table:style-name="ce170"/>
          <table:table-cell table:style-name="ce170" office:value-type="string" calcext:value-type="string">
            <text:p>优先队列</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8</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34">
          <table:table-cell table:style-name="ce145"/>
          <table:table-cell table:style-name="ce170" office:value-type="string" calcext:value-type="string">
            <text:p>算法竞赛入门经典5.L9</text:p>
          </table:table-cell>
          <table:table-cell table:style-name="ce145"/>
          <table:table-cell table:style-name="ce170"/>
          <table:table-cell table:style-name="ce170" office:value-type="string" calcext:value-type="string">
            <text:p>字符串哈希</text:p>
          </table:table-cell>
          <table:table-cell table:style-name="ce170" office:value-type="string" calcext:value-type="string">
            <text:p>hsh.clear();的位置要放对</text:p>
          </table:table-cell>
          <table:table-cell table:style-name="ce91" office:value-type="string" calcext:value-type="string">
            <text:p>当一个子算法开始的时候，千万不要忘记还原数据。以后写这类代码时，要注意所用到的数据有没有初始化、还原。</text:p>
          </table:table-cell>
          <table:table-cell table:style-name="ce170" office:value-type="string" calcext:value-type="string">
            <text:p>map&lt;string,int&gt; h_si;</text:p>
            <text:p>map&lt;pair&lt;int,int&gt;,int&gt; hsh;</text:p>
            <text:p>string h_is[100005];</text:p>
            <text:p>int mp[10005][15],m,n;</text:p>
            <text:p>int ID(const string&amp; s)</text:p>
            <text:p>{</text:p>
            <text:p>    if(h_si.count(s)) return h_si[s];</text:p>
            <text:p>    int t=h_si.size();</text:p>
            <text:p>    h_si[s]=t;</text:p>
            <text:p>    h_is[t]=s;</text:p>
            <text:p>    return t;</text:p>
            <text:p>}</text:p>
            <text:p>void solve()</text:p>
            <text:p>{</text:p>
            <text:p>    string s;</text:p>
            <text:p>    int i,j,k,la;</text:p>
            <text:p>    for(i=1;i&lt;=n;i++)</text:p>
            <text:p>    {</text:p>
            <text:p>        getline(cin,s);</text:p>
            <text:p>        s+=',';</text:p>
            <text:p>        k=la=0;</text:p>
            <text:p>        for(j=1;j&lt;=m;j++)</text:p>
            <text:p>        {</text:p>
            <text:p>            for(;k&lt;s.size()&amp;&amp;s[k]!=',';k++); </text:p>
            <text:p>            mp[i][j]=ID(s.substr(la,k-la));</text:p>
            <text:p>            k++;</text:p>
            <text:p>            la=k;</text:p>
            <text:p>        }</text:p>
            <text:p>    }</text:p>
            <text:p>    pair&lt;int,int&gt; t;</text:p>
            <text:p>    hsh.clear();//错误！每扫描完一遍后就要清空一次！</text:p>
            <text:p>    for(i=1;i&lt;m;i++)</text:p>
            <text:p>        for(j=i+1;j&lt;=m;j++)</text:p>
            <text:p>        {</text:p>
            <text:p>            for(k=1;k&lt;=n;k++)</text:p>
            <text:p>            {</text:p>
            <text:p>                t=make_pair(mp[k][i],mp[k][j]);</text:p>
            <text:p>                if(hsh.count(t))</text:p>
            <text:p>                {</text:p>
            <text:p>                    cout&lt;&lt;"NO\n"&lt;&lt;hsh[t]&lt;&lt;' '&lt;&lt;k&lt;&lt;'\n'&lt;&lt;i&lt;&lt;' '&lt;&lt;j&lt;&lt;endl;</text:p>
            <text:p>                    return;</text:p>
            <text:p>                }</text:p>
            <text:p>                else hsh[t]=k;</text:p>
            <text:p>            }</text:p>
            <text:p>        }</text:p>
            <text:p>    cout&lt;&lt;"YES"&lt;&lt;endl;</text:p>
            <text:p>}</text:p>
            <text:p>int main()</text:p>
            <text:p>{</text:p>
            <text:p>    while(cin&gt;&gt;n&gt;&gt;m)</text:p>
            <text:p>    {</text:p>
            <text:p>        h_si.clear();</text:p>
            <text:p>        cin.get();</text:p>
            <text:p>        solve();</text:p>
            <text:p>    }</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31</text:p>
          </table:table-cell>
          <table:table-cell table:style-name="ce170" office:value-type="string" calcext:value-type="string">
            <text:p>算法竞赛入门经典5.2</text:p>
          </table:table-cell>
          <table:table-cell table:style-name="ce145"/>
          <table:table-cell table:style-name="ce170"/>
          <table:table-cell table:style-name="ce170" office:value-type="string" calcext:value-type="string">
            <text:p>集合、模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3</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4</text:p>
          </table:table-cell>
          <table:table-cell table:style-name="ce145"/>
          <table:table-cell table:style-name="ce170" table:number-columns-repeated="3"/>
          <table:table-cell table:style-name="ce91"/>
          <table:table-cell table:style-name="ce170"/>
          <table:table-cell table:number-columns-repeated="1007"/>
        </table:table-row>
        <table:table-row table:style-name="ro35">
          <table:table-cell table:style-name="ce145"/>
          <table:table-cell table:style-name="ce170" office:value-type="string" calcext:value-type="string">
            <text:p>算法竞赛入门经典5.5</text:p>
          </table:table-cell>
          <table:table-cell table:style-name="ce145"/>
          <table:table-cell table:style-name="ce170"/>
          <table:table-cell table:style-name="ce170" office:value-type="string" calcext:value-type="string">
            <text:p>字符串、集合</text:p>
          </table:table-cell>
          <table:table-cell table:style-name="ce170"/>
          <table:table-cell table:style-name="ce91"/>
          <table:table-cell table:style-name="ce170" office:value-type="string" calcext:value-type="string">
            <text:p>#include&lt;iostream&gt;</text:p>
            <text:p>#include&lt;string&gt;</text:p>
            <text:p>#include&lt;set&gt;</text:p>
            <text:p>using namespace std;</text:p>
            <text:p>int n;</text:p>
            <text:p>string str[120000];</text:p>
            <text:p>set&lt;string&gt; st;</text:p>
            <text:p>int main()</text:p>
            <text:p>{</text:p>
            <text:p>#ifdef local</text:p>
            <text:p>    freopen("pro.in","r",stdin);</text:p>
            <text:p>#endif</text:p>
            <text:p>    while(cin&gt;&gt;str[n])</text:p>
            <text:p>    {</text:p>
            <text:p>        st.insert(str[n]);</text:p>
            <text:p>        n++;</text:p>
            <text:p>    }</text:p>
            <text:p>    int i,j;</text:p>
            <text:p>    for(i=0;i&lt;n;i++)</text:p>
            <text:p>        for(j=0;j&lt;str[i].size()-1;j++)</text:p>
            <text:p>            if(st.count(str[i].substr(0,j+1))&amp;&amp;st.count(str[i].substr(j+1)))</text:p>
            <text:p>                cout&lt;&lt;str[i]&lt;&lt;endl;//错误！有些字符串可能有多种分割方式</text:p>
            <text:p>    return 0;</text:p>
            <text:p>}</text:p>
          </table:table-cell>
          <table:table-cell table:number-columns-repeated="1007"/>
        </table:table-row>
        <table:table-row table:style-name="ro4">
          <table:table-cell table:style-name="ce145"/>
          <table:table-cell table:style-name="ce170" office:value-type="string" calcext:value-type="string">
            <text:p>算法竞赛入门经典5.6</text:p>
          </table:table-cell>
          <table:table-cell table:style-name="ce145"/>
          <table:table-cell table:style-name="ce170"/>
          <table:table-cell table:style-name="ce170" office:value-type="string" calcext:value-type="string">
            <text:p>快速排序</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7</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8</text:p>
          </table:table-cell>
          <table:table-cell table:style-name="ce145"/>
          <table:table-cell table:style-name="ce170"/>
          <table:table-cell table:style-name="ce170" office:value-type="string" calcext:value-type="string">
            <text:p>模拟、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15</text:p>
          </table:table-cell>
          <table:table-cell table:style-name="ce145"/>
          <table:table-cell table:style-name="ce170"/>
          <table:table-cell table:style-name="ce170" office:value-type="string" calcext:value-type="string">
            <text:p>字典树</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2</text:p>
          </table:table-cell>
          <table:table-cell table:style-name="ce170" office:value-type="string" calcext:value-type="string">
            <text:p>算法竞赛入门经典5.9</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10</text:p>
          </table:table-cell>
          <table:table-cell table:style-name="ce145"/>
          <table:table-cell table:style-name="ce170"/>
          <table:table-cell table:style-name="ce170" office:value-type="string" calcext:value-type="string">
            <text:p>搜索、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3</text:p>
          </table:table-cell>
          <table:table-cell table:style-name="ce170" office:value-type="string" calcext:value-type="string">
            <text:p>算法竞赛入门经典5.11</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5</text:p>
          </table:table-cell>
          <table:table-cell table:style-name="ce170" office:value-type="string" calcext:value-type="string">
            <text:p>算法竞赛入门经典6.L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6</text:p>
          </table:table-cell>
          <table:table-cell table:style-name="ce170" office:value-type="string" calcext:value-type="string">
            <text:p>算法竞赛入门经典6.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7</text:p>
          </table:table-cell>
          <table:table-cell table:style-name="ce170" office:value-type="string" calcext:value-type="string">
            <text:p>算法竞赛入门经典6.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11</text:p>
          </table:table-cell>
          <table:table-cell table:style-name="ce170" office:value-type="string" calcext:value-type="string">
            <text:p>算法竞赛入门经典6.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13</text:p>
          </table:table-cell>
          <table:table-cell table:style-name="ce170" office:value-type="string" calcext:value-type="string">
            <text:p>算法竞赛入门经典6.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16</text:p>
          </table:table-cell>
          <table:table-cell table:style-name="ce170" office:value-type="string" calcext:value-type="string">
            <text:p>算法竞赛入门经典6.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17</text:p>
          </table:table-cell>
          <table:table-cell table:style-name="ce170" office:value-type="string" calcext:value-type="string">
            <text:p>算法竞赛入门经典6.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18</text:p>
          </table:table-cell>
          <table:table-cell table:style-name="ce170" office:value-type="string" calcext:value-type="string">
            <text:p>算法竞赛入门经典7.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21</text:p>
          </table:table-cell>
          <table:table-cell table:style-name="ce170" office:value-type="string" calcext:value-type="string">
            <text:p>算法竞赛入门经典7.L10</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12</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36">
          <table:table-cell table:style-name="ce145" office:value-type="string" calcext:value-type="string">
            <text:p>2018，4.22</text:p>
          </table:table-cell>
          <table:table-cell table:style-name="ce170" office:value-type="string" calcext:value-type="string">
            <text:p>省常中阶段检测 name</text:p>
          </table:table-cell>
          <table:table-cell table:style-name="ce145"/>
          <table:table-cell table:style-name="ce170" office:value-type="string" calcext:value-type="string">
            <text:p>name</text:p>
            <text:p>【试题描述】</text:p>
            <text:p/>
            <text:p>lpq同学最近突然对女交警产生了兴趣，于是他开始试图去认识一些女交警。</text:p>
            <text:p/>
            <text:p>随着认识的女交警数量越来越多，lpq发现他的脑子不够用了--他不能准确地记住每个女交警的名字。终于有一天，当他又把Hello Kitty和Dear Amy的名字弄混并遭到暴力后，他突发奇想：如果我把每个人的名字按不同部分的首字母变成缩写，就便于记忆，也就不会把名字弄混了。</text:p>
            <text:p/>
            <text:p>比如：Hello Kitty简写成HK，Dear Amy简写成DA。</text:p>
            <text:p/>
            <text:p>lpq还决定，对于名字简写长度大于5（不包括5）的女交警，他便放弃交往。</text:p>
            <text:p/>
            <text:p>但是lpq认识的女交警太多了，于是他想到了作为OIer的你，请你帮助他。</text:p>
            <text:p>【输入要求】</text:p>
            <text:p/>
            <text:p>第一行包含一个整数N（N≤10000），表示女交警的个数。</text:p>
            <text:p/>
            <text:p>接下的N行，每行包含一个字符串，为一个女交警的全名，其中名字不同部分之间用'~!@#$%^&amp;*()'分隔，字符串的长度不大于100。</text:p>
            <text:p/>
            <text:p>输入文件保证出现的字符只有字母及'~!@#$%^&amp;*()'（不包括引号）。</text:p>
            <text:p>【输出要求】</text:p>
            <text:p/>
            <text:p>输出文件name.out的第一行为一个整数K，表示可以继续交往的女交警个数。</text:p>
            <text:p/>
            <text:p>接下来K行，每一行包括由若干字母组成的字符串，表示对应名字的缩写。</text:p>
            <text:p>【输入样例】</text:p>
            <text:p/>
            <text:p>3</text:p>
            <text:p>Hello@#^Kitty</text:p>
            <text:p>Dear~^Amy</text:p>
            <text:p>Sro~Li~Pei~Qian</text:p>
            <text:p/>
            <text:p>【输出样例】</text:p>
            <text:p/>
            <text:p>3</text:p>
            <text:p>HK</text:p>
            <text:p>DA</text:p>
            <text:p>SLPQ</text:p>
            <text:p/>
            <text:p>【解题提示】</text:p>
          </table:table-cell>
          <table:table-cell table:style-name="ce170" table:number-columns-repeated="2"/>
          <table:table-cell table:style-name="ce91"/>
          <table:table-cell table:style-name="ce170" office:value-type="string" calcext:value-type="string">
            <text:p>一开始这道题目WA了好几次，题目中并没有说缩写的首字母要大写，但我却把它们都转换成大写字母了。<text:span text:style-name="T46">题目中如果有任何不清楚的内容，千万不要自己瞎猜，一定要问监考老师。</text:span></text:p>
          </table:table-cell>
          <table:table-cell table:number-columns-repeated="1007"/>
        </table:table-row>
        <table:table-row table:style-name="ro37">
          <table:table-cell table:style-name="ce145"/>
          <table:table-cell table:style-name="ce170" office:value-type="string" calcext:value-type="string">
            <text:p>省常中阶段检测 sum</text:p>
          </table:table-cell>
          <table:table-cell table:style-name="ce145"/>
          <table:table-cell table:style-name="ce170" office:value-type="string" calcext:value-type="string">
            <text:p>求和问题</text:p>
            <text:p>【试题描述】</text:p>
            <text:p/>
            <text:p>给定1到n共n个数，你需要找出连续的几个数使得其和为m，显然这样的方案有很多，请将每种方案都输出，输出方法请参考样例。</text:p>
            <text:p>【输入要求】</text:p>
            <text:p/>
            <text:p>第一行两个整数n和m。</text:p>
            <text:p>【输出要求】</text:p>
            <text:p/>
            <text:p>输出有多行，每行表示一种合法的方案，采用闭区间的方式给出方案（[a,b]表示a到b这几个连续的整数），当有多种方案时按照a由小到大输出。</text:p>
            <text:p>【输入样例】</text:p>
            <text:p/>
            <text:p>20 15</text:p>
            <text:p/>
            <text:p>【输出样例】</text:p>
            <text:p/>
            <text:p>[1,5]</text:p>
            <text:p>[4,6]</text:p>
            <text:p>[7,8]</text:p>
            <text:p>[15,15]</text:p>
            <text:p/>
            <text:p>【解题提示】</text:p>
            <text:p/>
            <text:p>【样例说明】</text:p>
            <text:p/>
            <text:p>1+2+3+4+5 = 15</text:p>
            <text:p/>
            <text:p>4+5+6 = 15</text:p>
            <text:p/>
            <text:p>7+8 = 15</text:p>
            <text:p/>
            <text:p>15 = 15</text:p>
            <text:p/>
            <text:p>【数据规模】</text:p>
            <text:p/>
            <text:p>对于30%的数据，n,m≤100。</text:p>
            <text:p/>
            <text:p>对于60%的数据，n,m≤1000000。</text:p>
            <text:p/>
            <text:p>对于100%的数据，n,m≤10^12。</text:p>
          </table:table-cell>
          <table:table-cell table:style-name="ce170" table:number-columns-repeated="2"/>
          <table:table-cell table:style-name="ce91"/>
          <table:table-cell table:style-name="ce170" office:value-type="string" calcext:value-type="string">
            <text:p>这题可以很轻松地得到关系式 len*(2*i+len-1)==2*m ，看似无法在O(1)内解出这个不定方程，但可以通过枚举2*m的因数来优化程序。</text:p>
          </table:table-cell>
          <table:table-cell table:number-columns-repeated="1007"/>
        </table:table-row>
        <table:table-row table:style-name="ro38">
          <table:table-cell table:style-name="ce145"/>
          <table:table-cell table:style-name="ce171" office:value-type="string" calcext:value-type="string">
            <text:p>省常中阶段检测 matrix</text:p>
          </table:table-cell>
          <table:table-cell table:style-name="ce145"/>
          <table:table-cell table:style-name="ce170" office:value-type="string" calcext:value-type="string">
            <text:p>matrix</text:p>
            <text:p>【试题描述】</text:p>
            <text:p/>
            <text:p>在麦克雷的面前有 N 个数，以及一个 R*C 的矩阵。现在他的任务是从 N 个数</text:p>
            <text:p/>
            <text:p>中取出 R*C 个，并填入这个矩阵中。矩阵每一行的法值为本行最大值与最小值的差，</text:p>
            <text:p/>
            <text:p>而整个矩阵的法值为每一行的法值的最大值。现在，麦克雷想知道矩阵的最小法值</text:p>
            <text:p/>
            <text:p>是多少。</text:p>
            <text:p>【输入要求】</text:p>
            <text:p/>
            <text:p>第一行是三个整数：n，r，c。（r, c ≤ 10^4, r * c ≤ n ≤ 10^5）</text:p>
            <text:p/>
            <text:p>第二行是 n 个整数 Pi。(0 &lt; pi≤ 10^9)</text:p>
            <text:p>【输出要求】</text:p>
            <text:p/>
            <text:p>输出一个整数，即满足条件的最小的法值。</text:p>
            <text:p>【输入样例】</text:p>
            <text:p/>
            <text:p>7 2 3</text:p>
            <text:p>170 205 225 190 260 225 160</text:p>
            <text:p/>
            <text:p>【输出样例】</text:p>
            <text:p/>
            <text:p>30</text:p>
            <text:p/>
            <text:p>【解题提示】</text:p>
          </table:table-cell>
          <table:table-cell table:style-name="ce170" table:number-columns-repeated="2"/>
          <table:table-cell table:style-name="ce91"/>
          <table:table-cell table:style-name="ce170" office:value-type="string" calcext:value-type="string">
            <text:p><text:span text:style-name="T46">像这类关系比较复杂的求最优解问题，若果别的算法实现都比较麻烦，那么标算通常都是二分答案+判断。</text:span>本题就可以二分+贪心判断。</text:p>
          </table:table-cell>
          <table:table-cell table:number-columns-repeated="1007"/>
        </table:table-row>
        <table:table-row table:style-name="ro39">
          <table:table-cell table:style-name="ce145"/>
          <table:table-cell table:style-name="ce170" office:value-type="string" calcext:value-type="string">
            <text:p>省常中阶段检测 battle</text:p>
          </table:table-cell>
          <table:table-cell table:style-name="ce145"/>
          <table:table-cell table:style-name="ce170" office:value-type="string" calcext:value-type="string">
            <text:p>整除问题</text:p>
            <text:p>【试题描述】</text:p>
            <text:p/>
            <text:p>给定n个正整数a1,a2,…,ai,…,an，如果存在一个aj(1≤j≤n,且i不等于j)使得aj除以ai的余数为0，那么你将获得分数j，当有存在多个aj时，我们取获得分数最多的aj，计算每个ai获得的分数，请问最后你将获得多少分数。</text:p>
            <text:p>【输入要求】</text:p>
            <text:p/>
            <text:p>第一行n，表示共有n个数。</text:p>
            <text:p/>
            <text:p>第二行共n个用空格隔开的整数。</text:p>
            <text:p>【输出要求】</text:p>
            <text:p/>
            <text:p>仅一个整数，表示能获得的最多的分数</text:p>
            <text:p>【输入样例】</text:p>
            <text:p/>
            <text:p>4</text:p>
            <text:p>3 6 2 8</text:p>
            <text:p/>
            <text:p>【输出样例】</text:p>
            <text:p/>
            <text:p>6</text:p>
            <text:p/>
            <text:p>【解题提示】</text:p>
            <text:p/>
            <text:p>【样例说明】</text:p>
            <text:p/>
            <text:p>3获得的分数为2,6获得的分数为0,2获得的分数为4,8获得的分数为0。</text:p>
            <text:p/>
            <text:p>2+0+4+0=6</text:p>
            <text:p/>
            <text:p>【数据规模】</text:p>
            <text:p/>
            <text:p>对于40%的数据，n≤1000</text:p>
            <text:p/>
            <text:p>对于80%的数据，n≤100000，其中20%数据ai≤50</text:p>
            <text:p/>
            <text:p>对于100%的数据，n≤5000000 ，ai≤200000</text:p>
          </table:table-cell>
          <table:table-cell table:style-name="ce170" table:number-columns-repeated="2"/>
          <table:table-cell table:style-name="ce91"/>
          <table:table-cell table:style-name="ce170" office:value-type="string" calcext:value-type="string">
            <text:p>这题用暴力+剪枝就可以过了！</text:p>
          </table:table-cell>
          <table:table-cell table:number-columns-repeated="1007"/>
        </table:table-row>
        <table:table-row table:style-name="ro40">
          <table:table-cell table:style-name="ce145"/>
          <table:table-cell table:style-name="ce170" office:value-type="string" calcext:value-type="string">
            <text:p>省常中阶段检测 eat</text:p>
          </table:table-cell>
          <table:table-cell table:style-name="ce145"/>
          <table:table-cell table:style-name="ce170" office:value-type="string" calcext:value-type="string">
            <text:p>吃水果问题</text:p>
            <text:p>【试题描述】</text:p>
            <text:p/>
            <text:p>老李非常关注小李的饮食问题，给他制定了一长串吃水果清单。但是小李非常淘气，如果相邻两天吃的水果一样的话，他将会变得非常暴躁，精通编程的你能否帮助老李同志，判断是否存可以将老李的方案修改成让小李不暴躁。</text:p>
            <text:p>【输入要求】</text:p>
            <text:p/>
            <text:p>第一行，一个整数case，表示测试组数</text:p>
            <text:p/>
            <text:p>对于每组测试数据：第一行，一个整数n，表示吃水果天数。</text:p>
            <text:p/>
            <text:p>第二行，共n个空格隔开的数字ai，表示每天吃的水果编号。</text:p>
            <text:p>【输出要求】</text:p>
            <text:p/>
            <text:p>输出共case行，对于每一组测试数据如果存在方案输出Y否则输出N。</text:p>
            <text:p>【输入样例】</text:p>
            <text:p/>
            <text:p>2</text:p>
            <text:p>6</text:p>
            <text:p>1 2 4 2 2 4</text:p>
            <text:p>5</text:p>
            <text:p>1 1 1 2 1</text:p>
            <text:p/>
            <text:p>【输出样例】</text:p>
            <text:p/>
            <text:p>Y</text:p>
            <text:p>N</text:p>
            <text:p/>
            <text:p>【解题提示】</text:p>
            <text:p/>
            <text:p>【样例说明】</text:p>
            <text:p/>
            <text:p>样例1存在1 2 4 2 4 2，样例2不存在。</text:p>
            <text:p/>
            <text:p>【数据规模】</text:p>
            <text:p/>
            <text:p>case≤100，1≤ai≤n</text:p>
            <text:p/>
            <text:p>对于40%的数据，1≤n≤8</text:p>
            <text:p/>
            <text:p>对于70%的数据，1≤n≤1000</text:p>
            <text:p/>
            <text:p>对于100%的数据，1≤n≤10000</text:p>
          </table:table-cell>
          <table:table-cell table:style-name="ce170" table:number-columns-repeated="2"/>
          <table:table-cell table:style-name="ce91"/>
          <table:table-cell table:style-name="ce170" office:value-type="string" calcext:value-type="string">
            <text:p>经过推理我们可以发现：只要出现最多的水果没有超过半数，就一定可以；反之一定不可以。</text:p>
            <text:p><text:span text:style-name="T46">这种类似于素数环问题的题目最好先找一找规律。</text:span></text:p>
          </table:table-cell>
          <table:table-cell table:number-columns-repeated="1007"/>
        </table:table-row>
        <table:table-row table:style-name="ro35">
          <table:table-cell table:style-name="ce145"/>
          <table:table-cell table:style-name="ce170" office:value-type="string" calcext:value-type="string">
            <text:p>省常中阶段检测 minval</text:p>
          </table:table-cell>
          <table:table-cell table:style-name="ce145"/>
          <table:table-cell table:style-name="ce170" office:value-type="string" calcext:value-type="string">
            <text:p>minval</text:p>
            <text:p>【试题描述】</text:p>
            <text:p/>
            <text:p>有两个长度为N的序列A和B，在A和B中各任取一个数相加可以得到N2个和，求这N2个和中最小的N个。</text:p>
            <text:p>【输入要求】</text:p>
            <text:p/>
            <text:p>第一行输入一个正整数N（1≤N≤100000）；</text:p>
            <text:p/>
            <text:p>第二行N个整数Ai且Ai≤10^9；第三行N个整数Bi且Bi≤10^9。</text:p>
            <text:p>【输出要求】</text:p>
            <text:p/>
            <text:p>输出仅一行，包含n个整数，从小到大输出这n个最小的和，相邻数字之间用空格隔开。</text:p>
            <text:p>【输入样例】</text:p>
            <text:p/>
            <text:p>5</text:p>
            <text:p>1 3 2 4 5</text:p>
            <text:p>6 3 4 1 7</text:p>
            <text:p/>
            <text:p>【输出样例】</text:p>
            <text:p/>
            <text:p>2 3 4 4 5</text:p>
            <text:p/>
            <text:p>【解题提示】</text:p>
          </table:table-cell>
          <table:table-cell table:style-name="ce170" table:number-columns-repeated="2"/>
          <table:table-cell table:style-name="ce91"/>
          <table:table-cell table:style-name="ce170" office:value-type="string" calcext:value-type="string">
            <text:p>这题可以用一个小根堆维护答案，再用一个大根堆协助完成剪枝。</text:p>
            <text:p><text:span text:style-name="T46">堆、优先队列等数据结构通常可以用于求最优解问题的优化中。</text:span></text:p>
          </table:table-cell>
          <table:table-cell table:number-columns-repeated="1007"/>
        </table:table-row>
        <table:table-row table:style-name="ro41">
          <table:table-cell table:style-name="ce145"/>
          <table:table-cell table:style-name="ce170" office:value-type="string" calcext:value-type="string">
            <text:p>省常中阶段检测 seq</text:p>
          </table:table-cell>
          <table:table-cell table:style-name="ce145"/>
          <table:table-cell table:style-name="ce170" office:value-type="string" calcext:value-type="string">
            <text:p>这是一道动规题</text:p>
            <text:p>【试题描述】</text:p>
            <text:p/>
            <text:p>在一个给定的序列中，寻找一个最长的子序列（不要求连续），使得该子序列的和除以3的余数为0。</text:p>
            <text:p>【输入要求】</text:p>
            <text:p/>
            <text:p>第一行n，表示共有n个数。</text:p>
            <text:p/>
            <text:p>第二行共n个数，用一个空格隔开。</text:p>
            <text:p>【输出要求】</text:p>
            <text:p/>
            <text:p>输出就一个整数，所求子序列的最大长度。</text:p>
            <text:p>【输入样例】</text:p>
            <text:p/>
            <text:p>6</text:p>
            <text:p>1 2 2 1 2 5</text:p>
            <text:p/>
            <text:p>【输出样例】</text:p>
            <text:p/>
            <text:p>5</text:p>
            <text:p/>
            <text:p>【解题提示】</text:p>
            <text:p/>
            <text:p>【样例说明】</text:p>
            <text:p/>
            <text:p>存在子序列1 2 2 2 5符合条件</text:p>
            <text:p/>
            <text:p>【数据规模】</text:p>
            <text:p/>
            <text:p>对于20%的数据，n≤10</text:p>
            <text:p/>
            <text:p>对于60%的数据，n≤1000</text:p>
            <text:p/>
            <text:p>对于100%的数据，n≤100000，序列中的数≤100000。</text:p>
          </table:table-cell>
          <table:table-cell table:style-name="ce170" table:number-columns-repeated="2"/>
          <table:table-cell table:style-name="ce91"/>
          <table:table-cell table:style-name="ce170" office:value-type="string" calcext:value-type="string">
            <text:p>这道题如题面所示，是一道“简单”的动态规划题，但有很多细节要特别注意。</text:p>
            <text:p><text:span text:style-name="T46">动态规划、记忆化搜索、递推等算法要特别注意边界条件和特殊值。</text:span></text:p>
          </table:table-cell>
          <table:table-cell table:number-columns-repeated="1007"/>
        </table:table-row>
        <table:table-row table:style-name="ro42">
          <table:table-cell table:style-name="ce145"/>
          <table:table-cell table:style-name="ce170" office:value-type="string" calcext:value-type="string">
            <text:p>省常中阶段检测 master</text:p>
          </table:table-cell>
          <table:table-cell table:style-name="ce145"/>
          <table:table-cell table:style-name="ce170" office:value-type="string" calcext:value-type="string">
            <text:p>master</text:p>
            <text:p>【试题描述】</text:p>
            <text:p/>
            <text:p>有N个人，编号为1至N，他们相互之间拜师学艺。</text:p>
            <text:p/>
            <text:p>某个时刻，如果甲向乙拜师，一般情况下乙就将甲收为徒弟。这时乙会将甲视为大徒弟，而所有甲的徒弟（如果有的话）便成为乙的小徒弟。</text:p>
            <text:p/>
            <text:p>但是，每个人都不想收太多的大徒弟。如果乙当前大徒弟数量超过他的期望值，他便会拒绝甲，而让甲拜自己的某一位大徒弟为师。甲总是想选好的师傅，而如果一个人的所有徒弟数量很多，往往说明他水平比较高，所以甲会选乙的徒弟中，拥有最多徒弟的人。如果有不止一个人徒弟最多，甲会选择最早向乙拜师的那位。于是接下来，就是新的一次拜师过程，甲向乙的某位徒弟拜师。甲直到拜师成功才会停止。</text:p>
            <text:p/>
            <text:p>每个人每一时刻最多只会有一个师傅。有师傅的人若再向其他人拜师，就会先断绝与当前师傅的师徒关系。若甲不认乙为师，乙也就不认甲为大徒弟，同时甲和他的徒弟们也因此与甲的师傅脱离关系（当然包括师傅的师傅，师傅的师傅的师傅……）。</text:p>
            <text:p/>
            <text:p>两个人之间的师徒关系可能是变化的。所以若甲向乙多次拜师，则甲向乙拜师的时间将以最后一次拜师的时间算。</text:p>
            <text:p/>
            <text:p>一开始，每个人都没有师傅，也没有徒弟。我们事先告诉你每个人愿意收的最多大徒弟数量，达到了这个数量，他就不再收大徒弟，除非又有某个大徒弟与他断绝了关系。接下来每一时刻，就有人相互拜师，而所有拜师都会按照上面的规则进行。此外，一个人也不会向自己当前的任何一位徒弟拜师。</text:p>
            <text:p/>
            <text:p>请你统计，所有拜师过程结束后，每个人有多少大徒弟，小徒弟。</text:p>
            <text:p>【输入要求】</text:p>
            <text:p/>
            <text:p>第一行给出两个整数N和M（5≤N≤10000，0≤M≤10000），其中N表示总人数，M表示有多少组拜师的人。</text:p>
            <text:p/>
            <text:p>第二行，包含N个正整数，依次表示每个人愿意收的最多大徒弟的数量。</text:p>
            <text:p/>
            <text:p>接下来M行，每行两个整数A和B，按时间顺序依次表示一对拜师的人。总是A向B拜师。</text:p>
            <text:p>【输出要求】</text:p>
            <text:p/>
            <text:p>输出包括N行，每行有两个整数，之间用一个空格隔开。第i行的两个数分别表示，在所有拜师结束后，编号为i的人拥有的大徒弟数量和小徒弟数量。</text:p>
            <text:p>【输入样例】</text:p>
            <text:p/>
            <text:p>6 7</text:p>
            <text:p>2 2 2 2 2 2</text:p>
            <text:p>2 1</text:p>
            <text:p>3 1</text:p>
            <text:p>4 1</text:p>
            <text:p>5 1</text:p>
            <text:p>6 1</text:p>
            <text:p>6 3</text:p>
            <text:p>3 2</text:p>
            <text:p/>
            <text:p>【输出样例】</text:p>
            <text:p/>
            <text:p>1 4</text:p>
            <text:p>2 2</text:p>
            <text:p>1 0</text:p>
            <text:p>1 1</text:p>
            <text:p>0 0</text:p>
            <text:p>0 0</text:p>
            <text:p/>
            <text:p>【解题提示】</text:p>
          </table:table-cell>
          <table:table-cell table:style-name="ce170" table:number-columns-repeated="2"/>
          <table:table-cell table:style-name="ce91"/>
          <table:table-cell table:style-name="ce206" office:value-type="string" calcext:value-type="string">
            <text:p>这种题目理解题意是关键！比如在本题中，“大徒弟”是直接的师徒关系，“小徒弟”是间接的师徒关系。</text:p>
          </table:table-cell>
          <table:table-cell table:number-columns-repeated="1007"/>
        </table:table-row>
        <table:table-row table:style-name="ro43">
          <table:table-cell table:style-name="ce145"/>
          <table:table-cell table:style-name="ce170" office:value-type="string" calcext:value-type="string">
            <text:p>省常中阶段检测 number</text:p>
          </table:table-cell>
          <table:table-cell table:style-name="ce145"/>
          <table:table-cell table:style-name="ce170" office:value-type="string" calcext:value-type="string">
            <text:p>number</text:p>
            <text:p>【试题描述】</text:p>
            <text:p/>
            <text:p>某人刚学习了数位DP，他在某天忽然思考如下问题：</text:p>
            <text:p/>
            <text:p>给定n，问有多少数对&lt;x, y&gt;满足：</text:p>
            <text:p/>
            <text:p>x, y∈[1, n], x &lt; y</text:p>
            <text:p/>
            <text:p>x, y中出现的[0, 9]的数码种类相同</text:p>
            <text:p>【输入要求】</text:p>
            <text:p/>
            <text:p>一个整数n(n ≤ 10^7)</text:p>
            <text:p>【输出要求】</text:p>
            <text:p/>
            <text:p>输出一个数即答案</text:p>
            <text:p>【输入样例】</text:p>
            <text:p/>
            <text:p>30</text:p>
            <text:p/>
            <text:p>【输出样例】</text:p>
            <text:p/>
            <text:p>3</text:p>
            <text:p/>
            <text:p>【解题提示】</text:p>
            <text:p/>
            <text:p>&lt;1, 11&gt;&lt;2, 22&gt;&lt;12, 21&gt;</text:p>
          </table:table-cell>
          <table:table-cell table:style-name="ce170" table:number-columns-repeated="2"/>
          <table:table-cell table:style-name="ce91"/>
          <table:table-cell table:style-name="ce170" office:value-type="string" calcext:value-type="string">
            <text:p>显然，为了方便起见，可以枚举所有可能的数字组合，然后根据生成的数字组合求出有多少种合法值。但这样做在计算“有多少种合法值”时很麻烦，且特别容易出错。换一种思路：先枚举所有的合法值，然后将对应数字组合的合法值个数加一，最后再扫描一遍这个哈希表就行了。</text:p>
            <text:p/>
            <text:p/>
            <text:p><text:span text:style-name="T46">传统意义上的莫比乌斯反演是：</text:span></text:p>
            <text:p/>
            <text:p><text:span text:style-name="T47">   g(n)=∑f(d)   ===&gt;    f(n)=∑μ(d)g(n/d)</text:span></text:p>
            <text:p><text:span text:style-name="T46">        d|n                   d|n</text:span></text:p>
            <text:p/>
            <text:p><text:span text:style-name="T46">类似的，若：</text:span></text:p>
            <text:p><text:span text:style-name="T47">   f(n)很难求,h1(f,n)本身并不复杂（但依赖于f(n)），而g(n)和h2(g,n)求起来很简单，我们可以用g(n)和h2(g,n)“反演”出f(n)</text:span></text:p>
            <text:p/>
            <text:p><text:span text:style-name="T46">   g(n)=h1(f,n)  ===&gt;    f(n)=h2(g,n)</text:span></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23</text:p>
          </table:table-cell>
          <table:table-cell table:style-name="ce170" office:value-type="string" calcext:value-type="string">
            <text:p>算法竞赛入门经典7.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25</text:p>
          </table:table-cell>
          <table:table-cell table:style-name="ce170" office:value-type="string" calcext:value-type="string">
            <text:p>算法竞赛入门经典7.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27</text:p>
          </table:table-cell>
          <table:table-cell table:style-name="ce170" office:value-type="string" calcext:value-type="string">
            <text:p>算法竞赛入门经典7.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30</text:p>
          </table:table-cell>
          <table:table-cell table:style-name="ce170" office:value-type="string" calcext:value-type="string">
            <text:p>算法竞赛入门经典8.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24">
          <table:table-cell table:style-name="ce145" office:value-type="string" calcext:value-type="string">
            <text:p>2018，5.1</text:p>
          </table:table-cell>
          <table:table-cell table:style-name="ce170" office:value-type="string" calcext:value-type="string">
            <text:p>算法竞赛入门经典8.L3</text:p>
          </table:table-cell>
          <table:table-cell table:style-name="ce145"/>
          <table:table-cell table:style-name="ce170"/>
          <table:table-cell table:style-name="ce170" office:value-type="string" calcext:value-type="string">
            <text:p>哈希（用sort+lowerbound+upperbound代替map以加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4">
          <table:table-cell table:style-name="ce145"/>
          <table:table-cell table:style-name="ce170" office:value-type="string" calcext:value-type="string">
            <text:p>练习2 three</text:p>
          </table:table-cell>
          <table:table-cell table:style-name="ce145"/>
          <table:table-cell table:style-name="ce170" office:value-type="string" calcext:value-type="string">
            <text:p><text:span text:style-name="T19">【问题描述】</text:span></text:p>
            <text:p><text:span text:style-name="T20">有一批太空物资需要用小型飞船运送，每艘小型飞船每次最多只能运送总重量不超过</text:span><text:span text:style-name="T21">w</text:span><text:span text:style-name="T20">的两件物品。为了节约运费，一次性运送这批物资至少需多少艘小型飞船？</text:span></text:p>
            <text:p><text:span text:style-name="T20">【输入】</text:span></text:p>
            <text:p><text:span text:style-name="T20">输入共二行</text:span></text:p>
            <text:p><text:span text:style-name="T20">第一行共有</text:span><text:span text:style-name="T22">2</text:span><text:span text:style-name="T20">个正整数：</text:span><text:span text:style-name="T22">w n ( 100 &lt;= w &lt;= 10 000 )</text:span></text:p>
            <text:p><text:span text:style-name="T20">第二行共有</text:span><text:span text:style-name="T21">n</text:span><text:span text:style-name="T20">个不超过</text:span><text:span text:style-name="T21">w</text:span><text:span text:style-name="T20">的正整数：依次表示</text:span><text:span text:style-name="T21">n</text:span><text:span text:style-name="T20">件物品的重量，相邻两数间用一个空格隔开</text:span></text:p>
            <text:p><text:span text:style-name="T20">【输出】</text:span></text:p>
            <text:p><text:span text:style-name="T20">输出只有一行且只有一个正整数：最少的小型飞船数目</text:span></text:p>
            <text:p><text:span text:style-name="T20">【输入样例】</text:span></text:p>
            <text:p><text:span text:style-name="T19">100 9</text:span></text:p>
            <text:p><text:span text:style-name="T19">90 20 20 30 50 60 70 80 90</text:span></text:p>
            <text:p><text:span text:style-name="T20">【输出样例】</text:span></text:p>
            <text:p><text:span text:style-name="T19">6</text:span></text:p>
            <text:p><text:span text:style-name="T20">【样例说明】</text:span></text:p>
            <text:p><text:span text:style-name="T23">这</text:span><text:span text:style-name="T24">6</text:span><text:span text:style-name="T23">艘小型飞船的载重量可以是：</text:span><text:span text:style-name="T24">90</text:span><text:span text:style-name="T23">，</text:span><text:span text:style-name="T24">90</text:span><text:span text:style-name="T23">，</text:span><text:span text:style-name="T24">80+20</text:span><text:span text:style-name="T23">，</text:span><text:span text:style-name="T24">70+30</text:span><text:span text:style-name="T23">，</text:span><text:span text:style-name="T24">60+20</text:span><text:span text:style-name="T23">，</text:span><text:span text:style-name="T24">50</text:span><text:span text:style-name="T25">。</text:span></text:p>
            <text:p/>
            <text:p><text:span text:style-name="T26">【数据规模】      </text:span></text:p>
            <text:p><text:span text:style-name="T27">50% </text:span><text:span text:style-name="T23">的数据</text:span><text:span text:style-name="T24">:</text:span><text:span text:style-name="T28">  </text:span><text:span text:style-name="T29">1 &lt;= n &lt;= 100 </text:span></text:p>
            <text:p><text:span text:style-name="T27">80% </text:span><text:span text:style-name="T23">的数据</text:span><text:span text:style-name="T24">:</text:span><text:span text:style-name="T28">  </text:span><text:span text:style-name="T29">1 &lt;= n &lt;= 100 000</text:span></text:p>
            <text:p><text:span text:style-name="T27">100% </text:span><text:span text:style-name="T23">的数据</text:span><text:span text:style-name="T24">:</text:span><text:span text:style-name="T28">  </text:span><text:span text:style-name="T29">1 &lt;= n &lt;= 1 000 000</text:span></text:p>
          </table:table-cell>
          <table:table-cell table:style-name="ce170" table:number-columns-repeated="2"/>
          <table:table-cell table:style-name="ce91"/>
          <table:table-cell table:style-name="ce170" office:value-type="string" calcext:value-type="string">
            <text:p>显然，对于任何一个物体，肯定要选择最不浪费的绑定对象，这样策划肯定不比别的方法差。在具体实现上，最容易想到的是二分，这样做时间复杂度最小为O(N*log N)（优化后可降为O(w*log w))，编程实现上也有很多坑；其实这题是典型的Two-Point算法，将重量排序有从两头枚举就行了，时间复杂度为O(n)。</text:p>
            <text:p/>
            <text:p><text:span text:style-name="T46">有些题目想出了算法后，在编程实现之前最好再分析一下（比如换一种数据结构，换一种枚举方式），说不定能得到一些优化的方法。</text:span></text:p>
          </table:table-cell>
          <table:table-cell table:number-columns-repeated="1007"/>
        </table:table-row>
        <table:table-row table:style-name="ro45">
          <table:table-cell table:style-name="ce145"/>
          <table:table-cell table:style-name="ce170" office:value-type="string" calcext:value-type="string">
            <text:p>练习2 seventeen</text:p>
          </table:table-cell>
          <table:table-cell table:style-name="ce145"/>
          <table:table-cell table:style-name="ce170" office:value-type="string" calcext:value-type="string">
            <text:p>【题目描述】</text:p>
            <text:p>  学习程序设计的Lanlan记得老师给她布置的第一个任务是：输入一个数N，然后输出17*N的值。当然这个任务非常简单，经过一段时间的学习，兰兰有了一些的进步，老师又布置了一个类似的任务，只是变更了一个条件，输入的N是一个二进制数，输出的值也要是二进制表示的。</text:p>
            <text:p>  现在请帮助Lanlan完成这个任务。</text:p>
            <text:p>【输入格式】</text:p>
            <text:p>  一个二进制表示的数N。</text:p>
            <text:p>【输出格式】</text:p>
            <text:p>   二进制表示的17*N。</text:p>
            <text:p>【样例输入】</text:p>
            <text:p>     10110111 </text:p>
            <text:p>【样例输出】</text:p>
            <text:p>   110000100111 </text:p>
            <text:p>   【样例解释】</text:p>
            <text:p>  10110111相当于十进制的183，于是183*17=3111，二进制形式是110000100111。</text:p>
            <text:p>【数据范围及约定】</text:p>
            <text:p>   30%的数据N的位数小于25位</text:p>
            <text:p>   50%的数据N的位数小于50位</text:p>
            <text:p>   100%的数据N的位数小于1000位</text:p>
          </table:table-cell>
          <table:table-cell table:style-name="ce170" table:number-columns-repeated="2"/>
          <table:table-cell table:style-name="ce91"/>
          <table:table-cell table:style-name="ce78" office:value-type="string" calcext:value-type="string">
            <text:p><text:span text:style-name="T14">const int maxn=1010;</text:span></text:p>
            <text:p><text:span text:style-name="T14">char s1[maxn],s2[maxn],s3[maxn];</text:span></text:p>
            <text:p><text:span text:style-name="T14">int l1,l2,l3;</text:span></text:p>
            <text:p><text:span text:style-name="T14">int main()</text:span></text:p>
            <text:p><text:span text:style-name="T14">{</text:span></text:p>
            <text:p><text:span text:style-name="T14">    scanf("%s",s1);</text:span></text:p>
            <text:p><text:span text:style-name="T14">    l1=strlen(s1);</text:span></text:p>
            <text:p><text:span text:style-name="T14">    for(int i=0,j=l1-1;i&lt;j;i++,j--)//</text:span><text:span text:style-name="T48">若长度为奇数就会出问题！</text:span></text:p>
            <text:p><text:span text:style-name="T14">    {</text:span></text:p>
            <text:p><text:span text:style-name="T14">        s1[i]-='0';</text:span></text:p>
            <text:p><text:span text:style-name="T14">        s1[j]-='0';</text:span></text:p>
            <text:p><text:span text:style-name="T14">        swap(s1[i],s1[j]);</text:span></text:p>
            <text:p><text:span text:style-name="T14">    }</text:span></text:p>
            <text:p><text:span text:style-name="T14">    l2=l1+4;</text:span></text:p>
            <text:p><text:span text:style-name="T14">    for(int i=0;i&lt;l1;i++) s2[i+4]=s1[i];</text:span></text:p>
            <text:p><text:span text:style-name="T14">    l1+=4;</text:span></text:p>
            <text:p><text:span text:style-name="T14">    l3=l1+1;</text:span></text:p>
            <text:p><text:span text:style-name="T14">    int flag=0;</text:span></text:p>
            <text:p><text:span text:style-name="T14">    for(int i=0;i&lt;l1;i++)</text:span></text:p>
            <text:p><text:span text:style-name="T14">    {</text:span></text:p>
            <text:p><text:span text:style-name="T14">        s3[i]=(s1[i]+s2[i]+flag)%2;</text:span></text:p>
            <text:p><text:span text:style-name="T14">        flag=(s1[i]+s2[i]+flag&gt;=2);</text:span></text:p>
            <text:p><text:span text:style-name="T14">    }</text:span></text:p>
            <text:p><text:span text:style-name="T14">    if(flag) s3[l3-1]=1;</text:span></text:p>
            <text:p><text:span text:style-name="T14">    while(l3&gt;=2&amp;&amp;s3[l3-1]==0) l3--;</text:span></text:p>
            <text:p><text:span text:style-name="T14">    for(int i=l3-1;i&gt;=0;i--) printf("%c",'0'+s3[i]);</text:span></text:p>
            <text:p><text:span text:style-name="T14">    printf("\n"); </text:span></text:p>
            <text:p><text:span text:style-name="T14">    return 0;</text:span></text:p>
            <text:p><text:span text:style-name="T14">}</text:span></text:p>
            <text:p/>
            <text:p/>
            <text:p><text:span text:style-name="T47">做题目时不要忘记特殊情况</text:span></text:p>
          </table:table-cell>
          <table:table-cell table:number-columns-repeated="1006"/>
          <table:table-cell table:style-name="Default"/>
        </table:table-row>
        <table:table-row table:style-name="ro46">
          <table:table-cell table:style-name="ce145"/>
          <table:table-cell table:style-name="ce170" office:value-type="string" calcext:value-type="string">
            <text:p>练习2 four</text:p>
          </table:table-cell>
          <table:table-cell table:style-name="ce145"/>
          <table:table-cell table:style-name="ce170" office:value-type="string" calcext:value-type="string">
            <text:p><text:span text:style-name="T30">【问题描述】</text:span></text:p>
            <text:p><text:span text:style-name="T31">    给出一个正小数，找出分子与分母均不超过</text:span><text:span text:style-name="T32">n</text:span><text:span text:style-name="T31">的最简分数，使其最接近给出的小数。“最接近”是指在数轴上该分数距离给出的小数最近，如果这个分数不惟一，输出分子最小的一个</text:span><text:span text:style-name="T33">。</text:span></text:p>
            <text:p><text:span text:style-name="T34">【输入】</text:span></text:p>
            <text:p><text:span text:style-name="T34">输入共二行：</text:span></text:p>
            <text:p><text:span text:style-name="T35">第一行只有一个正整数：</text:span><text:span text:style-name="T36">n </text:span></text:p>
            <text:p><text:span text:style-name="T35">第二行只有一个正实数：</text:span><text:span text:style-name="T36">x</text:span></text:p>
            <text:p><text:span text:style-name="T34">【输出】</text:span></text:p>
            <text:p><text:span text:style-name="T34">输出共二行：</text:span></text:p>
            <text:p><text:span text:style-name="T35">第一行只有一个正整数：分子 </text:span></text:p>
            <text:p><text:span text:style-name="T35">第二行只有一个正整数：分母</text:span></text:p>
            <text:p><text:span text:style-name="T34">【输入样例】</text:span></text:p>
            <text:p><text:span text:style-name="T30">5</text:span></text:p>
            <text:p><text:span text:style-name="T30">0.51 </text:span></text:p>
            <text:p><text:span text:style-name="T34">【输出样例】</text:span></text:p>
            <text:p><text:span text:style-name="T30">1</text:span></text:p>
            <text:p><text:span text:style-name="T30">2</text:span></text:p>
            <text:p><text:span text:style-name="T37">【数据规模】      </text:span></text:p>
            <text:p><text:span text:style-name="T38">50% </text:span><text:span text:style-name="T31">的数据</text:span><text:span text:style-name="T32">: </text:span><text:span text:style-name="T39">1 &lt;= n &lt;= 1 000</text:span></text:p>
            <text:p><text:span text:style-name="T38">80% </text:span><text:span text:style-name="T31">的数据</text:span><text:span text:style-name="T32">: </text:span><text:span text:style-name="T39">1 &lt;= n &lt;= 100 000</text:span></text:p>
            <text:p><text:span text:style-name="T38">100% </text:span><text:span text:style-name="T31">的数据</text:span><text:span text:style-name="T32">: </text:span><text:span text:style-name="T39">1 &lt;= n &lt;= 10 000 000</text:span></text:p>
          </table:table-cell>
          <table:table-cell table:style-name="ce170" table:number-columns-repeated="2"/>
          <table:table-cell table:style-name="ce91"/>
          <table:table-cell table:style-name="ce170" office:value-type="string" calcext:value-type="string">
            <text:p>注意：虽然再数学上n/1也是分数，但本题不考虑！</text:p>
            <text:p/>
            <text:p><text:span text:style-name="T46">比赛时任何疑点都要向老师问清楚！</text:span></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text:p>
          </table:table-cell>
          <table:table-cell table:style-name="ce170" office:value-type="string" calcext:value-type="string">
            <text:p>算法竞赛入门经典8.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3</text:p>
          </table:table-cell>
          <table:table-cell table:style-name="ce170" office:value-type="string" calcext:value-type="string">
            <text:p>算法竞赛入门经典8.L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text:s/></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5</text:p>
          </table:table-cell>
          <table:table-cell table:style-name="ce170" office:value-type="string" calcext:value-type="string">
            <text:p>算法竞赛入门经典8.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6</text:p>
          </table:table-cell>
          <table:table-cell table:style-name="ce170" office:value-type="string" calcext:value-type="string">
            <text:p>算法竞赛入门经典8.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24">
          <table:table-cell table:style-name="ce145"/>
          <table:table-cell table:style-name="ce170" office:value-type="string" calcext:value-type="string">
            <text:p>算法竞赛入门经典8.10</text:p>
          </table:table-cell>
          <table:table-cell table:style-name="ce145"/>
          <table:table-cell table:style-name="ce170"/>
          <table:table-cell table:style-name="ce170" office:value-type="string" calcext:value-type="string">
            <text:p>利用二进制的性质（可以组成所有的数）进行贪心</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7</text:p>
          </table:table-cell>
          <table:table-cell table:style-name="ce170" office:value-type="string" calcext:value-type="string">
            <text:p>算法竞赛入门经典9.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8</text:p>
          </table:table-cell>
          <table:table-cell table:style-name="ce170" office:value-type="string" calcext:value-type="string">
            <text:p>算法竞赛入门经典9.L6</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使用前缀和时要注意下标的范围和其实际意义</text:p>
          </table:table-cell>
          <table:table-cell table:style-name="ce170"/>
          <table:table-cell table:number-columns-repeated="1007"/>
        </table:table-row>
        <table:table-row table:style-name="ro4">
          <table:table-cell table:style-name="ce145"/>
          <table:table-cell table:style-name="ce170" office:value-type="string" calcext:value-type="string">
            <text:p>算法竞赛入门经典9.L7</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调试时所修改的代码在提交时一定要恢复原样！！</text:p>
          </table:table-cell>
          <table:table-cell table:style-name="ce170"/>
          <table:table-cell table:number-columns-repeated="1007"/>
        </table:table-row>
        <table:table-row table:style-name="ro4">
          <table:table-cell table:style-name="ce145"/>
          <table:table-cell table:style-name="ce170" office:value-type="string" calcext:value-type="string">
            <text:p>算法竞赛入门经典9.L8</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9</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0</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9</text:p>
          </table:table-cell>
          <table:table-cell table:style-name="ce170" office:value-type="string" calcext:value-type="string">
            <text:p>算法竞赛入门经典9.L12</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0</text:p>
          </table:table-cell>
          <table:table-cell table:style-name="ce170" office:value-type="string" calcext:value-type="string">
            <text:p>算法竞赛入门经典9.L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2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2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2</text:p>
          </table:table-cell>
          <table:table-cell table:style-name="ce170" office:value-type="string" calcext:value-type="string">
            <text:p>算法竞赛入门经典9.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7">
          <table:table-cell table:style-name="ce145" office:value-type="string" calcext:value-type="string">
            <text:p>2018,5.13</text:p>
          </table:table-cell>
          <table:table-cell table:style-name="ce170" office:value-type="string" calcext:value-type="string">
            <text:p>算法竞赛入门经典10.L1</text:p>
          </table:table-cell>
          <table:table-cell table:style-name="ce145"/>
          <table:table-cell table:style-name="ce170" table:number-columns-repeated="2"/>
          <table:table-cell table:style-name="ce206" office:value-type="string" calcext:value-type="string">
            <text:p>小心溢出！！！</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text:p>
          </table:table-cell>
          <table:table-cell table:style-name="ce145"/>
          <table:table-cell table:style-name="ce170"/>
          <table:table-cell table:style-name="ce170" office:value-type="string" calcext:value-type="string">
            <text:p>拓展欧几里得算法</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5</text:p>
          </table:table-cell>
          <table:table-cell table:style-name="ce145"/>
          <table:table-cell table:style-name="ce170"/>
          <table:table-cell table:style-name="ce170" office:value-type="string" calcext:value-type="string">
            <text:p>高效的因数枚举</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6</text:p>
          </table:table-cell>
          <table:table-cell table:style-name="ce145"/>
          <table:table-cell table:style-name="ce170" table:number-columns-repeated="2"/>
          <table:table-cell table:style-name="ce170" office:value-type="string" calcext:value-type="string">
            <text:p>判断两个大整数是否有倍数关系可以通过分解质因数来解决。</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8">
          <table:table-cell table:style-name="ce145"/>
          <table:table-cell table:style-name="ce170" office:value-type="string" calcext:value-type="string">
            <text:p>算法竞赛入门经典10.L8</text:p>
          </table:table-cell>
          <table:table-cell table:style-name="ce145"/>
          <table:table-cell table:style-name="ce170"/>
          <table:table-cell table:style-name="ce170" office:value-type="string" calcext:value-type="string">
            <text:p>排列组合</text:p>
          </table:table-cell>
          <table:table-cell table:style-name="ce206" office:value-type="string" calcext:value-type="string">
            <text:p>读入一个字符数组时千万别用getchar，否则由于平台的差异很容易WA！</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4</text:p>
          </table:table-cell>
          <table:table-cell table:style-name="ce170" office:value-type="string" calcext:value-type="string">
            <text:p>算法竞赛入门经典10.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7">
          <table:table-cell table:style-name="ce145"/>
          <table:table-cell table:style-name="ce170" office:value-type="string" calcext:value-type="string">
            <text:p>算法竞赛入门经典10.L13</text:p>
          </table:table-cell>
          <table:table-cell table:style-name="ce145"/>
          <table:table-cell table:style-name="ce170"/>
          <table:table-cell table:style-name="ce170" office:value-type="string" calcext:value-type="string">
            <text:p>递推</text:p>
          </table:table-cell>
          <table:table-cell table:style-name="ce206" office:value-type="string" calcext:value-type="string">
            <text:p>递推要注意边界条件！</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9" table:number-columns-repeated="2"/>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5</text:p>
          </table:table-cell>
          <table:table-cell table:style-name="ce170" office:value-type="string" calcext:value-type="string">
            <text:p>算法竞赛入门经典10.L16</text:p>
          </table:table-cell>
          <table:table-cell table:style-name="ce145"/>
          <table:table-cell table:style-name="ce170"/>
          <table:table-cell table:style-name="ce170" office:value-type="string" calcext:value-type="string">
            <text:p>数学期望</text:p>
          </table:table-cell>
          <table:table-cell table:style-name="ce170"/>
          <table:table-cell table:style-name="ce91"/>
          <table:table-cell table:style-name="ce170"/>
          <table:table-cell table:number-columns-repeated="1007"/>
        </table:table-row>
        <table:table-row table:style-name="ro47">
          <table:table-cell table:style-name="ce145"/>
          <table:table-cell table:style-name="ce170" office:value-type="string" calcext:value-type="string">
            <text:p>算法竞赛入门经典10.L17</text:p>
          </table:table-cell>
          <table:table-cell table:style-name="ce145"/>
          <table:table-cell table:style-name="ce170"/>
          <table:table-cell table:style-name="ce170" office:value-type="string" calcext:value-type="string">
            <text:p>数学期望</text:p>
          </table:table-cell>
          <table:table-cell table:style-name="ce206" office:value-type="string" calcext:value-type="string">
            <text:p>用对数来提高幂运算的精度</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6</text:p>
          </table:table-cell>
          <table:table-cell table:style-name="ce170" office:value-type="string" calcext:value-type="string">
            <text:p>算法竞赛入门经典10.L23</text:p>
          </table:table-cell>
          <table:table-cell table:style-name="ce145"/>
          <table:table-cell table:style-name="ce170"/>
          <table:table-cell table:style-name="ce170" office:value-type="string" calcext:value-type="string">
            <text:p>数论、高精度</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7</text:p>
          </table:table-cell>
          <table:table-cell table:style-name="ce170" office:value-type="string" calcext:value-type="string">
            <text:p>算法竞赛入门经典10.L2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9</text:p>
          </table:table-cell>
          <table:table-cell table:style-name="ce170" office:value-type="string" calcext:value-type="string">
            <text:p>算法竞赛入门经典10.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0</text:p>
          </table:table-cell>
          <table:table-cell table:style-name="ce170" office:value-type="string" calcext:value-type="string">
            <text:p>算法竞赛入门经典10.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1.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1.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1.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1.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1.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1</text:p>
          </table:table-cell>
          <table:table-cell table:style-name="ce170" office:value-type="string" calcext:value-type="string">
            <text:p>算法竞赛入门经典11.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2</text:p>
          </table:table-cell>
          <table:table-cell table:style-name="ce170" office:value-type="string" calcext:value-type="string">
            <text:p>算法竞赛入门经典1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3</text:p>
          </table:table-cell>
          <table:table-cell table:style-name="ce170" office:value-type="string" calcext:value-type="string">
            <text:p>算法竞赛入门经典3.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6</text:p>
          </table:table-cell>
          <table:table-cell table:style-name="ce170" office:value-type="string" calcext:value-type="string">
            <text:p>算法竞赛入门经典4.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4.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4.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4.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8</text:p>
          </table:table-cell>
          <table:table-cell table:style-name="ce170" office:value-type="string" calcext:value-type="string">
            <text:p>算法竞赛入门经典5.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9</text:p>
          </table:table-cell>
          <table:table-cell table:style-name="ce170" office:value-type="string" calcext:value-type="string">
            <text:p>算法竞赛入门经典6.L18</text:p>
          </table:table-cell>
          <table:table-cell table:style-name="ce145"/>
          <table:table-cell table:style-name="ce170"/>
          <table:table-cell table:style-name="ce170" office:value-type="string" calcext:value-type="string">
            <text:p>BFS、离散化</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2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2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30</text:p>
          </table:table-cell>
          <table:table-cell table:style-name="ce170" office:value-type="string" calcext:value-type="string">
            <text:p>算法竞赛入门经典6.L2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31</text:p>
          </table:table-cell>
          <table:table-cell table:style-name="ce170" office:value-type="string" calcext:value-type="string">
            <text:p>算法竞赛入门经典6.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text:p>
          </table:table-cell>
          <table:table-cell table:style-name="ce170" office:value-type="string" calcext:value-type="string">
            <text:p>算法竞赛入门经典7.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text:p>
          </table:table-cell>
          <table:table-cell table:style-name="ce170" office:value-type="string" calcext:value-type="string">
            <text:p>算法竞赛入门经典7.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3</text:p>
          </table:table-cell>
          <table:table-cell table:style-name="ce170" office:value-type="string" calcext:value-type="string">
            <text:p>算法竞赛入门经典7.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4</text:p>
          </table:table-cell>
          <table:table-cell table:style-name="ce170" office:value-type="string" calcext:value-type="string">
            <text:p>算法竞赛训练指南3.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5</text:p>
          </table:table-cell>
          <table:table-cell table:style-name="ce170" office:value-type="string" calcext:value-type="string">
            <text:p>算法竞赛训练指南3.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6</text:p>
          </table:table-cell>
          <table:table-cell table:style-name="ce170" office:value-type="string" calcext:value-type="string">
            <text:p>算法竞赛训练指南3.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7</text:p>
          </table:table-cell>
          <table:table-cell table:style-name="ce170" office:value-type="string" calcext:value-type="string">
            <text:p>算法竞赛训练指南3.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8</text:p>
          </table:table-cell>
          <table:table-cell table:style-name="ce170" office:value-type="string" calcext:value-type="string">
            <text:p>算法竞赛训练指南3.L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9</text:p>
          </table:table-cell>
          <table:table-cell table:style-name="ce170" office:value-type="string" calcext:value-type="string">
            <text:p>算法竞赛训练指南3.L7</text:p>
          </table:table-cell>
          <table:table-cell table:style-name="ce145"/>
          <table:table-cell table:style-name="ce170"/>
          <table:table-cell table:style-name="ce170" office:value-type="string" calcext:value-type="string">
            <text:p>树状数组</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0</text:p>
          </table:table-cell>
          <table:table-cell table:style-name="ce170" office:value-type="string" calcext:value-type="string">
            <text:p>算法竞赛训练指南3.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1</text:p>
          </table:table-cell>
          <table:table-cell table:style-name="ce170" office:value-type="string" calcext:value-type="string">
            <text:p>算法竞赛训练指南3.L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2</text:p>
          </table:table-cell>
          <table:table-cell table:style-name="ce170" office:value-type="string" calcext:value-type="string">
            <text:p>算法竞赛训练指南3.L2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3</text:p>
          </table:table-cell>
          <table:table-cell table:style-name="ce170" office:value-type="string" calcext:value-type="string">
            <text:p>算法竞赛训练指南3.L2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4</text:p>
          </table:table-cell>
          <table:table-cell table:style-name="ce170" office:value-type="string" calcext:value-type="string">
            <text:p>算法竞赛训练指南3.L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5</text:p>
          </table:table-cell>
          <table:table-cell table:style-name="ce170" office:value-type="string" calcext:value-type="string">
            <text:p>算法竞赛训练指南4.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6</text:p>
          </table:table-cell>
          <table:table-cell table:style-name="ce170" office:value-type="string" calcext:value-type="string">
            <text:p>算法竞赛训练指南1.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7</text:p>
          </table:table-cell>
          <table:table-cell table:style-name="ce170" office:value-type="string" calcext:value-type="string">
            <text:p>算法竞赛训练指南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3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2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2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6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8</text:p>
          </table:table-cell>
          <table:table-cell table:style-name="ce170" office:value-type="string" calcext:value-type="string">
            <text:p>算法竞赛训练指南1.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9</text:p>
          </table:table-cell>
          <table:table-cell table:style-name="ce145"/>
          <table:table-cell table:style-name="ce170"/>
          <table:table-cell table:style-name="ce170" office:value-type="string" calcext:value-type="string">
            <text:p>Floyed判圈算法</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0</text:p>
          </table:table-cell>
          <table:table-cell table:style-name="ce145"/>
          <table:table-cell table:style-name="ce170"/>
          <table:table-cell table:style-name="ce170" office:value-type="string" calcext:value-type="string">
            <text:p>离散化、降维</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6</text:p>
          </table:table-cell>
          <table:table-cell table:style-name="ce145"/>
          <table:table-cell table:style-name="ce170"/>
          <table:table-cell table:style-name="ce170" office:value-type="string" calcext:value-type="string">
            <text:p>递推</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7</text:p>
          </table:table-cell>
          <table:table-cell table:style-name="ce145"/>
          <table:table-cell table:style-name="ce170"/>
          <table:table-cell table:style-name="ce170" office:value-type="string" calcext:value-type="string">
            <text:p>LCS转LIS</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0</text:p>
          </table:table-cell>
          <table:table-cell table:style-name="ce170" office:value-type="string" calcext:value-type="string">
            <text:p>算法竞赛训练指南1.L2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3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4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4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4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44</text:p>
          </table:table-cell>
          <table:table-cell table:style-name="ce145"/>
          <table:table-cell table:style-name="ce170"/>
          <table:table-cell table:style-name="ce170" office:value-type="string" calcext:value-type="string">
            <text:p>状压DP，小心溢出</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5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6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1</text:p>
          </table:table-cell>
          <table:table-cell table:style-name="ce170" office:value-type="string" calcext:value-type="string">
            <text:p>算法竞赛训练指南6.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6.2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6.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6.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60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4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2</text:p>
          </table:table-cell>
          <table:table-cell table:style-name="ce170" office:value-type="string" calcext:value-type="string">
            <text:p>算法竞赛训练指南4.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3</text:p>
          </table:table-cell>
          <table:table-cell table:style-name="ce170" office:value-type="string" calcext:value-type="string">
            <text:p>算法竞赛训练指南4.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5</text:p>
          </table:table-cell>
          <table:table-cell table:style-name="ce145"/>
          <table:table-cell table:style-name="ce170"/>
          <table:table-cell table:style-name="ce170" office:value-type="string" calcext:value-type="string">
            <text:p>三分、降维（三维映射成二维）</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9"/>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4</text:p>
          </table:table-cell>
          <table:table-cell table:style-name="ce170" office:value-type="string" calcext:value-type="string">
            <text:p>算法竞赛训练指南4.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2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5</text:p>
          </table:table-cell>
          <table:table-cell table:style-name="ce170" office:value-type="string" calcext:value-type="string">
            <text:p>Luogu 1.337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6</text:p>
          </table:table-cell>
          <table:table-cell table:style-name="ce170" office:value-type="string" calcext:value-type="string">
            <text:p>Luogu 1.337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7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38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9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74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1</text:p>
          </table:table-cell>
          <table:table-cell table:style-name="ce170" office:value-type="string" calcext:value-type="string">
            <text:p>Luogu 1.38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80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6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93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10</text:p>
          </table:table-cell>
          <table:table-cell table:style-name="ce170" office:value-type="string" calcext:value-type="string">
            <text:p>Luogu 1.196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30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6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6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5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2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3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57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6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47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11</text:p>
          </table:table-cell>
          <table:table-cell table:style-name="ce170" office:value-type="string" calcext:value-type="string">
            <text:p>Luogu 1.143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22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90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1</text:p>
          </table:table-cell>
          <table:table-cell table:style-name="ce170" office:value-type="string" calcext:value-type="string">
            <text:p>Luogu 1.16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6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9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2</text:p>
          </table:table-cell>
          <table:table-cell table:style-name="ce170" office:value-type="string" calcext:value-type="string">
            <text:p>Luogu 1.338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4</text:p>
          </table:table-cell>
          <table:table-cell table:style-name="ce170" office:value-type="string" calcext:value-type="string">
            <text:p>Luogu 1.337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5</text:p>
          </table:table-cell>
          <table:table-cell table:style-name="ce170" office:value-type="string" calcext:value-type="string">
            <text:p>Luogu 1.22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6</text:p>
          </table:table-cell>
          <table:table-cell table:style-name="ce170" office:value-type="string" calcext:value-type="string">
            <text:p>Luogu 1.22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69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56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58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7</text:p>
          </table:table-cell>
          <table:table-cell table:style-name="ce170" office:value-type="string" calcext:value-type="string">
            <text:p>Luogu 1.239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39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17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14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59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25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8</text:p>
          </table:table-cell>
          <table:table-cell table:style-name="ce170" office:value-type="string" calcext:value-type="string">
            <text:p>Luogu 1.103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6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8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14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30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98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32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2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9</text:p>
          </table:table-cell>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text:p>
          </table:table-cell>
          <table:table-cell table:style-name="ce170" office:value-type="string" calcext:value-type="string">
            <text:p>Luogu 2.1162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2</text:p>
          </table:table-cell>
          <table:table-cell table:style-name="ce170" office:value-type="string" calcext:value-type="string">
            <text:p>Luogu 1.338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478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477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3</text:p>
          </table:table-cell>
          <table:table-cell table:style-name="ce170" office:value-type="string" calcext:value-type="string">
            <text:p>Luogu 1.200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3.3410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4</text:p>
          </table:table-cell>
          <table:table-cell table:style-name="ce170" office:value-type="string" calcext:value-type="string">
            <text:p>Luogu 1.149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97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70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5</text:p>
          </table:table-cell>
          <table:table-cell table:style-name="ce170" office:value-type="string" calcext:value-type="string">
            <text:p>Luogu 1.190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6</text:p>
          </table:table-cell>
          <table:table-cell table:style-name="ce170" office:value-type="string" calcext:value-type="string">
            <text:p>Luogu 1.188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70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7</text:p>
          </table:table-cell>
          <table:table-cell table:style-name="ce170" office:value-type="string" calcext:value-type="string">
            <text:p>Luogu 1.280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8</text:p>
          </table:table-cell>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9</text:p>
          </table:table-cell>
          <table:table-cell table:style-name="ce170" office:value-type="string" calcext:value-type="string">
            <text:p>Luogu 1.337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3.3489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0</text:p>
          </table:table-cell>
          <table:table-cell table:style-name="ce170" office:value-type="string" calcext:value-type="string">
            <text:p>Luogu 1.380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79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82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44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60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1</text:p>
          </table:table-cell>
          <table:table-cell table:style-name="ce170" office:value-type="string" calcext:value-type="string">
            <text:p>Luogu 1.25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60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2.130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2</text:p>
          </table:table-cell>
          <table:table-cell table:style-name="ce170" office:value-type="string" calcext:value-type="string">
            <text:p>Luogu 1.383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9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4</text:p>
          </table:table-cell>
          <table:table-cell table:style-name="ce170" office:value-type="string" calcext:value-type="string">
            <text:p>Luogu 1.436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2.1216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5</text:p>
          </table:table-cell>
          <table:table-cell table:style-name="ce170" office:value-type="string" calcext:value-type="string">
            <text:p>Luogu 1.338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3.3628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7</text:p>
          </table:table-cell>
          <table:table-cell table:style-name="ce170" office:value-type="string" calcext:value-type="string">
            <text:p>Luogu 3.3635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9</text:p>
          </table:table-cell>
          <table:table-cell table:style-name="ce170" office:value-type="string" calcext:value-type="string">
            <text:p>Luogu 1.380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21</text:p>
          </table:table-cell>
          <table:table-cell table:style-name="ce170" office:value-type="string" calcext:value-type="string">
            <text:p>Luogu 1.380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22</text:p>
          </table:table-cell>
          <table:table-cell table:style-name="ce170" office:value-type="string" calcext:value-type="string">
            <text:p>Luogu 1.47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24</text:p>
          </table:table-cell>
          <table:table-cell table:style-name="ce170" office:value-type="string" calcext:value-type="string">
            <text:p>Luogu 1.175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6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31</text:p>
          </table:table-cell>
          <table:table-cell table:style-name="ce170" office:value-type="string" calcext:value-type="string">
            <text:p>Luogu 1.419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5</text:p>
          </table:table-cell>
          <table:table-cell table:style-name="ce170" office:value-type="string" calcext:value-type="string">
            <text:p>Luogu 2.107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8</text:p>
          </table:table-cell>
          <table:table-cell table:style-name="ce170" office:value-type="string" calcext:value-type="string">
            <text:p>Luogu 1.452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452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9</text:p>
          </table:table-cell>
          <table:table-cell table:style-name="ce170" office:value-type="string" calcext:value-type="string">
            <text:p>Luogu 2.1014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46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26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3.3905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19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0</text:p>
          </table:table-cell>
          <table:table-cell table:style-name="ce170" office:value-type="string" calcext:value-type="string">
            <text:p>Luogu 1.477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1</text:p>
          </table:table-cell>
          <table:table-cell table:style-name="ce170" office:value-type="string" calcext:value-type="string">
            <text:p>Luogu 1.108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472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2</text:p>
          </table:table-cell>
          <table:table-cell table:style-name="ce170" office:value-type="string" calcext:value-type="string">
            <text:p>Luogu 1.478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3</text:p>
          </table:table-cell>
          <table:table-cell table:style-name="ce170" office:value-type="string" calcext:value-type="string">
            <text:p>Luogu 3.3936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403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5</text:p>
          </table:table-cell>
          <table:table-cell table:style-name="ce170" office:value-type="string" calcext:value-type="string">
            <text:p>Luogu 1.2365</text:p>
          </table:table-cell>
          <table:table-cell table:style-name="ce145"/>
          <table:table-cell table:style-name="ce170"/>
          <table:table-cell table:style-name="ce170" office:value-type="string" calcext:value-type="string">
            <text:p>斜率优化</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6</text:p>
          </table:table-cell>
          <table:table-cell table:style-name="ce170" office:value-type="string" calcext:value-type="string">
            <text:p>Luogu 1.110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25</text:p>
          </table:table-cell>
          <table:table-cell table:style-name="ce170" office:value-type="string" calcext:value-type="string">
            <text:p>CF 5.1030A</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30B</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30C</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27</text:p>
          </table:table-cell>
          <table:table-cell table:style-name="ce170" office:value-type="string" calcext:value-type="string">
            <text:p>CF 5.1047A</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47B</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47C</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47D</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8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29</text:p>
          </table:table-cell>
          <table:table-cell table:style-name="ce170" office:value-type="string" calcext:value-type="string">
            <text:p>CF 5.1042A</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42B</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10.1</text:p>
          </table:table-cell>
          <table:table-cell table:style-name="ce32" office:value-type="string" calcext:value-type="string">
            <text:p>Luogu 1.2615 NOIP2015神奇的幻方</text:p>
          </table:table-cell>
          <table:table-cell table:style-name="ce50"/>
          <table:table-cell table:style-name="ce32" office:value-type="string" calcext:value-type="string">
            <text:p>构造奇数阶幻方</text:p>
          </table:table-cell>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06"/>
        </table:table-row>
        <table:table-row table:style-name="ro4">
          <table:table-cell table:style-name="ce145"/>
          <table:table-cell table:style-name="ce32" office:value-type="string" calcext:value-type="string">
            <text:p>Luogu 1.2661 NOIP2015信息传递</text:p>
          </table:table-cell>
          <table:table-cell table:style-name="ce50"/>
          <table:table-cell table:style-name="ce32" office:value-type="string" calcext:value-type="string">
            <text:p>求n个点n条边有向图最小环</text:p>
          </table:table-cell>
          <table:table-cell table:style-name="ce32" office:value-type="string" calcext:value-type="string">
            <text:p>Tarjan</text:p>
          </table:table-cell>
          <table:table-cell table:style-name="ce32"/>
          <table:table-cell table:style-name="ce91"/>
          <table:table-cell table:style-name="ce32"/>
          <table:table-cell table:style-name="ce32" office:value-type="string" calcext:value-type="string">
            <text:p>100分</text:p>
          </table:table-cell>
          <table:table-cell table:number-columns-repeated="1006"/>
        </table:table-row>
        <table:table-row table:style-name="ro4">
          <table:table-cell table:style-name="ce145"/>
          <table:table-cell table:style-name="ce32" office:value-type="string" calcext:value-type="string">
            <text:p>Luogu 1.2668 NOIP2015斗地主</text:p>
          </table:table-cell>
          <table:table-cell table:style-name="ce50"/>
          <table:table-cell table:style-name="ce32" office:value-type="string" calcext:value-type="string">
            <text:p>在不考虑对手出牌的情况下计算斗地主如何最快地把牌脱手</text:p>
          </table:table-cell>
          <table:table-cell table:style-name="ce32" office:value-type="string" calcext:value-type="string">
            <text:p>搜索剪枝、模拟</text:p>
          </table:table-cell>
          <table:table-cell table:style-name="ce32" office:value-type="string" calcext:value-type="string">
            <text:p>如何简洁高效地枚举出牌方式</text:p>
          </table:table-cell>
          <table:table-cell table:style-name="ce91" office:value-type="string" calcext:value-type="string">
            <text:p>以后需要多练大模拟题</text:p>
          </table:table-cell>
          <table:table-cell table:style-name="ce32"/>
          <table:table-cell table:style-name="ce32" office:value-type="string" calcext:value-type="string">
            <text:p>0分</text:p>
          </table:table-cell>
          <table:table-cell table:number-columns-repeated="1006"/>
        </table:table-row>
        <table:table-row table:style-name="ro4">
          <table:table-cell table:style-name="ce145"/>
          <table:table-cell table:style-name="ce32"/>
          <table:table-cell table:style-name="ce50"/>
          <table:table-cell table:style-name="ce32" table:number-columns-repeated="3"/>
          <table:table-cell table:style-name="ce91"/>
          <table:table-cell table:style-name="ce32"/>
          <table:table-cell table:style-name="ce32" office:value-type="string" calcext:value-type="string">
            <text:p>200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24">
          <table:table-cell table:style-name="ce145" office:value-type="string" calcext:value-type="string">
            <text:p>2018，10.2</text:p>
          </table:table-cell>
          <table:table-cell table:style-name="ce32" office:value-type="string" calcext:value-type="string">
            <text:p>Luogu 1.2678 NOIP2015跳石头</text:p>
          </table:table-cell>
          <table:table-cell table:style-name="ce32" table:number-columns-repeated="2"/>
          <table:table-cell table:style-name="ce32" office:value-type="string" calcext:value-type="string">
            <text:p>二分答案+贪心</text:p>
          </table:table-cell>
          <table:table-cell table:style-name="ce32"/>
          <table:table-cell table:style-name="ce91" office:value-type="string" calcext:value-type="string">
            <text:p>别打错变量名，<text:span text:style-name="T41">尤其是只有一个字符的变量名</text:span><text:span text:style-name="T42">。注意对拍和静态差错</text:span></text:p>
          </table:table-cell>
          <table:table-cell table:style-name="ce32"/>
          <table:table-cell table:style-name="ce32" office:value-type="string" calcext:value-type="string">
            <text:p>60分</text:p>
          </table:table-cell>
          <table:table-cell table:number-columns-repeated="1006"/>
        </table:table-row>
        <table:table-row table:style-name="ro49">
          <table:table-cell table:style-name="ce145"/>
          <table:table-cell table:style-name="ce32" office:value-type="string" calcext:value-type="string">
            <text:p>Luogu 1.2679 NOIP2015子串</text:p>
          </table:table-cell>
          <table:table-cell table:style-name="ce32"/>
          <table:table-cell table:style-name="ce32" office:value-type="string" calcext:value-type="string">
            <text:p>有两个仅包含小写英文字母的字符串 A 和 B。</text:p>
            <text:p/>
            <text:p>现在要从字符串 A 中取出 k 个互不重叠的非空子串，然后把这 k 个子串按照其在字符串 A 中出现的顺序依次连接起来得到一个新的字符串。请问有多少种方案可以使得这个新串与字符串 B 相等？</text:p>
            <text:p/>
            <text:p>注意：子串取出的位置不同也认为是不同的方案。</text:p>
          </table:table-cell>
          <table:table-cell table:style-name="ce32" office:value-type="string" calcext:value-type="string">
            <text:p>动态规划</text:p>
          </table:table-cell>
          <table:table-cell table:style-name="ce32" office:value-type="string" calcext:value-type="string">
            <text:p>状态转移方程</text:p>
          </table:table-cell>
          <table:table-cell table:style-name="ce91" office:value-type="string" calcext:value-type="string">
            <text:p>考虑状态转移方程时先不要考虑时空复杂度，该几维就几维</text:p>
          </table:table-cell>
          <table:table-cell table:style-name="ce32" office:value-type="string" calcext:value-type="string">
            <text:p>在设计状态转移方程时，我过多地考虑了其时空复杂度，导致思维局限于三维状态转移方程，导致无法推导出同时满足时间复杂度和无后效性地方程。</text:p>
          </table:table-cell>
          <table:table-cell table:style-name="ce32" office:value-type="string" calcext:value-type="string">
            <text:p>30分</text:p>
          </table:table-cell>
          <table:table-cell table:number-columns-repeated="1006"/>
        </table:table-row>
        <table:table-row table:style-name="ro24">
          <table:table-cell table:style-name="ce145"/>
          <table:table-cell table:style-name="ce32" office:value-type="string" calcext:value-type="string">
            <text:p>Luogu 1.2680 NOIP2015运输计划</text:p>
          </table:table-cell>
          <table:table-cell table:style-name="ce32"/>
          <table:table-cell table:style-name="ce32" office:value-type="string" calcext:value-type="string">
            <text:p>一棵n个节点的树，对于树上的m条链，我们可以选取树上的唯一一条边使它的边权变为0，求处理后最长链的长度。</text:p>
          </table:table-cell>
          <table:table-cell table:style-name="ce32" office:value-type="string" calcext:value-type="string">
            <text:p>树链剖分、LCA</text:p>
          </table:table-cell>
          <table:table-cell table:style-name="ce32"/>
          <table:table-cell table:style-name="ce91"/>
          <table:table-cell table:style-name="ce32"/>
          <table:table-cell table:style-name="ce32" office:value-type="string" calcext:value-type="string">
            <text:p>0分</text:p>
          </table:table-cell>
          <table:table-cell table:number-columns-repeated="1006"/>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90分</text:p>
          </table:table-cell>
          <table:table-cell table:number-columns-repeated="1006"/>
        </table:table-row>
        <table:table-row table:style-name="ro4">
          <table:table-cell table:style-name="ce145"/>
          <table:table-cell table:style-name="ce35"/>
          <table:table-cell table:style-name="ce55"/>
          <table:table-cell table:style-name="ce35" table:number-columns-repeated="3"/>
          <table:table-cell table:style-name="ce91"/>
          <table:table-cell table:style-name="ce35"/>
          <table:table-cell table:style-name="ce93" office:value-type="string" calcext:value-type="string">
            <text:p>290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3</text:p>
          </table:table-cell>
          <table:table-cell table:style-name="ce32" office:value-type="string" calcext:value-type="string">
            <text:p>Luogu 1.1563 NOIP2016玩具谜题</text:p>
          </table:table-cell>
          <table:table-cell table:style-name="ce32" table:number-columns-repeated="2"/>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06"/>
        </table:table-row>
        <table:table-row table:style-name="ro50">
          <table:table-cell table:style-name="ce145"/>
          <table:table-cell table:style-name="ce32" office:value-type="string" calcext:value-type="string">
            <text:p>Luogu 1.1600 NOIP2016天天爱跑步</text:p>
          </table:table-cell>
          <table:table-cell table:style-name="ce32"/>
          <table:table-cell table:style-name="ce32">
            <draw:frame table:end-cell-address="训练日志.D1047" table:end-x="155.16mm" table:end-y="76.25mm" draw:z-index="0" draw:name="图像 1" draw:style-name="gr1" draw:text-style-name="P1" svg:width="154.08mm" svg:height="73.74mm" svg:x="1.08mm" svg:y="2.53mm">
              <draw:image xlink:href="Pictures/100000000000032F0000019765734DA61E2E07FB.png" xlink:type="simple" xlink:show="embed" xlink:actuate="onLoad">
                <text:p/>
              </draw:image>
            </draw:frame>
          </table:table-cell>
          <table:table-cell table:style-name="ce32" office:value-type="string" calcext:value-type="string">
            <text:p>LCA，树上差分</text:p>
          </table:table-cell>
          <table:table-cell table:style-name="ce32" office:value-type="string" calcext:value-type="string">
            <text:p>分情况处理路径</text:p>
          </table:table-cell>
          <table:table-cell table:style-name="ce91" office:value-type="string" calcext:value-type="string">
            <text:p><text:span text:style-name="T14">1.</text:span><text:span text:style-name="T43">以后需要多练和树有关的图论题</text:span></text:p>
          </table:table-cell>
          <table:table-cell table:style-name="ce32"/>
          <table:table-cell table:style-name="ce32" office:value-type="string" calcext:value-type="string">
            <text:p>30分</text:p>
          </table:table-cell>
          <table:table-cell table:number-columns-repeated="1006"/>
        </table:table-row>
        <table:table-row table:style-name="ro51">
          <table:table-cell table:style-name="ce145"/>
          <table:table-cell table:style-name="ce32" office:value-type="string" calcext:value-type="string">
            <text:p>Luogu 1.1850 NOIP2016换教室</text:p>
          </table:table-cell>
          <table:table-cell table:style-name="ce32"/>
          <table:table-cell table:style-name="ce32">
            <draw:frame table:end-cell-address="训练日志.D1048" table:end-x="154.79mm" table:end-y="113.65mm" draw:z-index="1" draw:name="图像 2" draw:style-name="gr1" draw:text-style-name="P1" svg:width="154.55mm" svg:height="112.81mm" svg:x="0.24mm" svg:y="0.84mm">
              <draw:image xlink:href="Pictures/100000000000032400000259D92ABEA1828A5586.png" xlink:type="simple" xlink:show="embed" xlink:actuate="onLoad">
                <text:p/>
              </draw:image>
            </draw:frame>
          </table:table-cell>
          <table:table-cell table:style-name="ce32" office:value-type="string" calcext:value-type="string">
            <text:p>期望DP</text:p>
          </table:table-cell>
          <table:table-cell table:style-name="ce32" office:value-type="string" calcext:value-type="string">
            <text:p>处理状态转移</text:p>
          </table:table-cell>
          <table:table-cell table:style-name="ce91" office:value-type="string" calcext:value-type="string">
            <text:p>1.同NOIP2015一样，考虑DP方程时该的条件一定要加上，不然无法转移。</text:p>
            <text:p><text:span text:style-name="T41">2.要注意严格区分“决策”和“决策的期望”。</text:span></text:p>
            <text:p><text:span text:style-name="T44">3.概率DP在转移时，不一定只会考虑一层的概率，视实际该考虑几层就考虑几层。</text:span></text:p>
            <text:p><text:span text:style-name="T45">4.以后需要多练概率DP题</text:span></text:p>
          </table:table-cell>
          <table:table-cell table:style-name="ce32" office:value-type="string" calcext:value-type="string">
            <text:p>模拟赛时的状态定义：dp[n][0/1]=前n节课换(1)或不换(0)的期望。</text:p>
            <text:p>状态转移方程：类似于dp[n][0]=k[i]*dp[n-1][0]........</text:p>
            <text:p>误区：1.状态定义中未考虑限制条件“做多申请调换m节课的教室”</text:p>
            <text:p><text:span text:style-name="T14">      2.dp[n-1][1]的定义是“前n-1节课换的期望”，并不是“前n-1节课换且成功的期望”，在转移         时还要再乘上“第n-1节课换成功的概率”</text:span></text:p>
            <text:p><text:span text:style-name="T14">Std:dp[n][m][0/1]=前n节课换(1)或不换(0)</text:span><text:span text:style-name="T49">且已申请了m次</text:span><text:span text:style-name="T14">的期望</text:span></text:p>
            <text:p><text:span text:style-name="T14">代码实现：</text:span></text:p>
            <text:p><text:span text:style-name="T14">memset(dp,inf); </text:span></text:p>
            <text:p><text:span text:style-name="T14">dp[1][0][0]=0.0;dp[1][1][1]=0.0;//边界条件</text:span></text:p>
            <text:p><text:span text:style-name="T14">for(int i=2;i&lt;=n;i++)</text:span></text:p>
            <text:p><text:span text:style-name="T14">{</text:span></text:p>
            <text:p><text:span text:style-name="T14">    for(int j=0;j&lt;=m&amp;&amp;j&lt;=i;j++)//显然大于i的换法是不存在的</text:span></text:p>
            <text:p><text:span text:style-name="T14">    {</text:span></text:p>
            <text:p><text:span text:style-name="T14">        dp[i][j][0]=                                           //这个点不换的方程</text:span></text:p>
            <text:p><text:span text:style-name="T14">        min(dp[i-1][j][0]+d[t1[i-1]][t1[i]]                    //上一个点也不换</text:span></text:p>
            <text:p><text:span text:style-name="T14">        ,dp[i-1][j][1]+d[t1[i-1]][t1[i]]*(1.0-c[i-1])+         //上一个点失败</text:span></text:p>
            <text:p><text:span text:style-name="T14">        d[t2[i-1]][t1[i]]*c[i-1]);                             //上一个点成功</text:span></text:p>
            <text:p><text:span text:style-name="T14">        if(j&gt;=1)//防止越界</text:span></text:p>
            <text:p><text:span text:style-name="T14">        {</text:span></text:p>
            <text:p><text:span text:style-name="T14">            dp[i][j][1]=                                       //这个点换的方程</text:span></text:p>
            <text:p><text:span text:style-name="T14">            min(dp[i-1][j-1][0]+d[t1[i-1]][t2[i]]*c[i]+        //上一个点不换，这个点成功</text:span></text:p>
            <text:p><text:span text:style-name="T14">            d[t1[i-1]][t1[i]]*(1.0-c[i]),                      //上一个点不换，这个点失败</text:span></text:p>
            <text:p><text:span text:style-name="T14">            dp[i-1][j-1][1]+d[t2[i-1]][t2[i]]*c[i-1]*c[i]+     //上一个点成功，这个点成功</text:span></text:p>
            <text:p><text:span text:style-name="T14">            d[t2[i-1]][t1[i]]*c[i-1]*(1.0-c[i])+               //上一个点成功，这个点失败</text:span></text:p>
            <text:p><text:span text:style-name="T14">            d[t1[i-1]][t2[i]]*(1.0-c[i-1])*c[i]+               //上一个点失败，这个点成功</text:span></text:p>
            <text:p><text:span text:style-name="T14">            d[t1[i-1]][t1[i]]*(1.0-c[i-1])*(1.0-c[i]));        //上一个点失败，这个点失败</text:span></text:p>
            <text:p><text:span text:style-name="T14">        }</text:span></text:p>
            <text:p><text:span text:style-name="T14">    }</text:span></text:p>
            <text:p><text:span text:style-name="T14">}</text:span></text:p>
          </table:table-cell>
          <table:table-cell table:style-name="ce32" office:value-type="string" calcext:value-type="string">
            <text:p>0分</text:p>
          </table:table-cell>
          <table:table-cell table:number-columns-repeated="1006"/>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30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4</text:p>
          </table:table-cell>
          <table:table-cell table:style-name="ce32" office:value-type="string" calcext:value-type="string">
            <text:p>Luogu 1.2822 NOIP2016组合数问题</text:p>
          </table:table-cell>
          <table:table-cell table:style-name="ce32" table:number-columns-repeated="2"/>
          <table:table-cell table:style-name="ce32" office:value-type="string" calcext:value-type="string">
            <text:p>预处理、二维前缀和</text:p>
          </table:table-cell>
          <table:table-cell table:style-name="ce32"/>
          <table:table-cell table:style-name="ce91"/>
          <table:table-cell table:style-name="ce32"/>
          <table:table-cell table:style-name="ce32" office:value-type="string" calcext:value-type="string">
            <text:p>100分</text:p>
          </table:table-cell>
          <table:table-cell table:number-columns-repeated="1006"/>
        </table:table-row>
        <table:table-row table:style-name="ro52">
          <table:table-cell table:style-name="ce145"/>
          <table:table-cell table:style-name="ce32" office:value-type="string" calcext:value-type="string">
            <text:p>Luogu 1.2827 NOIP2016蚯蚓</text:p>
          </table:table-cell>
          <table:table-cell table:style-name="ce32"/>
          <table:table-cell table:style-name="ce32">
            <draw:frame table:end-cell-address="训练日志.D1053" table:end-x="155.54mm" table:end-y="0.11mm" draw:z-index="2" draw:name="图像 3" draw:style-name="gr1" draw:text-style-name="P1" svg:width="154.75mm" svg:height="201.74mm" svg:x="0.79mm" svg:y="2.12mm">
              <draw:image xlink:href="Pictures/100000000000032A00000441EB087E090FCDA152.png" xlink:type="simple" xlink:show="embed" xlink:actuate="onLoad">
                <text:p/>
              </draw:image>
            </draw:frame>
          </table:table-cell>
          <table:table-cell table:style-name="ce32" office:value-type="string" calcext:value-type="string">
            <text:p>模拟、优先队列</text:p>
          </table:table-cell>
          <table:table-cell table:style-name="ce32" office:value-type="string" calcext:value-type="string">
            <text:p>利用长度本身具有的单调性优化</text:p>
          </table:table-cell>
          <table:table-cell table:style-name="ce92" office:value-type="string" calcext:value-type="string">
            <text:p>裸的优先队列模拟的时间复杂度是卡着上界的，一定要考虑STL的巨大常数，不能像对待Floyed之类常数较小的算法一样心存侥幸。</text:p>
          </table:table-cell>
          <table:table-cell table:style-name="ce32"/>
          <table:table-cell table:style-name="ce32" office:value-type="string" calcext:value-type="string">
            <text:p>85分</text:p>
          </table:table-cell>
          <table:table-cell table:number-columns-repeated="1006"/>
        </table:table-row>
        <table:table-row table:style-name="ro53">
          <table:table-cell table:style-name="ce145"/>
          <table:table-cell table:style-name="ce32" office:value-type="string" calcext:value-type="string">
            <text:p>Luogu 1.2831 NOIP2016愤怒的小鸟</text:p>
          </table:table-cell>
          <table:table-cell table:style-name="ce32" table:number-columns-repeated="2"/>
          <table:table-cell table:style-name="ce32" office:value-type="string" calcext:value-type="string">
            <text:p>状压DP</text:p>
          </table:table-cell>
          <table:table-cell table:style-name="ce32" office:value-type="string" calcext:value-type="string">
            <text:p>枚举状态时的优化</text:p>
          </table:table-cell>
          <table:table-cell table:style-name="ce92" office:value-type="string" calcext:value-type="string">
            <text:p>1.状压DP要特别注意枚举状态时的优化</text:p>
            <text:p><text:span text:style-name="T14">2.对于这种题目，能用DP就尽量不要用搜索，否则后期优化和时间复杂度分析将很难进行。</text:span></text:p>
            <text:p><text:span text:style-name="T14">3.重复计算的数据做好考虑预处理</text:span></text:p>
          </table:table-cell>
          <table:table-cell table:style-name="ce32"/>
          <table:table-cell table:style-name="ce32" office:value-type="string" calcext:value-type="string">
            <text:p>60分</text:p>
          </table:table-cell>
          <table:table-cell table:number-columns-repeated="1006"/>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245分</text:p>
          </table:table-cell>
          <table:table-cell table:number-columns-repeated="1006"/>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75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5</text:p>
          </table:table-cell>
          <table:table-cell table:style-name="ce32" office:value-type="string" calcext:value-type="string">
            <text:p>Luogu 1.3951 NOIP2017小凯的疑惑</text:p>
          </table:table-cell>
          <table:table-cell table:style-name="ce32" table:number-columns-repeated="2"/>
          <table:table-cell table:style-name="ce32" office:value-type="string" calcext:value-type="string">
            <text:p>数论</text:p>
          </table:table-cell>
          <table:table-cell table:style-name="ce32"/>
          <table:table-cell table:style-name="ce91"/>
          <table:table-cell table:style-name="ce32"/>
          <table:table-cell table:style-name="ce32" office:value-type="string" calcext:value-type="string">
            <text:p>100分</text:p>
          </table:table-cell>
          <table:table-cell table:number-columns-repeated="1006"/>
        </table:table-row>
        <table:table-row table:style-name="ro54">
          <table:table-cell table:style-name="ce145"/>
          <table:table-cell table:style-name="ce32" office:value-type="string" calcext:value-type="string">
            <text:p>Luogu 1.3952 NOIP2017时间复杂度</text:p>
          </table:table-cell>
          <table:table-cell table:style-name="ce32" table:number-columns-repeated="2"/>
          <table:table-cell table:style-name="ce32" office:value-type="string" calcext:value-type="string">
            <text:p>模拟</text:p>
          </table:table-cell>
          <table:table-cell table:style-name="ce32"/>
          <table:table-cell table:style-name="ce91" office:value-type="string" calcext:value-type="string">
            <text:p>遇到多组数据的题目时如果程序是边读入边处理的一定要注意子程序中途退出时数据有没有读完，否则一旦出错很难调试。</text:p>
          </table:table-cell>
          <table:table-cell table:style-name="ce32" office:value-type="string" calcext:value-type="string">
            <text:p>solve函数在抛出异常退出后剩下的line-i+1行并没有读完，导致后面的数据点读入出错。</text:p>
            <text:p>void solve()</text:p>
            <text:p>{</text:p>
            <text:p>    memset(hsh,0,sizeof(hsh));</text:p>
            <text:p>    stack&lt;char&gt; stk;</text:p>
            <text:p>    stack&lt;int&gt; add;</text:p>
            <text:p>    stack&lt;bool&gt; can;</text:p>
            <text:p>    int depth=0; ex=0;</text:p>
            <text:p>    for(int i=0;i&lt;line;i++)</text:p>
            <text:p>    {</text:p>
            <text:p>        char ch;</text:p>
            <text:p>        while(ch=getchar(),!(ch=='F'||ch=='E'));</text:p>
            <text:p>        if(ch=='F')</text:p>
            <text:p>        {</text:p>
            <text:p>            char name;</text:p>
            <text:p>            while(name=getchar(),name==' ');</text:p>
            <text:p>            if(hsh[name]) throw 2;</text:p>
            <text:p>            hsh[name]=true;</text:p>
            <text:p>            stk.push(name);</text:p>
            <text:p>            char x[10],y[10];</text:p>
            <text:p>            scanf(" %s %s",x,y);</text:p>
            <text:p>            bool flag;</text:p>
            <text:p>            if(x[0]=='n') { add.push(0); flag=(y[0]=='n'); }</text:p>
            <text:p>            else</text:p>
            <text:p>            {</text:p>
            <text:p>                if(y[0]=='n') { add.push(1); depth++; flag=true; }</text:p>
            <text:p>                else</text:p>
            <text:p>                {</text:p>
            <text:p>                    add.push(0);</text:p>
            <text:p>                    int nx=GetNum(x),ny=GetNum(y);</text:p>
            <text:p>                    if(ny-nx+1&gt;=1) flag=true;</text:p>
            <text:p>                    else flag=false;</text:p>
            <text:p>                }</text:p>
            <text:p>            }</text:p>
            <text:p>            if(flag&amp;&amp;(can.empty()||can.top())) can.push(true);</text:p>
            <text:p>            else can.push(false);</text:p>
            <text:p>        }</text:p>
            <text:p>        else</text:p>
            <text:p>        {</text:p>
            <text:p>            if(stk.empty()) throw 1;</text:p>
            <text:p>            hsh[stk.top()]=false;</text:p>
            <text:p>            if(can.top()) ex=max(ex,depth);</text:p>
            <text:p>            depth-=add.top();</text:p>
            <text:p>            stk.pop();</text:p>
            <text:p>            add.pop();</text:p>
            <text:p>            can.pop();</text:p>
            <text:p>        }</text:p>
            <text:p>    }</text:p>
            <text:p>    if(stk.size()) throw 1;</text:p>
            <text:p>    if(ex==iex) printf("Yes\n");</text:p>
            <text:p>    else printf("No\n");</text:p>
            <text:p>}</text:p>
          </table:table-cell>
          <table:table-cell table:style-name="ce32" office:value-type="string" calcext:value-type="string">
            <text:p>80分</text:p>
          </table:table-cell>
          <table:table-cell table:number-columns-repeated="1006"/>
        </table:table-row>
        <table:table-row table:style-name="ro55">
          <table:table-cell table:style-name="ce145"/>
          <table:table-cell table:style-name="ce32" office:value-type="string" calcext:value-type="string">
            <text:p>Luogu 1.3953 NOIP2017逛公园</text:p>
          </table:table-cell>
          <table:table-cell table:style-name="ce32"/>
          <table:table-cell table:style-name="ce32">
            <draw:frame table:end-cell-address="训练日志.D1059" table:end-x="155.9mm" table:end-y="71.12mm" draw:z-index="4" draw:name="图像 5" draw:style-name="gr1" draw:text-style-name="P1" svg:width="154.65mm" svg:height="67.71mm" svg:x="1.25mm" svg:y="3.41mm">
              <draw:image xlink:href="Pictures/100000000000031C00000165E9CD97C1E14F8303.png" xlink:type="simple" xlink:show="embed" xlink:actuate="onLoad">
                <text:p/>
              </draw:image>
            </draw:frame>
            <draw:frame table:end-cell-address="训练日志.D1059" table:end-x="155.21mm" table:end-y="214.98mm" draw:z-index="5" draw:name="图像 6" draw:style-name="gr1" draw:text-style-name="P1" svg:width="154.37mm" svg:height="143.79mm" svg:x="0.84mm" svg:y="71.19mm">
              <draw:image xlink:href="Pictures/10000000000001F6000001DFBE854CA59C0DF6AF.png" xlink:type="simple" xlink:show="embed" xlink:actuate="onLoad">
                <text:p/>
              </draw:image>
            </draw:frame>
          </table:table-cell>
          <table:table-cell table:style-name="ce32" office:value-type="string" calcext:value-type="string">
            <text:p>搜索</text:p>
          </table:table-cell>
          <table:table-cell table:style-name="ce32"/>
          <table:table-cell table:style-name="ce91" office:value-type="string" calcext:value-type="string">
            <text:p>一道DP题会有很多状态设计方式和转移方程，设计状态时一定要注意具体数据范围，不能盲目尝试。</text:p>
          </table:table-cell>
          <table:table-cell table:style-name="ce32" office:value-type="string" calcext:value-type="string">
            <text:p>在设计状态时，我一直在考虑把“当前路径长度”写入状态，而忽略了大小只有50的K，导致没能想出正确的状态。</text:p>
          </table:table-cell>
          <table:table-cell table:style-name="ce32" office:value-type="string" calcext:value-type="string">
            <text:p>0分</text:p>
          </table:table-cell>
          <table:table-cell table:number-columns-repeated="1006"/>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0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6</text:p>
          </table:table-cell>
          <table:table-cell table:style-name="ce32" office:value-type="string" calcext:value-type="string">
            <text:p>Luogu 1.3958 NOIP2017奶酪</text:p>
          </table:table-cell>
          <table:table-cell table:style-name="ce32" table:number-columns-repeated="4"/>
          <table:table-cell table:style-name="ce91"/>
          <table:table-cell table:style-name="ce32"/>
          <table:table-cell table:style-name="ce32" office:value-type="string" calcext:value-type="string">
            <text:p>100分</text:p>
          </table:table-cell>
          <table:table-cell table:number-columns-repeated="1006"/>
        </table:table-row>
        <table:table-row table:style-name="ro56">
          <table:table-cell table:style-name="ce145"/>
          <table:table-cell table:style-name="ce32" office:value-type="string" calcext:value-type="string">
            <text:p>Luogu 1.3959 NOIP2017宝藏</text:p>
          </table:table-cell>
          <table:table-cell table:style-name="ce32"/>
          <table:table-cell table:style-name="ce32">
            <draw:frame table:end-cell-address="训练日志.D1064" table:end-x="156.56mm" table:end-y="2.23mm" draw:z-index="6" draw:name="图像 7" draw:style-name="gr1" draw:text-style-name="P1" svg:width="155.32mm" svg:height="374.57mm" svg:x="1.24mm" svg:y="0.72mm">
              <draw:image xlink:href="Pictures/100000000000032C000007D68E7AA6A12A61858F.png" xlink:type="simple" xlink:show="embed" xlink:actuate="onLoad">
                <text:p/>
              </draw:image>
            </draw:frame>
          </table:table-cell>
          <table:table-cell table:style-name="ce32" office:value-type="string" calcext:value-type="string">
            <text:p>动态规划/记忆化搜索</text:p>
          </table:table-cell>
          <table:table-cell table:style-name="ce32"/>
          <table:table-cell table:style-name="ce91" office:value-type="string" calcext:value-type="string">
            <text:p>以后对于更新顺序较复杂的动态规划除非会被卡常否则一律使用记忆化搜索</text:p>
          </table:table-cell>
          <table:table-cell table:style-name="ce32"/>
          <table:table-cell table:style-name="ce32" office:value-type="string" calcext:value-type="string">
            <text:p>40分</text:p>
          </table:table-cell>
          <table:table-cell table:number-columns-repeated="1006"/>
        </table:table-row>
        <table:table-row table:style-name="ro57">
          <table:table-cell table:style-name="ce145"/>
          <table:table-cell table:style-name="ce32" office:value-type="string" calcext:value-type="string">
            <text:p>Luogu 1.3960 NOIP2017列队</text:p>
          </table:table-cell>
          <table:table-cell table:style-name="ce32"/>
          <table:table-cell table:style-name="ce32">
            <draw:frame table:end-cell-address="训练日志.D1064" table:end-x="156.67mm" table:end-y="118.6mm" draw:z-index="7" draw:name="图像 8" draw:style-name="gr1" draw:text-style-name="P1" svg:width="156.16mm" svg:height="118.36mm" svg:x="0.51mm" svg:y="0.24mm">
              <draw:image xlink:href="Pictures/100000000000031D0000026B512C06AC2F9F4587.png" xlink:type="simple" xlink:show="embed" xlink:actuate="onLoad">
                <text:p/>
              </draw:image>
            </draw:frame>
          </table:table-cell>
          <table:table-cell table:style-name="ce32" office:value-type="string" calcext:value-type="string">
            <text:p>线段splay树（一个节点维护一段区间，必要时拆分）</text:p>
          </table:table-cell>
          <table:table-cell table:style-name="ce32" office:value-type="string" calcext:value-type="string">
            <text:p>通过一个节点维护一段区间来优化时空复杂度</text:p>
          </table:table-cell>
          <table:table-cell table:style-name="ce91" office:value-type="string" calcext:value-type="string">
            <text:p>有时解决题目的数据结构是由很多基础数据结构拼凑而成的，思维不能定势。</text:p>
          </table:table-cell>
          <table:table-cell table:style-name="ce32"/>
          <table:table-cell table:style-name="ce32" office:value-type="string" calcext:value-type="string">
            <text:p>45分</text:p>
          </table:table-cell>
          <table:table-cell table:number-columns-repeated="1006"/>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5分</text:p>
          </table:table-cell>
          <table:table-cell table:number-columns-repeated="1006"/>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65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58">
          <table:table-cell table:style-name="ce145" office:value-type="string" calcext:value-type="string">
            <text:p>2018,10.9</text:p>
          </table:table-cell>
          <table:table-cell table:style-name="ce170" office:value-type="string" calcext:value-type="string">
            <text:p>Luogu 1.1005 矩阵取数游戏</text:p>
          </table:table-cell>
          <table:table-cell table:style-name="ce145" office:value-type="string" calcext:value-type="string">
            <text:p><text:span text:style-name="T14"><text:a xlink:href="https://www.luogu.org/problemnew/show/P1005" xlink:type="simple">矩阵取数游戏</text:a></text:span></text:p>
          </table:table-cell>
          <table:table-cell table:style-name="ce170"/>
          <table:table-cell table:style-name="ce170" office:value-type="string" calcext:value-type="string">
            <text:p>对每行进行区间DP</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10</text:p>
          </table:table-cell>
          <table:table-cell table:style-name="ce170" office:value-type="string" calcext:value-type="string">
            <text:p>Luogu 1.1063 能量项链</text:p>
          </table:table-cell>
          <table:table-cell table:style-name="ce145" office:value-type="string" calcext:value-type="string">
            <text:p><text:a xlink:href="https://www.luogu.org/problemnew/show/P1063" xlink:type="simple">能量项链</text:a></text:p>
          </table:table-cell>
          <table:table-cell table:style-name="ce170"/>
          <table:table-cell table:style-name="ce170" office:value-type="string" calcext:value-type="string">
            <text:p>区间DP</text:p>
          </table:table-cell>
          <table:table-cell table:style-name="ce170"/>
          <table:table-cell table:style-name="ce91"/>
          <table:table-cell table:style-name="ce170"/>
          <table:table-cell table:style-name="ce78"/>
          <table:table-cell table:number-columns-repeated="1006"/>
        </table:table-row>
        <table:table-row table:style-name="ro49">
          <table:table-cell table:style-name="ce145"/>
          <table:table-cell table:style-name="ce170" office:value-type="string" calcext:value-type="string">
            <text:p>Luogu 1.1006 传纸条</text:p>
          </table:table-cell>
          <table:table-cell table:style-name="ce145" office:value-type="string" calcext:value-type="string">
            <text:p><text:a xlink:href="https://www.luogu.org/problemnew/show/P1006" xlink:type="simple">传纸条</text:a></text:p>
          </table:table-cell>
          <table:table-cell table:style-name="ce170"/>
          <table:table-cell table:style-name="ce170" office:value-type="string" calcext:value-type="string">
            <text:p>动态规划</text:p>
          </table:table-cell>
          <table:table-cell table:style-name="ce170"/>
          <table:table-cell table:style-name="ce91" office:value-type="string" calcext:value-type="string">
            <text:p>1.如果有些非法状态肯定不是最优解，那么可以忽略</text:p>
            <text:p>2.可以灵活地限制状态的范围，避免不必要地判断。</text:p>
            <text:p>3.如果方程中有间接条件，那么尽量设计得方便计算，别在细节上给自己留坑。</text:p>
            <text:p>4.千万要注意边界条件。</text:p>
          </table:table-cell>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11</text:p>
          </table:table-cell>
          <table:table-cell table:style-name="ce170" office:value-type="string" calcext:value-type="string">
            <text:p>Luogu 1.1091 合唱队形</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347 砝码称重</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018 乘积最大</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24">
          <table:table-cell table:style-name="ce145" office:value-type="string" calcext:value-type="string">
            <text:p>2018，10.15</text:p>
          </table:table-cell>
          <table:table-cell table:style-name="ce170" office:value-type="string" calcext:value-type="string">
            <text:p>Luogu 1.2196 挖地雷</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1.图中的边都是单向边</text:p>
            <text:p>2.特殊的数据模式使得图中不可能存在环</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970 花匠</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541 乌龟棋</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16</text:p>
          </table:table-cell>
          <table:table-cell table:style-name="ce170" office:value-type="string" calcext:value-type="string">
            <text:p>Luogu 1.1351 联合权值</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59">
          <table:table-cell table:style-name="ce145" office:value-type="string" calcext:value-type="string">
            <text:p>2018，10.19</text:p>
          </table:table-cell>
          <table:table-cell table:style-name="ce170" office:value-type="string" calcext:value-type="string">
            <text:p>Luogu 1.1941 飞扬的小鸟 </text:p>
          </table:table-cell>
          <table:table-cell table:style-name="ce145"/>
          <table:table-cell table:style-name="ce170">
            <draw:frame table:end-cell-address="训练日志.D1083" table:end-x="156.33mm" table:end-y="175.66mm" draw:z-index="9" draw:name="图像 10" draw:style-name="gr1" draw:text-style-name="P1" svg:width="155.33mm" svg:height="175.42mm" svg:x="1mm" svg:y="0.24mm">
              <draw:image xlink:href="Pictures/1000000000000327000003A6ACA028D21E8A001C.png" xlink:type="simple" xlink:show="embed" xlink:actuate="onLoad">
                <text:p/>
              </draw:image>
            </draw:frame>
          </table:table-cell>
          <table:table-cell table:style-name="ce170" office:value-type="string" calcext:value-type="string">
            <text:p>动态规划</text:p>
          </table:table-cell>
          <table:table-cell table:style-name="ce170" office:value-type="string" calcext:value-type="string">
            <text:p>中途经过非法区间但起点和终点合法的转移依然合法</text:p>
          </table:table-cell>
          <table:table-cell table:style-name="ce91" office:value-type="string" calcext:value-type="string">
            <text:p>有一些看起来不可能出现的情况（比如“跳过”非法区间）在可能的情况下最好考虑一下，以防自己有细节想错了或数据有问题</text:p>
          </table:table-cell>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052 过河</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22</text:p>
          </table:table-cell>
          <table:table-cell table:style-name="ce170" office:value-type="string" calcext:value-type="string">
            <text:p>Luogu 1.1026 统计单词个数</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296 寻找道路</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23</text:p>
          </table:table-cell>
          <table:table-cell table:style-name="ce170" office:value-type="string" calcext:value-type="string">
            <text:p>Luogu 1.1967 货车运输</text:p>
          </table:table-cell>
          <table:table-cell table:style-name="ce145"/>
          <table:table-cell table:style-name="ce170"/>
          <table:table-cell table:style-name="ce170" office:value-type="string" calcext:value-type="string">
            <text:p>最大生成树、LCA</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073 最优贸易</text:p>
          </table:table-cell>
          <table:table-cell table:style-name="ce145"/>
          <table:table-cell table:style-name="ce170"/>
          <table:table-cell table:style-name="ce170" office:value-type="string" calcext:value-type="string">
            <text:p>图的遍历、DP</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24">
          <table:table-cell table:style-name="ce145" office:value-type="string" calcext:value-type="string">
            <text:p>2018，10.24</text:p>
          </table:table-cell>
          <table:table-cell table:style-name="ce170" office:value-type="string" calcext:value-type="string">
            <text:p>Luogu 1.1155 双栈排序</text:p>
          </table:table-cell>
          <table:table-cell table:style-name="ce145"/>
          <table:table-cell table:style-name="ce170"/>
          <table:table-cell table:style-name="ce170" office:value-type="string" calcext:value-type="string">
            <text:p>二分图</text:p>
          </table:table-cell>
          <table:table-cell table:style-name="ce170" office:value-type="string" calcext:value-type="string">
            <text:p>维护“不在同一个集合里”的关系</text:p>
          </table:table-cell>
          <table:table-cell table:style-name="ce92" office:value-type="string" calcext:value-type="string">
            <text:p>不光是“在同一个集合里”的关系需要维护，“不在同一个集合里”的关系也需要维护！</text:p>
          </table:table-cell>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0">
          <table:table-cell table:style-name="ce145" office:value-type="string" calcext:value-type="string">
            <text:p>2018，10.26</text:p>
          </table:table-cell>
          <table:table-cell table:style-name="ce170" office:value-type="string" calcext:value-type="string">
            <text:p>Luogu 1.2680 运输计划</text:p>
          </table:table-cell>
          <table:table-cell table:style-name="ce145"/>
          <table:table-cell table:style-name="ce170">
            <draw:frame table:end-cell-address="训练日志.D1094" table:end-x="155.79mm" table:end-y="156.33mm" draw:z-index="10" draw:name="图像 11" draw:style-name="gr1" draw:text-style-name="P1" svg:width="154.55mm" svg:height="154.23mm" svg:x="1.24mm" svg:y="2.12mm">
              <draw:image xlink:href="Pictures/1000000000000335000003396D1731CC7B9C28A3.png" xlink:type="simple" xlink:show="embed" xlink:actuate="onLoad">
                <text:p/>
              </draw:image>
            </draw:frame>
          </table:table-cell>
          <table:table-cell table:style-name="ce170" office:value-type="string" calcext:value-type="string">
            <text:p>树链剖分、线段树、树状数组、随机化贪心、动态规划</text:p>
          </table:table-cell>
          <table:table-cell table:style-name="ce170" office:value-type="string" calcext:value-type="string">
            <text:p>把问题转化为“一道数据结构题”</text:p>
          </table:table-cell>
          <table:table-cell table:style-name="ce91" office:value-type="string" calcext:value-type="string">
            <text:p>不要只关注O(n)、O(n^2)、O(n log n)等常见时间复杂度的解决方法，比如本题的时间复杂度就是O(n log n log n)</text:p>
          </table:table-cell>
          <table:table-cell table:style-name="ce170"/>
          <table:table-cell table:style-name="ce78"/>
          <table:table-cell table:number-columns-repeated="1006"/>
        </table:table-row>
        <table:table-row table:style-name="ro4">
          <table:table-cell table:style-name="ce145"/>
          <table:table-cell table:style-name="Default"/>
          <table:table-cell table:style-name="ce145"/>
          <table:table-cell table:style-name="ce170"/>
          <table:table-cell table:style-name="Default"/>
          <table:table-cell table:style-name="ce170"/>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27</text:p>
          </table:table-cell>
          <table:table-cell table:style-name="ce170" office:value-type="string" calcext:value-type="string">
            <text:p>Luogu 1.1074 靶形数独 </text:p>
          </table:table-cell>
          <table:table-cell table:style-name="ce145"/>
          <table:table-cell table:style-name="ce170"/>
          <table:table-cell table:style-name="ce170" office:value-type="string" calcext:value-type="string">
            <text:p>DLX</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1">
          <table:table-cell table:style-name="ce145" office:value-type="string" calcext:value-type="string">
            <text:p>2018，10.29</text:p>
          </table:table-cell>
          <table:table-cell table:style-name="ce170" office:value-type="string" calcext:value-type="string">
            <text:p>Luogu 1.1514 引水入城</text:p>
          </table:table-cell>
          <table:table-cell table:style-name="ce145"/>
          <table:table-cell table:style-name="ce170">
            <draw:frame table:end-cell-address="训练日志.D1099" table:end-x="156.64mm" table:end-y="0.23mm" draw:z-index="11" draw:name="图像 12" draw:style-name="gr1" draw:text-style-name="P1" svg:width="156.15mm" svg:height="167.87mm" svg:x="0.49mm" svg:y="0.49mm">
              <draw:image xlink:href="Pictures/100000000000033D0000037B9585C6CF4B67C1C7.png" xlink:type="simple" xlink:show="embed" xlink:actuate="onLoad">
                <text:p/>
              </draw:image>
            </draw:frame>
          </table:table-cell>
          <table:table-cell table:style-name="ce170" office:value-type="string" calcext:value-type="string">
            <text:p>记忆化搜索、贪心</text:p>
          </table:table-cell>
          <table:table-cell table:style-name="ce170" office:value-type="string" calcext:value-type="string">
            <text:p>若有解的话那么每个蓄水场能覆盖的城市一定是连续的。</text:p>
          </table:table-cell>
          <table:table-cell table:style-name="ce91" office:value-type="string" calcext:value-type="string">
            <text:p>如果题目中有多种情况，<text:span text:style-name="T41">一起考虑和分情况考虑都不能丢</text:span>。</text:p>
          </table:table-cell>
          <table:table-cell table:style-name="ce170" office:value-type="string" calcext:value-type="string">
            <text:p>在做这道题时，我是把有解和无解的情况分开考虑的，因此没有注意到有解的情况下会存在这类性质。</text:p>
          </table:table-cell>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2">
          <table:table-cell table:style-name="ce145" office:value-type="string" calcext:value-type="string">
            <text:p>2018，10.30</text:p>
          </table:table-cell>
          <table:table-cell table:style-name="ce170" office:value-type="string" calcext:value-type="string">
            <text:p>Luogu 1.3953 逛公园</text:p>
          </table:table-cell>
          <table:table-cell table:style-name="ce145"/>
          <table:table-cell table:style-name="ce170">
            <draw:frame table:end-cell-address="训练日志.D1100" table:end-x="156.41mm" table:end-y="142.83mm" draw:z-index="12" draw:name="图像 13" draw:style-name="gr1" draw:text-style-name="P1" svg:width="155.68mm" svg:height="139.37mm" svg:x="0.73mm" svg:y="3.48mm">
              <draw:image xlink:href="Pictures/100000000000032E000002DEE0F907E3A3953DD5.png" xlink:type="simple" xlink:show="embed" xlink:actuate="onLoad">
                <text:p/>
              </draw:image>
            </draw:frame>
          </table:table-cell>
          <table:table-cell table:style-name="ce170" office:value-type="string" calcext:value-type="string">
            <text:p>DP、记忆化搜索</text:p>
          </table:table-cell>
          <table:table-cell table:style-name="ce170"/>
          <table:table-cell table:style-name="ce91" office:value-type="string" calcext:value-type="string">
            <text:p>一道DP题会有很多状态设计方式和转移方程，设计状态时一定要注意具体数据范围，不能盲目尝试。</text:p>
          </table:table-cell>
          <table:table-cell table:style-name="ce170" office:value-type="string" calcext:value-type="string">
            <text:p>在设计状态时，我一直在考虑把“当前路径长度”写入状态，而忽略了大小只有50的K，导致没能想出正确的状态。</text:p>
          </table:table-cell>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31</text:p>
          </table:table-cell>
          <table:table-cell table:style-name="ce170" office:value-type="string" calcext:value-type="string">
            <text:p>Luogu 1.4573 新数独</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3</text:p>
          </table:table-cell>
          <table:table-cell table:style-name="ce170" office:value-type="string" calcext:value-type="string">
            <text:p>Luogu 1.2585 [ZJOI2006]三色二叉树</text:p>
          </table:table-cell>
          <table:table-cell table:style-name="ce145"/>
          <table:table-cell table:style-name="ce170"/>
          <table:table-cell table:style-name="ce170" office:value-type="string" calcext:value-type="string">
            <text:p>记忆化搜索</text:p>
          </table:table-cell>
          <table:table-cell table:style-name="ce170"/>
          <table:table-cell table:style-name="ce92" office:value-type="string" calcext:value-type="string">
            <text:p>状态定义和递归函数的参数可能不一样。</text:p>
          </table:table-cell>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5</text:p>
          </table:table-cell>
          <table:table-cell table:style-name="ce170" office:value-type="string" calcext:value-type="string">
            <text:p>Luogu 1.4092 [HEOI2016/TJOI2016]树</text:p>
          </table:table-cell>
          <table:table-cell table:style-name="ce145"/>
          <table:table-cell table:style-name="ce170"/>
          <table:table-cell table:style-name="ce170" office:value-type="string" calcext:value-type="string">
            <text:p>树链剖分</text:p>
          </table:table-cell>
          <table:table-cell table:style-name="ce170"/>
          <table:table-cell table:style-name="ce92" office:value-type="string" calcext:value-type="string">
            <text:p>线段树别忘了开4倍空间</text:p>
          </table:table-cell>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4079 [SDOI2016]齿轮</text:p>
          </table:table-cell>
          <table:table-cell table:style-name="ce145"/>
          <table:table-cell table:style-name="ce170"/>
          <table:table-cell table:style-name="ce170" office:value-type="string" calcext:value-type="string">
            <text:p>记忆化搜索</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6</text:p>
          </table:table-cell>
          <table:table-cell table:style-name="ce170" office:value-type="string" calcext:value-type="string">
            <text:p>Luogu 1.1075 质因数分解</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7</text:p>
          </table:table-cell>
          <table:table-cell table:style-name="ce170" office:value-type="string" calcext:value-type="string">
            <text:p>Luogu 1.1982 小朋友的数字</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3">
          <table:table-cell table:style-name="ce145" office:value-type="string" calcext:value-type="string">
            <text:p>2018，11.12</text:p>
          </table:table-cell>
          <table:table-cell table:style-name="ce170" office:value-type="string" calcext:value-type="string">
            <text:p>Luogu 6.54037</text:p>
          </table:table-cell>
          <table:table-cell table:style-name="ce145"/>
          <table:table-cell table:style-name="ce170"/>
          <table:table-cell table:style-name="ce170" office:value-type="string" calcext:value-type="string">
            <text:p>矩阵快速幂优化递推</text:p>
          </table:table-cell>
          <table:table-cell table:style-name="ce170" office:value-type="string" calcext:value-type="string">
            <text:p>搞清楚递推几层</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14</text:p>
          </table:table-cell>
          <table:table-cell table:style-name="ce170" office:value-type="string" calcext:value-type="string">
            <text:p>Luogu 1.5019 铺设道路</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969 积木大赛</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15</text:p>
          </table:table-cell>
          <table:table-cell table:style-name="ce170" office:value-type="string" calcext:value-type="string">
            <text:p>Luogu 1.5020 货币系统</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22</text:p>
          </table:table-cell>
          <table:table-cell table:style-name="ce170" office:value-type="string" calcext:value-type="string">
            <text:p>Luogu 1.5022 旅行</text:p>
          </table:table-cell>
          <table:table-cell table:style-name="ce145"/>
          <table:table-cell table:style-name="ce170"/>
          <table:table-cell table:style-name="ce170" office:value-type="string" calcext:value-type="string">
            <text:p>基环树</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11</text:p>
          </table:table-cell>
          <table:table-cell table:style-name="ce170" office:value-type="string" calcext:value-type="string">
            <text:p>Luogu 1.5021 赛道修建</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5023 填数游戏</text:p>
          </table:table-cell>
          <table:table-cell table:style-name="ce145"/>
          <table:table-cell table:style-name="ce170"/>
          <table:table-cell table:style-name="ce170" office:value-type="string" calcext:value-type="string">
            <text:p>快速幂、找规律</text:p>
          </table:table-cell>
          <table:table-cell table:style-name="ce170"/>
          <table:table-cell table:style-name="ce91"/>
          <table:table-cell table:style-name="ce170"/>
          <table:table-cell table:style-name="ce78"/>
          <table:table-cell table:number-columns-repeated="1006"/>
        </table:table-row>
        <table:table-row table:style-name="ro64">
          <table:table-cell table:style-name="ce145"/>
          <table:table-cell table:style-name="ce170" office:value-type="string" calcext:value-type="string">
            <text:p>Luogu 1.3737 [HAOI2014]遥感监测</text:p>
          </table:table-cell>
          <table:table-cell table:style-name="ce145"/>
          <table:table-cell table:style-name="ce170">
            <draw:frame table:end-cell-address="训练日志.D1124" table:end-x="156.66mm" table:end-y="143.73mm" draw:z-index="14" draw:name="图像 15" draw:style-name="gr1" draw:text-style-name="P1" svg:width="155.42mm" svg:height="142.65mm" svg:x="1.24mm" svg:y="1.1mm">
              <draw:image xlink:href="Pictures/1000000000000333000002F4C47CFD9D5E83480E.png" xlink:type="simple" xlink:show="embed" xlink:actuate="onLoad">
                <text:p/>
              </draw:image>
            </draw:frame>
          </table:table-cell>
          <table:table-cell table:style-name="ce170" office:value-type="string" calcext:value-type="string">
            <text:p>贪心</text:p>
          </table:table-cell>
          <table:table-cell table:style-name="ce170" office:value-type="string" calcext:value-type="string">
            <text:p>降维，二维转一维</text:p>
          </table:table-cell>
          <table:table-cell table:style-name="ce91"/>
          <table:table-cell table:style-name="ce170" office:value-type="string" calcext:value-type="string">
            <text:p>这题和UVA上的一题很像（貌似完全一样），可能由于那题数据较水，直接在二维平面上枚举要覆盖的点开始贪心能过，但这题不行。这题的标算是对于每个点求出雷达的最左和最右位置，转换成一维的线段覆盖去做。</text:p>
          </table:table-cell>
          <table:table-cell table:style-name="ce78"/>
          <table:table-cell table:number-columns-repeated="1006"/>
        </table:table-row>
        <table:table-row table:style-name="ro4">
          <table:table-cell table:style-name="ce145"/>
          <table:table-cell table:style-name="ce170" office:value-type="string" calcext:value-type="string">
            <text:p>Luogu 1.2279 [HNOI2003]消防局的设立</text:p>
          </table:table-cell>
          <table:table-cell table:style-name="ce145"/>
          <table:table-cell table:style-name="ce170"/>
          <table:table-cell table:style-name="ce170" office:value-type="string" calcext:value-type="string">
            <text:p>书上贪心</text:p>
          </table:table-cell>
          <table:table-cell table:style-name="ce171" office:value-type="string" calcext:value-type="string">
            <text:p>注意经过父亲节点的非祖先节点</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12</text:p>
          </table:table-cell>
          <table:table-cell table:style-name="ce170" office:value-type="string" calcext:value-type="string">
            <text:p>Luogu 1.2434 [SDOI2005]区间</text:p>
          </table:table-cell>
          <table:table-cell table:style-name="ce145"/>
          <table:table-cell table:style-name="ce170"/>
          <table:table-cell table:style-name="ce170" office:value-type="string" calcext:value-type="string">
            <text:p>离散化、差分</text:p>
          </table:table-cell>
          <table:table-cell table:style-name="ce170" office:value-type="string" calcext:value-type="string">
            <text:p>注意闭区间带来的细节问题。</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24">
          <table:table-cell table:style-name="ce145" office:value-type="string" calcext:value-type="string">
            <text:p>2018，12.13</text:p>
          </table:table-cell>
          <table:table-cell table:style-name="ce170" office:value-type="string" calcext:value-type="string">
            <text:p>Luogu 1.3698 [CQOI2017]小Q的棋盘</text:p>
          </table:table-cell>
          <table:table-cell table:style-name="ce145"/>
          <table:table-cell table:style-name="ce170"/>
          <table:table-cell table:style-name="ce170" office:value-type="string" calcext:value-type="string">
            <text:p>贪心</text:p>
          </table:table-cell>
          <table:table-cell table:style-name="ce171" office:value-type="string" calcext:value-type="string">
            <text:p>有时整体最优解可以由一个较弱的贪心和一个较完美的DP拼合而成</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283 [HNOI2003]多边形</text:p>
          </table:table-cell>
          <table:table-cell table:style-name="ce145"/>
          <table:table-cell table:style-name="ce170"/>
          <table:table-cell table:style-name="ce170" office:value-type="string" calcext:value-type="string">
            <text:p>半平面交</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5">
          <table:table-cell table:style-name="ce145" office:value-type="string" calcext:value-type="string">
            <text:p>2018，12.15</text:p>
          </table:table-cell>
          <table:table-cell table:style-name="ce170" office:value-type="string" calcext:value-type="string">
            <text:p>Luogu 1.2511 [HAOI2008]木棍分割</text:p>
          </table:table-cell>
          <table:table-cell table:style-name="ce145"/>
          <table:table-cell table:style-name="ce170">
            <draw:frame table:end-cell-address="训练日志.D1132" table:end-x="156.02mm" table:end-y="73.53mm" draw:z-index="15" draw:name="图像 16" draw:style-name="gr1" draw:text-style-name="P1" svg:width="155.04mm" svg:height="72.93mm" svg:x="0.98mm" svg:y="0.6mm">
              <draw:image xlink:href="Pictures/100000000000033300000183A8AEE8DFED99544E.png" xlink:type="simple" xlink:show="embed" xlink:actuate="onLoad">
                <text:p/>
              </draw:image>
            </draw:frame>
          </table:table-cell>
          <table:table-cell table:style-name="ce170" office:value-type="string" calcext:value-type="string">
            <text:p>贪心、隔板DP</text:p>
          </table:table-cell>
          <table:table-cell table:style-name="ce171" office:value-type="string" calcext:value-type="string">
            <text:p>这类“把前i个东西分成j组”的动态规划千万不要考虑合并组，转移时一次加上一整组。</text:p>
          </table:table-cell>
          <table:table-cell table:style-name="ce91"/>
          <table:table-cell table:style-name="ce170"/>
          <table:table-cell table:style-name="ce78"/>
          <table:table-cell table:number-columns-repeated="1006"/>
        </table:table-row>
        <table:table-row table:style-name="ro66">
          <table:table-cell table:style-name="ce145"/>
          <table:table-cell table:style-name="ce170" office:value-type="string" calcext:value-type="string">
            <text:p>Luogu 1.1169 [ZJOI2007]棋盘制作</text:p>
          </table:table-cell>
          <table:table-cell table:style-name="ce145"/>
          <table:table-cell table:style-name="ce170">
            <draw:frame table:end-cell-address="训练日志.D1133" table:end-x="156.63mm" table:end-y="123.84mm" draw:z-index="16" draw:name="图像 17" draw:style-name="gr1" draw:text-style-name="P1" svg:width="155.64mm" svg:height="122.67mm" svg:x="0.99mm" svg:y="1.19mm">
              <draw:image xlink:href="Pictures/10000000000003320000028764CCA337C2808004.png" xlink:type="simple" xlink:show="embed" xlink:actuate="onLoad">
                <text:p/>
              </draw:image>
            </draw:frame>
          </table:table-cell>
          <table:table-cell table:style-name="ce170" office:value-type="string" calcext:value-type="string">
            <text:p>悬线法DP</text:p>
          </table:table-cell>
          <table:table-cell table:style-name="ce170" office:value-type="string" calcext:value-type="string">
            <text:p>悬线法DP的精髓在于枚举每个可能的上底边，然后贪心的使用最左和最右的边界。</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131 [ZJOI2007]时态同步</text:p>
          </table:table-cell>
          <table:table-cell table:style-name="ce145"/>
          <table:table-cell table:style-name="ce170"/>
          <table:table-cell table:style-name="ce170" office:value-type="string" calcext:value-type="string">
            <text:p>树形DP</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17</text:p>
          </table:table-cell>
          <table:table-cell table:style-name="ce170" office:value-type="string" calcext:value-type="string">
            <text:p>Luogu 1.2292 [HNOI2004]L语言</text:p>
          </table:table-cell>
          <table:table-cell table:style-name="ce145"/>
          <table:table-cell table:style-name="ce170"/>
          <table:table-cell table:style-name="ce170" office:value-type="string" calcext:value-type="string">
            <text:p>Trie、DP</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0</text:p>
          </table:table-cell>
          <table:table-cell table:style-name="ce170" office:value-type="string" calcext:value-type="string">
            <text:p>Luogu 1.2589 [ZJOI2006]碗的叠放</text:p>
          </table:table-cell>
          <table:table-cell table:style-name="ce145"/>
          <table:table-cell table:style-name="ce170"/>
          <table:table-cell table:style-name="ce170" office:value-type="string" calcext:value-type="string">
            <text:p>数学</text:p>
          </table:table-cell>
          <table:table-cell table:style-name="ce170" office:value-type="string" calcext:value-type="string">
            <text:p>即使上面的碗的较扁平，仍然有可能掉进下面的碗里</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1</text:p>
          </table:table-cell>
          <table:table-cell table:style-name="ce170" office:value-type="string" calcext:value-type="string">
            <text:p>Luogu 1.1841 [JSOI2007]重要的城市</text:p>
          </table:table-cell>
          <table:table-cell table:style-name="ce145"/>
          <table:table-cell table:style-name="ce170"/>
          <table:table-cell table:style-name="ce170" office:value-type="string" calcext:value-type="string">
            <text:p>最短路</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312 解方程</text:p>
          </table:table-cell>
          <table:table-cell table:style-name="ce145"/>
          <table:table-cell table:style-name="ce170"/>
          <table:table-cell table:style-name="ce170" office:value-type="string" calcext:value-type="string">
            <text:p>乘法展开、取模</text:p>
          </table:table-cell>
          <table:table-cell table:style-name="ce171" office:value-type="string" calcext:value-type="string">
            <text:p>可以先取一个较小的模数缩小范围，再取一个较大的确保正确。</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4</text:p>
          </table:table-cell>
          <table:table-cell table:style-name="ce170" office:value-type="string" calcext:value-type="string">
            <text:p>Luogu 1.2557 [AHOI2002]芝麻开门</text:p>
          </table:table-cell>
          <table:table-cell table:style-name="ce145"/>
          <table:table-cell table:style-name="ce170"/>
          <table:table-cell table:style-name="ce170" office:value-type="string" calcext:value-type="string">
            <text:p>高精度</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507 [SCOI2008]配对</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5</text:p>
          </table:table-cell>
          <table:table-cell table:style-name="ce170" office:value-type="string" calcext:value-type="string">
            <text:p>Luogu 1.1437 [HNOI2004]敲砖块</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7</text:p>
          </table:table-cell>
          <table:table-cell table:style-name="ce170" office:value-type="string" calcext:value-type="string">
            <text:p>Luogu 1.3845 [TJOI2007]球赛</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8</text:p>
          </table:table-cell>
          <table:table-cell table:style-name="ce170" office:value-type="string" calcext:value-type="string">
            <text:p>Luogu 1.2158 [SDOI2008]仪仗队</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3</text:p>
          </table:table-cell>
          <table:table-cell table:style-name="ce170" office:value-type="string" calcext:value-type="string">
            <text:p>Luogu 1.1337 [JSOI2004]平衡点 / 吊打XXX</text:p>
          </table:table-cell>
          <table:table-cell table:style-name="ce145"/>
          <table:table-cell table:style-name="ce170"/>
          <table:table-cell table:style-name="ce170" office:value-type="string" calcext:value-type="string">
            <text:p>计算几何、模拟退火、倍增</text:p>
          </table:table-cell>
          <table:table-cell table:style-name="ce170"/>
          <table:table-cell table:style-name="ce91"/>
          <table:table-cell table:style-name="ce170"/>
          <table:table-cell table:style-name="ce78"/>
          <table:table-cell table:number-columns-repeated="1006"/>
        </table:table-row>
        <table:table-row table:style-name="ro48">
          <table:table-cell table:style-name="ce145"/>
          <table:table-cell table:style-name="ce170" office:value-type="string" calcext:value-type="string">
            <text:p>Luogu 1.3891 [GDOI2014]采集资源</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text:span text:style-name="T41">1.可以把某些只与部分状态有关但特别耗时的转移独立出来DP。</text:span></text:p>
            <text:p><text:span text:style-name="T41">2.状态本身也可以记录DP值。</text:span></text:p>
          </table:table-cell>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4</text:p>
          </table:table-cell>
          <table:table-cell table:style-name="ce170" office:value-type="string" calcext:value-type="string">
            <text:p>Luogu 1.2285 [HNOI2004]打鼹鼠</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233 [HNOI2002]公交车路线</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5</text:p>
          </table:table-cell>
          <table:table-cell table:style-name="ce170" office:value-type="string" calcext:value-type="string">
            <text:p>Luogu 1.2054 [AHOI2005]洗牌</text:p>
          </table:table-cell>
          <table:table-cell table:style-name="ce145"/>
          <table:table-cell table:style-name="ce170"/>
          <table:table-cell table:style-name="ce170" office:value-type="string" calcext:value-type="string">
            <text:p>逆元</text:p>
          </table:table-cell>
          <table:table-cell table:style-name="ce171" office:value-type="string" calcext:value-type="string">
            <text:p>小心相乘爆long long</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6</text:p>
          </table:table-cell>
          <table:table-cell table:style-name="ce170" office:value-type="string" calcext:value-type="string">
            <text:p>Luogu 1.2577 [ZJOI2005]午餐</text:p>
          </table:table-cell>
          <table:table-cell table:style-name="ce145"/>
          <table:table-cell table:style-name="ce170"/>
          <table:table-cell table:style-name="ce170" office:value-type="string" calcext:value-type="string">
            <text:p>贪心、动态规划</text:p>
          </table:table-cell>
          <table:table-cell table:style-name="ce170" office:value-type="string" calcext:value-type="string">
            <text:p>贪心和动态规划可以一起用</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25</text:p>
          </table:table-cell>
          <table:table-cell table:style-name="ce170" office:value-type="string" calcext:value-type="string">
            <text:p>Luogu 1.3855 [TJOI2008]Binary Land</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26</text:p>
          </table:table-cell>
          <table:table-cell table:style-name="ce170" office:value-type="string" calcext:value-type="string">
            <text:p>Luogu 1.2215 [HAOI2007]上升序列</text:p>
          </table:table-cell>
          <table:table-cell table:style-name="ce145"/>
          <table:table-cell table:style-name="ce170"/>
          <table:table-cell table:style-name="ce170" office:value-type="string" calcext:value-type="string">
            <text:p>动态规划、贪心</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4101 [HEOI2014]人人尽说江南好</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06"/>
        </table:table-row>
        <table:table-row table:style-name="ro24">
          <table:table-cell table:style-name="ce145"/>
          <table:table-cell table:style-name="ce170" office:value-type="string" calcext:value-type="string">
            <text:p>Luogu 1.2331 [SCOI2005]最大子矩阵</text:p>
          </table:table-cell>
          <table:table-cell table:style-name="ce145"/>
          <table:table-cell table:style-name="ce170"/>
          <table:table-cell table:style-name="ce170" office:value-type="string" calcext:value-type="string">
            <text:p>动态规划</text:p>
          </table:table-cell>
          <table:table-cell table:style-name="ce171" office:value-type="string" calcext:value-type="string">
            <text:p>如果通过初始化来避免非法转移的话，千万要使得默认值足够差！</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27</text:p>
          </table:table-cell>
          <table:table-cell table:style-name="ce170" office:value-type="string" calcext:value-type="string">
            <text:p>Luogu 1.2520 [HAOI2011]向量</text:p>
          </table:table-cell>
          <table:table-cell table:style-name="ce145"/>
          <table:table-cell table:style-name="ce170"/>
          <table:table-cell table:style-name="ce170" office:value-type="string" calcext:value-type="string">
            <text:p>数论</text:p>
          </table:table-cell>
          <table:table-cell table:style-name="ce171" office:value-type="string" calcext:value-type="string">
            <text:p>小心相加爆int</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2.2</text:p>
          </table:table-cell>
          <table:table-cell table:style-name="ce170" office:value-type="string" calcext:value-type="string">
            <text:p>Luogu 1.3842 [TJOI2007]线段</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注意“闭区间长度”和“移动步数”的区别</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2.15</text:p>
          </table:table-cell>
          <table:table-cell table:style-name="ce170" office:value-type="string" calcext:value-type="string">
            <text:p>Luogu 1.2556 [AHOI2002]黑白图像压缩</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2.16</text:p>
          </table:table-cell>
          <table:table-cell table:style-name="ce170" office:value-type="string" calcext:value-type="string">
            <text:p>Luogu 1.2220 [HAOI2012]容易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4</text:p>
          </table:table-cell>
          <table:table-cell table:style-name="ce170" office:value-type="string" calcext:value-type="string">
            <text:p>Luogu 1.4454 破解D-H协议</text:p>
          </table:table-cell>
          <table:table-cell table:style-name="ce145"/>
          <table:table-cell table:style-name="ce170"/>
          <table:table-cell table:style-name="ce170" office:value-type="string" calcext:value-type="string">
            <text:p>BSGS</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5</text:p>
          </table:table-cell>
          <table:table-cell table:style-name="ce170" office:value-type="string" calcext:value-type="string">
            <text:p>Luogu 1.4460 [CQOI2018]解锁屏幕</text:p>
          </table:table-cell>
          <table:table-cell table:style-name="ce145"/>
          <table:table-cell table:style-name="ce170"/>
          <table:table-cell table:style-name="ce170" office:value-type="string" calcext:value-type="string">
            <text:p>状压DP</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9</text:p>
          </table:table-cell>
          <table:table-cell table:style-name="ce170" office:value-type="string" calcext:value-type="string">
            <text:p>Luogu 1.1137 旅行计划</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初始化</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0</text:p>
          </table:table-cell>
          <table:table-cell table:style-name="ce170" office:value-type="string" calcext:value-type="string">
            <text:p>Luogu 1.1347 排序</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注意输出！！！不要直接复制粘贴</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3243 [HNOI2015]菜肴制作</text:p>
          </table:table-cell>
          <table:table-cell table:style-name="ce145"/>
          <table:table-cell table:style-name="ce170"/>
          <table:table-cell table:style-name="ce170" office:value-type="string" calcext:value-type="string">
            <text:p>拓扑排序、构造反向图</text:p>
          </table:table-cell>
          <table:table-cell table:style-name="ce170" office:value-type="string" calcext:value-type="string">
            <text:p>图论题不要忘记反向图能带来的性质</text:p>
          </table:table-cell>
          <table:table-cell table:style-name="ce91"/>
          <table:table-cell table:style-name="ce170"/>
          <table:table-cell table:style-name="ce78"/>
          <table:table-cell table:number-columns-repeated="1006"/>
        </table:table-row>
        <table:table-row table:style-name="ro67">
          <table:table-cell table:style-name="ce145"/>
          <table:table-cell table:style-name="ce170" office:value-type="string" calcext:value-type="string">
            <text:p>Luogu 1.2403 [SDOI2010]所驼门王的宝藏</text:p>
          </table:table-cell>
          <table:table-cell table:style-name="ce145"/>
          <table:table-cell table:style-name="ce170"/>
          <table:table-cell table:style-name="ce170" office:value-type="string" calcext:value-type="string">
            <text:p>拓扑排序、Tarjan、建图</text:p>
          </table:table-cell>
          <table:table-cell table:style-name="ce170" office:value-type="string" calcext:value-type="string">
            <text:p>如何缩小图的规模</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1</text:p>
          </table:table-cell>
          <table:table-cell table:style-name="ce170" office:value-type="string" calcext:value-type="string">
            <text:p>Luogu 1.2735 电网 Electric Fence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420 最长连号</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321 单词覆盖还原</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3</text:p>
          </table:table-cell>
          <table:table-cell table:style-name="ce170" office:value-type="string" calcext:value-type="string">
            <text:p>Luogu 1.3960 列队</text:p>
          </table:table-cell>
          <table:table-cell table:style-name="ce145"/>
          <table:table-cell table:style-name="ce170"/>
          <table:table-cell table:style-name="ce170" office:value-type="string" calcext:value-type="string">
            <text:p>动态开点Splay</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4</text:p>
          </table:table-cell>
          <table:table-cell table:style-name="ce170" office:value-type="string" calcext:value-type="string">
            <text:p>Luogu 1.4171 [JSOI2010]满汉全席</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注意每个元素的“选择”是什么</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3825 [NOI2017]游戏</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建图、排除无用状态</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5</text:p>
          </table:table-cell>
          <table:table-cell table:style-name="ce170" office:value-type="string" calcext:value-type="string">
            <text:p>Luogu 1.3209 [HNOI2010]平面图判定</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如何高效地排除无用状态</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3819 松江1843路</text:p>
          </table:table-cell>
          <table:table-cell table:style-name="ce145"/>
          <table:table-cell table:style-name="ce170"/>
          <table:table-cell table:style-name="ce170" office:value-type="string" calcext:value-type="string">
            <text:p>三分</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571 [SCOI2010]传送带</text:p>
          </table:table-cell>
          <table:table-cell table:style-name="ce145"/>
          <table:table-cell table:style-name="ce170"/>
          <table:table-cell table:style-name="ce170" office:value-type="string" calcext:value-type="string">
            <text:p>三分、计算几何</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7</text:p>
          </table:table-cell>
          <table:table-cell table:style-name="ce170" office:value-type="string" calcext:value-type="string">
            <text:p>Luogu 1.1138 第k小整数</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554 梦中的统计</text:p>
          </table:table-cell>
          <table:table-cell table:style-name="ce145"/>
          <table:table-cell table:style-name="ce170"/>
          <table:table-cell table:style-name="ce170" office:value-type="string" calcext:value-type="string">
            <text:p>桶</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056 排座椅</text:p>
          </table:table-cell>
          <table:table-cell table:style-name="ce145"/>
          <table:table-cell table:style-name="ce170"/>
          <table:table-cell table:style-name="ce170" office:value-type="string" calcext:value-type="string">
            <text:p>快排、桶</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7</text:p>
          </table:table-cell>
          <table:table-cell table:style-name="ce170" office:value-type="string" calcext:value-type="string">
            <text:p>Luogu 1.5149 会议座位</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908 逆序对</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177 【模板】快速排序</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0</text:p>
          </table:table-cell>
          <table:table-cell table:style-name="ce170" office:value-type="string" calcext:value-type="string">
            <text:p>CH0102</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101</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1</text:p>
          </table:table-cell>
          <table:table-cell table:style-name="ce170" office:value-type="string" calcext:value-type="string">
            <text:p>POJ1995</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2</text:p>
          </table:table-cell>
          <table:table-cell table:style-name="ce170" office:value-type="string" calcext:value-type="string">
            <text:p>CH0301 递归实现指数型枚举</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3</text:p>
          </table:table-cell>
          <table:table-cell table:style-name="ce170" office:value-type="string" calcext:value-type="string">
            <text:p>CH2101 可达性统计</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4</text:p>
          </table:table-cell>
          <table:table-cell table:style-name="ce170" office:value-type="string" calcext:value-type="string">
            <text:p>CH2201 小猫爬山</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5</text:p>
          </table:table-cell>
          <table:table-cell table:style-name="ce170" office:value-type="string" calcext:value-type="string">
            <text:p>POJ3074 Sudoku</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676 Sudoku</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6</text:p>
          </table:table-cell>
          <table:table-cell table:style-name="ce170" office:value-type="string" calcext:value-type="string">
            <text:p>POJ1011</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7</text:p>
          </table:table-cell>
          <table:table-cell table:style-name="ce170" office:value-type="string" calcext:value-type="string">
            <text:p>CH2901 靶形数独</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2903 Mayan游戏</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2902 虫食算</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8</text:p>
          </table:table-cell>
          <table:table-cell table:style-name="ce170" office:value-type="string" calcext:value-type="string">
            <text:p>POJ3700</text:p>
          </table:table-cell>
          <table:table-cell table:style-name="ce145"/>
          <table:table-cell table:style-name="ce170"/>
          <table:table-cell table:style-name="ce170" office:value-type="string" calcext:value-type="string">
            <text:p>IDA*</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2906 武士风度的牛</text:p>
          </table:table-cell>
          <table:table-cell table:style-name="ce145"/>
          <table:table-cell table:style-name="ce170"/>
          <table:table-cell table:style-name="ce170" office:value-type="string" calcext:value-type="string">
            <text:p>BFS</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167</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9</text:p>
          </table:table-cell>
          <table:table-cell table:style-name="ce170" office:value-type="string" calcext:value-type="string">
            <text:p>CH2907 乳草的入侵</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2908 字串变换</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30</text:p>
          </table:table-cell>
          <table:table-cell table:style-name="ce170" office:value-type="string" calcext:value-type="string">
            <text:p>CH2912 Flood-i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text:p>
          </table:table-cell>
          <table:table-cell table:style-name="ce170" office:value-type="string" calcext:value-type="string">
            <text:p>BZOJ1085 骑士精神</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3</text:p>
          </table:table-cell>
          <table:table-cell table:style-name="ce170" office:value-type="string" calcext:value-type="string">
            <text:p>CH0103 最短Hamilton路径</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958 Strange Towers of Hanoi</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4</text:p>
          </table:table-cell>
          <table:table-cell table:style-name="ce170" office:value-type="string" calcext:value-type="string">
            <text:p>CH0201 费解的开关</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889 Fractal Street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1218 激光炸弹</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304 IncDec Sequenc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263 Tallest Cow</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5</text:p>
          </table:table-cell>
          <table:table-cell table:style-name="ce170" office:value-type="string" calcext:value-type="string">
            <text:p>POJ2018 Best Cow Fence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6</text:p>
          </table:table-cell>
          <table:table-cell table:style-name="ce170" office:value-type="string" calcext:value-type="string">
            <text:p>CF670C</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501 货仓选址</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784 Running Median</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299 Ultra-QuickSor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503 奇数码问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7</text:p>
          </table:table-cell>
          <table:table-cell table:style-name="ce170" office:value-type="string" calcext:value-type="string">
            <text:p>POJ3614 Sunscreen</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190 Stall Reservation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328 Radar Installation</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701 国王游戏</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8</text:p>
          </table:table-cell>
          <table:table-cell table:style-name="ce170" office:value-type="string" calcext:value-type="string">
            <text:p>POJ2054 Color a Tre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3032 七夕祭</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9</text:p>
          </table:table-cell>
          <table:table-cell table:style-name="ce170" office:value-type="string" calcext:value-type="string">
            <text:p>CH0601 Genius ACM</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office:value-type="string" calcext:value-type="string">
            <text:p>2019,5.11</text:p>
          </table:table-cell>
          <table:table-cell table:style-name="ce170" office:value-type="string" calcext:value-type="string">
            <text:p>POJ2965 The Pilots Brothers' refrigerato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083 Fractal</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1045 [HAOI2008] 糖果传递</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723 SOLDIER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045 Cow Acrobat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2</text:p>
          </table:table-cell>
          <table:table-cell table:style-name="ce170" office:value-type="string" calcext:value-type="string">
            <text:p>POJ1050 To the Max</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179 Corral the Cow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802 占卜DIY</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805 防线（秦腾与教学评估）</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3</text:p>
          </table:table-cell>
          <table:table-cell table:style-name="ce170" office:value-type="string" calcext:value-type="string">
            <text:p>POJ1220 NUMBER BASE CONVERSION</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4</text:p>
          </table:table-cell>
          <table:table-cell table:style-name="ce170" office:value-type="string" calcext:value-type="string">
            <text:p>POJ3714 Raid</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8</text:p>
          </table:table-cell>
          <table:table-cell table:style-name="ce170" office:value-type="string" calcext:value-type="string">
            <text:p>HDOJ4864 Task</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9</text:p>
          </table:table-cell>
          <table:table-cell table:style-name="ce170" office:value-type="string" calcext:value-type="string">
            <text:p>HDOJ4699 Edito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0</text:p>
          </table:table-cell>
          <table:table-cell table:style-name="ce170" office:value-type="string" calcext:value-type="string">
            <text:p>CH1101 火车进栈</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102 火车进出栈问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office:value-type="string" calcext:value-type="string">
            <text:p>2019，5.22</text:p>
          </table:table-cell>
          <table:table-cell table:style-name="ce170" office:value-type="string" calcext:value-type="string">
            <text:p>POJ2559 Largest Rectangle in a Histogram</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259 Team Queu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202 蚯蚓</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201 最大子序和</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3</text:p>
          </table:table-cell>
          <table:table-cell table:style-name="ce170" office:value-type="string" calcext:value-type="string">
            <text:p>CH1301 邻值查找</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6</text:p>
          </table:table-cell>
          <table:table-cell table:style-name="ce170" office:value-type="string" calcext:value-type="string">
            <text:p>POJ3349 Snowflake Snow Snowflake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7</text:p>
          </table:table-cell>
          <table:table-cell table:style-name="ce170" office:value-type="string" calcext:value-type="string">
            <text:p>CH1401 兔子与兔子</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2457 [BeiJing2011]双端队列</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8</text:p>
          </table:table-cell>
          <table:table-cell table:style-name="ce170" office:value-type="string" calcext:value-type="string">
            <text:p>CH1601 前缀统计</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602 The XOR Largest Pai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764 The xor-longest Path</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9</text:p>
          </table:table-cell>
          <table:table-cell table:style-name="ce170" office:value-type="string" calcext:value-type="string">
            <text:p>POJ3974 Palindrom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402 后缀数组</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30</text:p>
          </table:table-cell>
          <table:table-cell table:style-name="ce170" office:value-type="string" calcext:value-type="string">
            <text:p>Luogu 1.1562 还是N皇后</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2</text:p>
          </table:table-cell>
          <table:table-cell table:style-name="ce170" office:value-type="string" calcext:value-type="string">
            <text:p>POJ1961 Period</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3</text:p>
          </table:table-cell>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442 Sequenc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5</text:p>
          </table:table-cell>
          <table:table-cell table:style-name="ce170" office:value-type="string" calcext:value-type="string">
            <text:p>BZOJ1150 [CTSC2007]数据备份Backup</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701 合并果子</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4198 [Noi2015]荷马史诗</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801 括号画家</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9</text:p>
          </table:table-cell>
          <table:table-cell table:style-name="ce170" office:value-type="string" calcext:value-type="string">
            <text:p>POJ3630 Phone Lis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807 Necklac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806 Matrix</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0</text:p>
          </table:table-cell>
          <table:table-cell table:style-name="ce170" office:value-type="string" calcext:value-type="string">
            <text:p>CH1809 匹配统计</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2</text:p>
          </table:table-cell>
          <table:table-cell table:style-name="ce170" office:value-type="string" calcext:value-type="string">
            <text:p>CH1802 表达式计算4</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803 City Gam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964 City Gam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442 Black Box</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5</text:p>
          </table:table-cell>
          <table:table-cell table:style-name="ce170" office:value-type="string" calcext:value-type="string">
            <text:p>CH1813 双栈排序</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6</text:p>
          </table:table-cell>
          <table:table-cell table:style-name="ce170" office:value-type="string" calcext:value-type="string">
            <text:p>POJ2823 Sliding Window</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7</text:p>
          </table:table-cell>
          <table:table-cell table:style-name="ce170" office:value-type="string" calcext:value-type="string">
            <text:p>POJ1635 Subway tree system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8</text:p>
          </table:table-cell>
          <table:table-cell table:style-name="ce170" office:value-type="string" calcext:value-type="string">
            <text:p>POJ2185 Milking Grid</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table:table-cell table:style-name="ce170" office:value-type="string" calcext:value-type="string">
            <text:p>Luogu 1.4391 [BOI2009]Radio Transmission 无线传输</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table:table-cell table:style-name="ce170" office:value-type="string" calcext:value-type="string">
            <text:p>Luogu 1.3435 [POI2006]OKR-Periods of Word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21</text:p>
          </table:table-cell>
          <table:table-cell table:style-name="ce170" office:value-type="string" calcext:value-type="string">
            <text:p>POj2044 Weather Forecas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22</text:p>
          </table:table-cell>
          <table:table-cell table:style-name="ce170" office:value-type="string" calcext:value-type="string">
            <text:p>POJ1945 Power Hungry Cow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4551 最长异或路径</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24</text:p>
          </table:table-cell>
          <table:table-cell table:style-name="ce170" office:value-type="string" calcext:value-type="string">
            <text:p>CH1812 生日礼物</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29</text:p>
          </table:table-cell>
          <table:table-cell table:style-name="ce170" office:value-type="string" calcext:value-type="string">
            <text:p>POJ3090 Visible Lattice Point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3301 同余方程</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table:table-cell table:style-name="ce170" office:value-type="string" calcext:value-type="string">
            <text:p>POJ2891 Strange Way to Express Integer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070 Fibonacci</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830 开关问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table:table-cell table:style-name="ce170" office:value-type="string" calcext:value-type="string">
            <text:p>BZOJ1013 [JSOI2008]球形空间产生器spher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HDOJ3949 XO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3802 绿豆蛙的归宿</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30</text:p>
          </table:table-cell>
          <table:table-cell table:style-name="ce170" office:value-type="string" calcext:value-type="string">
            <text:p>POJ3322 Bloxorz I</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1</text:p>
          </table:table-cell>
          <table:table-cell table:style-name="ce170" office:value-type="string" calcext:value-type="string">
            <text:p>POJ2311 Cutting Gam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3201 Hankson的趣味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072 Hankson 的趣味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3101 阶乘分解</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2</text:p>
          </table:table-cell>
          <table:table-cell table:style-name="ce170" office:value-type="string" calcext:value-type="string">
            <text:p>POJ3696 The Luckiest numbe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689 Prime Distanc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1257 [CQOI2007]余数之和</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2818 Gcd</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480 Longge's problem</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061 青蛙的约会</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3B04 Xiao 9*大战朱最学</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2242 [SDOI2011]计算器</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number-rows-repeated="1123">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number-rows-repeated="7506">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style-name="ce78"/>
          <table:table-cell table:number-columns-repeated="1006"/>
        </table:table-row>
        <table:table-row table:style-name="ro4" table:number-rows-repeated="1038575">
          <table:table-cell table:number-columns-repeated="1015"/>
        </table:table-row>
        <table:table-row table:style-name="ro4">
          <table:table-cell table:number-columns-repeated="1015"/>
        </table:table-row>
      </table:table>
      <table:table table:name="笔记" table:style-name="ta1">
        <table:table-column table:style-name="co10" table:default-cell-style-name="ce130"/>
        <table:table-column table:style-name="co10" table:default-cell-style-name="ce131"/>
        <table:table-column table:style-name="co11" table:default-cell-style-name="ce133"/>
        <table:table-column table:style-name="co10" table:number-columns-repeated="1021" table:default-cell-style-name="ce133"/>
        <table:table-row table:style-name="ro68">
          <table:table-cell office:value-type="string" calcext:value-type="string">
            <text:p>ID</text:p>
          </table:table-cell>
          <table:table-cell table:style-name="ce130" office:value-type="string" calcext:value-type="string">
            <text:p>Title</text:p>
          </table:table-cell>
          <table:table-cell table:style-name="ce132" office:value-type="string" calcext:value-type="string">
            <text:p>Body</text:p>
          </table:table-cell>
          <table:table-cell table:style-name="ce132" table:number-columns-repeated="1021"/>
        </table:table-row>
        <table:table-row table:style-name="ro69">
          <table:table-cell office:value-type="float" office:value="1" calcext:value-type="float">
            <text:p>1</text:p>
          </table:table-cell>
          <table:table-cell office:value-type="string" calcext:value-type="string">
            <text:p>phi函数</text:p>
          </table:table-cell>
          <table:table-cell office:value-type="string" calcext:value-type="string">
            <text:p>inline int phi(int n)</text:p>
            <text:p>{</text:p>
            <text:p>  int m=(int)sqrt(n+0.5),ans=n;</text:p>
            <text:p>  for(int i=2;i&lt;=m;i++)</text:p>
            <text:p>  if(n%i==0)</text:p>
            <text:p>  {</text:p>
            <text:p>    ans=ans/i*(i-1);</text:p>
            <text:p>    while(n%i==0) n/=i;</text:p>
            <text:p>  }</text:p>
            <text:p>  if(n &gt; 1) ans = ans / n * (n-1);</text:p>
            <text:p>  return ans;</text:p>
            <text:p>}</text:p>
          </table:table-cell>
          <table:table-cell table:number-columns-repeated="1021"/>
        </table:table-row>
        <table:table-row table:style-name="ro70">
          <table:table-cell office:value-type="float" office:value="2" calcext:value-type="float">
            <text:p>2</text:p>
          </table:table-cell>
          <table:table-cell office:value-type="string" calcext:value-type="string">
            <text:p>筛法</text:p>
          </table:table-cell>
          <table:table-cell office:value-type="string" calcext:value-type="string">
            <text:p>int m=(int)sqrt(n+0.5),c=0,i,j;</text:p>
            <text:p>  for(i=2;i&lt;=m;i++)</text:p>
            <text:p>    if(!vis[i])</text:p>
            <text:p>      for(j=i*i;j&lt;=n;j+=i) vis[j]=1;</text:p>
            <text:p>vis[i]=0 &lt;==&gt; i是质数</text:p>
          </table:table-cell>
          <table:table-cell table:number-columns-repeated="1021"/>
        </table:table-row>
        <table:table-row table:style-name="ro71">
          <table:table-cell office:value-type="float" office:value="3" calcext:value-type="float">
            <text:p>3</text:p>
          </table:table-cell>
          <table:table-cell office:value-type="string" calcext:value-type="string">
            <text:p>注意点</text:p>
          </table:table-cell>
          <table:table-cell office:value-type="string" calcext:value-type="string">
            <text:p>如果一个算法对于某种特殊数据会算出非法数据，但这种答案一定不是最优解，也就是一定会被忽略，那么最后还是能得出最优解。</text:p>
            <text:p>eg.<text:span text:style-name="T50">【问题描述】</text:span></text:p>
            <text:p><text:span text:style-name="T50">国庆这天五一大道上人头攒动</text:span><text:span text:style-name="T51">,</text:span><text:span text:style-name="T52">这是因为大家都准备从五一广场上那个大屏幕观看新中国</text:span><text:span text:style-name="T51">60 </text:span><text:span text:style-name="T52">周年的国</text:span></text:p>
            <text:p><text:span text:style-name="T50">庆阅兵式！这虽然是一件很喜庆的事情，可却让</text:span><text:span text:style-name="T51">CS </text:span><text:span text:style-name="T52">市的警察局长伤透了脑筋的，因为人潮拥挤是很容易</text:span></text:p>
            <text:p><text:span text:style-name="T50">发生安全事故的。</text:span></text:p>
            <text:p><text:span text:style-name="T50">为了防止意外以及能够及时处理安全问题。他们特意将五一大道上分成了</text:span><text:span text:style-name="T51">N </text:span><text:span text:style-name="T52">等份，每一份设置一个群</text:span></text:p>
            <text:p><text:span text:style-name="T50">众集会点，总共有</text:span><text:span text:style-name="T51">N </text:span><text:span text:style-name="T52">个集会点。在国庆这天每个聚集点都会聚集一定数量的群众，而同时也会有警察来管</text:span></text:p>
            <text:p><text:span text:style-name="T50">理这些集会点。因为</text:span><text:span text:style-name="T51">CS </text:span><text:span text:style-name="T52">其他很多地方都需要巡逻，所以只有有限的</text:span><text:span text:style-name="T51">M </text:span><text:span text:style-name="T52">个警察能够被分配到了五一大道上，</text:span></text:p>
            <text:p><text:span text:style-name="T50">而他们的能力也有限，一个人只能管理连续的</text:span><text:span text:style-name="T51">K </text:span><text:span text:style-name="T52">个集会点。</text:span></text:p>
            <text:p><text:span text:style-name="T50">现在给你每个集会点将要聚集的群众人数，你能告诉警察他们最多能够管理到多少群众吗？</text:span></text:p>
            <text:p><text:span text:style-name="T50">如有</text:span><text:span text:style-name="T51">10 </text:span><text:span text:style-name="T52">个集会点，</text:span><text:span text:style-name="T51">3 </text:span><text:span text:style-name="T52">个警察，每个警察能管理连续</text:span><text:span text:style-name="T51">2 </text:span><text:span text:style-name="T52">个集会点。</text:span></text:p>
            <text:p><text:span text:style-name="T53">10 5 34 4 26 12 75 15 8 20</text:span></text:p>
            <text:p><text:span text:style-name="T50">所以最多能够管理到</text:span><text:span text:style-name="T51">167 </text:span><text:span text:style-name="T52">个群众。【问题描述】</text:span></text:p>
            <text:p><text:span text:style-name="T50">国庆这天五一大道上人头攒动</text:span><text:span text:style-name="T51">,</text:span><text:span text:style-name="T52">这是因为大家都准备从五一广场上那个大屏幕观看新中国</text:span><text:span text:style-name="T51">60 </text:span><text:span text:style-name="T52">周年的国</text:span></text:p>
            <text:p><text:span text:style-name="T50">庆阅兵式！这虽然是一件很喜庆的事情，可却让</text:span><text:span text:style-name="T51">CS </text:span><text:span text:style-name="T52">市的警察局长伤透了脑筋的，因为人潮拥挤是很容易</text:span></text:p>
            <text:p><text:span text:style-name="T50">发生安全事故的。</text:span></text:p>
            <text:p><text:span text:style-name="T50">为了防止意外以及能够及时处理安全问题。他们特意将五一大道上分成了</text:span><text:span text:style-name="T51">N </text:span><text:span text:style-name="T52">等份，每一份设置一个群</text:span></text:p>
            <text:p><text:span text:style-name="T50">众集会点，总共有</text:span><text:span text:style-name="T51">N </text:span><text:span text:style-name="T52">个集会点。在国庆这天每个聚集点都会聚集一定数量的群众，而同时也会有警察来管</text:span></text:p>
            <text:p><text:span text:style-name="T50">理这些集会点。因为</text:span><text:span text:style-name="T51">CS </text:span><text:span text:style-name="T52">其他很多地方都需要巡逻，所以只有有限的</text:span><text:span text:style-name="T51">M </text:span><text:span text:style-name="T52">个警察能够被分配到了五一大道上，</text:span></text:p>
            <text:p><text:span text:style-name="T50">而他们的能力也有限，一个人只能管理连续的</text:span><text:span text:style-name="T51">K </text:span><text:span text:style-name="T52">个集会点。</text:span></text:p>
            <text:p><text:span text:style-name="T50">现在给你每个集会点将要聚集的群众人数，你能告诉警察他们最多能够管理到多少群众吗？</text:span></text:p>
            <text:p><text:span text:style-name="T50">如有</text:span><text:span text:style-name="T51">10 </text:span><text:span text:style-name="T52">个集会点，</text:span><text:span text:style-name="T51">3 </text:span><text:span text:style-name="T52">个警察，每个警察能管理连续</text:span><text:span text:style-name="T51">2 </text:span><text:span text:style-name="T52">个集会点。</text:span></text:p>
            <text:p><text:span text:style-name="T50">10 5 34 4 26 12 75 15 8 20</text:span></text:p>
            <text:p><text:span text:style-name="T50">所以最多能够管理到</text:span><text:span text:style-name="T51">167 </text:span><text:span text:style-name="T52">个群众。</text:span></text:p>
            <text:p><text:span text:style-name="T54">#include&lt;cstdio&gt;</text:span></text:p>
            <text:p><text:span text:style-name="T54">#include&lt;cstring&gt;</text:span></text:p>
            <text:p><text:span text:style-name="T54">#include&lt;iostream&gt;</text:span></text:p>
            <text:p><text:span text:style-name="T54">#include&lt;cmath&gt;</text:span></text:p>
            <text:p><text:span text:style-name="T54">using namespace std;</text:span></text:p>
            <text:p><text:span text:style-name="T54">inline void checkmax(int &amp;a,int b){if(b&gt;a) a=b;}</text:span></text:p>
            <text:p><text:span text:style-name="T54">int n,m,k;</text:span></text:p>
            <text:p><text:span text:style-name="T54">int opt[1003][1003];</text:span></text:p>
            <text:p><text:span text:style-name="T54">int a[1003];</text:span></text:p>
            <text:p><text:span text:style-name="T54">int main()</text:span></text:p>
            <text:p><text:span text:style-name="T54">{</text:span></text:p>
            <text:p><text:span text:style-name="T54">#ifndef local</text:span></text:p>
            <text:p><text:span text:style-name="T54">    freopen("manage.in","r",stdin);</text:span></text:p>
            <text:p><text:span text:style-name="T54">    freopen("manage.out","w",stdout);</text:span></text:p>
            <text:p><text:span text:style-name="T54">#endif</text:span></text:p>
            <text:p><text:span text:style-name="T54">    scanf( "%d%d%d",&amp;n,&amp;m,&amp;k);</text:span></text:p>
            <text:p><text:span text:style-name="T54">    for(int i=1;i&lt;=n;++i)</text:span></text:p>
            <text:p><text:span text:style-name="T54">    {</text:span></text:p>
            <text:p><text:span text:style-name="T54">        scanf("%d",a+i);</text:span></text:p>
            <text:p><text:span text:style-name="T54">        a[i]+=a[i-1];</text:span></text:p>
            <text:p><text:span text:style-name="T54">    }</text:span></text:p>
            <text:p><text:span text:style-name="T54">    memset(opt,-1,sizeof(opt));</text:span></text:p>
            <text:p><text:span text:style-name="T54">    opt[0][0]=0;</text:span></text:p>
            <text:p><text:span text:style-name="T54">    for(int i=0;i&lt;=n;++i)</text:span></text:p>
            <text:p><text:span text:style-name="T54">        for(int j=0;j&lt;=m;++j)</text:span></text:p>
            <text:p><text:span text:style-name="T54">            if(opt[i][j]!=-1)</text:span></text:p>
            <text:p><text:span text:style-name="T54">            {</text:span></text:p>
            <text:p><text:span text:style-name="T54">                checkmax(opt[i+1][j],opt[i][j]);//虽然管理区间会重复，但重复后一定不是最优解！</text:span></text:p>
            <text:p><text:span text:style-name="T54">                checkmax(opt[min(n,i+k)][j+1],</text:span></text:p>
            <text:p><text:span text:style-name="T54">                    opt[i][j]+a[min(n,i+k)]-a[i]);</text:span></text:p>
            <text:p><text:span text:style-name="T54">            }</text:span></text:p>
            <text:p><text:span text:style-name="T54">    printf("%d\n",opt[n][m]);</text:span></text:p>
            <text:p><text:span text:style-name="T54">    return 0;</text:span></text:p>
            <text:p><text:span text:style-name="T54">}</text:span></text:p>
            <text:p/>
          </table:table-cell>
          <table:table-cell table:number-columns-repeated="1021"/>
        </table:table-row>
        <table:table-row table:style-name="ro72">
          <table:table-cell office:value-type="float" office:value="4" calcext:value-type="float">
            <text:p>4</text:p>
          </table:table-cell>
          <table:table-cell office:value-type="string" calcext:value-type="string">
            <text:p>灵活运用</text:p>
          </table:table-cell>
          <table:table-cell office:value-type="string" calcext:value-type="string">
            <text:p/>
            <text:p><text:span text:style-name="T47">传统意义上的莫比乌斯反演是：</text:span></text:p>
            <text:p/>
            <text:p><text:span text:style-name="T47">   g(n)=∑f(d)   ===&gt;    f(n)=∑μ(d)g(n/d)</text:span></text:p>
            <text:p><text:span text:style-name="T47">        d|n                   d|n</text:span></text:p>
            <text:p/>
            <text:p><text:span text:style-name="T47">类似的，若：</text:span></text:p>
            <text:p><text:span text:style-name="T47">   f(n)很难求,h1(f,n)本身并不复杂（但依赖于f(n)），而g(n)和h2(g,n)求起来很简单，我们可以用g(n)和h2(g,n)“反演”出f(n)</text:span></text:p>
            <text:p/>
            <text:p><text:span text:style-name="T47">   g(n)=h1(f,n)  ===&gt;    f(n)=h2(g,n)</text:span></text:p>
          </table:table-cell>
          <table:table-cell table:number-columns-repeated="1021"/>
        </table:table-row>
        <table:table-row table:style-name="ro73">
          <table:table-cell office:value-type="float" office:value="5" calcext:value-type="float">
            <text:p>5</text:p>
          </table:table-cell>
          <table:table-cell office:value-type="string" calcext:value-type="string">
            <text:p>利用因数优化计算</text:p>
          </table:table-cell>
          <table:table-cell table:style-name="ce134" office:value-type="string" calcext:value-type="string">
            <text:p><text:span text:style-name="T55">求和问题</text:span></text:p>
            <text:p><text:span text:style-name="T55">【试题描述】</text:span></text:p>
            <text:p/>
            <text:p><text:span text:style-name="T55">给定1到n共n个数，你需要找出连续的几个数使得其和为m，显然这样的方案有很多，请将每种方案都输出，输出方法请参考样例。</text:span></text:p>
            <text:p><text:span text:style-name="T55">【输入要求】</text:span></text:p>
            <text:p/>
            <text:p><text:span text:style-name="T55">第一行两个整数n和m。</text:span></text:p>
            <text:p><text:span text:style-name="T55">【输出要求】</text:span></text:p>
            <text:p/>
            <text:p><text:span text:style-name="T55">输出有多行，每行表示一种合法的方案，采用闭区间的方式给出方案（[a,b]表示a到b这几个连续的整数），当有多种方案时按照a由小到大输出。</text:span></text:p>
            <text:p><text:span text:style-name="T55">【输入样例】</text:span></text:p>
            <text:p/>
            <text:p><text:span text:style-name="T55">20 15</text:span></text:p>
            <text:p/>
            <text:p><text:span text:style-name="T55">【输出样例】</text:span></text:p>
            <text:p/>
            <text:p><text:span text:style-name="T55">[1,5]</text:span></text:p>
            <text:p><text:span text:style-name="T55">[4,6]</text:span></text:p>
            <text:p><text:span text:style-name="T55">[7,8]</text:span></text:p>
            <text:p><text:span text:style-name="T55">[15,15]</text:span></text:p>
            <text:p/>
            <text:p><text:span text:style-name="T55">【解题提示】</text:span></text:p>
            <text:p/>
            <text:p><text:span text:style-name="T55">【样例说明】</text:span></text:p>
            <text:p/>
            <text:p><text:span text:style-name="T55">1+2+3+4+5 = 15</text:span></text:p>
            <text:p/>
            <text:p><text:span text:style-name="T55">4+5+6 = 15</text:span></text:p>
            <text:p/>
            <text:p><text:span text:style-name="T55">7+8 = 15</text:span></text:p>
            <text:p/>
            <text:p><text:span text:style-name="T55">15 = 15</text:span></text:p>
            <text:p/>
            <text:p><text:span text:style-name="T55">【数据规模】</text:span></text:p>
            <text:p/>
            <text:p><text:span text:style-name="T55">对于30%的数据，n,m≤100。</text:span></text:p>
            <text:p/>
            <text:p><text:span text:style-name="T55">对于60%的数据，n,m≤1000000。</text:span></text:p>
            <text:p/>
            <text:p><text:span text:style-name="T55">对于100%的数据，n,m≤10^12。</text:span></text:p>
            <text:p/>
            <text:p/>
            <text:p><text:span text:style-name="T14">这题可以很轻松地得到关系式 len*(2*i+len-1)==2*m ，看似无法在O(1)内解出这个不定方程，但可以通过枚举2*m的因数来优化程序。</text:span></text:p>
          </table:table-cell>
          <table:table-cell table:number-columns-repeated="1021"/>
        </table:table-row>
        <table:table-row table:style-name="ro74" table:number-rows-repeated="1048569">
          <table:table-cell table:number-columns-repeated="1024"/>
        </table:table-row>
        <table:table-row table:style-name="ro74">
          <table:table-cell table:number-columns-repeated="1024"/>
        </table:table-row>
      </table:table>
      <table:table table:name="自定义模板题索引" table:style-name="ta1">
        <table:table-column table:style-name="co10" table:number-columns-repeated="1024" table:default-cell-style-name="ce129"/>
        <table:table-row table:style-name="ro74">
          <table:table-cell office:value-type="string" calcext:value-type="string">
            <text:p>行号</text:p>
          </table:table-cell>
          <table:table-cell table:number-columns-repeated="1023"/>
        </table:table-row>
        <table:table-row table:style-name="ro74">
          <table:table-cell office:value-type="float" office:value="947" calcext:value-type="float">
            <text:p>947</text:p>
          </table:table-cell>
          <table:table-cell office:value-type="float" office:value="3.34108" calcext:value-type="float">
            <text:p>3.34108</text:p>
          </table:table-cell>
          <table:table-cell table:number-columns-repeated="1022"/>
        </table:table-row>
        <table:table-row table:style-name="ro74">
          <table:table-cell office:value-type="float" office:value="963" calcext:value-type="float">
            <text:p>963</text:p>
          </table:table-cell>
          <table:table-cell office:value-type="float" office:value="3.34895" calcext:value-type="float">
            <text:p>3.34895</text:p>
          </table:table-cell>
          <table:table-cell table:number-columns-repeated="1022"/>
        </table:table-row>
        <table:table-row table:style-name="ro4">
          <table:table-cell office:value-type="float" office:value="982" calcext:value-type="float">
            <text:p>982</text:p>
          </table:table-cell>
          <table:table-cell table:style-name="ce135" office:value-type="float" office:value="3.36286" calcext:value-type="float">
            <text:p>3.36286</text:p>
          </table:table-cell>
          <table:table-cell table:number-columns-repeated="1022"/>
        </table:table-row>
        <table:table-row table:style-name="ro4">
          <table:table-cell office:value-type="float" office:value="984" calcext:value-type="float">
            <text:p>984</text:p>
          </table:table-cell>
          <table:table-cell table:style-name="ce135" office:value-type="float" office:value="3.36358" calcext:value-type="float">
            <text:p>3.36358</text:p>
          </table:table-cell>
          <table:table-cell table:number-columns-repeated="1022"/>
        </table:table-row>
        <table:table-row table:style-name="ro74" table:number-rows-repeated="1048570">
          <table:table-cell table:number-columns-repeated="1024"/>
        </table:table-row>
        <table:table-row table:style-name="ro7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宋体" style:font-family-generic-asian="system" style:font-pitch-asian="variable" style:font-size-asian="12pt" style:language-asian="zh" style:country-asian="CN" style:font-name-complex="Tahoma" style:font-size-complex="12pt" style:language-complex="hi" style:country-complex="IN"/>
    </style:default-style>
    <number:number-style style:name="N0">
      <number:number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1" number:min-exponent-digits="1" loext:exponent-interval="3" loext:forced-exponent-sign="true"/>
    </number:number-style>
    <number:number-style style:name="N10117P0" style:volatile="true" number:language="zh" number:country="CN">
      <number:text>￥</number:text>
      <number:number number:decimal-places="0" loext:min-decimal-places="0" number:min-integer-digits="1" number:grouping="true"/>
    </number:number-style>
    <number:number-style style:name="N10117" number:language="zh" number:country="CN">
      <number:text>￥-</number:text>
      <number:number number:decimal-places="0" loext:min-decimal-places="0" number:min-integer-digits="1" number:grouping="true"/>
      <style:map style:condition="value()&gt;=0" style:apply-style-name="N10117P0"/>
    </number:number-style>
    <number:number-style style:name="N10118P0" style:volatile="true" number:language="zh" number:country="CN">
      <number:text>￥</number:text>
      <number:number number:decimal-places="0" loext:min-decimal-places="0" number:min-integer-digits="1" number:grouping="true"/>
    </number:number-style>
    <number:number-style style:name="N10118" number:language="zh" number:country="CN">
      <style:text-properties fo:color="#ff0000"/>
      <number:text>￥-</number:text>
      <number:number number:decimal-places="0" loext:min-decimal-places="0" number:min-integer-digits="1" number:grouping="true"/>
      <style:map style:condition="value()&gt;=0" style:apply-style-name="N10118P0"/>
    </number:number-style>
    <number:number-style style:name="N10120P0" style:volatile="true" number:language="zh" number:country="CN">
      <number:text>￥</number:text>
      <number:number number:decimal-places="2" loext:min-decimal-places="2" number:min-integer-digits="1" number:grouping="true"/>
    </number:number-style>
    <number:number-style style:name="N10120" number:language="zh" number:country="CN">
      <number:text>￥-</number:text>
      <number:number number:decimal-places="2" loext:min-decimal-places="2" number:min-integer-digits="1" number:grouping="true"/>
      <style:map style:condition="value()&gt;=0" style:apply-style-name="N10120P0"/>
    </number:number-style>
    <number:number-style style:name="N10121P0" style:volatile="true" number:language="zh" number:country="CN">
      <number:text>￥</number:text>
      <number:number number:decimal-places="2" loext:min-decimal-places="2" number:min-integer-digits="1" number:grouping="true"/>
    </number:number-style>
    <number:number-style style:name="N10121" number:language="zh" number:country="CN">
      <style:text-properties fo:color="#ff0000"/>
      <number:text>￥-</number:text>
      <number:number number:decimal-places="2" loext:min-decimal-places="2" number:min-integer-digits="1" number:grouping="true"/>
      <style:map style:condition="value()&gt;=0" style:apply-style-name="N10121P0"/>
    </number:number-style>
    <number:date-style style:name="N10122" number:language="zh" number:country="CN">
      <number:year number:style="long"/>
      <number:text>-</number:text>
      <number:month/>
      <number:text>-</number:text>
      <number:day/>
    </number:date-style>
    <number:date-style style:name="N10123" number:language="zh" number:country="CN">
      <number:day/>
      <number:text>-</number:text>
      <number:month number:textual="true"/>
      <number:text>-</number:text>
      <number:year/>
    </number:date-style>
    <number:date-style style:name="N10124" number:language="zh" number:country="CN">
      <number:day/>
      <number:text>-</number:text>
      <number:month number:textual="true"/>
    </number:date-style>
    <number:date-style style:name="N10125" number:language="zh" number:country="CN">
      <number:month number:textual="true"/>
      <number:text>-</number:text>
      <number:year/>
    </number:date-style>
    <number:time-style style:name="N10126" number:language="zh" number:country="CN">
      <number:hours/>
      <number:text>:</number:text>
      <number:minutes number:style="long"/>
      <number:text> </number:text>
      <number:am-pm/>
    </number:time-style>
    <number:time-style style:name="N10127" number:language="zh" number:country="CN">
      <number:hours/>
      <number:text>:</number:text>
      <number:minutes number:style="long"/>
      <number:text>:</number:text>
      <number:seconds number:style="long"/>
      <number:text> </number:text>
      <number:am-pm/>
    </number:time-style>
    <number:time-style style:name="N10128" number:language="zh" number:country="CN">
      <number:hours/>
      <number:text>:</number:text>
      <number:minutes number:style="long"/>
    </number:time-style>
    <number:time-style style:name="N10129" number:language="zh" number:country="CN">
      <number:hours/>
      <number:text>:</number:text>
      <number:minutes number:style="long"/>
      <number:text>:</number:text>
      <number:seconds number:style="long"/>
    </number:time-style>
    <number:date-style style:name="N10130" number:language="zh" number:country="CN">
      <number:year number:style="long"/>
      <number:text>-</number:text>
      <number:month/>
      <number:text>-</number:text>
      <number:day/>
      <number:text> </number:text>
      <number:hours/>
      <number:text>:</number:text>
      <number:minutes number:style="long"/>
    </number:date-style>
    <number:number-style style:name="N10132P0" style:volatile="true" number:language="zh" number:country="CN">
      <number:text>$</number:text>
      <number:number number:decimal-places="0" loext:min-decimal-places="0" number:min-integer-digits="1" number:grouping="true"/>
      <number:text> </number:text>
    </number:number-style>
    <number:number-style style:name="N10132" number:language="zh" number:country="CN">
      <number:text>($</number:text>
      <number:number number:decimal-places="0" loext:min-decimal-places="0" number:min-integer-digits="1" number:grouping="true"/>
      <number:text>)</number:text>
      <style:map style:condition="value()&gt;=0" style:apply-style-name="N10132P0"/>
    </number:number-style>
    <number:number-style style:name="N10133P0" style:volatile="true" number:language="zh" number:country="CN">
      <number:text>$</number:text>
      <number:number number:decimal-places="0" loext:min-decimal-places="0" number:min-integer-digits="1" number:grouping="true"/>
      <number:text> </number:text>
    </number:number-style>
    <number:number-style style:name="N10133" number:language="zh" number:country="CN">
      <style:text-properties fo:color="#ff0000"/>
      <number:text>($</number:text>
      <number:number number:decimal-places="0" loext:min-decimal-places="0" number:min-integer-digits="1" number:grouping="true"/>
      <number:text>)</number:text>
      <style:map style:condition="value()&gt;=0" style:apply-style-name="N10133P0"/>
    </number:number-style>
    <number:number-style style:name="N10135P0" style:volatile="true" number:language="zh" number:country="CN">
      <number:text>$</number:text>
      <number:number number:decimal-places="2" loext:min-decimal-places="2" number:min-integer-digits="1" number:grouping="true"/>
      <number:text> </number:text>
    </number:number-style>
    <number:number-style style:name="N10135" number:language="zh" number:country="CN">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zh" number:country="CN">
      <number:text>$</number:text>
      <number:number number:decimal-places="2" loext:min-decimal-places="2" number:min-integer-digits="1" number:grouping="true"/>
      <number:text> </number:text>
    </number:number-style>
    <number:number-style style:name="N10136" number:language="zh" number:country="CN">
      <style:text-properties fo:color="#ff0000"/>
      <number:text>($</number:text>
      <number:number number:decimal-places="2" loext:min-decimal-places="2" number:min-integer-digits="1" number:grouping="true"/>
      <number:text>)</number:text>
      <style:map style:condition="value()&gt;=0" style:apply-style-name="N10136P0"/>
    </number:number-style>
    <number:date-style style:name="N10137" number:language="zh" number:country="CN">
      <number:month/>
      <number:text>-</number:text>
      <number:day/>
      <number:text>-</number:text>
      <number:year/>
    </number:date-style>
    <number:time-style style:name="N10138" number:language="zh" number:country="CN">
      <number:hours/>
      <number:text>时</number:text>
      <number:minutes number:style="long"/>
      <number:text>分</number:text>
    </number:time-style>
    <number:time-style style:name="N10139" number:language="zh" number:country="CN">
      <number:hours/>
      <number:text>时</number:text>
      <number:minutes number:style="long"/>
      <number:text>分</number:text>
      <number:seconds number:style="long"/>
      <number:text>秒</number:text>
    </number:time-style>
    <number:time-style style:name="N10140" number:language="zh" number:country="CN">
      <number:am-pm/>
      <number:hours/>
      <number:text>时</number:text>
      <number:minutes number:style="long"/>
      <number:text>分</number:text>
    </number:time-style>
    <number:time-style style:name="N10141" number:language="zh" number:country="CN">
      <number:am-pm/>
      <number:hours/>
      <number:text>时</number:text>
      <number:minutes number:style="long"/>
      <number:text>分</number:text>
      <number:seconds number:style="long"/>
      <number:text>秒</number:text>
    </number:time-style>
    <number:number-style style:name="N10142P0" style:volatile="true" number:language="zh" number:country="CN">
      <number:number number:decimal-places="0" loext:min-decimal-places="0" number:min-integer-digits="1" number:grouping="true"/>
    </number:number-style>
    <number:number-style style:name="N10142" number:language="zh" number:country="CN">
      <number:text>-</number:text>
      <number:number number:decimal-places="0" loext:min-decimal-places="0" number:min-integer-digits="1" number:grouping="true"/>
      <style:map style:condition="value()&gt;=0" style:apply-style-name="N10142P0"/>
    </number:number-style>
    <number:number-style style:name="N10143P0" style:volatile="true" number:language="zh" number:country="CN">
      <number:number number:decimal-places="0" loext:min-decimal-places="0" number:min-integer-digits="1" number:grouping="true"/>
    </number:number-style>
    <number:number-style style:name="N10143" number:language="zh" number:country="CN">
      <style:text-properties fo:color="#ff0000"/>
      <number:text>-</number:text>
      <number:number number:decimal-places="0" loext:min-decimal-places="0" number:min-integer-digits="1" number:grouping="true"/>
      <style:map style:condition="value()&gt;=0" style:apply-style-name="N10143P0"/>
    </number:number-style>
    <number:number-style style:name="N10144P0" style:volatile="true" number:language="zh" number:country="CN">
      <number:number number:decimal-places="2" loext:min-decimal-places="2" number:min-integer-digits="1" number:grouping="true"/>
    </number:number-style>
    <number:number-style style:name="N10144" number:language="zh" number:country="CN">
      <number:text>-</number:text>
      <number:number number:decimal-places="2" loext:min-decimal-places="2" number:min-integer-digits="1" number:grouping="true"/>
      <style:map style:condition="value()&gt;=0" style:apply-style-name="N10144P0"/>
    </number:number-style>
    <number:number-style style:name="N10145P0" style:volatile="true" number:language="zh" number:country="CN">
      <number:number number:decimal-places="2" loext:min-decimal-places="2" number:min-integer-digits="1" number:grouping="true"/>
    </number:number-style>
    <number:number-style style:name="N10145" number:language="zh" number:country="CN">
      <style:text-properties fo:color="#ff0000"/>
      <number:text>-</number:text>
      <number:number number:decimal-places="2" loext:min-decimal-places="2" number:min-integer-digits="1" number:grouping="true"/>
      <style:map style:condition="value()&gt;=0" style:apply-style-name="N10145P0"/>
    </number:number-style>
    <number:number-style style:name="N10149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49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49P2" style:volatile="true" number:language="zh" number:country="CN">
      <loext:text> </loext:text>
      <loext:fill-character> </loext:fill-character>
      <number:text>- </number:text>
    </number:number-style>
    <number:text-style style:name="N10149" number:language="zh" number:country="CN">
      <number:text> </number:text>
      <number:text-content/>
      <number:text> </number:text>
      <style:map style:condition="value()&gt;0" style:apply-style-name="N10149P0"/>
      <style:map style:condition="value()&lt;0" style:apply-style-name="N10149P1"/>
      <style:map style:condition="value()=0" style:apply-style-name="N10149P2"/>
    </number:text-style>
    <number:number-style style:name="N10153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53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53P2" style:volatile="true" number:language="zh" number:country="CN">
      <loext:text> ￥</loext:text>
      <loext:fill-character> </loext:fill-character>
      <number:text>- </number:text>
    </number:number-style>
    <number:text-style style:name="N10153" number:language="zh" number:country="CN">
      <number:text> </number:text>
      <number:text-content/>
      <number:text> </number:text>
      <style:map style:condition="value()&gt;0" style:apply-style-name="N10153P0"/>
      <style:map style:condition="value()&lt;0" style:apply-style-name="N10153P1"/>
      <style:map style:condition="value()=0" style:apply-style-name="N10153P2"/>
    </number:text-style>
    <number:number-style style:name="N10157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57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57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57" number:language="zh" number:country="CN">
      <number:text> </number:text>
      <number:text-content/>
      <number:text> </number:text>
      <style:map style:condition="value()&gt;0" style:apply-style-name="N10157P0"/>
      <style:map style:condition="value()&lt;0" style:apply-style-name="N10157P1"/>
      <style:map style:condition="value()=0" style:apply-style-name="N10157P2"/>
    </number:text-style>
    <number:number-style style:name="N10161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61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61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61" number:language="zh" number:country="CN">
      <number:text> </number:text>
      <number:text-content/>
      <number:text> </number:text>
      <style:map style:condition="value()&gt;0" style:apply-style-name="N10161P0"/>
      <style:map style:condition="value()&lt;0" style:apply-style-name="N10161P1"/>
      <style:map style:condition="value()=0" style:apply-style-name="N10161P2"/>
    </number:text-style>
    <style:style style:name="Default" style:family="table-cell">
      <style:text-properties style:font-name-asian="微软雅黑" style:font-family-asian="微软雅黑"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宋体" fo:font-family="宋体" style:font-family-generic="swiss" fo:font-size="11pt" fo:font-style="normal" fo:text-shadow="none" style:text-underline-style="solid" style:text-underline-width="auto" style:text-underline-color="font-color" fo:font-weight="normal" style:font-name-asian="宋体" style:font-family-asian="宋体" style:font-family-generic-asian="swiss" style:font-size-asian="11pt" style:font-style-asian="normal" style:font-weight-asian="normal" style:font-size-complex="11pt" style:font-style-complex="normal" style:font-weight-complex="normal"/>
    </style:style>
  </office:styles>
  <office:automatic-styles>
    <style:page-layout style:name="Mpm1">
      <style:page-layout-properties style:scale-to="22%"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页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02">0000/00/00</text:date>, <text:time style:data-style-name="N2" text:time-value="15:40:46.175000000">00:00:00</text:time></text:p>
        </style:region-right>
      </style:header>
      <style:header-left style:display="false"/>
      <style:footer>
        <text:p>页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20:08:17.513000000</meta:creation-date>
    <dc:date>2019-07-02T13:50:35.700000000</dc:date>
    <meta:editing-duration>P65DT8H56M46S</meta:editing-duration>
    <meta:editing-cycles>1336</meta:editing-cycles>
    <meta:generator>LibreOffice/6.0.1.1$Windows_X86_64 LibreOffice_project/60bfb1526849283ce2491346ed2aa51c465abfe6</meta:generator>
    <dc:creator>Zhuang Yumin</dc:creator>
    <meta:document-statistic meta:table-count="3" meta:cell-count="2148" meta:object-count="17"/>
  </office:meta>
</office:document-meta>
</file>